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61pt"/>
    </style:style>
    <style:style style:name="co2" style:family="table-column">
      <style:table-column-properties fo:break-before="auto" style:column-width="65.91pt"/>
    </style:style>
    <style:style style:name="co3" style:family="table-column">
      <style:table-column-properties fo:break-before="auto" style:column-width="48.19pt"/>
    </style:style>
    <style:style style:name="co4" style:family="table-column">
      <style:table-column-properties fo:break-before="auto" style:column-width="50.8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c3d69b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95b3d7" style:rotation-align="none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d99694" style:rotation-align="none"/>
    </style:style>
    <style:style style:name="ce7" style:family="table-cell" style:parent-style-name="Default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ac09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 style:data-style-name="N127">
      <style:table-cell-properties style:diagonal-bl-tr="none" style:diagonal-tl-br="none" fo:border="0.74pt solid #000000" style:rotation-align="none"/>
    </style:style>
    <style:style style:name="ce21" style:family="table-cell" style:parent-style-name="Default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26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8" style:family="table-cell" style:parent-style-name="Default" style:data-style-name="N1">
      <style:table-cell-properties style:diagonal-bl-tr="none" style:diagonal-tl-br="none" fo:border="0.74pt solid #000000" style:rotation-align="none"/>
    </style:style>
    <style:style style:name="ce29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0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95b3d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95b3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d996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3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6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47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c4bd97" style:diagonal-bl-tr="none" style:diagonal-tl-br="none" fo:border="0.74pt solid #000000"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2.01pt" svg:stroke-color="#000000" draw:marker-end="msArrowOpenEnd_20_5_20_71" draw:marker-end-width="9.04pt" draw:marker-end-center="false" draw:fill="none" draw:textarea-vertical-align="top" draw:auto-grow-height="false" fo:min-height="0pt" fo:min-width="61.85pt" fo:padding-top="3.54pt" fo:padding-bottom="3.54pt" fo:padding-left="7.09pt" fo:padding-right="7.09pt" fo:wrap-option="wrap"/>
    </style:style>
    <style:style style:name="gr3" style:family="graphic">
      <style:graphic-properties draw:stroke="solid" svg:stroke-width="2.01pt" svg:stroke-color="#000000" draw:marker-start="msArrowOpenEnd_20_5_20_71" draw:marker-start-width="9.04pt" draw:marker-start-center="false" draw:fill="none" draw:textarea-vertical-align="top" draw:auto-grow-height="false" fo:min-height="67.21pt" fo:min-width="16.7pt" fo:padding-top="3.54pt" fo:padding-bottom="3.54pt" fo:padding-left="7.09pt" fo:padding-right="7.09pt" fo:wrap-option="wrap"/>
    </style:style>
    <style:style style:name="gr4" style:family="graphic">
      <style:graphic-properties draw:stroke="solid" svg:stroke-width="2.01pt" svg:stroke-color="#000000" draw:marker-end="msArrowOpenEnd_20_5_20_71" draw:marker-end-width="9.04pt" draw:marker-end-center="false" draw:fill="none" draw:textarea-vertical-align="top" draw:auto-grow-height="false" fo:min-height="42.09pt" fo:min-width="67.69pt" fo:padding-top="3.54pt" fo:padding-bottom="3.54pt" fo:padding-left="7.09pt" fo:padding-right="7.09pt" fo:wrap-option="wrap"/>
    </style:style>
    <style:style style:name="gr5" style:family="graphic">
      <style:graphic-properties draw:stroke="solid" svg:stroke-width="2.01pt" svg:stroke-color="#000000" draw:marker-end="msArrowOpenEnd_20_5_20_71" draw:marker-end-width="9.04pt" draw:marker-end-center="false" draw:fill="none" draw:textarea-vertical-align="top" draw:auto-grow-height="false" fo:min-height="62.48pt" fo:min-width="15.53pt" fo:padding-top="3.54pt" fo:padding-bottom="3.54pt" fo:padding-left="7.09pt" fo:padding-right="7.09pt" fo:wrap-option="wrap"/>
    </style:style>
    <style:style style:name="gr6" style:family="graphic">
      <style:graphic-properties draw:stroke="solid" svg:stroke-width="2.01pt" svg:stroke-color="#000000" draw:marker-end="msArrowOpenEnd_20_5_20_71" draw:marker-end-width="9.04pt" draw:marker-end-center="false" draw:fill="none" draw:textarea-vertical-align="top" draw:auto-grow-height="false" fo:min-height="26.5pt" fo:min-width="25.51pt" fo:padding-top="3.54pt" fo:padding-bottom="3.54pt" fo:padding-left="7.09pt" fo:padding-right="7.09pt" fo:wrap-option="wrap"/>
    </style:style>
    <style:style style:name="gr7" style:family="graphic">
      <style:graphic-properties draw:stroke="none" svg:stroke-width="0.74pt" draw:fill="none" draw:textarea-vertical-align="top" draw:auto-grow-height="false" draw:fit-to-size="false" style:shrink-to-fit="false" fo:min-height="49.15pt" fo:min-width="100.23pt" fo:padding-top="3.54pt" fo:padding-bottom="3.54pt" fo:padding-left="7.09pt" fo:padding-right="7.09pt" fo:wrap-option="wrap"/>
    </style:style>
    <style:style style:name="gr8" style:family="graphic">
      <style:graphic-properties draw:stroke="dash" draw:stroke-dash="Dashed_20__28_var_29__20_4" svg:stroke-width="2.24pt" svg:stroke-color="#000000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gr9" style:family="graphic">
      <style:graphic-properties draw:stroke="solid" svg:stroke-width="2.01pt" svg:stroke-color="#000000" draw:fill="solid" draw:fill-color="#000000" draw:textarea-vertical-align="top" draw:auto-grow-height="false" draw:fit-to-size="false" style:shrink-to-fit="false" fo:min-height="0.85pt" fo:min-width="0pt" fo:padding-top="3.54pt" fo:padding-bottom="3.54pt" fo:padding-left="7.09pt" fo:padding-right="7.09pt" fo:wrap-option="wrap"/>
    </style:style>
    <style:style style:name="gr10" style:family="graphic">
      <style:graphic-properties draw:stroke="solid" svg:stroke-width="2.01pt" svg:stroke-color="#000000" draw:marker-start="msArrowOpenEnd_20_5_20_71" draw:marker-start-width="9.04pt" draw:marker-start-center="false" draw:fill="none" draw:textarea-vertical-align="top" draw:auto-grow-height="false" fo:min-height="131.36pt" fo:min-width="45.41pt" fo:padding-top="3.54pt" fo:padding-bottom="3.54pt" fo:padding-left="7.09pt" fo:padding-right="7.09pt" fo:wrap-option="wrap"/>
    </style:style>
    <style:style style:name="gr11" style:family="graphic">
      <style:graphic-properties draw:stroke="none" svg:stroke-width="0.74pt" draw:fill="none" draw:textarea-vertical-align="top" draw:auto-grow-height="false" draw:fit-to-size="false" style:shrink-to-fit="false" fo:min-height="43.54pt" fo:min-width="96.55pt" fo:padding-top="3.54pt" fo:padding-bottom="3.54pt" fo:padding-left="7.09pt" fo:padding-right="7.09pt" fo:wrap-option="wrap"/>
    </style:style>
    <style:style style:name="gr12" style:family="graphic">
      <style:graphic-properties draw:stroke="none" svg:stroke-width="0.74pt" draw:fill="none" draw:textarea-vertical-align="top" draw:auto-grow-height="false" draw:fit-to-size="false" style:shrink-to-fit="false" fo:min-height="49.29pt" fo:min-width="100.46pt" fo:padding-top="3.54pt" fo:padding-bottom="3.54pt" fo:padding-left="7.09pt" fo:padding-right="7.09pt" fo:wrap-option="wrap"/>
    </style:style>
    <style:style style:name="gr13" style:family="graphic">
      <style:graphic-properties draw:stroke="none" svg:stroke-width="0.74pt" draw:fill="none" draw:textarea-vertical-align="top" draw:auto-grow-height="false" draw:fit-to-size="false" style:shrink-to-fit="false" fo:min-height="49.35pt" fo:min-width="102.81pt" fo:padding-top="3.54pt" fo:padding-bottom="3.54pt" fo:padding-left="7.09pt" fo:padding-right="7.09pt" fo:wrap-option="wrap"/>
    </style:style>
    <style:style style:name="gr14" style:family="graphic">
      <style:graphic-properties draw:stroke="none" svg:stroke-width="0.74pt" draw:fill="none" draw:textarea-vertical-align="top" draw:auto-grow-height="false" draw:fit-to-size="false" style:shrink-to-fit="false" fo:min-height="15.82pt" fo:min-width="88.75pt" fo:padding-top="3.54pt" fo:padding-bottom="3.54pt" fo:padding-left="7.09pt" fo:padding-right="7.09pt" fo:wrap-option="wrap"/>
    </style:style>
    <style:style style:name="gr15" style:family="graphic">
      <style:graphic-properties draw:stroke="solid" svg:stroke-width="2.01pt" svg:stroke-color="#8064a2" draw:fill="solid" draw:fill-color="#8064a2" draw:textarea-vertical-align="top" draw:auto-grow-height="false" draw:fit-to-size="false" style:shrink-to-fit="false" fo:min-height="0.28pt" fo:min-width="0pt" fo:padding-top="3.54pt" fo:padding-bottom="3.54pt" fo:padding-left="7.09pt" fo:padding-right="7.09pt" fo:wrap-option="wrap"/>
    </style:style>
    <style:style style:name="gr16" style:family="graphic">
      <style:graphic-properties draw:stroke="dash" draw:stroke-dash="Dashed_20__28_var_29__20_5" svg:stroke-width="1.25pt" svg:stroke-color="#000000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gr17" style:family="graphic">
      <style:graphic-properties draw:stroke="solid" svg:stroke-width="2.01pt" svg:stroke-color="#8064a2" draw:fill="solid" draw:fill-color="#8064a2" draw:textarea-vertical-align="top" draw:auto-grow-height="false" draw:fit-to-size="false" style:shrink-to-fit="false" fo:min-height="0.26pt" fo:min-width="0pt" fo:padding-top="3.54pt" fo:padding-bottom="3.54pt" fo:padding-left="7.09pt" fo:padding-right="7.09pt" fo:wrap-option="wrap"/>
    </style:style>
    <style:style style:name="gr18" style:family="graphic">
      <style:graphic-properties draw:stroke="dash" draw:stroke-dash="Dashed_20__28_var_29__20_5" svg:stroke-width="1.25pt" svg:stroke-color="#4f81bd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gr19" style:family="graphic">
      <style:graphic-properties draw:stroke="dash" draw:stroke-dash="Dashed_20__28_var_29__20_5" svg:stroke-width="1.25pt" svg:stroke-color="#c0504d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gr20" style:family="graphic">
      <style:graphic-properties draw:stroke="none" svg:stroke-width="0.74pt" draw:fill="solid" draw:fill-color="#ffffff" draw:textarea-vertical-align="top" draw:auto-grow-height="false" draw:fit-to-size="false" style:shrink-to-fit="false" fo:min-height="27.5pt" fo:min-width="41.98pt" fo:padding-top="0pt" fo:padding-bottom="0pt" fo:padding-left="0pt" fo:padding-right="0pt" fo:wrap-option="wrap"/>
    </style:style>
    <style:style style:name="gr21" style:family="graphic">
      <style:graphic-properties draw:stroke="none" svg:stroke-width="0.74pt" draw:fill="solid" draw:fill-color="#ffffff" draw:textarea-vertical-align="top" draw:auto-grow-height="false" draw:fit-to-size="false" style:shrink-to-fit="false" fo:min-height="19.36pt" fo:min-width="22.45pt" fo:padding-top="0pt" fo:padding-bottom="0pt" fo:padding-left="0pt" fo:padding-right="0pt" fo:wrap-option="wrap"/>
    </style:style>
    <style:style style:name="gr22" style:family="graphic">
      <style:graphic-properties draw:stroke="dash" draw:stroke-dash="Dashed_20__28_var_29__20_5" svg:stroke-width="1.25pt" svg:stroke-color="#000000" draw:fill="none" draw:textarea-vertical-align="top" draw:auto-grow-height="false" fo:min-height="0pt" fo:min-width="347.13pt" fo:padding-top="3.54pt" fo:padding-bottom="3.54pt" fo:padding-left="7.09pt" fo:padding-right="7.09pt" fo:wrap-option="wrap"/>
    </style:style>
    <style:style style:name="gr23" style:family="graphic">
      <style:graphic-properties draw:stroke="solid" svg:stroke-width="2.01pt" svg:stroke-color="#8064a2" draw:fill="solid" draw:fill-color="#8064a2" draw:textarea-vertical-align="top" draw:auto-grow-height="false" draw:fit-to-size="false" style:shrink-to-fit="false" fo:min-height="0.71pt" fo:min-width="0pt" fo:padding-top="3.54pt" fo:padding-bottom="3.54pt" fo:padding-left="7.09pt" fo:padding-right="7.09pt" fo:wrap-option="wrap"/>
    </style:style>
    <style:style style:name="gr24" style:family="graphic">
      <style:graphic-properties draw:stroke="none" svg:stroke-width="0.74pt" draw:fill="solid" draw:fill-color="#ffffff" draw:textarea-vertical-align="top" draw:auto-grow-height="false" draw:fit-to-size="false" style:shrink-to-fit="false" fo:min-height="19.42pt" fo:min-width="17.72pt" fo:padding-top="0pt" fo:padding-bottom="0pt" fo:padding-left="0pt" fo:padding-right="0pt" fo:wrap-option="wrap"/>
    </style:style>
    <style:style style:name="gr25" style:family="graphic">
      <style:graphic-properties draw:stroke="none" svg:stroke-width="0.74pt" draw:fill="none" draw:textarea-vertical-align="top" draw:auto-grow-height="false" draw:fit-to-size="false" style:shrink-to-fit="false" fo:min-height="29.17pt" fo:min-width="83.4pt" fo:padding-top="3.54pt" fo:padding-bottom="3.54pt" fo:padding-left="7.09pt" fo:padding-right="7.09pt" fo:wrap-option="wrap"/>
    </style:style>
    <style:style style:name="gr26" style:family="graphic">
      <style:graphic-properties draw:stroke="solid" svg:stroke-width="0.99pt" svg:stroke-color="#000000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gr27" style:family="graphic">
      <style:graphic-properties draw:stroke="none" svg:stroke-width="0.74pt" draw:fill="none" draw:textarea-vertical-align="top" draw:auto-grow-height="false" draw:fit-to-size="false" style:shrink-to-fit="false" fo:min-height="35.43pt" fo:min-width="38.01pt" fo:padding-top="3.54pt" fo:padding-bottom="3.54pt" fo:padding-left="7.09pt" fo:padding-right="7.09pt" fo:wrap-option="wrap"/>
    </style:style>
    <style:style style:name="gr28" style:family="graphic">
      <style:graphic-properties draw:stroke="none" svg:stroke-width="0.74pt" draw:fill="none" draw:textarea-vertical-align="top" draw:auto-grow-height="false" draw:fit-to-size="false" style:shrink-to-fit="false" fo:min-height="29.23pt" fo:min-width="70.64pt" fo:padding-top="3.54pt" fo:padding-bottom="3.54pt" fo:padding-left="7.09pt" fo:padding-right="7.09pt" fo:wrap-option="wrap"/>
    </style:style>
    <style:style style:name="gr29" style:family="graphic">
      <style:graphic-properties draw:stroke="dash" draw:stroke-dash="Dashed_20__28_var_29__20_6" svg:stroke-width="0.99pt" svg:stroke-color="#000000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pt" fo:margin-bottom="0pt" fo:line-height="100%" fo:text-align="center"/>
    </style:style>
    <style:style style:name="P3" style:family="paragraph">
      <loext:graphic-properties draw:fill="none"/>
      <style:paragraph-properties fo:margin-top="0pt" fo:margin-bottom="0pt" fo:line-height="100%" fo:text-align="center"/>
      <style:text-properties fo:font-size="18pt"/>
    </style:style>
    <style:style style:name="P4" style:family="paragraph">
      <loext:graphic-properties draw:fill="solid" draw:fill-color="#000000"/>
      <style:paragraph-properties fo:text-align="start"/>
      <style:text-properties fo:font-size="18pt"/>
    </style:style>
    <style:style style:name="P5" style:family="paragraph">
      <style:paragraph-properties fo:margin-top="0pt" fo:margin-bottom="0pt" fo:text-align="start"/>
    </style:style>
    <style:style style:name="P6" style:family="paragraph">
      <loext:graphic-properties draw:fill="none"/>
      <style:paragraph-properties fo:margin-top="0pt" fo:margin-bottom="0pt" fo:text-align="start"/>
      <style:text-properties fo:font-size="18pt"/>
    </style:style>
    <style:style style:name="P7" style:family="paragraph">
      <loext:graphic-properties draw:fill="solid" draw:fill-color="#8064a2"/>
      <style:paragraph-properties fo:text-align="start"/>
      <style:text-properties fo:font-size="18pt"/>
    </style:style>
    <style:style style:name="P8" style:family="paragraph">
      <loext:graphic-properties draw:fill="solid" draw:fill-color="#ffffff"/>
      <style:paragraph-properties fo:margin-top="0pt" fo:margin-bottom="0pt"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Arial" style:font-family-generic="swiss" style:font-pitch="variable" fo:font-size="18pt" fo:letter-spacing="normal" fo:font-style="normal" style:text-underline-style="none" fo:font-weight="bold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-25% 58%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family="Arial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25% 58%" fo:font-family="Arial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/>
    </style:style>
    <style:style style:name="T9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ACSR Drak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ABL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CSR Dra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ea-Physical</text:p>
          </table:table-cell>
          <table:table-cell office:value-type="string" calcext:value-type="string">
            <text:p>[in^2]</text:p>
          </table:table-cell>
          <table:table-cell office:value-type="float" office:value="0.7264" calcext:value-type="float">
            <text:p>0.72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meter</text:p>
          </table:table-cell>
          <table:table-cell office:value-type="string" calcext:value-type="string">
            <text:p>[in]</text:p>
          </table:table-cell>
          <table:table-cell office:value-type="float" office:value="1.108" calcext:value-type="float">
            <text:p>1.1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 Weight</text:p>
          </table:table-cell>
          <table:table-cell office:value-type="string" calcext:value-type="string">
            <text:p>[lb/ft]</text:p>
          </table:table-cell>
          <table:table-cell office:value-type="float" office:value="1.094" calcext:value-type="float">
            <text:p>1.0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ted Strength</text:p>
          </table:table-cell>
          <table:table-cell office:value-type="string" calcext:value-type="string">
            <text:p>[lbs]</text:p>
          </table:table-cell>
          <table:table-cell office:value-type="float" office:value="31500" calcext:value-type="float">
            <text:p>3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 Temp</text:p>
          </table:table-cell>
          <table:table-cell table:style-name="ce2" office:value-type="string" calcext:value-type="string">
            <text:p>[<text:span text:style-name="T9">°F]</text:span></text:p>
          </table:table-cell>
          <table:table-cell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HELL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Thermal Coefficient</text:p>
          </table:table-cell>
          <table:table-cell table:style-name="ce2" office:value-type="string" calcext:value-type="string">
            <text:p>[/°F*100]</text:p>
          </table:table-cell>
          <table:table-cell office:value-type="float" office:value="0.00128" calcext:value-type="float">
            <text:p>0.001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us-Tension</text:p>
          </table:table-cell>
          <table:table-cell table:style-name="ce2" office:value-type="string" calcext:value-type="string">
            <text:p>[lbs/in^2/100]</text:p>
          </table:table-cell>
          <table:table-cell office:value-type="float" office:value="64000" calcext:value-type="float">
            <text:p>6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us-Compression</text:p>
          </table:table-cell>
          <table:table-cell table:style-name="ce2" office:value-type="string" calcext:value-type="string">
            <text:p>[lbs/in^2/100]</text:p>
          </table:table-cell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efficients-Stress/Strain</text:p>
          </table:table-cell>
          <table:table-cell table:style-name="ce5" office:value-type="string" calcext:value-type="string">
            <text:p>[lbs/in^2]</text:p>
          </table:table-cell>
          <table:table-cell office:value-type="float" office:value="-1213" calcext:value-type="float">
            <text:p>-1213</text:p>
          </table:table-cell>
          <table:table-cell office:value-type="float" office:value="44308.1" calcext:value-type="float">
            <text:p>44308.1</text:p>
          </table:table-cell>
          <table:table-cell office:value-type="float" office:value="-14004.4" calcext:value-type="float">
            <text:p>-14004.4</text:p>
          </table:table-cell>
          <table:table-cell office:value-type="float" office:value="-37618" calcext:value-type="float">
            <text:p>-37618</text:p>
          </table:table-cell>
          <table:table-cell office:value-type="float" office:value="30676" calcext:value-type="float">
            <text:p>3067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imit Stress/Strain</text:p>
          </table:table-cell>
          <table:table-cell table:style-name="ce5" office:value-type="string" calcext:value-type="string">
            <text:p>[lbs/in^2]</text:p>
          </table:table-cell>
          <table:table-cell office:value-type="float" office:value="14655" calcext:value-type="float">
            <text:p>146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efficients-Creep</text:p>
          </table:table-cell>
          <table:table-cell table:style-name="ce5" office:value-type="string" calcext:value-type="string">
            <text:p>[lbs/in^2]</text:p>
          </table:table-cell>
          <table:table-cell office:value-type="float" office:value="-544.8" calcext:value-type="float">
            <text:p>-544.8</text:p>
          </table:table-cell>
          <table:table-cell office:value-type="float" office:value="21426.8" calcext:value-type="float">
            <text:p>21426.8</text:p>
          </table:table-cell>
          <table:table-cell office:value-type="float" office:value="-18842.2" calcext:value-type="float">
            <text:p>-18842.2</text:p>
          </table:table-cell>
          <table:table-cell office:value-type="float" office:value="5495" calcext:value-type="float">
            <text:p>54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imit Creep</text:p>
          </table:table-cell>
          <table:table-cell table:style-name="ce5" office:value-type="string" calcext:value-type="string">
            <text:p>[lbs/in^2]</text:p>
          </table:table-cell>
          <table:table-cell office:value-type="float" office:value="14655" calcext:value-type="float">
            <text:p>146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CORE</text:p>
          </table:table-cell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Thermal Coefficient</text:p>
          </table:table-cell>
          <table:table-cell table:style-name="ce2" office:value-type="string" calcext:value-type="string">
            <text:p>[/°F*100]</text:p>
          </table:table-cell>
          <table:table-cell office:value-type="float" office:value="0.00064" calcext:value-type="float">
            <text:p>0.000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us-Tension</text:p>
          </table:table-cell>
          <table:table-cell table:style-name="ce2" office:value-type="string" calcext:value-type="string">
            <text:p>[lbs/in^2/100]</text:p>
          </table:table-cell>
          <table:table-cell office:value-type="float" office:value="37000" calcext:value-type="float">
            <text:p>3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us-Compression</text:p>
          </table:table-cell>
          <table:table-cell table:style-name="ce2" office:value-type="string" calcext:value-type="string">
            <text:p>[lbs/in^2/100]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efficients-Stress/Strain</text:p>
          </table:table-cell>
          <table:table-cell table:style-name="ce5" office:value-type="string" calcext:value-type="string">
            <text:p>[lbs/in^2]</text:p>
          </table:table-cell>
          <table:table-cell office:value-type="float" office:value="-69.3" calcext:value-type="float">
            <text:p>-69.3</text:p>
          </table:table-cell>
          <table:table-cell office:value-type="float" office:value="38629" calcext:value-type="float">
            <text:p>38629</text:p>
          </table:table-cell>
          <table:table-cell office:value-type="float" office:value="3998.1" calcext:value-type="float">
            <text:p>3998.1</text:p>
          </table:table-cell>
          <table:table-cell office:value-type="float" office:value="-45713" calcext:value-type="float">
            <text:p>-45713</text:p>
          </table:table-cell>
          <table:table-cell office:value-type="float" office:value="27892" calcext:value-type="float">
            <text:p>2789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imit Stress/Strain</text:p>
          </table:table-cell>
          <table:table-cell table:style-name="ce5" office:value-type="string" calcext:value-type="string">
            <text:p>[lbs/in^2]</text:p>
          </table:table-cell>
          <table:table-cell office:value-type="float" office:value="16273.9" calcext:value-type="float">
            <text:p>16273.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efficients-Creep</text:p>
          </table:table-cell>
          <table:table-cell table:style-name="ce5" office:value-type="string" calcext:value-type="string">
            <text:p>[lbs/in^2]</text:p>
          </table:table-cell>
          <table:table-cell office:value-type="float" office:value="47.1" calcext:value-type="float">
            <text:p>47.1</text:p>
          </table:table-cell>
          <table:table-cell office:value-type="float" office:value="36211.3" calcext:value-type="float">
            <text:p>36211.3</text:p>
          </table:table-cell>
          <table:table-cell office:value-type="float" office:value="12201.4" calcext:value-type="float">
            <text:p>12201.4</text:p>
          </table:table-cell>
          <table:table-cell office:value-type="float" office:value="-72392" calcext:value-type="float">
            <text:p>-72392</text:p>
          </table:table-cell>
          <table:table-cell office:value-type="float" office:value="46338" calcext:value-type="float">
            <text:p>4633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imit Creep</text:p>
          </table:table-cell>
          <table:table-cell table:style-name="ce5" office:value-type="string" calcext:value-type="string">
            <text:p>[lbs/in^2]</text:p>
          </table:table-cell>
          <table:table-cell office:value-type="float" office:value="16273.9" calcext:value-type="float">
            <text:p>16273.9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itialPolynomial" table:style-name="ta1">
        <table:table-column table:style-name="co4" table:number-columns-repeated="3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2" table:default-cell-style-name="Default"/>
        <table:table-row table:style-name="ro2">
          <table:table-cell table:style-name="ce7" office:value-type="string" calcext:value-type="string" table:number-columns-spanned="1" table:number-rows-spanned="2">
            <text:p>Reference</text:p>
            <text:p>Temp</text:p>
          </table:table-cell>
          <table:table-cell table:style-name="ce7" office:value-type="string" calcext:value-type="string" table:number-columns-spanned="1" table:number-rows-spanned="2">
            <text:p>Loading</text:p>
            <text:p>Temp</text:p>
          </table:table-cell>
          <table:table-cell/>
          <table:table-cell table:style-name="ce21" office:value-type="string" calcext:value-type="string" table:number-columns-spanned="1" table:number-rows-spanned="2">
            <text:p>X-Section</text:p>
            <text:p>Area</text:p>
          </table:table-cell>
          <table:table-cell table:style-name="ce9" office:value-type="string" calcext:value-type="string" table:number-columns-spanned="1" table:number-rows-spanned="2">
            <text:p>Compress</text:p>
          </table:table-cell>
          <table:table-cell/>
          <table:table-cell table:style-name="ce21" office:value-type="string" calcext:value-type="string" table:number-columns-spanned="2" table:number-rows-spanned="2">
            <text:p>Tension</text:p>
            <text:p>Modulus</text:p>
          </table:table-cell>
          <table:covered-table-cell table:style-name="ce29"/>
          <table:table-cell table:number-columns-repeated="1016"/>
        </table:table-row>
        <table:table-row table:style-name="ro1">
          <table:covered-table-cell table:number-columns-repeated="2" table:style-name="ce7"/>
          <table:table-cell/>
          <table:covered-table-cell table:style-name="ce21"/>
          <table:covered-table-cell table:style-name="ce9"/>
          <table:table-cell/>
          <table:covered-table-cell table:style-name="ce27"/>
          <table:covered-table-cell table:style-name="ce30"/>
          <table:table-cell table:number-columns-repeated="1016"/>
        </table:table-row>
        <table:table-row table:style-name="ro1">
          <table:table-cell table:number-columns-repeated="2" table:style-name="ce8" office:value-type="float" office:value="70" calcext:value-type="float">
            <text:p>70</text:p>
          </table:table-cell>
          <table:table-cell/>
          <table:table-cell table:style-name="ce11" office:value-type="float" office:value="0.7264" calcext:value-type="float">
            <text:p>0.7264</text:p>
          </table:table-cell>
          <table:table-cell table:style-name="ce23" office:value-type="string" calcext:value-type="string">
            <text:p>YES</text:p>
          </table:table-cell>
          <table:table-cell/>
          <table:table-cell table:style-name="ce8" office:value-type="float" office:value="64000" calcext:value-type="float">
            <text:p>64000</text:p>
          </table:table-cell>
          <table:table-cell table:style-name="ce8" table:formula="of:=[.G3]*[.D3]*100" office:value-type="float" office:value="4648960" calcext:value-type="float">
            <text:p>464896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1" table:number-rows-spanned="2">
            <text:p>Temp</text:p>
          </table:table-cell>
          <table:table-cell table:style-name="ce15" office:value-type="string" calcext:value-type="string" table:number-columns-spanned="1" table:number-rows-spanned="2">
            <text:p>Thermal</text:p>
            <text:p>Coefficient</text:p>
          </table:table-cell>
          <table:table-cell table:style-name="ce15" office:value-type="string" calcext:value-type="string" table:number-columns-spanned="1" table:number-rows-spanned="2">
            <text:p>Thermal</text:p>
            <text:p>Expansion</text:p>
          </table:table-cell>
          <table:table-cell table:style-name="ce18" office:value-type="string" calcext:value-type="string" table:number-columns-spanned="5" table:number-rows-spanned="1">
            <text:p>Coefficients - Stress/Strain</text:p>
          </table:table-cell>
          <table:covered-table-cell table:number-columns-repeated="4" table:style-name="ce17"/>
          <table:table-cell table:style-name="ce24" office:value-type="string" calcext:value-type="string" table:number-columns-spanned="5" table:number-rows-spanned="1">
            <text:p>Coefficients - Creep</text:p>
          </table:table-cell>
          <table:covered-table-cell table:number-columns-repeated="4" table:style-name="ce24"/>
          <table:table-cell table:number-columns-repeated="1011"/>
        </table:table-row>
        <table:table-row table:style-name="ro1">
          <table:covered-table-cell table:style-name="ce9"/>
          <table:covered-table-cell table:number-columns-repeated="2" table:style-name="ce16"/>
          <table:table-cell table:style-name="ce17" office:value-type="string" calcext:value-type="string">
            <text:p>a0</text:p>
          </table:table-cell>
          <table:table-cell table:style-name="ce17" office:value-type="string" calcext:value-type="string">
            <text:p>a1</text:p>
          </table:table-cell>
          <table:table-cell table:style-name="ce17" office:value-type="string" calcext:value-type="string">
            <text:p>a2</text:p>
          </table:table-cell>
          <table:table-cell table:style-name="ce17" office:value-type="string" calcext:value-type="string">
            <text:p>a3</text:p>
          </table:table-cell>
          <table:table-cell table:style-name="ce17" office:value-type="string" calcext:value-type="string">
            <text:p>a4</text:p>
          </table:table-cell>
          <table:table-cell table:style-name="ce24" office:value-type="string" calcext:value-type="string">
            <text:p>a0</text:p>
          </table:table-cell>
          <table:table-cell table:style-name="ce24" office:value-type="string" calcext:value-type="string">
            <text:p>a1</text:p>
          </table:table-cell>
          <table:table-cell table:style-name="ce24" office:value-type="string" calcext:value-type="string">
            <text:p>a2</text:p>
          </table:table-cell>
          <table:table-cell table:style-name="ce24" office:value-type="string" calcext:value-type="string">
            <text:p>a3</text:p>
          </table:table-cell>
          <table:table-cell table:style-name="ce24" office:value-type="string" calcext:value-type="string">
            <text:p>a4</text:p>
          </table:table-cell>
          <table:table-cell table:number-columns-repeated="1011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 office:value-type="float" office:value="0.00128" calcext:value-type="float">
            <text:p>0.00128</text:p>
          </table:table-cell>
          <table:table-cell table:style-name="ce8" table:formula="of:=([.A7]-[.$A$3])*[.B7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4308.1" calcext:value-type="float">
            <text:p>44308.1</text:p>
          </table:table-cell>
          <table:table-cell table:style-name="ce8" office:value-type="float" office:value="-55000" calcext:value-type="float">
            <text:p>-55000</text:p>
          </table:table-cell>
          <table:table-cell table:style-name="ce8" office:value-type="float" office:value="35000" calcext:value-type="float">
            <text:p>35000</text:p>
          </table:table-cell>
          <table:table-cell table:style-name="ce8" office:value-type="float" office:value="-5000" calcext:value-type="float">
            <text:p>-500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Point</text:p>
          </table:table-cell>
          <table:table-cell table:style-name="ce10" office:value-type="string" calcext:value-type="string">
            <text:p>Unload</text:p>
          </table:table-cell>
          <table:table-cell table:style-name="ce10" office:value-type="string" calcext:value-type="string">
            <text:p>Stretch</text:p>
          </table:table-cell>
          <table:table-cell table:style-name="ce10" office:value-type="string" calcext:value-type="string">
            <text:p>Extrap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table:formula="of:=[.C11]-(([.C12]-[.B12])/([.G3]*[.D3]))" office:value-type="float" office:value="0" calcext:value-type="float">
            <text:p>0</text:p>
          </table:table-cell>
          <table:table-cell table:style-name="ce20"/>
          <table:table-cell table:style-name="ce11" table:formula="of:=[.C11]+(([.D12]-[.C12])/([.G3]*[.D3])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y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number-columns-repeated="8"/>
          <table:table-cell>
            <draw:frame table:end-cell-address="InitialPolynomial.T53" table:end-x="10.49pt" table:end-y="11.23pt" draw:z-index="0" draw:name="Chart 1" draw:style-name="gr1" draw:text-style-name="P1" svg:width="525.97pt" svg:height="518.23pt" svg:x="22.51pt" svg:y="3pt">
              <loext:p/>
              <draw:object draw:notify-on-update-of-ranges="InitialPolynomial.A17:InitialPolynomial.A24 InitialPolynomial.A1:InitialPolynomial.A1 InitialPolynomial.C17:InitialPolynomial.C2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train</text:p>
          </table:table-cell>
          <table:table-cell table:style-name="ce17" office:value-type="string" calcext:value-type="string">
            <text:p>Stress</text:p>
          </table:table-cell>
          <table:table-cell table:style-name="ce17" office:value-type="string" calcext:value-type="string">
            <text:p>Load</text:p>
          </table:table-cell>
          <table:table-cell table:style-name="ce18" office:value-type="string" calcext:value-type="string">
            <text:p>Slope</text:p>
          </table:table-cell>
          <table:table-cell table:style-name="ce24" office:value-type="string" calcext:value-type="string">
            <text:p>Stress</text:p>
          </table:table-cell>
          <table:table-cell table:style-name="ce24" office:value-type="string" calcext:value-type="string">
            <text:p>Load</text:p>
          </table:table-cell>
          <table:table-cell table:style-name="ce25" office:value-type="string" calcext:value-type="string">
            <text:p>Slope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(%)</text:p>
          </table:table-cell>
          <table:table-cell table:style-name="ce18" office:value-type="string" calcext:value-type="string">
            <text:p>(psi)</text:p>
          </table:table-cell>
          <table:table-cell table:number-columns-repeated="2" table:style-name="ce18" office:value-type="string" calcext:value-type="string">
            <text:p>(lbs)</text:p>
          </table:table-cell>
          <table:table-cell table:style-name="ce25" office:value-type="string" calcext:value-type="string">
            <text:p>(psi)</text:p>
          </table:table-cell>
          <table:table-cell table:number-columns-repeated="2" table:style-name="ce25" office:value-type="string" calcext:value-type="string">
            <text:p>(lbs)</text:p>
          </table:table-cell>
          <table:table-cell table:number-columns-repeated="1017"/>
        </table:table-row>
        <table:table-row table:style-name="ro1">
          <table:table-cell table:style-name="ce14" office:value-type="float" office:value="-0.19999999999999" calcext:value-type="float">
            <text:p>-0.200</text:p>
          </table:table-cell>
          <table:table-cell table:style-name="ce19" table:formula="of:=[.$D$7]+[.$E$7]*([.A17]-[.$C$7])^1+[.$F$7]*([.A17]-[.$C$7])^2+[.$G$7]*([.A17]-[.$C$7])^3+[.$H$7]*([.A17]-[.$C$7])^4" office:value-type="float" office:value="-11349.6199999993" calcext:value-type="float">
            <text:p>-11349.6</text:p>
          </table:table-cell>
          <table:table-cell table:style-name="ce19" table:formula="of:=IF(AND([.B17]&lt;0;[.$E$3]=&quot;NO&quot;);0;[.$D$3]*[.B17])" office:value-type="float" office:value="-8244.36396799949" calcext:value-type="float">
            <text:p>-8244.4</text:p>
          </table:table-cell>
          <table:table-cell table:style-name="ce22" table:formula="of:=100*[.$D$3]*(([.$E$7]*1)+([.$F$7]*2*[.A17]^1)+([.$G$7]*3*[.A17]^2)+([.$H$7]*4*[.A17]^3))" office:value-type="float" office:value="5133330.78399989" calcext:value-type="float">
            <text:p>5133331</text:p>
          </table:table-cell>
          <table:table-cell table:style-name="ce26" table:formula="of:=[.$I$7]+[.$J$7]*([.A17]-[.$C$7])^1+[.$K$7]*([.A17]-[.$C$7])^2+[.$L$7]*([.A17]-[.$C$7])^3+[.$M$7]*([.A17]-[.$C$7])^4" office:value-type="float" office:value="0" calcext:value-type="float">
            <text:p>0.0</text:p>
          </table:table-cell>
          <table:table-cell table:style-name="ce26" table:formula="of:=IF(AND([.E17]&lt;0;[.$E$3]=&quot;NO&quot;);0;[.$D$3]*[.E17])" office:value-type="float" office:value="0" calcext:value-type="float">
            <text:p>0.0</text:p>
          </table:table-cell>
          <table:table-cell table:style-name="ce28" table:formula="of:=100*[.$D$3]*(([.$J$7]*1)+([.$K$7]*2*[.A17]^1)+([.$L$7]*3*[.A17]^2)+([.$M$7]*4*[.A17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-0.1" calcext:value-type="float">
            <text:p>-0.100</text:p>
          </table:table-cell>
          <table:table-cell table:style-name="ce19" table:formula="of:=[.$D$7]+[.$E$7]*([.A18]-[.$C$7])^1+[.$F$7]*([.A18]-[.$C$7])^2+[.$G$7]*([.A18]-[.$C$7])^3+[.$H$7]*([.A18]-[.$C$7])^4" office:value-type="float" office:value="-5016.31" calcext:value-type="float">
            <text:p>-5016.3</text:p>
          </table:table-cell>
          <table:table-cell table:style-name="ce19" table:formula="of:=IF(AND([.B18]&lt;0;[.$E$3]=&quot;NO&quot;);0;[.$D$3]*[.B18])" office:value-type="float" office:value="-3643.847584" calcext:value-type="float">
            <text:p>-3643.8</text:p>
          </table:table-cell>
          <table:table-cell table:style-name="ce22" table:formula="of:=100*[.$D$3]*(([.$E$7]*1)+([.$F$7]*2*[.A18]^1)+([.$G$7]*3*[.A18]^2)+([.$H$7]*4*[.A18]^3))" office:value-type="float" office:value="4095305.184" calcext:value-type="float">
            <text:p>4095305</text:p>
          </table:table-cell>
          <table:table-cell table:style-name="ce26" table:formula="of:=[.$I$7]+[.$J$7]*([.A18]-[.$C$7])^1+[.$K$7]*([.A18]-[.$C$7])^2+[.$L$7]*([.A18]-[.$C$7])^3+[.$M$7]*([.A18]-[.$C$7])^4" office:value-type="float" office:value="0" calcext:value-type="float">
            <text:p>0.0</text:p>
          </table:table-cell>
          <table:table-cell table:style-name="ce26" table:formula="of:=IF(AND([.E18]&lt;0;[.$E$3]=&quot;NO&quot;);0;[.$D$3]*[.E18])" office:value-type="float" office:value="0" calcext:value-type="float">
            <text:p>0.0</text:p>
          </table:table-cell>
          <table:table-cell table:style-name="ce28" table:formula="of:=100*[.$D$3]*(([.$J$7]*1)+([.$K$7]*2*[.A18]^1)+([.$L$7]*3*[.A18]^2)+([.$M$7]*4*[.A18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-9.99200722162641E-015" calcext:value-type="float">
            <text:p>0.000</text:p>
          </table:table-cell>
          <table:table-cell table:style-name="ce19" table:formula="of:=[.$D$7]+[.$E$7]*([.A19]-[.$C$7])^1+[.$F$7]*([.A19]-[.$C$7])^2+[.$G$7]*([.A19]-[.$C$7])^3+[.$H$7]*([.A19]-[.$C$7])^4" office:value-type="float" office:value="-0.000000000442726855176551" calcext:value-type="float">
            <text:p>0.0</text:p>
          </table:table-cell>
          <table:table-cell table:style-name="ce19" table:formula="of:=IF(AND([.B19]&lt;0;[.$E$3]=&quot;NO&quot;);0;[.$D$3]*[.B19])" office:value-type="float" office:value="-0.000000000321596787600246" calcext:value-type="float">
            <text:p>0.0</text:p>
          </table:table-cell>
          <table:table-cell table:style-name="ce22" table:formula="of:=100*[.$D$3]*(([.$E$7]*1)+([.$F$7]*2*[.A19]^1)+([.$G$7]*3*[.A19]^2)+([.$H$7]*4*[.A19]^3))" office:value-type="float" office:value="3218540.38400008" calcext:value-type="float">
            <text:p>3218540</text:p>
          </table:table-cell>
          <table:table-cell table:style-name="ce26" table:formula="of:=[.$I$7]+[.$J$7]*([.A19]-[.$C$7])^1+[.$K$7]*([.A19]-[.$C$7])^2+[.$L$7]*([.A19]-[.$C$7])^3+[.$M$7]*([.A19]-[.$C$7])^4" office:value-type="float" office:value="0" calcext:value-type="float">
            <text:p>0.0</text:p>
          </table:table-cell>
          <table:table-cell table:style-name="ce26" table:formula="of:=IF(AND([.E19]&lt;0;[.$E$3]=&quot;NO&quot;);0;[.$D$3]*[.E19])" office:value-type="float" office:value="0" calcext:value-type="float">
            <text:p>0.0</text:p>
          </table:table-cell>
          <table:table-cell table:style-name="ce28" table:formula="of:=100*[.$D$3]*(([.$J$7]*1)+([.$K$7]*2*[.A19]^1)+([.$L$7]*3*[.A19]^2)+([.$M$7]*4*[.A19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0.09999999999998" calcext:value-type="float">
            <text:p>0.100</text:p>
          </table:table-cell>
          <table:table-cell table:style-name="ce19" table:formula="of:=[.$D$7]+[.$E$7]*([.A20]-[.$C$7])^1+[.$F$7]*([.A20]-[.$C$7])^2+[.$G$7]*([.A20]-[.$C$7])^3+[.$H$7]*([.A20]-[.$C$7])^4" office:value-type="float" office:value="3915.30999999931" calcext:value-type="float">
            <text:p>3915.3</text:p>
          </table:table-cell>
          <table:table-cell table:style-name="ce19" table:formula="of:=IF(AND([.B20]&lt;0;[.$E$3]=&quot;NO&quot;);0;[.$D$3]*[.B20])" office:value-type="float" office:value="2844.0811839995" calcext:value-type="float">
            <text:p>2844.1</text:p>
          </table:table-cell>
          <table:table-cell table:style-name="ce22" table:formula="of:=100*[.$D$3]*(([.$E$7]*1)+([.$F$7]*2*[.A20]^1)+([.$G$7]*3*[.A20]^2)+([.$H$7]*4*[.A20]^3))" office:value-type="float" office:value="2494319.58400013" calcext:value-type="float">
            <text:p>2494320</text:p>
          </table:table-cell>
          <table:table-cell table:style-name="ce26" table:formula="of:=[.$I$7]+[.$J$7]*([.A20]-[.$C$7])^1+[.$K$7]*([.A20]-[.$C$7])^2+[.$L$7]*([.A20]-[.$C$7])^3+[.$M$7]*([.A20]-[.$C$7])^4" office:value-type="float" office:value="0" calcext:value-type="float">
            <text:p>0.0</text:p>
          </table:table-cell>
          <table:table-cell table:style-name="ce26" table:formula="of:=IF(AND([.E20]&lt;0;[.$E$3]=&quot;NO&quot;);0;[.$D$3]*[.E20])" office:value-type="float" office:value="0" calcext:value-type="float">
            <text:p>0.0</text:p>
          </table:table-cell>
          <table:table-cell table:style-name="ce28" table:formula="of:=100*[.$D$3]*(([.$J$7]*1)+([.$K$7]*2*[.A20]^1)+([.$L$7]*3*[.A20]^2)+([.$M$7]*4*[.A20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0.19999999999997" calcext:value-type="float">
            <text:p>0.200</text:p>
          </table:table-cell>
          <table:table-cell table:style-name="ce19" table:formula="of:=[.$D$7]+[.$E$7]*([.A21]-[.$C$7])^1+[.$F$7]*([.A21]-[.$C$7])^2+[.$G$7]*([.A21]-[.$C$7])^3+[.$H$7]*([.A21]-[.$C$7])^4" office:value-type="float" office:value="6933.61999999921" calcext:value-type="float">
            <text:p>6933.6</text:p>
          </table:table-cell>
          <table:table-cell table:style-name="ce19" table:formula="of:=IF(AND([.B21]&lt;0;[.$E$3]=&quot;NO&quot;);0;[.$D$3]*[.B21])" office:value-type="float" office:value="5036.58156799943" calcext:value-type="float">
            <text:p>5036.6</text:p>
          </table:table-cell>
          <table:table-cell table:style-name="ce22" table:formula="of:=100*[.$D$3]*(([.$E$7]*1)+([.$F$7]*2*[.A21]^1)+([.$G$7]*3*[.A21]^2)+([.$H$7]*4*[.A21]^3))" office:value-type="float" office:value="1913925.98400015" calcext:value-type="float">
            <text:p>1913926</text:p>
          </table:table-cell>
          <table:table-cell table:style-name="ce26" table:formula="of:=[.$I$7]+[.$J$7]*([.A21]-[.$C$7])^1+[.$K$7]*([.A21]-[.$C$7])^2+[.$L$7]*([.A21]-[.$C$7])^3+[.$M$7]*([.A21]-[.$C$7])^4" office:value-type="float" office:value="0" calcext:value-type="float">
            <text:p>0.0</text:p>
          </table:table-cell>
          <table:table-cell table:style-name="ce26" table:formula="of:=IF(AND([.E21]&lt;0;[.$E$3]=&quot;NO&quot;);0;[.$D$3]*[.E21])" office:value-type="float" office:value="0" calcext:value-type="float">
            <text:p>0.0</text:p>
          </table:table-cell>
          <table:table-cell table:style-name="ce28" table:formula="of:=100*[.$D$3]*(([.$J$7]*1)+([.$K$7]*2*[.A21]^1)+([.$L$7]*3*[.A21]^2)+([.$M$7]*4*[.A21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0.29999999999996" calcext:value-type="float">
            <text:p>0.300</text:p>
          </table:table-cell>
          <table:table-cell table:style-name="ce19" table:formula="of:=[.$D$7]+[.$E$7]*([.A22]-[.$C$7])^1+[.$F$7]*([.A22]-[.$C$7])^2+[.$G$7]*([.A22]-[.$C$7])^3+[.$H$7]*([.A22]-[.$C$7])^4" office:value-type="float" office:value="9246.92999999919" calcext:value-type="float">
            <text:p>9246.9</text:p>
          </table:table-cell>
          <table:table-cell table:style-name="ce19" table:formula="of:=IF(AND([.B22]&lt;0;[.$E$3]=&quot;NO&quot;);0;[.$D$3]*[.B22])" office:value-type="float" office:value="6716.96995199941" calcext:value-type="float">
            <text:p>6717.0</text:p>
          </table:table-cell>
          <table:table-cell table:style-name="ce22" table:formula="of:=100*[.$D$3]*(([.$E$7]*1)+([.$F$7]*2*[.A22]^1)+([.$G$7]*3*[.A22]^2)+([.$H$7]*4*[.A22]^3))" office:value-type="float" office:value="1468642.78400015" calcext:value-type="float">
            <text:p>1468643</text:p>
          </table:table-cell>
          <table:table-cell table:style-name="ce26" table:formula="of:=[.$I$7]+[.$J$7]*([.A22]-[.$C$7])^1+[.$K$7]*([.A22]-[.$C$7])^2+[.$L$7]*([.A22]-[.$C$7])^3+[.$M$7]*([.A22]-[.$C$7])^4" office:value-type="float" office:value="0" calcext:value-type="float">
            <text:p>0.0</text:p>
          </table:table-cell>
          <table:table-cell table:style-name="ce26" table:formula="of:=IF(AND([.E22]&lt;0;[.$E$3]=&quot;NO&quot;);0;[.$D$3]*[.E22])" office:value-type="float" office:value="0" calcext:value-type="float">
            <text:p>0.0</text:p>
          </table:table-cell>
          <table:table-cell table:style-name="ce28" table:formula="of:=100*[.$D$3]*(([.$J$7]*1)+([.$K$7]*2*[.A22]^1)+([.$L$7]*3*[.A22]^2)+([.$M$7]*4*[.A22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0.39999999999995" calcext:value-type="float">
            <text:p>0.400</text:p>
          </table:table-cell>
          <table:table-cell table:style-name="ce19" table:formula="of:=[.$D$7]+[.$E$7]*([.A23]-[.$C$7])^1+[.$F$7]*([.A23]-[.$C$7])^2+[.$G$7]*([.A23]-[.$C$7])^3+[.$H$7]*([.A23]-[.$C$7])^4" office:value-type="float" office:value="11035.2399999992" calcext:value-type="float">
            <text:p>11035.2</text:p>
          </table:table-cell>
          <table:table-cell table:style-name="ce19" table:formula="of:=IF(AND([.B23]&lt;0;[.$E$3]=&quot;NO&quot;);0;[.$D$3]*[.B23])" office:value-type="float" office:value="8015.99833599943" calcext:value-type="float">
            <text:p>8016.0</text:p>
          </table:table-cell>
          <table:table-cell table:style-name="ce22" table:formula="of:=100*[.$D$3]*(([.$E$7]*1)+([.$F$7]*2*[.A23]^1)+([.$G$7]*3*[.A23]^2)+([.$H$7]*4*[.A23]^3))" office:value-type="float" office:value="1149753.18400013" calcext:value-type="float">
            <text:p>1149753</text:p>
          </table:table-cell>
          <table:table-cell table:style-name="ce26" table:formula="of:=[.$I$7]+[.$J$7]*([.A23]-[.$C$7])^1+[.$K$7]*([.A23]-[.$C$7])^2+[.$L$7]*([.A23]-[.$C$7])^3+[.$M$7]*([.A23]-[.$C$7])^4" office:value-type="float" office:value="0" calcext:value-type="float">
            <text:p>0.0</text:p>
          </table:table-cell>
          <table:table-cell table:style-name="ce26" table:formula="of:=IF(AND([.E23]&lt;0;[.$E$3]=&quot;NO&quot;);0;[.$D$3]*[.E23])" office:value-type="float" office:value="0" calcext:value-type="float">
            <text:p>0.0</text:p>
          </table:table-cell>
          <table:table-cell table:style-name="ce28" table:formula="of:=100*[.$D$3]*(([.$J$7]*1)+([.$K$7]*2*[.A23]^1)+([.$L$7]*3*[.A23]^2)+([.$M$7]*4*[.A23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0.49999999999994" calcext:value-type="float">
            <text:p>0.500</text:p>
          </table:table-cell>
          <table:table-cell table:style-name="ce19" table:formula="of:=[.$D$7]+[.$E$7]*([.A24]-[.$C$7])^1+[.$F$7]*([.A24]-[.$C$7])^2+[.$G$7]*([.A24]-[.$C$7])^3+[.$H$7]*([.A24]-[.$C$7])^4" office:value-type="float" office:value="12466.5499999992" calcext:value-type="float">
            <text:p>12466.5</text:p>
          </table:table-cell>
          <table:table-cell table:style-name="ce19" table:formula="of:=IF(AND([.B24]&lt;0;[.$E$3]=&quot;NO&quot;);0;[.$D$3]*[.B24])" office:value-type="float" office:value="9055.70191999943" calcext:value-type="float">
            <text:p>9055.7</text:p>
          </table:table-cell>
          <table:table-cell table:style-name="ce22" table:formula="of:=100*[.$D$3]*(([.$E$7]*1)+([.$F$7]*2*[.A24]^1)+([.$G$7]*3*[.A24]^2)+([.$H$7]*4*[.A24]^3))" office:value-type="float" office:value="948540.384000087" calcext:value-type="float">
            <text:p>948540</text:p>
          </table:table-cell>
          <table:table-cell table:style-name="ce26" table:formula="of:=[.$I$7]+[.$J$7]*([.A24]-[.$C$7])^1+[.$K$7]*([.A24]-[.$C$7])^2+[.$L$7]*([.A24]-[.$C$7])^3+[.$M$7]*([.A24]-[.$C$7])^4" office:value-type="float" office:value="0" calcext:value-type="float">
            <text:p>0.0</text:p>
          </table:table-cell>
          <table:table-cell table:style-name="ce26" table:formula="of:=IF(AND([.E24]&lt;0;[.$E$3]=&quot;NO&quot;);0;[.$D$3]*[.E24])" office:value-type="float" office:value="0" calcext:value-type="float">
            <text:p>0.0</text:p>
          </table:table-cell>
          <table:table-cell table:style-name="ce28" table:formula="of:=100*[.$D$3]*(([.$J$7]*1)+([.$K$7]*2*[.A24]^1)+([.$L$7]*3*[.A24]^2)+([.$M$7]*4*[.A24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eratureShift" table:style-name="ta1">
        <table:table-column table:style-name="co4" table:number-columns-repeated="3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2" table:default-cell-style-name="Default"/>
        <table:table-row table:style-name="ro2">
          <table:table-cell table:style-name="ce7" office:value-type="string" calcext:value-type="string" table:number-columns-spanned="1" table:number-rows-spanned="2">
            <text:p>Reference</text:p>
            <text:p>Temp</text:p>
          </table:table-cell>
          <table:table-cell table:style-name="ce7" office:value-type="string" calcext:value-type="string" table:number-columns-spanned="1" table:number-rows-spanned="2">
            <text:p>Loading</text:p>
            <text:p>Temp</text:p>
          </table:table-cell>
          <table:table-cell/>
          <table:table-cell table:style-name="ce21" office:value-type="string" calcext:value-type="string" table:number-columns-spanned="1" table:number-rows-spanned="2">
            <text:p>X-Section</text:p>
            <text:p>Area</text:p>
          </table:table-cell>
          <table:table-cell table:style-name="ce9" office:value-type="string" calcext:value-type="string" table:number-columns-spanned="1" table:number-rows-spanned="2">
            <text:p>Compress</text:p>
          </table:table-cell>
          <table:table-cell/>
          <table:table-cell table:style-name="ce21" office:value-type="string" calcext:value-type="string" table:number-columns-spanned="2" table:number-rows-spanned="2">
            <text:p>Tension</text:p>
            <text:p>Modulus</text:p>
          </table:table-cell>
          <table:covered-table-cell table:style-name="ce29"/>
          <table:table-cell table:number-columns-repeated="1016"/>
        </table:table-row>
        <table:table-row table:style-name="ro1">
          <table:covered-table-cell table:number-columns-repeated="2" table:style-name="ce7"/>
          <table:table-cell/>
          <table:covered-table-cell table:style-name="ce21"/>
          <table:covered-table-cell table:style-name="ce9"/>
          <table:table-cell/>
          <table:covered-table-cell table:style-name="ce27"/>
          <table:covered-table-cell table:style-name="ce30"/>
          <table:table-cell table:number-columns-repeated="1016"/>
        </table:table-row>
        <table:table-row table:style-name="ro1">
          <table:table-cell table:number-columns-repeated="2" table:style-name="ce8" office:value-type="float" office:value="70" calcext:value-type="float">
            <text:p>70</text:p>
          </table:table-cell>
          <table:table-cell/>
          <table:table-cell table:style-name="ce11" office:value-type="float" office:value="0.7264" calcext:value-type="float">
            <text:p>0.7264</text:p>
          </table:table-cell>
          <table:table-cell table:style-name="ce23" office:value-type="string" calcext:value-type="string">
            <text:p>YES</text:p>
          </table:table-cell>
          <table:table-cell/>
          <table:table-cell table:style-name="ce8" office:value-type="float" office:value="64000" calcext:value-type="float">
            <text:p>64000</text:p>
          </table:table-cell>
          <table:table-cell table:style-name="ce8" table:formula="of:=[.G3]*[.D3]*100" office:value-type="float" office:value="4648960" calcext:value-type="float">
            <text:p>464896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1" table:number-rows-spanned="2">
            <text:p>Temp</text:p>
          </table:table-cell>
          <table:table-cell table:style-name="ce15" office:value-type="string" calcext:value-type="string" table:number-columns-spanned="1" table:number-rows-spanned="2">
            <text:p>Thermal</text:p>
            <text:p>Coefficient</text:p>
          </table:table-cell>
          <table:table-cell table:style-name="ce15" office:value-type="string" calcext:value-type="string" table:number-columns-spanned="1" table:number-rows-spanned="2">
            <text:p>Thermal</text:p>
            <text:p>Expansion</text:p>
          </table:table-cell>
          <table:table-cell table:style-name="ce18" office:value-type="string" calcext:value-type="string" table:number-columns-spanned="5" table:number-rows-spanned="1">
            <text:p>Coefficients - Stress/Strain</text:p>
          </table:table-cell>
          <table:covered-table-cell table:number-columns-repeated="4" table:style-name="ce17"/>
          <table:table-cell table:style-name="ce24" office:value-type="string" calcext:value-type="string" table:number-columns-spanned="5" table:number-rows-spanned="1">
            <text:p>Coefficients - Creep</text:p>
          </table:table-cell>
          <table:covered-table-cell table:number-columns-repeated="4" table:style-name="ce24"/>
          <table:table-cell table:number-columns-repeated="1011"/>
        </table:table-row>
        <table:table-row table:style-name="ro1">
          <table:covered-table-cell table:style-name="ce9"/>
          <table:covered-table-cell table:number-columns-repeated="2" table:style-name="ce16"/>
          <table:table-cell table:style-name="ce17" office:value-type="string" calcext:value-type="string">
            <text:p>a0</text:p>
          </table:table-cell>
          <table:table-cell table:style-name="ce17" office:value-type="string" calcext:value-type="string">
            <text:p>a1</text:p>
          </table:table-cell>
          <table:table-cell table:style-name="ce17" office:value-type="string" calcext:value-type="string">
            <text:p>a2</text:p>
          </table:table-cell>
          <table:table-cell table:style-name="ce17" office:value-type="string" calcext:value-type="string">
            <text:p>a3</text:p>
          </table:table-cell>
          <table:table-cell table:style-name="ce17" office:value-type="string" calcext:value-type="string">
            <text:p>a4</text:p>
          </table:table-cell>
          <table:table-cell table:style-name="ce24" office:value-type="string" calcext:value-type="string">
            <text:p>a0</text:p>
          </table:table-cell>
          <table:table-cell table:style-name="ce24" office:value-type="string" calcext:value-type="string">
            <text:p>a1</text:p>
          </table:table-cell>
          <table:table-cell table:style-name="ce24" office:value-type="string" calcext:value-type="string">
            <text:p>a2</text:p>
          </table:table-cell>
          <table:table-cell table:style-name="ce24" office:value-type="string" calcext:value-type="string">
            <text:p>a3</text:p>
          </table:table-cell>
          <table:table-cell table:style-name="ce24" office:value-type="string" calcext:value-type="string">
            <text:p>a4</text:p>
          </table:table-cell>
          <table:table-cell table:number-columns-repeated="1011"/>
        </table:table-row>
        <table:table-row table:style-name="ro1"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0.00128" calcext:value-type="float">
            <text:p>0.00128</text:p>
          </table:table-cell>
          <table:table-cell table:style-name="ce8" table:formula="of:=([.A7]-[.$A$3])*[.B7]" office:value-type="float" office:value="0.1024" calcext:value-type="float">
            <text:p>0.102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4308.1" calcext:value-type="float">
            <text:p>44308.1</text:p>
          </table:table-cell>
          <table:table-cell table:style-name="ce8" office:value-type="float" office:value="-55000" calcext:value-type="float">
            <text:p>-55000</text:p>
          </table:table-cell>
          <table:table-cell table:style-name="ce8" office:value-type="float" office:value="35000" calcext:value-type="float">
            <text:p>35000</text:p>
          </table:table-cell>
          <table:table-cell table:style-name="ce8" office:value-type="float" office:value="-5000" calcext:value-type="float">
            <text:p>-500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Point</text:p>
          </table:table-cell>
          <table:table-cell table:style-name="ce10" office:value-type="string" calcext:value-type="string">
            <text:p>Unload</text:p>
          </table:table-cell>
          <table:table-cell table:style-name="ce10" office:value-type="string" calcext:value-type="string">
            <text:p>Stretch</text:p>
          </table:table-cell>
          <table:table-cell table:style-name="ce10" office:value-type="string" calcext:value-type="string">
            <text:p>Extrap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table:formula="of:=[.C11]-(([.C12]-[.B12])/([.G3]*[.D3]))" office:value-type="float" office:value="0" calcext:value-type="float">
            <text:p>0</text:p>
          </table:table-cell>
          <table:table-cell table:style-name="ce20"/>
          <table:table-cell table:style-name="ce11" table:formula="of:=[.C11]+(([.D12]-[.C12])/([.G3]*[.D3])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y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number-columns-repeated="8"/>
          <table:table-cell>
            <draw:frame table:end-cell-address="TemperatureShift.T53" table:end-x="10.49pt" table:end-y="11.23pt" draw:z-index="0" draw:name="Chart 1" draw:style-name="gr1" draw:text-style-name="P1" svg:width="525.97pt" svg:height="518.23pt" svg:x="22.51pt" svg:y="3pt">
              <loext:p/>
              <draw:object draw:notify-on-update-of-ranges="TemperatureShift.A17:TemperatureShift.A24 TemperatureShift.A1:TemperatureShift.A1 TemperatureShift.C17:TemperatureShift.C24 TemperatureShift.A17:TemperatureShift.A24 TemperatureShift.A1:TemperatureShift.A1 TemperatureShift.F17:TemperatureShift.F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train</text:p>
          </table:table-cell>
          <table:table-cell table:style-name="ce17" office:value-type="string" calcext:value-type="string">
            <text:p>Stress</text:p>
          </table:table-cell>
          <table:table-cell table:style-name="ce17" office:value-type="string" calcext:value-type="string">
            <text:p>Load</text:p>
          </table:table-cell>
          <table:table-cell table:style-name="ce18" office:value-type="string" calcext:value-type="string">
            <text:p>Slope</text:p>
          </table:table-cell>
          <table:table-cell table:style-name="ce17" office:value-type="string" calcext:value-type="string">
            <text:p>Stress</text:p>
          </table:table-cell>
          <table:table-cell table:style-name="ce17" office:value-type="string" calcext:value-type="string">
            <text:p>Load</text:p>
          </table:table-cell>
          <table:table-cell table:style-name="ce18" office:value-type="string" calcext:value-type="string">
            <text:p>Slope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(%)</text:p>
          </table:table-cell>
          <table:table-cell table:style-name="ce18" office:value-type="string" calcext:value-type="string">
            <text:p>(psi)</text:p>
          </table:table-cell>
          <table:table-cell table:number-columns-repeated="2" table:style-name="ce18" office:value-type="string" calcext:value-type="string">
            <text:p>(lbs)</text:p>
          </table:table-cell>
          <table:table-cell table:style-name="ce18" office:value-type="string" calcext:value-type="string">
            <text:p>(psi)</text:p>
          </table:table-cell>
          <table:table-cell table:number-columns-repeated="2" table:style-name="ce18" office:value-type="string" calcext:value-type="string">
            <text:p>(lbs)</text:p>
          </table:table-cell>
          <table:table-cell table:number-columns-repeated="1017"/>
        </table:table-row>
        <table:table-row table:style-name="ro1">
          <table:table-cell table:style-name="ce14" office:value-type="float" office:value="-0.19999999999999" calcext:value-type="float">
            <text:p>-0.200</text:p>
          </table:table-cell>
          <table:table-cell table:style-name="ce19" table:formula="of:=[.$D$7]+[.$E$7]*([.A17])^1+[.$F$7]*([.A17])^2+[.$G$7]*([.A17])^3+[.$H$7]*([.A17])^4" office:value-type="float" office:value="-11349.6199999993" calcext:value-type="float">
            <text:p>-11349.6</text:p>
          </table:table-cell>
          <table:table-cell table:style-name="ce19" table:formula="of:=IF(AND([.B17]&lt;0;[.$E$3]=&quot;NO&quot;);0;[.$D$3]*[.B17])" office:value-type="float" office:value="-8244.36396799949" calcext:value-type="float">
            <text:p>-8244.4</text:p>
          </table:table-cell>
          <table:table-cell table:style-name="ce22" table:formula="of:=100*[.$D$3]*(([.$E$7]*1)+([.$F$7]*2*[.A17]^1)+([.$G$7]*3*[.A17]^2)+([.$H$7]*4*[.A17]^3))" office:value-type="float" office:value="5133330.78399989" calcext:value-type="float">
            <text:p>5133331</text:p>
          </table:table-cell>
          <table:table-cell table:style-name="ce26" table:formula="of:=[.$D$7]+[.$E$7]*([.A17]-[.$C$7])^1+[.$F$7]*([.A17]-[.$C$7])^2+[.$G$7]*([.A17]-[.$C$7])^3+[.$H$7]*([.A17]-[.$C$7])^4" office:value-type="float" office:value="-19437.959798949" calcext:value-type="float">
            <text:p>-19438.0</text:p>
          </table:table-cell>
          <table:table-cell table:style-name="ce26" table:formula="of:=IF(AND([.E17]&lt;0;[.$E$3]=&quot;NO&quot;);0;[.$D$3]*[.E17])" office:value-type="float" office:value="-14119.7339979566" calcext:value-type="float">
            <text:p>-14119.7</text:p>
          </table:table-cell>
          <table:table-cell table:style-name="ce28" table:formula="of:=100*[.$D$3]*(([.$J$7]*1)+([.$K$7]*2*[.A17]^1)+([.$L$7]*3*[.A17]^2)+([.$M$7]*4*[.A17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-0.1" calcext:value-type="float">
            <text:p>-0.100</text:p>
          </table:table-cell>
          <table:table-cell table:style-name="ce19" table:formula="of:=[.$D$7]+[.$E$7]*([.A18])^1+[.$F$7]*([.A18])^2+[.$G$7]*([.A18])^3+[.$H$7]*([.A18])^4" office:value-type="float" office:value="-5016.31" calcext:value-type="float">
            <text:p>-5016.3</text:p>
          </table:table-cell>
          <table:table-cell table:style-name="ce19" table:formula="of:=IF(AND([.B18]&lt;0;[.$E$3]=&quot;NO&quot;);0;[.$D$3]*[.B18])" office:value-type="float" office:value="-3643.847584" calcext:value-type="float">
            <text:p>-3643.8</text:p>
          </table:table-cell>
          <table:table-cell table:style-name="ce22" table:formula="of:=100*[.$D$3]*(([.$E$7]*1)+([.$F$7]*2*[.A18]^1)+([.$G$7]*3*[.A18]^2)+([.$H$7]*4*[.A18]^3))" office:value-type="float" office:value="4095305.184" calcext:value-type="float">
            <text:p>4095305</text:p>
          </table:table-cell>
          <table:table-cell table:style-name="ce26" table:formula="of:=[.$D$7]+[.$E$7]*([.A18]-[.$C$7])^1+[.$F$7]*([.A18]-[.$C$7])^2+[.$G$7]*([.A18]-[.$C$7])^3+[.$H$7]*([.A18]-[.$C$7])^4" office:value-type="float" office:value="-11519.6686513019" calcext:value-type="float">
            <text:p>-11519.7</text:p>
          </table:table-cell>
          <table:table-cell table:style-name="ce26" table:formula="of:=IF(AND([.E18]&lt;0;[.$E$3]=&quot;NO&quot;);0;[.$D$3]*[.E18])" office:value-type="float" office:value="-8367.88730830569" calcext:value-type="float">
            <text:p>-8367.9</text:p>
          </table:table-cell>
          <table:table-cell table:style-name="ce28" table:formula="of:=100*[.$D$3]*(([.$J$7]*1)+([.$K$7]*2*[.A18]^1)+([.$L$7]*3*[.A18]^2)+([.$M$7]*4*[.A18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-9.99200722162641E-015" calcext:value-type="float">
            <text:p>0.000</text:p>
          </table:table-cell>
          <table:table-cell table:style-name="ce19" table:formula="of:=[.$D$7]+[.$E$7]*([.A19])^1+[.$F$7]*([.A19])^2+[.$G$7]*([.A19])^3+[.$H$7]*([.A19])^4" office:value-type="float" office:value="-0.000000000442726855176551" calcext:value-type="float">
            <text:p>0.0</text:p>
          </table:table-cell>
          <table:table-cell table:style-name="ce19" table:formula="of:=IF(AND([.B19]&lt;0;[.$E$3]=&quot;NO&quot;);0;[.$D$3]*[.B19])" office:value-type="float" office:value="-0.000000000321596787600246" calcext:value-type="float">
            <text:p>0.0</text:p>
          </table:table-cell>
          <table:table-cell table:style-name="ce22" table:formula="of:=100*[.$D$3]*(([.$E$7]*1)+([.$F$7]*2*[.A19]^1)+([.$G$7]*3*[.A19]^2)+([.$H$7]*4*[.A19]^3))" office:value-type="float" office:value="3218540.38400008" calcext:value-type="float">
            <text:p>3218540</text:p>
          </table:table-cell>
          <table:table-cell table:style-name="ce26" table:formula="of:=[.$D$7]+[.$E$7]*([.A19]-[.$C$7])^1+[.$F$7]*([.A19]-[.$C$7])^2+[.$G$7]*([.A19]-[.$C$7])^3+[.$H$7]*([.A19]-[.$C$7])^4" office:value-type="float" office:value="-5151.99695965446" calcext:value-type="float">
            <text:p>-5152.0</text:p>
          </table:table-cell>
          <table:table-cell table:style-name="ce26" table:formula="of:=IF(AND([.E19]&lt;0;[.$E$3]=&quot;NO&quot;);0;[.$D$3]*[.E19])" office:value-type="float" office:value="-3742.410591493" calcext:value-type="float">
            <text:p>-3742.4</text:p>
          </table:table-cell>
          <table:table-cell table:style-name="ce28" table:formula="of:=100*[.$D$3]*(([.$J$7]*1)+([.$K$7]*2*[.A19]^1)+([.$L$7]*3*[.A19]^2)+([.$M$7]*4*[.A19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0.09999999999998" calcext:value-type="float">
            <text:p>0.100</text:p>
          </table:table-cell>
          <table:table-cell table:style-name="ce19" table:formula="of:=[.$D$7]+[.$E$7]*([.A20])^1+[.$F$7]*([.A20])^2+[.$G$7]*([.A20])^3+[.$H$7]*([.A20])^4" office:value-type="float" office:value="3915.30999999931" calcext:value-type="float">
            <text:p>3915.3</text:p>
          </table:table-cell>
          <table:table-cell table:style-name="ce19" table:formula="of:=IF(AND([.B20]&lt;0;[.$E$3]=&quot;NO&quot;);0;[.$D$3]*[.B20])" office:value-type="float" office:value="2844.0811839995" calcext:value-type="float">
            <text:p>2844.1</text:p>
          </table:table-cell>
          <table:table-cell table:style-name="ce22" table:formula="of:=100*[.$D$3]*(([.$E$7]*1)+([.$F$7]*2*[.A20]^1)+([.$G$7]*3*[.A20]^2)+([.$H$7]*4*[.A20]^3))" office:value-type="float" office:value="2494319.58400013" calcext:value-type="float">
            <text:p>2494320</text:p>
          </table:table-cell>
          <table:table-cell table:style-name="ce26" table:formula="of:=[.$D$7]+[.$E$7]*([.A20]-[.$C$7])^1+[.$F$7]*([.A20]-[.$C$7])^2+[.$G$7]*([.A20]-[.$C$7])^3+[.$H$7]*([.A20]-[.$C$7])^4" office:value-type="float" office:value="-106.65672400678" calcext:value-type="float">
            <text:p>-106.7</text:p>
          </table:table-cell>
          <table:table-cell table:style-name="ce26" table:formula="of:=IF(AND([.E20]&lt;0;[.$E$3]=&quot;NO&quot;);0;[.$D$3]*[.E20])" office:value-type="float" office:value="-77.475444318525" calcext:value-type="float">
            <text:p>-77.5</text:p>
          </table:table-cell>
          <table:table-cell table:style-name="ce28" table:formula="of:=100*[.$D$3]*(([.$J$7]*1)+([.$K$7]*2*[.A20]^1)+([.$L$7]*3*[.A20]^2)+([.$M$7]*4*[.A20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0.19999999999997" calcext:value-type="float">
            <text:p>0.200</text:p>
          </table:table-cell>
          <table:table-cell table:style-name="ce19" table:formula="of:=[.$D$7]+[.$E$7]*([.A21])^1+[.$F$7]*([.A21])^2+[.$G$7]*([.A21])^3+[.$H$7]*([.A21])^4" office:value-type="float" office:value="6933.61999999921" calcext:value-type="float">
            <text:p>6933.6</text:p>
          </table:table-cell>
          <table:table-cell table:style-name="ce19" table:formula="of:=IF(AND([.B21]&lt;0;[.$E$3]=&quot;NO&quot;);0;[.$D$3]*[.B21])" office:value-type="float" office:value="5036.58156799943" calcext:value-type="float">
            <text:p>5036.6</text:p>
          </table:table-cell>
          <table:table-cell table:style-name="ce22" table:formula="of:=100*[.$D$3]*(([.$E$7]*1)+([.$F$7]*2*[.A21]^1)+([.$G$7]*3*[.A21]^2)+([.$H$7]*4*[.A21]^3))" office:value-type="float" office:value="1913925.98400015" calcext:value-type="float">
            <text:p>1913926</text:p>
          </table:table-cell>
          <table:table-cell table:style-name="ce26" table:formula="of:=[.$D$7]+[.$E$7]*([.A21]-[.$C$7])^1+[.$F$7]*([.A21]-[.$C$7])^2+[.$G$7]*([.A21]-[.$C$7])^3+[.$H$7]*([.A21]-[.$C$7])^4" office:value-type="float" office:value="3832.64005564108" calcext:value-type="float">
            <text:p>3832.6</text:p>
          </table:table-cell>
          <table:table-cell table:style-name="ce26" table:formula="of:=IF(AND([.E21]&lt;0;[.$E$3]=&quot;NO&quot;);0;[.$D$3]*[.E21])" office:value-type="float" office:value="2784.02973641768" calcext:value-type="float">
            <text:p>2784.0</text:p>
          </table:table-cell>
          <table:table-cell table:style-name="ce28" table:formula="of:=100*[.$D$3]*(([.$J$7]*1)+([.$K$7]*2*[.A21]^1)+([.$L$7]*3*[.A21]^2)+([.$M$7]*4*[.A21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0.29999999999996" calcext:value-type="float">
            <text:p>0.300</text:p>
          </table:table-cell>
          <table:table-cell table:style-name="ce19" table:formula="of:=[.$D$7]+[.$E$7]*([.A22])^1+[.$F$7]*([.A22])^2+[.$G$7]*([.A22])^3+[.$H$7]*([.A22])^4" office:value-type="float" office:value="9246.92999999919" calcext:value-type="float">
            <text:p>9246.9</text:p>
          </table:table-cell>
          <table:table-cell table:style-name="ce19" table:formula="of:=IF(AND([.B22]&lt;0;[.$E$3]=&quot;NO&quot;);0;[.$D$3]*[.B22])" office:value-type="float" office:value="6716.96995199941" calcext:value-type="float">
            <text:p>6717.0</text:p>
          </table:table-cell>
          <table:table-cell table:style-name="ce22" table:formula="of:=100*[.$D$3]*(([.$E$7]*1)+([.$F$7]*2*[.A22]^1)+([.$G$7]*3*[.A22]^2)+([.$H$7]*4*[.A22]^3))" office:value-type="float" office:value="1468642.78400015" calcext:value-type="float">
            <text:p>1468643</text:p>
          </table:table-cell>
          <table:table-cell table:style-name="ce26" table:formula="of:=[.$D$7]+[.$E$7]*([.A22]-[.$C$7])^1+[.$F$7]*([.A22]-[.$C$7])^2+[.$G$7]*([.A22]-[.$C$7])^3+[.$H$7]*([.A22]-[.$C$7])^4" office:value-type="float" office:value="6870.18137928905" calcext:value-type="float">
            <text:p>6870.2</text:p>
          </table:table-cell>
          <table:table-cell table:style-name="ce26" table:formula="of:=IF(AND([.E22]&lt;0;[.$E$3]=&quot;NO&quot;);0;[.$D$3]*[.E22])" office:value-type="float" office:value="4990.49975391557" calcext:value-type="float">
            <text:p>4990.5</text:p>
          </table:table-cell>
          <table:table-cell table:style-name="ce28" table:formula="of:=100*[.$D$3]*(([.$J$7]*1)+([.$K$7]*2*[.A22]^1)+([.$L$7]*3*[.A22]^2)+([.$M$7]*4*[.A22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0.39999999999995" calcext:value-type="float">
            <text:p>0.400</text:p>
          </table:table-cell>
          <table:table-cell table:style-name="ce19" table:formula="of:=[.$D$7]+[.$E$7]*([.A23])^1+[.$F$7]*([.A23])^2+[.$G$7]*([.A23])^3+[.$H$7]*([.A23])^4" office:value-type="float" office:value="11035.2399999992" calcext:value-type="float">
            <text:p>11035.2</text:p>
          </table:table-cell>
          <table:table-cell table:style-name="ce19" table:formula="of:=IF(AND([.B23]&lt;0;[.$E$3]=&quot;NO&quot;);0;[.$D$3]*[.B23])" office:value-type="float" office:value="8015.99833599943" calcext:value-type="float">
            <text:p>8016.0</text:p>
          </table:table-cell>
          <table:table-cell table:style-name="ce22" table:formula="of:=100*[.$D$3]*(([.$E$7]*1)+([.$F$7]*2*[.A23]^1)+([.$G$7]*3*[.A23]^2)+([.$H$7]*4*[.A23]^3))" office:value-type="float" office:value="1149753.18400013" calcext:value-type="float">
            <text:p>1149753</text:p>
          </table:table-cell>
          <table:table-cell table:style-name="ce26" table:formula="of:=[.$D$7]+[.$E$7]*([.A23]-[.$C$7])^1+[.$F$7]*([.A23]-[.$C$7])^2+[.$G$7]*([.A23]-[.$C$7])^3+[.$H$7]*([.A23]-[.$C$7])^4" office:value-type="float" office:value="9198.2552469371" calcext:value-type="float">
            <text:p>9198.3</text:p>
          </table:table-cell>
          <table:table-cell table:style-name="ce26" table:formula="of:=IF(AND([.E23]&lt;0;[.$E$3]=&quot;NO&quot;);0;[.$D$3]*[.E23])" office:value-type="float" office:value="6681.61261137511" calcext:value-type="float">
            <text:p>6681.6</text:p>
          </table:table-cell>
          <table:table-cell table:style-name="ce28" table:formula="of:=100*[.$D$3]*(([.$J$7]*1)+([.$K$7]*2*[.A23]^1)+([.$L$7]*3*[.A23]^2)+([.$M$7]*4*[.A23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0.49999999999994" calcext:value-type="float">
            <text:p>0.500</text:p>
          </table:table-cell>
          <table:table-cell table:style-name="ce19" table:formula="of:=[.$D$7]+[.$E$7]*([.A24])^1+[.$F$7]*([.A24])^2+[.$G$7]*([.A24])^3+[.$H$7]*([.A24])^4" office:value-type="float" office:value="12466.5499999992" calcext:value-type="float">
            <text:p>12466.5</text:p>
          </table:table-cell>
          <table:table-cell table:style-name="ce19" table:formula="of:=IF(AND([.B24]&lt;0;[.$E$3]=&quot;NO&quot;);0;[.$D$3]*[.B24])" office:value-type="float" office:value="9055.70191999943" calcext:value-type="float">
            <text:p>9055.7</text:p>
          </table:table-cell>
          <table:table-cell table:style-name="ce22" table:formula="of:=100*[.$D$3]*(([.$E$7]*1)+([.$F$7]*2*[.A24]^1)+([.$G$7]*3*[.A24]^2)+([.$H$7]*4*[.A24]^3))" office:value-type="float" office:value="948540.384000087" calcext:value-type="float">
            <text:p>948540</text:p>
          </table:table-cell>
          <table:table-cell table:style-name="ce26" table:formula="of:=[.$D$7]+[.$E$7]*([.A24]-[.$C$7])^1+[.$F$7]*([.A24]-[.$C$7])^2+[.$G$7]*([.A24]-[.$C$7])^3+[.$H$7]*([.A24]-[.$C$7])^4" office:value-type="float" office:value="10997.1496585852" calcext:value-type="float">
            <text:p>10997.1</text:p>
          </table:table-cell>
          <table:table-cell table:style-name="ce26" table:formula="of:=IF(AND([.E24]&lt;0;[.$E$3]=&quot;NO&quot;);0;[.$D$3]*[.E24])" office:value-type="float" office:value="7988.32951199626" calcext:value-type="float">
            <text:p>7988.3</text:p>
          </table:table-cell>
          <table:table-cell table:style-name="ce28" table:formula="of:=100*[.$D$3]*(([.$J$7]*1)+([.$K$7]*2*[.A24]^1)+([.$L$7]*3*[.A24]^2)+([.$M$7]*4*[.A24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"/>
          <table:table-cell>
            <draw:custom-shape table:end-cell-address="TemperatureShift.M43" table:end-x="11.45pt" table:end-y="10.63pt" draw:z-index="1" draw:name="Straight Arrow Connector 3" draw:style-name="gr2" draw:text-style-name="P1" svg:width="76.03pt" svg:height="0.03pt" svg:x="34.41pt" svg:y="10.6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etch" table:style-name="ta1">
        <table:table-column table:style-name="co4" table:number-columns-repeated="3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2" table:default-cell-style-name="Default"/>
        <table:table-row table:style-name="ro2">
          <table:table-cell table:style-name="ce7" office:value-type="string" calcext:value-type="string" table:number-columns-spanned="1" table:number-rows-spanned="2">
            <text:p>Reference</text:p>
            <text:p>Temp</text:p>
          </table:table-cell>
          <table:table-cell table:style-name="ce7" office:value-type="string" calcext:value-type="string" table:number-columns-spanned="1" table:number-rows-spanned="2">
            <text:p>Loading</text:p>
            <text:p>Temp</text:p>
          </table:table-cell>
          <table:table-cell/>
          <table:table-cell table:style-name="ce21" office:value-type="string" calcext:value-type="string" table:number-columns-spanned="1" table:number-rows-spanned="2">
            <text:p>X-Section</text:p>
            <text:p>Area</text:p>
          </table:table-cell>
          <table:table-cell table:style-name="ce9" office:value-type="string" calcext:value-type="string" table:number-columns-spanned="1" table:number-rows-spanned="2">
            <text:p>Compress</text:p>
          </table:table-cell>
          <table:table-cell/>
          <table:table-cell table:style-name="ce21" office:value-type="string" calcext:value-type="string" table:number-columns-spanned="2" table:number-rows-spanned="2">
            <text:p>Tension</text:p>
            <text:p>Modulus</text:p>
          </table:table-cell>
          <table:covered-table-cell table:style-name="ce29"/>
          <table:table-cell table:number-columns-repeated="1016"/>
        </table:table-row>
        <table:table-row table:style-name="ro1">
          <table:covered-table-cell table:number-columns-repeated="2" table:style-name="ce7"/>
          <table:table-cell/>
          <table:covered-table-cell table:style-name="ce21"/>
          <table:covered-table-cell table:style-name="ce9"/>
          <table:table-cell/>
          <table:covered-table-cell table:style-name="ce27"/>
          <table:covered-table-cell table:style-name="ce30"/>
          <table:table-cell table:number-columns-repeated="1016"/>
        </table:table-row>
        <table:table-row table:style-name="ro1">
          <table:table-cell table:number-columns-repeated="2" table:style-name="ce8" office:value-type="float" office:value="70" calcext:value-type="float">
            <text:p>70</text:p>
          </table:table-cell>
          <table:table-cell/>
          <table:table-cell table:style-name="ce11" office:value-type="float" office:value="0.7264" calcext:value-type="float">
            <text:p>0.7264</text:p>
          </table:table-cell>
          <table:table-cell table:style-name="ce23" office:value-type="string" calcext:value-type="string">
            <text:p>YES</text:p>
          </table:table-cell>
          <table:table-cell/>
          <table:table-cell table:style-name="ce8" office:value-type="float" office:value="64000" calcext:value-type="float">
            <text:p>64000</text:p>
          </table:table-cell>
          <table:table-cell table:style-name="ce8" table:formula="of:=[.G3]*[.D3]*100" office:value-type="float" office:value="4648960" calcext:value-type="float">
            <text:p>464896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1" table:number-rows-spanned="2">
            <text:p>Temp</text:p>
          </table:table-cell>
          <table:table-cell table:style-name="ce15" office:value-type="string" calcext:value-type="string" table:number-columns-spanned="1" table:number-rows-spanned="2">
            <text:p>Thermal</text:p>
            <text:p>Coefficient</text:p>
          </table:table-cell>
          <table:table-cell table:style-name="ce15" office:value-type="string" calcext:value-type="string" table:number-columns-spanned="1" table:number-rows-spanned="2">
            <text:p>Thermal</text:p>
            <text:p>Expansion</text:p>
          </table:table-cell>
          <table:table-cell table:style-name="ce18" office:value-type="string" calcext:value-type="string" table:number-columns-spanned="5" table:number-rows-spanned="1">
            <text:p>Coefficients - Stress/Strain</text:p>
          </table:table-cell>
          <table:covered-table-cell table:number-columns-repeated="4" table:style-name="ce17"/>
          <table:table-cell table:style-name="ce24" office:value-type="string" calcext:value-type="string" table:number-columns-spanned="5" table:number-rows-spanned="1">
            <text:p>Coefficients - Creep</text:p>
          </table:table-cell>
          <table:covered-table-cell table:number-columns-repeated="4" table:style-name="ce24"/>
          <table:table-cell table:number-columns-repeated="1011"/>
        </table:table-row>
        <table:table-row table:style-name="ro1">
          <table:covered-table-cell table:style-name="ce9"/>
          <table:covered-table-cell table:number-columns-repeated="2" table:style-name="ce16"/>
          <table:table-cell table:style-name="ce17" office:value-type="string" calcext:value-type="string">
            <text:p>a0</text:p>
          </table:table-cell>
          <table:table-cell table:style-name="ce17" office:value-type="string" calcext:value-type="string">
            <text:p>a1</text:p>
          </table:table-cell>
          <table:table-cell table:style-name="ce17" office:value-type="string" calcext:value-type="string">
            <text:p>a2</text:p>
          </table:table-cell>
          <table:table-cell table:style-name="ce17" office:value-type="string" calcext:value-type="string">
            <text:p>a3</text:p>
          </table:table-cell>
          <table:table-cell table:style-name="ce17" office:value-type="string" calcext:value-type="string">
            <text:p>a4</text:p>
          </table:table-cell>
          <table:table-cell table:style-name="ce24" office:value-type="string" calcext:value-type="string">
            <text:p>a0</text:p>
          </table:table-cell>
          <table:table-cell table:style-name="ce24" office:value-type="string" calcext:value-type="string">
            <text:p>a1</text:p>
          </table:table-cell>
          <table:table-cell table:style-name="ce24" office:value-type="string" calcext:value-type="string">
            <text:p>a2</text:p>
          </table:table-cell>
          <table:table-cell table:style-name="ce24" office:value-type="string" calcext:value-type="string">
            <text:p>a3</text:p>
          </table:table-cell>
          <table:table-cell table:style-name="ce24" office:value-type="string" calcext:value-type="string">
            <text:p>a4</text:p>
          </table:table-cell>
          <table:table-cell table:number-columns-repeated="1011"/>
        </table:table-row>
        <table:table-row table:style-name="ro1"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0.00128" calcext:value-type="float">
            <text:p>0.00128</text:p>
          </table:table-cell>
          <table:table-cell table:style-name="ce8" table:formula="of:=([.A7]-[.$A$3])*[.B7]" office:value-type="float" office:value="0.1024" calcext:value-type="float">
            <text:p>0.102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4308.1" calcext:value-type="float">
            <text:p>44308.1</text:p>
          </table:table-cell>
          <table:table-cell table:style-name="ce8" office:value-type="float" office:value="-55000" calcext:value-type="float">
            <text:p>-55000</text:p>
          </table:table-cell>
          <table:table-cell table:style-name="ce8" office:value-type="float" office:value="35000" calcext:value-type="float">
            <text:p>35000</text:p>
          </table:table-cell>
          <table:table-cell table:style-name="ce8" office:value-type="float" office:value="-5000" calcext:value-type="float">
            <text:p>-500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Point</text:p>
          </table:table-cell>
          <table:table-cell table:style-name="ce10" office:value-type="string" calcext:value-type="string">
            <text:p>Unload</text:p>
          </table:table-cell>
          <table:table-cell table:style-name="ce10" office:value-type="string" calcext:value-type="string">
            <text:p>Stretch</text:p>
          </table:table-cell>
          <table:table-cell table:style-name="ce10" office:value-type="string" calcext:value-type="string">
            <text:p>Extrap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table:formula="of:=[.C11]-(([.C12]-[.B12])/([.G3]*[.D3]))" office:value-type="float" office:value="0.19068910035793" calcext:value-type="float">
            <text:p>0.19068910035793</text:p>
          </table:table-cell>
          <table:table-cell table:style-name="ce20" office:value-type="float" office:value="0.35" calcext:value-type="float">
            <text:p>0.350000</text:p>
          </table:table-cell>
          <table:table-cell table:style-name="ce11" table:formula="of:=[.C11]+(([.D12]-[.C12])/([.G3]*[.D3]))" office:value-type="float" office:value="0.19068910035793" calcext:value-type="float">
            <text:p>0.1906891003579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y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406.3" calcext:value-type="float">
            <text:p>7406.3</text:p>
          </table:table-cell>
          <table:table-cell table:style-name="ce11"/>
          <table:table-cell table:number-columns-repeated="1020"/>
        </table:table-row>
        <table:table-row table:style-name="ro1">
          <table:table-cell table:number-columns-repeated="8"/>
          <table:table-cell>
            <draw:frame table:end-cell-address="Stretch.T53" table:end-x="10.49pt" table:end-y="11.23pt" draw:z-index="0" draw:name="Chart 1" draw:style-name="gr1" draw:text-style-name="P1" svg:width="525.97pt" svg:height="518.23pt" svg:x="22.51pt" svg:y="3pt">
              <loext:p/>
              <draw:object draw:notify-on-update-of-ranges="Stretch.A17:Stretch.A24 Stretch.A1:Stretch.A1 Stretch.C17:Stretch.C24 Stretch.B11:Stretch.C11 Stretch.A1:Stretch.A1 Stretch.B12:Stretch.C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train</text:p>
          </table:table-cell>
          <table:table-cell table:style-name="ce17" office:value-type="string" calcext:value-type="string">
            <text:p>Stress</text:p>
          </table:table-cell>
          <table:table-cell table:style-name="ce17" office:value-type="string" calcext:value-type="string">
            <text:p>Load</text:p>
          </table:table-cell>
          <table:table-cell table:style-name="ce18" office:value-type="string" calcext:value-type="string">
            <text:p>Slope</text:p>
          </table:table-cell>
          <table:table-cell table:style-name="ce24" office:value-type="string" calcext:value-type="string">
            <text:p>Stress</text:p>
          </table:table-cell>
          <table:table-cell table:style-name="ce24" office:value-type="string" calcext:value-type="string">
            <text:p>Load</text:p>
          </table:table-cell>
          <table:table-cell table:style-name="ce25" office:value-type="string" calcext:value-type="string">
            <text:p>Slope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(%)</text:p>
          </table:table-cell>
          <table:table-cell table:style-name="ce18" office:value-type="string" calcext:value-type="string">
            <text:p>(psi)</text:p>
          </table:table-cell>
          <table:table-cell table:number-columns-repeated="2" table:style-name="ce18" office:value-type="string" calcext:value-type="string">
            <text:p>(lbs)</text:p>
          </table:table-cell>
          <table:table-cell table:style-name="ce25" office:value-type="string" calcext:value-type="string">
            <text:p>(psi)</text:p>
          </table:table-cell>
          <table:table-cell table:number-columns-repeated="2" table:style-name="ce25" office:value-type="string" calcext:value-type="string">
            <text:p>(lbs)</text:p>
          </table:table-cell>
          <table:table-cell table:number-columns-repeated="1017"/>
        </table:table-row>
        <table:table-row table:style-name="ro1">
          <table:table-cell table:style-name="ce14" office:value-type="float" office:value="-0.19999999999999" calcext:value-type="float">
            <text:p>-0.200</text:p>
          </table:table-cell>
          <table:table-cell table:style-name="ce19" table:formula="of:=[.$D$7]+[.$E$7]*([.A17])^1+[.$F$7]*([.A17])^2+[.$G$7]*([.A17])^3+[.$H$7]*([.A17])^4" office:value-type="float" office:value="-11349.6199999993" calcext:value-type="float">
            <text:p>-11349.6</text:p>
          </table:table-cell>
          <table:table-cell table:style-name="ce19" table:formula="of:=IF(AND([.B17]&lt;0;[.$E$3]=&quot;NO&quot;);0;[.$D$3]*[.B17])" office:value-type="float" office:value="-8244.36396799949" calcext:value-type="float">
            <text:p>-8244.4</text:p>
          </table:table-cell>
          <table:table-cell table:style-name="ce22" table:formula="of:=100*[.$D$3]*(([.$E$7]*1)+([.$F$7]*2*[.A17]^1)+([.$G$7]*3*[.A17]^2)+([.$H$7]*4*[.A17]^3))" office:value-type="float" office:value="5133330.78399989" calcext:value-type="float">
            <text:p>5133331</text:p>
          </table:table-cell>
          <table:table-cell table:style-name="ce26" table:formula="of:=[.$I$7]+[.$J$7]*([.A17]-[.$C$7])^1+[.$K$7]*([.A17]-[.$C$7])^2+[.$L$7]*([.A17]-[.$C$7])^3+[.$M$7]*([.A17]-[.$C$7])^4" office:value-type="float" office:value="0" calcext:value-type="float">
            <text:p>0.0</text:p>
          </table:table-cell>
          <table:table-cell table:style-name="ce26" table:formula="of:=IF(AND([.E17]&lt;0;[.$E$3]=&quot;NO&quot;);0;[.$D$3]*[.E17])" office:value-type="float" office:value="0" calcext:value-type="float">
            <text:p>0.0</text:p>
          </table:table-cell>
          <table:table-cell table:style-name="ce28" table:formula="of:=100*[.$D$3]*(([.$J$7]*1)+([.$K$7]*2*[.A17]^1)+([.$L$7]*3*[.A17]^2)+([.$M$7]*4*[.A17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-0.1" calcext:value-type="float">
            <text:p>-0.100</text:p>
          </table:table-cell>
          <table:table-cell table:style-name="ce19" table:formula="of:=[.$D$7]+[.$E$7]*([.A18])^1+[.$F$7]*([.A18])^2+[.$G$7]*([.A18])^3+[.$H$7]*([.A18])^4" office:value-type="float" office:value="-5016.31" calcext:value-type="float">
            <text:p>-5016.3</text:p>
          </table:table-cell>
          <table:table-cell table:style-name="ce19" table:formula="of:=IF(AND([.B18]&lt;0;[.$E$3]=&quot;NO&quot;);0;[.$D$3]*[.B18])" office:value-type="float" office:value="-3643.847584" calcext:value-type="float">
            <text:p>-3643.8</text:p>
          </table:table-cell>
          <table:table-cell table:style-name="ce22" table:formula="of:=100*[.$D$3]*(([.$E$7]*1)+([.$F$7]*2*[.A18]^1)+([.$G$7]*3*[.A18]^2)+([.$H$7]*4*[.A18]^3))" office:value-type="float" office:value="4095305.184" calcext:value-type="float">
            <text:p>4095305</text:p>
          </table:table-cell>
          <table:table-cell table:style-name="ce26" table:formula="of:=[.$I$7]+[.$J$7]*([.A18]-[.$C$7])^1+[.$K$7]*([.A18]-[.$C$7])^2+[.$L$7]*([.A18]-[.$C$7])^3+[.$M$7]*([.A18]-[.$C$7])^4" office:value-type="float" office:value="0" calcext:value-type="float">
            <text:p>0.0</text:p>
          </table:table-cell>
          <table:table-cell table:style-name="ce26" table:formula="of:=IF(AND([.E18]&lt;0;[.$E$3]=&quot;NO&quot;);0;[.$D$3]*[.E18])" office:value-type="float" office:value="0" calcext:value-type="float">
            <text:p>0.0</text:p>
          </table:table-cell>
          <table:table-cell table:style-name="ce28" table:formula="of:=100*[.$D$3]*(([.$J$7]*1)+([.$K$7]*2*[.A18]^1)+([.$L$7]*3*[.A18]^2)+([.$M$7]*4*[.A18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-9.99200722162641E-015" calcext:value-type="float">
            <text:p>0.000</text:p>
          </table:table-cell>
          <table:table-cell table:style-name="ce19" table:formula="of:=[.$D$7]+[.$E$7]*([.A19])^1+[.$F$7]*([.A19])^2+[.$G$7]*([.A19])^3+[.$H$7]*([.A19])^4" office:value-type="float" office:value="-0.000000000442726855176551" calcext:value-type="float">
            <text:p>0.0</text:p>
          </table:table-cell>
          <table:table-cell table:style-name="ce19" table:formula="of:=IF(AND([.B19]&lt;0;[.$E$3]=&quot;NO&quot;);0;[.$D$3]*[.B19])" office:value-type="float" office:value="-0.000000000321596787600246" calcext:value-type="float">
            <text:p>0.0</text:p>
          </table:table-cell>
          <table:table-cell table:style-name="ce22" table:formula="of:=100*[.$D$3]*(([.$E$7]*1)+([.$F$7]*2*[.A19]^1)+([.$G$7]*3*[.A19]^2)+([.$H$7]*4*[.A19]^3))" office:value-type="float" office:value="3218540.38400008" calcext:value-type="float">
            <text:p>3218540</text:p>
          </table:table-cell>
          <table:table-cell table:style-name="ce26" table:formula="of:=[.$I$7]+[.$J$7]*([.A19]-[.$C$7])^1+[.$K$7]*([.A19]-[.$C$7])^2+[.$L$7]*([.A19]-[.$C$7])^3+[.$M$7]*([.A19]-[.$C$7])^4" office:value-type="float" office:value="0" calcext:value-type="float">
            <text:p>0.0</text:p>
          </table:table-cell>
          <table:table-cell table:style-name="ce26" table:formula="of:=IF(AND([.E19]&lt;0;[.$E$3]=&quot;NO&quot;);0;[.$D$3]*[.E19])" office:value-type="float" office:value="0" calcext:value-type="float">
            <text:p>0.0</text:p>
          </table:table-cell>
          <table:table-cell table:style-name="ce28" table:formula="of:=100*[.$D$3]*(([.$J$7]*1)+([.$K$7]*2*[.A19]^1)+([.$L$7]*3*[.A19]^2)+([.$M$7]*4*[.A19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0.09999999999998" calcext:value-type="float">
            <text:p>0.100</text:p>
          </table:table-cell>
          <table:table-cell table:style-name="ce19" table:formula="of:=[.$D$7]+[.$E$7]*([.A20])^1+[.$F$7]*([.A20])^2+[.$G$7]*([.A20])^3+[.$H$7]*([.A20])^4" office:value-type="float" office:value="3915.30999999931" calcext:value-type="float">
            <text:p>3915.3</text:p>
          </table:table-cell>
          <table:table-cell table:style-name="ce19" table:formula="of:=IF(AND([.B20]&lt;0;[.$E$3]=&quot;NO&quot;);0;[.$D$3]*[.B20])" office:value-type="float" office:value="2844.0811839995" calcext:value-type="float">
            <text:p>2844.1</text:p>
          </table:table-cell>
          <table:table-cell table:style-name="ce22" table:formula="of:=100*[.$D$3]*(([.$E$7]*1)+([.$F$7]*2*[.A20]^1)+([.$G$7]*3*[.A20]^2)+([.$H$7]*4*[.A20]^3))" office:value-type="float" office:value="2494319.58400013" calcext:value-type="float">
            <text:p>2494320</text:p>
          </table:table-cell>
          <table:table-cell table:style-name="ce26" table:formula="of:=[.$I$7]+[.$J$7]*([.A20]-[.$C$7])^1+[.$K$7]*([.A20]-[.$C$7])^2+[.$L$7]*([.A20]-[.$C$7])^3+[.$M$7]*([.A20]-[.$C$7])^4" office:value-type="float" office:value="0" calcext:value-type="float">
            <text:p>0.0</text:p>
          </table:table-cell>
          <table:table-cell table:style-name="ce26" table:formula="of:=IF(AND([.E20]&lt;0;[.$E$3]=&quot;NO&quot;);0;[.$D$3]*[.E20])" office:value-type="float" office:value="0" calcext:value-type="float">
            <text:p>0.0</text:p>
          </table:table-cell>
          <table:table-cell table:style-name="ce28" table:formula="of:=100*[.$D$3]*(([.$J$7]*1)+([.$K$7]*2*[.A20]^1)+([.$L$7]*3*[.A20]^2)+([.$M$7]*4*[.A20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0.19999999999997" calcext:value-type="float">
            <text:p>0.200</text:p>
          </table:table-cell>
          <table:table-cell table:style-name="ce19" table:formula="of:=[.$D$7]+[.$E$7]*([.A21])^1+[.$F$7]*([.A21])^2+[.$G$7]*([.A21])^3+[.$H$7]*([.A21])^4" office:value-type="float" office:value="6933.61999999921" calcext:value-type="float">
            <text:p>6933.6</text:p>
          </table:table-cell>
          <table:table-cell table:style-name="ce19" table:formula="of:=IF(AND([.B21]&lt;0;[.$E$3]=&quot;NO&quot;);0;[.$D$3]*[.B21])" office:value-type="float" office:value="5036.58156799943" calcext:value-type="float">
            <text:p>5036.6</text:p>
          </table:table-cell>
          <table:table-cell table:style-name="ce22" table:formula="of:=100*[.$D$3]*(([.$E$7]*1)+([.$F$7]*2*[.A21]^1)+([.$G$7]*3*[.A21]^2)+([.$H$7]*4*[.A21]^3))" office:value-type="float" office:value="1913925.98400015" calcext:value-type="float">
            <text:p>1913926</text:p>
          </table:table-cell>
          <table:table-cell table:style-name="ce26" table:formula="of:=[.$I$7]+[.$J$7]*([.A21]-[.$C$7])^1+[.$K$7]*([.A21]-[.$C$7])^2+[.$L$7]*([.A21]-[.$C$7])^3+[.$M$7]*([.A21]-[.$C$7])^4" office:value-type="float" office:value="0" calcext:value-type="float">
            <text:p>0.0</text:p>
          </table:table-cell>
          <table:table-cell table:style-name="ce26" table:formula="of:=IF(AND([.E21]&lt;0;[.$E$3]=&quot;NO&quot;);0;[.$D$3]*[.E21])" office:value-type="float" office:value="0" calcext:value-type="float">
            <text:p>0.0</text:p>
          </table:table-cell>
          <table:table-cell table:style-name="ce28" table:formula="of:=100*[.$D$3]*(([.$J$7]*1)+([.$K$7]*2*[.A21]^1)+([.$L$7]*3*[.A21]^2)+([.$M$7]*4*[.A21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0.29999999999996" calcext:value-type="float">
            <text:p>0.300</text:p>
          </table:table-cell>
          <table:table-cell table:style-name="ce19" table:formula="of:=[.$D$7]+[.$E$7]*([.A22])^1+[.$F$7]*([.A22])^2+[.$G$7]*([.A22])^3+[.$H$7]*([.A22])^4" office:value-type="float" office:value="9246.92999999919" calcext:value-type="float">
            <text:p>9246.9</text:p>
          </table:table-cell>
          <table:table-cell table:style-name="ce19" table:formula="of:=IF(AND([.B22]&lt;0;[.$E$3]=&quot;NO&quot;);0;[.$D$3]*[.B22])" office:value-type="float" office:value="6716.96995199941" calcext:value-type="float">
            <text:p>6717.0</text:p>
          </table:table-cell>
          <table:table-cell table:style-name="ce22" table:formula="of:=100*[.$D$3]*(([.$E$7]*1)+([.$F$7]*2*[.A22]^1)+([.$G$7]*3*[.A22]^2)+([.$H$7]*4*[.A22]^3))" office:value-type="float" office:value="1468642.78400015" calcext:value-type="float">
            <text:p>1468643</text:p>
          </table:table-cell>
          <table:table-cell table:style-name="ce26" table:formula="of:=[.$I$7]+[.$J$7]*([.A22]-[.$C$7])^1+[.$K$7]*([.A22]-[.$C$7])^2+[.$L$7]*([.A22]-[.$C$7])^3+[.$M$7]*([.A22]-[.$C$7])^4" office:value-type="float" office:value="0" calcext:value-type="float">
            <text:p>0.0</text:p>
          </table:table-cell>
          <table:table-cell table:style-name="ce26" table:formula="of:=IF(AND([.E22]&lt;0;[.$E$3]=&quot;NO&quot;);0;[.$D$3]*[.E22])" office:value-type="float" office:value="0" calcext:value-type="float">
            <text:p>0.0</text:p>
          </table:table-cell>
          <table:table-cell table:style-name="ce28" table:formula="of:=100*[.$D$3]*(([.$J$7]*1)+([.$K$7]*2*[.A22]^1)+([.$L$7]*3*[.A22]^2)+([.$M$7]*4*[.A22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0.39999999999995" calcext:value-type="float">
            <text:p>0.400</text:p>
          </table:table-cell>
          <table:table-cell table:style-name="ce19" table:formula="of:=[.$D$7]+[.$E$7]*([.A23])^1+[.$F$7]*([.A23])^2+[.$G$7]*([.A23])^3+[.$H$7]*([.A23])^4" office:value-type="float" office:value="11035.2399999992" calcext:value-type="float">
            <text:p>11035.2</text:p>
          </table:table-cell>
          <table:table-cell table:style-name="ce19" table:formula="of:=IF(AND([.B23]&lt;0;[.$E$3]=&quot;NO&quot;);0;[.$D$3]*[.B23])" office:value-type="float" office:value="8015.99833599943" calcext:value-type="float">
            <text:p>8016.0</text:p>
          </table:table-cell>
          <table:table-cell table:style-name="ce22" table:formula="of:=100*[.$D$3]*(([.$E$7]*1)+([.$F$7]*2*[.A23]^1)+([.$G$7]*3*[.A23]^2)+([.$H$7]*4*[.A23]^3))" office:value-type="float" office:value="1149753.18400013" calcext:value-type="float">
            <text:p>1149753</text:p>
          </table:table-cell>
          <table:table-cell table:style-name="ce26" table:formula="of:=[.$I$7]+[.$J$7]*([.A23]-[.$C$7])^1+[.$K$7]*([.A23]-[.$C$7])^2+[.$L$7]*([.A23]-[.$C$7])^3+[.$M$7]*([.A23]-[.$C$7])^4" office:value-type="float" office:value="0" calcext:value-type="float">
            <text:p>0.0</text:p>
          </table:table-cell>
          <table:table-cell table:style-name="ce26" table:formula="of:=IF(AND([.E23]&lt;0;[.$E$3]=&quot;NO&quot;);0;[.$D$3]*[.E23])" office:value-type="float" office:value="0" calcext:value-type="float">
            <text:p>0.0</text:p>
          </table:table-cell>
          <table:table-cell table:style-name="ce28" table:formula="of:=100*[.$D$3]*(([.$J$7]*1)+([.$K$7]*2*[.A23]^1)+([.$L$7]*3*[.A23]^2)+([.$M$7]*4*[.A23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0.49999999999994" calcext:value-type="float">
            <text:p>0.500</text:p>
          </table:table-cell>
          <table:table-cell table:style-name="ce19" table:formula="of:=[.$D$7]+[.$E$7]*([.A24])^1+[.$F$7]*([.A24])^2+[.$G$7]*([.A24])^3+[.$H$7]*([.A24])^4" office:value-type="float" office:value="12466.5499999992" calcext:value-type="float">
            <text:p>12466.5</text:p>
          </table:table-cell>
          <table:table-cell table:style-name="ce19" table:formula="of:=IF(AND([.B24]&lt;0;[.$E$3]=&quot;NO&quot;);0;[.$D$3]*[.B24])" office:value-type="float" office:value="9055.70191999943" calcext:value-type="float">
            <text:p>9055.7</text:p>
          </table:table-cell>
          <table:table-cell table:style-name="ce22" table:formula="of:=100*[.$D$3]*(([.$E$7]*1)+([.$F$7]*2*[.A24]^1)+([.$G$7]*3*[.A24]^2)+([.$H$7]*4*[.A24]^3))" office:value-type="float" office:value="948540.384000087" calcext:value-type="float">
            <text:p>948540</text:p>
          </table:table-cell>
          <table:table-cell table:style-name="ce26" table:formula="of:=[.$I$7]+[.$J$7]*([.A24]-[.$C$7])^1+[.$K$7]*([.A24]-[.$C$7])^2+[.$L$7]*([.A24]-[.$C$7])^3+[.$M$7]*([.A24]-[.$C$7])^4" office:value-type="float" office:value="0" calcext:value-type="float">
            <text:p>0.0</text:p>
          </table:table-cell>
          <table:table-cell table:style-name="ce26" table:formula="of:=IF(AND([.E24]&lt;0;[.$E$3]=&quot;NO&quot;);0;[.$D$3]*[.E24])" office:value-type="float" office:value="0" calcext:value-type="float">
            <text:p>0.0</text:p>
          </table:table-cell>
          <table:table-cell table:style-name="ce28" table:formula="of:=100*[.$D$3]*(([.$J$7]*1)+([.$K$7]*2*[.A24]^1)+([.$L$7]*3*[.A24]^2)+([.$M$7]*4*[.A24]^3))" office:value-type="float" office:value="0" calcext:value-type="float">
            <text:p>0</text:p>
          </table:table-cell>
          <table:table-cell table:number-columns-repeated="8"/>
          <table:table-cell>
            <draw:custom-shape table:end-cell-address="Stretch.Q30" table:end-x="1.47pt" table:end-y="10.23pt" draw:z-index="2" draw:name="Straight Arrow Connector 10" draw:style-name="gr3" draw:text-style-name="P1" svg:width="30.87pt" svg:height="74.3pt" svg:x="18.79pt" svg:y="12.42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/>
          <table:table-cell>
            <draw:custom-shape table:end-cell-address="Stretch.T28" table:end-x="20.41pt" table:end-y="3.94pt" draw:z-index="4" draw:name="Straight Arrow Connector 7" draw:style-name="gr4" draw:text-style-name="P1" svg:width="81.86pt" svg:height="49.18pt" svg:x="-46.91pt" svg:y="-43.46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1006"/>
        </table:table-row>
        <table:table-row table:style-name="ro1">
          <table:table-cell table:number-columns-repeated="14"/>
          <table:table-cell>
            <draw:custom-shape table:end-cell-address="Stretch.P30" table:end-x="27.38pt" table:end-y="11.54pt" draw:z-index="3" draw:name="Straight Arrow Connector 5" draw:style-name="gr5" draw:text-style-name="P1" svg:width="29.71pt" svg:height="69.56pt" svg:x="45.86pt" svg:y="5.7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>
            <draw:custom-shape table:end-cell-address="Stretch.Q31" table:end-x="9.69pt" table:end-y="4.42pt" draw:z-index="1" draw:name="Straight Arrow Connector 4" draw:style-name="gr6" draw:text-style-name="P1" svg:width="39.69pt" svg:height="33.59pt" svg:x="-21.46pt" svg:y="-24.55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100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etch-Creep" table:style-name="ta1">
        <table:table-column table:style-name="co4" table:number-columns-repeated="3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2" table:default-cell-style-name="Default"/>
        <table:table-row table:style-name="ro2">
          <table:table-cell table:style-name="ce7" office:value-type="string" calcext:value-type="string" table:number-columns-spanned="1" table:number-rows-spanned="2">
            <text:p>Reference</text:p>
            <text:p>Temp</text:p>
          </table:table-cell>
          <table:table-cell table:style-name="ce7" office:value-type="string" calcext:value-type="string" table:number-columns-spanned="1" table:number-rows-spanned="2">
            <text:p>Loading</text:p>
            <text:p>Temp</text:p>
          </table:table-cell>
          <table:table-cell/>
          <table:table-cell table:style-name="ce21" office:value-type="string" calcext:value-type="string" table:number-columns-spanned="1" table:number-rows-spanned="2">
            <text:p>X-Section</text:p>
            <text:p>Area</text:p>
          </table:table-cell>
          <table:table-cell table:style-name="ce9" office:value-type="string" calcext:value-type="string" table:number-columns-spanned="1" table:number-rows-spanned="2">
            <text:p>Compress</text:p>
          </table:table-cell>
          <table:table-cell/>
          <table:table-cell table:style-name="ce21" office:value-type="string" calcext:value-type="string" table:number-columns-spanned="2" table:number-rows-spanned="2">
            <text:p>Tension</text:p>
            <text:p>Modulus</text:p>
          </table:table-cell>
          <table:covered-table-cell table:style-name="ce29"/>
          <table:table-cell table:number-columns-repeated="1016"/>
        </table:table-row>
        <table:table-row table:style-name="ro1">
          <table:covered-table-cell table:number-columns-repeated="2" table:style-name="ce7"/>
          <table:table-cell/>
          <table:covered-table-cell table:style-name="ce21"/>
          <table:covered-table-cell table:style-name="ce9"/>
          <table:table-cell/>
          <table:covered-table-cell table:style-name="ce27"/>
          <table:covered-table-cell table:style-name="ce30"/>
          <table:table-cell table:number-columns-repeated="1016"/>
        </table:table-row>
        <table:table-row table:style-name="ro1">
          <table:table-cell table:number-columns-repeated="2" table:style-name="ce8" office:value-type="float" office:value="70" calcext:value-type="float">
            <text:p>70</text:p>
          </table:table-cell>
          <table:table-cell/>
          <table:table-cell table:style-name="ce11" office:value-type="float" office:value="0.7264" calcext:value-type="float">
            <text:p>0.7264</text:p>
          </table:table-cell>
          <table:table-cell table:style-name="ce23" office:value-type="string" calcext:value-type="string">
            <text:p>YES</text:p>
          </table:table-cell>
          <table:table-cell/>
          <table:table-cell table:style-name="ce8" office:value-type="float" office:value="64000" calcext:value-type="float">
            <text:p>64000</text:p>
          </table:table-cell>
          <table:table-cell table:style-name="ce8" table:formula="of:=[.G3]*[.D3]*100" office:value-type="float" office:value="4648960" calcext:value-type="float">
            <text:p>464896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1" table:number-rows-spanned="2">
            <text:p>Temp</text:p>
          </table:table-cell>
          <table:table-cell table:style-name="ce15" office:value-type="string" calcext:value-type="string" table:number-columns-spanned="1" table:number-rows-spanned="2">
            <text:p>Thermal</text:p>
            <text:p>Coefficient</text:p>
          </table:table-cell>
          <table:table-cell table:style-name="ce15" office:value-type="string" calcext:value-type="string" table:number-columns-spanned="1" table:number-rows-spanned="2">
            <text:p>Thermal</text:p>
            <text:p>Expansion</text:p>
          </table:table-cell>
          <table:table-cell table:style-name="ce18" office:value-type="string" calcext:value-type="string" table:number-columns-spanned="5" table:number-rows-spanned="1">
            <text:p>Coefficients - Stress/Strain</text:p>
          </table:table-cell>
          <table:covered-table-cell table:number-columns-repeated="4" table:style-name="ce17"/>
          <table:table-cell table:style-name="ce24" office:value-type="string" calcext:value-type="string" table:number-columns-spanned="5" table:number-rows-spanned="1">
            <text:p>Coefficients - Creep</text:p>
          </table:table-cell>
          <table:covered-table-cell table:number-columns-repeated="4" table:style-name="ce24"/>
          <table:table-cell table:number-columns-repeated="1011"/>
        </table:table-row>
        <table:table-row table:style-name="ro1">
          <table:covered-table-cell table:style-name="ce9"/>
          <table:covered-table-cell table:number-columns-repeated="2" table:style-name="ce16"/>
          <table:table-cell table:style-name="ce17" office:value-type="string" calcext:value-type="string">
            <text:p>a0</text:p>
          </table:table-cell>
          <table:table-cell table:style-name="ce17" office:value-type="string" calcext:value-type="string">
            <text:p>a1</text:p>
          </table:table-cell>
          <table:table-cell table:style-name="ce17" office:value-type="string" calcext:value-type="string">
            <text:p>a2</text:p>
          </table:table-cell>
          <table:table-cell table:style-name="ce17" office:value-type="string" calcext:value-type="string">
            <text:p>a3</text:p>
          </table:table-cell>
          <table:table-cell table:style-name="ce17" office:value-type="string" calcext:value-type="string">
            <text:p>a4</text:p>
          </table:table-cell>
          <table:table-cell table:style-name="ce24" office:value-type="string" calcext:value-type="string">
            <text:p>a0</text:p>
          </table:table-cell>
          <table:table-cell table:style-name="ce24" office:value-type="string" calcext:value-type="string">
            <text:p>a1</text:p>
          </table:table-cell>
          <table:table-cell table:style-name="ce24" office:value-type="string" calcext:value-type="string">
            <text:p>a2</text:p>
          </table:table-cell>
          <table:table-cell table:style-name="ce24" office:value-type="string" calcext:value-type="string">
            <text:p>a3</text:p>
          </table:table-cell>
          <table:table-cell table:style-name="ce24" office:value-type="string" calcext:value-type="string">
            <text:p>a4</text:p>
          </table:table-cell>
          <table:table-cell table:number-columns-repeated="1011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 office:value-type="float" office:value="0.00128" calcext:value-type="float">
            <text:p>0.00128</text:p>
          </table:table-cell>
          <table:table-cell table:style-name="ce8" table:formula="of:=([.A7]-[.$A$3])*[.B7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4308.1" calcext:value-type="float">
            <text:p>44308.1</text:p>
          </table:table-cell>
          <table:table-cell table:style-name="ce8" office:value-type="float" office:value="-55000" calcext:value-type="float">
            <text:p>-55000</text:p>
          </table:table-cell>
          <table:table-cell table:style-name="ce8" office:value-type="float" office:value="35000" calcext:value-type="float">
            <text:p>35000</text:p>
          </table:table-cell>
          <table:table-cell table:style-name="ce8" office:value-type="float" office:value="-5000" calcext:value-type="float">
            <text:p>-5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0000" calcext:value-type="float">
            <text:p>30000</text:p>
          </table:table-cell>
          <table:table-cell table:style-name="ce8" office:value-type="float" office:value="-50000" calcext:value-type="float">
            <text:p>-50000</text:p>
          </table:table-cell>
          <table:table-cell table:style-name="ce8" office:value-type="float" office:value="35000" calcext:value-type="float">
            <text:p>35000</text:p>
          </table:table-cell>
          <table:table-cell table:style-name="ce8" office:value-type="float" office:value="-5000" calcext:value-type="float">
            <text:p>-500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Point</text:p>
          </table:table-cell>
          <table:table-cell table:style-name="ce10" office:value-type="string" calcext:value-type="string">
            <text:p>Unload</text:p>
          </table:table-cell>
          <table:table-cell table:style-name="ce10" office:value-type="string" calcext:value-type="string">
            <text:p>Stretch</text:p>
          </table:table-cell>
          <table:table-cell table:style-name="ce10" office:value-type="string" calcext:value-type="string">
            <text:p>Extrap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table:formula="of:=[.C11]-(([.C12]-[.B12])/([.G3]*[.D3]))" office:value-type="float" office:value="0.19068910035793" calcext:value-type="float">
            <text:p>0.19068910035793</text:p>
          </table:table-cell>
          <table:table-cell table:style-name="ce20" office:value-type="float" office:value="0.35" calcext:value-type="float">
            <text:p>0.350000</text:p>
          </table:table-cell>
          <table:table-cell table:style-name="ce11" table:formula="of:=[.C11]+(([.D12]-[.C12])/([.G3]*[.D3]))" office:value-type="float" office:value="0.19068910035793" calcext:value-type="float">
            <text:p>0.1906891003579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y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406.3" calcext:value-type="float">
            <text:p>7406.3</text:p>
          </table:table-cell>
          <table:table-cell table:style-name="ce11"/>
          <table:table-cell table:number-columns-repeated="1020"/>
        </table:table-row>
        <table:table-row table:style-name="ro1">
          <table:table-cell table:number-columns-repeated="8"/>
          <table:table-cell>
            <draw:frame table:end-cell-address="'Stretch-Creep'.T53" table:end-x="10.49pt" table:end-y="11.23pt" draw:z-index="0" draw:name="Chart 1" draw:style-name="gr1" draw:text-style-name="P1" svg:width="525.97pt" svg:height="518.23pt" svg:x="22.51pt" svg:y="3pt">
              <loext:p/>
              <draw:object draw:notify-on-update-of-ranges="'Stretch-Creep'.A17:'Stretch-Creep'.A24 'Stretch-Creep'.A1:'Stretch-Creep'.A1 'Stretch-Creep'.C17:'Stretch-Creep'.C24 'Stretch-Creep'.A17:'Stretch-Creep'.A24 'Stretch-Creep'.A1:'Stretch-Creep'.A1 'Stretch-Creep'.F17:'Stretch-Creep'.F2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train</text:p>
          </table:table-cell>
          <table:table-cell table:style-name="ce17" office:value-type="string" calcext:value-type="string">
            <text:p>Stress</text:p>
          </table:table-cell>
          <table:table-cell table:style-name="ce17" office:value-type="string" calcext:value-type="string">
            <text:p>Load</text:p>
          </table:table-cell>
          <table:table-cell table:style-name="ce18" office:value-type="string" calcext:value-type="string">
            <text:p>Slope</text:p>
          </table:table-cell>
          <table:table-cell table:style-name="ce24" office:value-type="string" calcext:value-type="string">
            <text:p>Stress</text:p>
          </table:table-cell>
          <table:table-cell table:style-name="ce24" office:value-type="string" calcext:value-type="string">
            <text:p>Load</text:p>
          </table:table-cell>
          <table:table-cell table:style-name="ce25" office:value-type="string" calcext:value-type="string">
            <text:p>Slope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(%)</text:p>
          </table:table-cell>
          <table:table-cell table:style-name="ce18" office:value-type="string" calcext:value-type="string">
            <text:p>(psi)</text:p>
          </table:table-cell>
          <table:table-cell table:number-columns-repeated="2" table:style-name="ce18" office:value-type="string" calcext:value-type="string">
            <text:p>(lbs)</text:p>
          </table:table-cell>
          <table:table-cell table:style-name="ce25" office:value-type="string" calcext:value-type="string">
            <text:p>(psi)</text:p>
          </table:table-cell>
          <table:table-cell table:number-columns-repeated="2" table:style-name="ce25" office:value-type="string" calcext:value-type="string">
            <text:p>(lbs)</text:p>
          </table:table-cell>
          <table:table-cell table:number-columns-repeated="1017"/>
        </table:table-row>
        <table:table-row table:style-name="ro1">
          <table:table-cell table:style-name="ce14" office:value-type="float" office:value="-0.19999999999999" calcext:value-type="float">
            <text:p>-0.200</text:p>
          </table:table-cell>
          <table:table-cell table:style-name="ce19" table:formula="of:=[.$D$7]+[.$E$7]*([.A17])^1+[.$F$7]*([.A17])^2+[.$G$7]*([.A17])^3+[.$H$7]*([.A17])^4" office:value-type="float" office:value="-11349.6199999993" calcext:value-type="float">
            <text:p>-11349.6</text:p>
          </table:table-cell>
          <table:table-cell table:style-name="ce19" table:formula="of:=IF(AND([.B17]&lt;0;[.$E$3]=&quot;NO&quot;);0;[.$D$3]*[.B17])" office:value-type="float" office:value="-8244.36396799949" calcext:value-type="float">
            <text:p>-8244.4</text:p>
          </table:table-cell>
          <table:table-cell table:style-name="ce22" table:formula="of:=100*[.$D$3]*(([.$E$7]*1)+([.$F$7]*2*[.A17]^1)+([.$G$7]*3*[.A17]^2)+([.$H$7]*4*[.A17]^3))" office:value-type="float" office:value="5133330.78399989" calcext:value-type="float">
            <text:p>5133331</text:p>
          </table:table-cell>
          <table:table-cell table:style-name="ce26" table:formula="of:=[.$I$7]+[.$J$7]*([.A17]-[.$C$7])^1+[.$K$7]*([.A17]-[.$C$7])^2+[.$L$7]*([.A17]-[.$C$7])^3+[.$M$7]*([.A17]-[.$C$7])^4" office:value-type="float" office:value="-8287.99999999946" calcext:value-type="float">
            <text:p>-8288.0</text:p>
          </table:table-cell>
          <table:table-cell table:style-name="ce26" table:formula="of:=IF(AND([.E17]&lt;0;[.$E$3]=&quot;NO&quot;);0;[.$D$3]*[.E17])" office:value-type="float" office:value="-6020.40319999961" calcext:value-type="float">
            <text:p>-6020.4</text:p>
          </table:table-cell>
          <table:table-cell table:style-name="ce28" table:formula="of:=100*[.$D$3]*(([.$J$7]*1)+([.$K$7]*2*[.A17]^1)+([.$L$7]*3*[.A17]^2)+([.$M$7]*4*[.A17]^3))" office:value-type="float" office:value="3948710.3999999" calcext:value-type="float">
            <text:p>3948710</text:p>
          </table:table-cell>
          <table:table-cell table:number-columns-repeated="1017"/>
        </table:table-row>
        <table:table-row table:style-name="ro1">
          <table:table-cell table:style-name="ce14" office:value-type="float" office:value="-0.1" calcext:value-type="float">
            <text:p>-0.100</text:p>
          </table:table-cell>
          <table:table-cell table:style-name="ce19" table:formula="of:=[.$D$7]+[.$E$7]*([.A18])^1+[.$F$7]*([.A18])^2+[.$G$7]*([.A18])^3+[.$H$7]*([.A18])^4" office:value-type="float" office:value="-5016.31" calcext:value-type="float">
            <text:p>-5016.3</text:p>
          </table:table-cell>
          <table:table-cell table:style-name="ce19" table:formula="of:=IF(AND([.B18]&lt;0;[.$E$3]=&quot;NO&quot;);0;[.$D$3]*[.B18])" office:value-type="float" office:value="-3643.847584" calcext:value-type="float">
            <text:p>-3643.8</text:p>
          </table:table-cell>
          <table:table-cell table:style-name="ce22" table:formula="of:=100*[.$D$3]*(([.$E$7]*1)+([.$F$7]*2*[.A18]^1)+([.$G$7]*3*[.A18]^2)+([.$H$7]*4*[.A18]^3))" office:value-type="float" office:value="4095305.184" calcext:value-type="float">
            <text:p>4095305</text:p>
          </table:table-cell>
          <table:table-cell table:style-name="ce26" table:formula="of:=[.$I$7]+[.$J$7]*([.A18]-[.$C$7])^1+[.$K$7]*([.A18]-[.$C$7])^2+[.$L$7]*([.A18]-[.$C$7])^3+[.$M$7]*([.A18]-[.$C$7])^4" office:value-type="float" office:value="-3535.5" calcext:value-type="float">
            <text:p>-3535.5</text:p>
          </table:table-cell>
          <table:table-cell table:style-name="ce26" table:formula="of:=IF(AND([.E18]&lt;0;[.$E$3]=&quot;NO&quot;);0;[.$D$3]*[.E18])" office:value-type="float" office:value="-2568.1872" calcext:value-type="float">
            <text:p>-2568.2</text:p>
          </table:table-cell>
          <table:table-cell table:style-name="ce28" table:formula="of:=100*[.$D$3]*(([.$J$7]*1)+([.$K$7]*2*[.A18]^1)+([.$L$7]*3*[.A18]^2)+([.$M$7]*4*[.A18]^3))" office:value-type="float" office:value="2983324.8" calcext:value-type="float">
            <text:p>2983325</text:p>
          </table:table-cell>
          <table:table-cell table:number-columns-repeated="1017"/>
        </table:table-row>
        <table:table-row table:style-name="ro1">
          <table:table-cell table:style-name="ce14" office:value-type="float" office:value="-9.99200722162641E-015" calcext:value-type="float">
            <text:p>0.000</text:p>
          </table:table-cell>
          <table:table-cell table:style-name="ce19" table:formula="of:=[.$D$7]+[.$E$7]*([.A19])^1+[.$F$7]*([.A19])^2+[.$G$7]*([.A19])^3+[.$H$7]*([.A19])^4" office:value-type="float" office:value="-0.000000000442726855176551" calcext:value-type="float">
            <text:p>0.0</text:p>
          </table:table-cell>
          <table:table-cell table:style-name="ce19" table:formula="of:=IF(AND([.B19]&lt;0;[.$E$3]=&quot;NO&quot;);0;[.$D$3]*[.B19])" office:value-type="float" office:value="-0.000000000321596787600246" calcext:value-type="float">
            <text:p>0.0</text:p>
          </table:table-cell>
          <table:table-cell table:style-name="ce22" table:formula="of:=100*[.$D$3]*(([.$E$7]*1)+([.$F$7]*2*[.A19]^1)+([.$G$7]*3*[.A19]^2)+([.$H$7]*4*[.A19]^3))" office:value-type="float" office:value="3218540.38400008" calcext:value-type="float">
            <text:p>3218540</text:p>
          </table:table-cell>
          <table:table-cell table:style-name="ce26" table:formula="of:=[.$I$7]+[.$J$7]*([.A19]-[.$C$7])^1+[.$K$7]*([.A19]-[.$C$7])^2+[.$L$7]*([.A19]-[.$C$7])^3+[.$M$7]*([.A19]-[.$C$7])^4" office:value-type="float" office:value="-0.000000000299760216648797" calcext:value-type="float">
            <text:p>0.0</text:p>
          </table:table-cell>
          <table:table-cell table:style-name="ce26" table:formula="of:=IF(AND([.E19]&lt;0;[.$E$3]=&quot;NO&quot;);0;[.$D$3]*[.E19])" office:value-type="float" office:value="-0.000000000217745821373686" calcext:value-type="float">
            <text:p>0.0</text:p>
          </table:table-cell>
          <table:table-cell table:style-name="ce28" table:formula="of:=100*[.$D$3]*(([.$J$7]*1)+([.$K$7]*2*[.A19]^1)+([.$L$7]*3*[.A19]^2)+([.$M$7]*4*[.A19]^3))" office:value-type="float" office:value="2179200.00000007" calcext:value-type="float">
            <text:p>2179200</text:p>
          </table:table-cell>
          <table:table-cell table:number-columns-repeated="1017"/>
        </table:table-row>
        <table:table-row table:style-name="ro1">
          <table:table-cell table:style-name="ce14" office:value-type="float" office:value="0.09999999999998" calcext:value-type="float">
            <text:p>0.100</text:p>
          </table:table-cell>
          <table:table-cell table:style-name="ce19" table:formula="of:=[.$D$7]+[.$E$7]*([.A20])^1+[.$F$7]*([.A20])^2+[.$G$7]*([.A20])^3+[.$H$7]*([.A20])^4" office:value-type="float" office:value="3915.30999999931" calcext:value-type="float">
            <text:p>3915.3</text:p>
          </table:table-cell>
          <table:table-cell table:style-name="ce19" table:formula="of:=IF(AND([.B20]&lt;0;[.$E$3]=&quot;NO&quot;);0;[.$D$3]*[.B20])" office:value-type="float" office:value="2844.0811839995" calcext:value-type="float">
            <text:p>2844.1</text:p>
          </table:table-cell>
          <table:table-cell table:style-name="ce22" table:formula="of:=100*[.$D$3]*(([.$E$7]*1)+([.$F$7]*2*[.A20]^1)+([.$G$7]*3*[.A20]^2)+([.$H$7]*4*[.A20]^3))" office:value-type="float" office:value="2494319.58400013" calcext:value-type="float">
            <text:p>2494320</text:p>
          </table:table-cell>
          <table:table-cell table:style-name="ce26" table:formula="of:=[.$I$7]+[.$J$7]*([.A20]-[.$C$7])^1+[.$K$7]*([.A20]-[.$C$7])^2+[.$L$7]*([.A20]-[.$C$7])^3+[.$M$7]*([.A20]-[.$C$7])^4" office:value-type="float" office:value="2534.49999999958" calcext:value-type="float">
            <text:p>2534.5</text:p>
          </table:table-cell>
          <table:table-cell table:style-name="ce26" table:formula="of:=IF(AND([.E20]&lt;0;[.$E$3]=&quot;NO&quot;);0;[.$D$3]*[.E20])" office:value-type="float" office:value="1841.06079999969" calcext:value-type="float">
            <text:p>1841.1</text:p>
          </table:table-cell>
          <table:table-cell table:style-name="ce28" table:formula="of:=100*[.$D$3]*(([.$J$7]*1)+([.$K$7]*2*[.A20]^1)+([.$L$7]*3*[.A20]^2)+([.$M$7]*4*[.A20]^3))" office:value-type="float" office:value="1527619.20000012" calcext:value-type="float">
            <text:p>1527619</text:p>
          </table:table-cell>
          <table:table-cell table:number-columns-repeated="1017"/>
        </table:table-row>
        <table:table-row table:style-name="ro1">
          <table:table-cell table:style-name="ce14" office:value-type="float" office:value="0.19999999999997" calcext:value-type="float">
            <text:p>0.200</text:p>
          </table:table-cell>
          <table:table-cell table:style-name="ce19" table:formula="of:=[.$D$7]+[.$E$7]*([.A21])^1+[.$F$7]*([.A21])^2+[.$G$7]*([.A21])^3+[.$H$7]*([.A21])^4" office:value-type="float" office:value="6933.61999999921" calcext:value-type="float">
            <text:p>6933.6</text:p>
          </table:table-cell>
          <table:table-cell table:style-name="ce19" table:formula="of:=IF(AND([.B21]&lt;0;[.$E$3]=&quot;NO&quot;);0;[.$D$3]*[.B21])" office:value-type="float" office:value="5036.58156799943" calcext:value-type="float">
            <text:p>5036.6</text:p>
          </table:table-cell>
          <table:table-cell table:style-name="ce22" table:formula="of:=100*[.$D$3]*(([.$E$7]*1)+([.$F$7]*2*[.A21]^1)+([.$G$7]*3*[.A21]^2)+([.$H$7]*4*[.A21]^3))" office:value-type="float" office:value="1913925.98400015" calcext:value-type="float">
            <text:p>1913926</text:p>
          </table:table-cell>
          <table:table-cell table:style-name="ce26" table:formula="of:=[.$I$7]+[.$J$7]*([.A21]-[.$C$7])^1+[.$K$7]*([.A21]-[.$C$7])^2+[.$L$7]*([.A21]-[.$C$7])^3+[.$M$7]*([.A21]-[.$C$7])^4" office:value-type="float" office:value="4271.99999999958" calcext:value-type="float">
            <text:p>4272.0</text:p>
          </table:table-cell>
          <table:table-cell table:style-name="ce26" table:formula="of:=IF(AND([.E21]&lt;0;[.$E$3]=&quot;NO&quot;);0;[.$D$3]*[.E21])" office:value-type="float" office:value="3103.18079999969" calcext:value-type="float">
            <text:p>3103.2</text:p>
          </table:table-cell>
          <table:table-cell table:style-name="ce28" table:formula="of:=100*[.$D$3]*(([.$J$7]*1)+([.$K$7]*2*[.A21]^1)+([.$L$7]*3*[.A21]^2)+([.$M$7]*4*[.A21]^3))" office:value-type="float" office:value="1019865.60000013" calcext:value-type="float">
            <text:p>1019866</text:p>
          </table:table-cell>
          <table:table-cell table:number-columns-repeated="1017"/>
        </table:table-row>
        <table:table-row table:style-name="ro1">
          <table:table-cell table:style-name="ce14" office:value-type="float" office:value="0.29999999999996" calcext:value-type="float">
            <text:p>0.300</text:p>
          </table:table-cell>
          <table:table-cell table:style-name="ce19" table:formula="of:=[.$D$7]+[.$E$7]*([.A22])^1+[.$F$7]*([.A22])^2+[.$G$7]*([.A22])^3+[.$H$7]*([.A22])^4" office:value-type="float" office:value="9246.92999999919" calcext:value-type="float">
            <text:p>9246.9</text:p>
          </table:table-cell>
          <table:table-cell table:style-name="ce19" table:formula="of:=IF(AND([.B22]&lt;0;[.$E$3]=&quot;NO&quot;);0;[.$D$3]*[.B22])" office:value-type="float" office:value="6716.96995199941" calcext:value-type="float">
            <text:p>6717.0</text:p>
          </table:table-cell>
          <table:table-cell table:style-name="ce22" table:formula="of:=100*[.$D$3]*(([.$E$7]*1)+([.$F$7]*2*[.A22]^1)+([.$G$7]*3*[.A22]^2)+([.$H$7]*4*[.A22]^3))" office:value-type="float" office:value="1468642.78400015" calcext:value-type="float">
            <text:p>1468643</text:p>
          </table:table-cell>
          <table:table-cell table:style-name="ce26" table:formula="of:=[.$I$7]+[.$J$7]*([.A22]-[.$C$7])^1+[.$K$7]*([.A22]-[.$C$7])^2+[.$L$7]*([.A22]-[.$C$7])^3+[.$M$7]*([.A22]-[.$C$7])^4" office:value-type="float" office:value="5404.49999999965" calcext:value-type="float">
            <text:p>5404.5</text:p>
          </table:table-cell>
          <table:table-cell table:style-name="ce26" table:formula="of:=IF(AND([.E22]&lt;0;[.$E$3]=&quot;NO&quot;);0;[.$D$3]*[.E22])" office:value-type="float" office:value="3925.82879999974" calcext:value-type="float">
            <text:p>3925.8</text:p>
          </table:table-cell>
          <table:table-cell table:style-name="ce28" table:formula="of:=100*[.$D$3]*(([.$J$7]*1)+([.$K$7]*2*[.A22]^1)+([.$L$7]*3*[.A22]^2)+([.$M$7]*4*[.A22]^3))" office:value-type="float" office:value="647222.400000123" calcext:value-type="float">
            <text:p>647222</text:p>
          </table:table-cell>
          <table:table-cell table:number-columns-repeated="1017"/>
        </table:table-row>
        <table:table-row table:style-name="ro1">
          <table:table-cell table:style-name="ce14" office:value-type="float" office:value="0.39999999999995" calcext:value-type="float">
            <text:p>0.400</text:p>
          </table:table-cell>
          <table:table-cell table:style-name="ce19" table:formula="of:=[.$D$7]+[.$E$7]*([.A23])^1+[.$F$7]*([.A23])^2+[.$G$7]*([.A23])^3+[.$H$7]*([.A23])^4" office:value-type="float" office:value="11035.2399999992" calcext:value-type="float">
            <text:p>11035.2</text:p>
          </table:table-cell>
          <table:table-cell table:style-name="ce19" table:formula="of:=IF(AND([.B23]&lt;0;[.$E$3]=&quot;NO&quot;);0;[.$D$3]*[.B23])" office:value-type="float" office:value="8015.99833599943" calcext:value-type="float">
            <text:p>8016.0</text:p>
          </table:table-cell>
          <table:table-cell table:style-name="ce22" table:formula="of:=100*[.$D$3]*(([.$E$7]*1)+([.$F$7]*2*[.A23]^1)+([.$G$7]*3*[.A23]^2)+([.$H$7]*4*[.A23]^3))" office:value-type="float" office:value="1149753.18400013" calcext:value-type="float">
            <text:p>1149753</text:p>
          </table:table-cell>
          <table:table-cell table:style-name="ce26" table:formula="of:=[.$I$7]+[.$J$7]*([.A23]-[.$C$7])^1+[.$K$7]*([.A23]-[.$C$7])^2+[.$L$7]*([.A23]-[.$C$7])^3+[.$M$7]*([.A23]-[.$C$7])^4" office:value-type="float" office:value="6111.99999999972" calcext:value-type="float">
            <text:p>6112.0</text:p>
          </table:table-cell>
          <table:table-cell table:style-name="ce26" table:formula="of:=IF(AND([.E23]&lt;0;[.$E$3]=&quot;NO&quot;);0;[.$D$3]*[.E23])" office:value-type="float" office:value="4439.7567999998" calcext:value-type="float">
            <text:p>4439.8</text:p>
          </table:table-cell>
          <table:table-cell table:style-name="ce28" table:formula="of:=100*[.$D$3]*(([.$J$7]*1)+([.$K$7]*2*[.A23]^1)+([.$L$7]*3*[.A23]^2)+([.$M$7]*4*[.A23]^3))" office:value-type="float" office:value="400972.800000093" calcext:value-type="float">
            <text:p>400973</text:p>
          </table:table-cell>
          <table:table-cell table:number-columns-repeated="5"/>
          <table:table-cell>
            <draw:custom-shape table:end-cell-address="'Stretch-Creep'.O27" table:end-x="17.97pt" table:end-y="5.22pt" draw:z-index="4" draw:name="TextBox 16" draw:style-name="gr7" draw:text-style-name="P3" svg:width="114.38pt" svg:height="56.21pt" svg:x="0pt" svg:y="0pt">
              <text:p text:style-name="P2"><text:span text:style-name="T1">Initial</text:span></text:p>
              <text:p text:style-name="P2"><text:span text:style-name="T1">Polynomia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table:end-cell-address="'Stretch-Creep'.P50" table:end-x="47.48pt" table:end-y="11.23pt" draw:z-index="7" draw:name="Straight Connector 4" draw:style-name="gr8" draw:text-style-name="P1" svg:x1="43.48pt" svg:y1="355.46pt" svg:x2="192.08pt" svg:y2="8.73pt">
              <text:p/>
            </draw:line>
          </table:table-cell>
          <table:table-cell table:number-columns-repeated="2"/>
          <table:table-cell>
            <draw:custom-shape table:end-cell-address="'Stretch-Creep'.Q24" table:end-x="1.13pt" table:end-y="5.58pt" draw:z-index="5" draw:name="Oval 19" draw:style-name="gr9" draw:text-style-name="P4" svg:width="11.45pt" svg:height="11.23pt" svg:x="37.9pt" svg:y="7.11pt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08"/>
        </table:table-row>
        <table:table-row table:style-name="ro1">
          <table:table-cell table:style-name="ce14" office:value-type="float" office:value="0.49999999999994" calcext:value-type="float">
            <text:p>0.500</text:p>
          </table:table-cell>
          <table:table-cell table:style-name="ce19" table:formula="of:=[.$D$7]+[.$E$7]*([.A24])^1+[.$F$7]*([.A24])^2+[.$G$7]*([.A24])^3+[.$H$7]*([.A24])^4" office:value-type="float" office:value="12466.5499999992" calcext:value-type="float">
            <text:p>12466.5</text:p>
          </table:table-cell>
          <table:table-cell table:style-name="ce19" table:formula="of:=IF(AND([.B24]&lt;0;[.$E$3]=&quot;NO&quot;);0;[.$D$3]*[.B24])" office:value-type="float" office:value="9055.70191999943" calcext:value-type="float">
            <text:p>9055.7</text:p>
          </table:table-cell>
          <table:table-cell table:style-name="ce22" table:formula="of:=100*[.$D$3]*(([.$E$7]*1)+([.$F$7]*2*[.A24]^1)+([.$G$7]*3*[.A24]^2)+([.$H$7]*4*[.A24]^3))" office:value-type="float" office:value="948540.384000087" calcext:value-type="float">
            <text:p>948540</text:p>
          </table:table-cell>
          <table:table-cell table:style-name="ce26" table:formula="of:=[.$I$7]+[.$J$7]*([.A24]-[.$C$7])^1+[.$K$7]*([.A24]-[.$C$7])^2+[.$L$7]*([.A24]-[.$C$7])^3+[.$M$7]*([.A24]-[.$C$7])^4" office:value-type="float" office:value="6562.49999999978" calcext:value-type="float">
            <text:p>6562.5</text:p>
          </table:table-cell>
          <table:table-cell table:style-name="ce26" table:formula="of:=IF(AND([.E24]&lt;0;[.$E$3]=&quot;NO&quot;);0;[.$D$3]*[.E24])" office:value-type="float" office:value="4766.99999999984" calcext:value-type="float">
            <text:p>4767.0</text:p>
          </table:table-cell>
          <table:table-cell table:style-name="ce28" table:formula="of:=100*[.$D$3]*(([.$J$7]*1)+([.$K$7]*2*[.A24]^1)+([.$L$7]*3*[.A24]^2)+([.$M$7]*4*[.A24]^3))" office:value-type="float" office:value="272400.000000044" calcext:value-type="float">
            <text:p>272400</text:p>
          </table:table-cell>
          <table:table-cell table:number-columns-repeated="1017"/>
        </table:table-row>
        <table:table-row table:style-name="ro1">
          <table:table-cell table:number-columns-repeated="14"/>
          <table:table-cell>
            <draw:custom-shape table:end-cell-address="'Stretch-Creep'.P36" table:end-x="27.16pt" table:end-y="2.44pt" draw:z-index="1" draw:name="Straight Arrow Connector 3" draw:style-name="gr10" draw:text-style-name="P1" svg:width="59.58pt" svg:height="138.44pt" svg:x="15.76pt" svg:y="4.22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number-columns-repeated="100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9"/>
          <table:table-cell>
            <draw:custom-shape table:end-cell-address="'Stretch-Creep'.L37" table:end-x="34.53pt" table:end-y="4.34pt" draw:z-index="6" draw:name="TextBox 20" draw:style-name="gr11" draw:text-style-name="P3" svg:width="110.69pt" svg:height="50.6pt" svg:x="22.82pt" svg:y="4.73pt">
              <text:p text:style-name="P2"><text:span text:style-name="T1">Everyday</text:span></text:p>
              <text:p text:style-name="P2"><text:span text:style-name="T1">Loa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>
            <draw:custom-shape table:end-cell-address="'Stretch-Creep'.S39" table:end-x="25.17pt" table:end-y="5.56pt" draw:z-index="3" draw:name="TextBox 15" draw:style-name="gr12" draw:text-style-name="P3" svg:width="114.6pt" svg:height="56.35pt" svg:x="6.97pt" svg:y="0.23pt">
              <text:p text:style-name="P2"><text:span text:style-name="T1">Creep Polynomia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>
            <draw:line table:end-cell-address="'Stretch-Creep'.O37" table:end-x="20.24pt" table:end-y="3.74pt" draw:z-index="2" draw:name="Straight Connector 7" draw:style-name="gr8" draw:text-style-name="P1" svg:x1="11.23pt" svg:y1="3.74pt" svg:x2="266.43pt" svg:y2="3.74pt">
              <text:p/>
            </draw:line>
          </table:table-cell>
          <table:table-cell table:number-columns-repeated="101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etch-Load" table:style-name="ta1">
        <table:table-column table:style-name="co4" table:number-columns-repeated="3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2" table:default-cell-style-name="Default"/>
        <table:table-row table:style-name="ro2">
          <table:table-cell table:style-name="ce7" office:value-type="string" calcext:value-type="string" table:number-columns-spanned="1" table:number-rows-spanned="2">
            <text:p>Reference</text:p>
            <text:p>Temp</text:p>
          </table:table-cell>
          <table:table-cell table:style-name="ce7" office:value-type="string" calcext:value-type="string" table:number-columns-spanned="1" table:number-rows-spanned="2">
            <text:p>Loading</text:p>
            <text:p>Temp</text:p>
          </table:table-cell>
          <table:table-cell/>
          <table:table-cell table:style-name="ce21" office:value-type="string" calcext:value-type="string" table:number-columns-spanned="1" table:number-rows-spanned="2">
            <text:p>X-Section</text:p>
            <text:p>Area</text:p>
          </table:table-cell>
          <table:table-cell table:style-name="ce9" office:value-type="string" calcext:value-type="string" table:number-columns-spanned="1" table:number-rows-spanned="2">
            <text:p>Compress</text:p>
          </table:table-cell>
          <table:table-cell/>
          <table:table-cell table:style-name="ce21" office:value-type="string" calcext:value-type="string" table:number-columns-spanned="2" table:number-rows-spanned="2">
            <text:p>Tension</text:p>
            <text:p>Modulus</text:p>
          </table:table-cell>
          <table:covered-table-cell table:style-name="ce29"/>
          <table:table-cell table:number-columns-repeated="1016"/>
        </table:table-row>
        <table:table-row table:style-name="ro1">
          <table:covered-table-cell table:number-columns-repeated="2" table:style-name="ce7"/>
          <table:table-cell/>
          <table:covered-table-cell table:style-name="ce21"/>
          <table:covered-table-cell table:style-name="ce9"/>
          <table:table-cell/>
          <table:covered-table-cell table:style-name="ce27"/>
          <table:covered-table-cell table:style-name="ce30"/>
          <table:table-cell table:number-columns-repeated="1016"/>
        </table:table-row>
        <table:table-row table:style-name="ro1">
          <table:table-cell table:number-columns-repeated="2" table:style-name="ce8" office:value-type="float" office:value="70" calcext:value-type="float">
            <text:p>70</text:p>
          </table:table-cell>
          <table:table-cell/>
          <table:table-cell table:style-name="ce11" office:value-type="float" office:value="0.7264" calcext:value-type="float">
            <text:p>0.7264</text:p>
          </table:table-cell>
          <table:table-cell table:style-name="ce23" office:value-type="string" calcext:value-type="string">
            <text:p>YES</text:p>
          </table:table-cell>
          <table:table-cell/>
          <table:table-cell table:style-name="ce8" office:value-type="float" office:value="64000" calcext:value-type="float">
            <text:p>64000</text:p>
          </table:table-cell>
          <table:table-cell table:style-name="ce8" table:formula="of:=[.G3]*[.D3]*100" office:value-type="float" office:value="4648960" calcext:value-type="float">
            <text:p>464896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1" table:number-rows-spanned="2">
            <text:p>Temp</text:p>
          </table:table-cell>
          <table:table-cell table:style-name="ce15" office:value-type="string" calcext:value-type="string" table:number-columns-spanned="1" table:number-rows-spanned="2">
            <text:p>Thermal</text:p>
            <text:p>Coefficient</text:p>
          </table:table-cell>
          <table:table-cell table:style-name="ce15" office:value-type="string" calcext:value-type="string" table:number-columns-spanned="1" table:number-rows-spanned="2">
            <text:p>Thermal</text:p>
            <text:p>Expansion</text:p>
          </table:table-cell>
          <table:table-cell table:style-name="ce18" office:value-type="string" calcext:value-type="string" table:number-columns-spanned="5" table:number-rows-spanned="1">
            <text:p>Coefficients - Stress/Strain</text:p>
          </table:table-cell>
          <table:covered-table-cell table:number-columns-repeated="4" table:style-name="ce17"/>
          <table:table-cell table:style-name="ce24" office:value-type="string" calcext:value-type="string" table:number-columns-spanned="5" table:number-rows-spanned="1">
            <text:p>Coefficients - Creep</text:p>
          </table:table-cell>
          <table:covered-table-cell table:number-columns-repeated="4" table:style-name="ce24"/>
          <table:table-cell table:number-columns-repeated="1011"/>
        </table:table-row>
        <table:table-row table:style-name="ro1">
          <table:covered-table-cell table:style-name="ce9"/>
          <table:covered-table-cell table:number-columns-repeated="2" table:style-name="ce16"/>
          <table:table-cell table:style-name="ce17" office:value-type="string" calcext:value-type="string">
            <text:p>a0</text:p>
          </table:table-cell>
          <table:table-cell table:style-name="ce17" office:value-type="string" calcext:value-type="string">
            <text:p>a1</text:p>
          </table:table-cell>
          <table:table-cell table:style-name="ce17" office:value-type="string" calcext:value-type="string">
            <text:p>a2</text:p>
          </table:table-cell>
          <table:table-cell table:style-name="ce17" office:value-type="string" calcext:value-type="string">
            <text:p>a3</text:p>
          </table:table-cell>
          <table:table-cell table:style-name="ce17" office:value-type="string" calcext:value-type="string">
            <text:p>a4</text:p>
          </table:table-cell>
          <table:table-cell table:style-name="ce24" office:value-type="string" calcext:value-type="string">
            <text:p>a0</text:p>
          </table:table-cell>
          <table:table-cell table:style-name="ce24" office:value-type="string" calcext:value-type="string">
            <text:p>a1</text:p>
          </table:table-cell>
          <table:table-cell table:style-name="ce24" office:value-type="string" calcext:value-type="string">
            <text:p>a2</text:p>
          </table:table-cell>
          <table:table-cell table:style-name="ce24" office:value-type="string" calcext:value-type="string">
            <text:p>a3</text:p>
          </table:table-cell>
          <table:table-cell table:style-name="ce24" office:value-type="string" calcext:value-type="string">
            <text:p>a4</text:p>
          </table:table-cell>
          <table:table-cell table:number-columns-repeated="1011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 office:value-type="float" office:value="0.00128" calcext:value-type="float">
            <text:p>0.00128</text:p>
          </table:table-cell>
          <table:table-cell table:style-name="ce8" table:formula="of:=([.A7]-[.$A$3])*[.B7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4308.1" calcext:value-type="float">
            <text:p>44308.1</text:p>
          </table:table-cell>
          <table:table-cell table:style-name="ce8" office:value-type="float" office:value="-55000" calcext:value-type="float">
            <text:p>-55000</text:p>
          </table:table-cell>
          <table:table-cell table:style-name="ce8" office:value-type="float" office:value="35000" calcext:value-type="float">
            <text:p>35000</text:p>
          </table:table-cell>
          <table:table-cell table:style-name="ce8" office:value-type="float" office:value="-5000" calcext:value-type="float">
            <text:p>-500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Point</text:p>
          </table:table-cell>
          <table:table-cell table:style-name="ce10" office:value-type="string" calcext:value-type="string">
            <text:p>Unload</text:p>
          </table:table-cell>
          <table:table-cell table:style-name="ce10" office:value-type="string" calcext:value-type="string">
            <text:p>Stretch</text:p>
          </table:table-cell>
          <table:table-cell table:style-name="ce10" office:value-type="string" calcext:value-type="string">
            <text:p>Extrap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table:formula="of:=[.C11]-(([.C12]-[.B12])/([.G3]*[.D3]))" office:value-type="float" office:value="0.19068910035793" calcext:value-type="float">
            <text:p>0.19068910035793</text:p>
          </table:table-cell>
          <table:table-cell table:style-name="ce20" office:value-type="float" office:value="0.35" calcext:value-type="float">
            <text:p>0.350000</text:p>
          </table:table-cell>
          <table:table-cell table:style-name="ce11" table:formula="of:=[.C11]+(([.D12]-[.C12])/([.G3]*[.D3]))" office:value-type="float" office:value="0.19068910035793" calcext:value-type="float">
            <text:p>0.1906891003579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y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406.3" calcext:value-type="float">
            <text:p>7406.3</text:p>
          </table:table-cell>
          <table:table-cell table:style-name="ce11"/>
          <table:table-cell table:number-columns-repeated="1020"/>
        </table:table-row>
        <table:table-row table:style-name="ro1">
          <table:table-cell table:number-columns-repeated="8"/>
          <table:table-cell>
            <draw:frame table:end-cell-address="'Stretch-Load'.T53" table:end-x="10.49pt" table:end-y="11.23pt" draw:z-index="0" draw:name="Chart 1" draw:style-name="gr1" draw:text-style-name="P1" svg:width="525.97pt" svg:height="518.23pt" svg:x="22.51pt" svg:y="3pt">
              <loext:p/>
              <draw:object draw:notify-on-update-of-ranges="'Stretch-Load'.A17:'Stretch-Load'.A24 'Stretch-Load'.A1:'Stretch-Load'.A1 'Stretch-Load'.C17:'Stretch-Load'.C2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train</text:p>
          </table:table-cell>
          <table:table-cell table:style-name="ce17" office:value-type="string" calcext:value-type="string">
            <text:p>Stress</text:p>
          </table:table-cell>
          <table:table-cell table:style-name="ce17" office:value-type="string" calcext:value-type="string">
            <text:p>Load</text:p>
          </table:table-cell>
          <table:table-cell table:style-name="ce18" office:value-type="string" calcext:value-type="string">
            <text:p>Slope</text:p>
          </table:table-cell>
          <table:table-cell table:style-name="ce24" office:value-type="string" calcext:value-type="string">
            <text:p>Stress</text:p>
          </table:table-cell>
          <table:table-cell table:style-name="ce24" office:value-type="string" calcext:value-type="string">
            <text:p>Load</text:p>
          </table:table-cell>
          <table:table-cell table:style-name="ce25" office:value-type="string" calcext:value-type="string">
            <text:p>Slope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(%)</text:p>
          </table:table-cell>
          <table:table-cell table:style-name="ce18" office:value-type="string" calcext:value-type="string">
            <text:p>(psi)</text:p>
          </table:table-cell>
          <table:table-cell table:number-columns-repeated="2" table:style-name="ce18" office:value-type="string" calcext:value-type="string">
            <text:p>(lbs)</text:p>
          </table:table-cell>
          <table:table-cell table:style-name="ce25" office:value-type="string" calcext:value-type="string">
            <text:p>(psi)</text:p>
          </table:table-cell>
          <table:table-cell table:number-columns-repeated="2" table:style-name="ce25" office:value-type="string" calcext:value-type="string">
            <text:p>(lbs)</text:p>
          </table:table-cell>
          <table:table-cell table:number-columns-repeated="1017"/>
        </table:table-row>
        <table:table-row table:style-name="ro1">
          <table:table-cell table:style-name="ce14" office:value-type="float" office:value="-0.19999999999999" calcext:value-type="float">
            <text:p>-0.200</text:p>
          </table:table-cell>
          <table:table-cell table:style-name="ce19" table:formula="of:=[.$D$7]+[.$E$7]*([.A17])^1+[.$F$7]*([.A17])^2+[.$G$7]*([.A17])^3+[.$H$7]*([.A17])^4" office:value-type="float" office:value="-11349.6199999993" calcext:value-type="float">
            <text:p>-11349.6</text:p>
          </table:table-cell>
          <table:table-cell table:style-name="ce19" table:formula="of:=IF(AND([.B17]&lt;0;[.$E$3]=&quot;NO&quot;);0;[.$D$3]*[.B17])" office:value-type="float" office:value="-8244.36396799949" calcext:value-type="float">
            <text:p>-8244.4</text:p>
          </table:table-cell>
          <table:table-cell table:style-name="ce22" table:formula="of:=100*[.$D$3]*(([.$E$7]*1)+([.$F$7]*2*[.A17]^1)+([.$G$7]*3*[.A17]^2)+([.$H$7]*4*[.A17]^3))" office:value-type="float" office:value="5133330.78399989" calcext:value-type="float">
            <text:p>5133331</text:p>
          </table:table-cell>
          <table:table-cell table:style-name="ce26" table:formula="of:=[.$I$7]+[.$J$7]*([.A17]-[.$C$7])^1+[.$K$7]*([.A17]-[.$C$7])^2+[.$L$7]*([.A17]-[.$C$7])^3+[.$M$7]*([.A17]-[.$C$7])^4" office:value-type="float" office:value="0" calcext:value-type="float">
            <text:p>0.0</text:p>
          </table:table-cell>
          <table:table-cell table:style-name="ce26" table:formula="of:=IF(AND([.E17]&lt;0;[.$E$3]=&quot;NO&quot;);0;[.$D$3]*[.E17])" office:value-type="float" office:value="0" calcext:value-type="float">
            <text:p>0.0</text:p>
          </table:table-cell>
          <table:table-cell table:style-name="ce28" table:formula="of:=100*[.$D$3]*(([.$J$7]*1)+([.$K$7]*2*[.A17]^1)+([.$L$7]*3*[.A17]^2)+([.$M$7]*4*[.A17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-0.1" calcext:value-type="float">
            <text:p>-0.100</text:p>
          </table:table-cell>
          <table:table-cell table:style-name="ce19" table:formula="of:=[.$D$7]+[.$E$7]*([.A18])^1+[.$F$7]*([.A18])^2+[.$G$7]*([.A18])^3+[.$H$7]*([.A18])^4" office:value-type="float" office:value="-5016.31" calcext:value-type="float">
            <text:p>-5016.3</text:p>
          </table:table-cell>
          <table:table-cell table:style-name="ce19" table:formula="of:=IF(AND([.B18]&lt;0;[.$E$3]=&quot;NO&quot;);0;[.$D$3]*[.B18])" office:value-type="float" office:value="-3643.847584" calcext:value-type="float">
            <text:p>-3643.8</text:p>
          </table:table-cell>
          <table:table-cell table:style-name="ce22" table:formula="of:=100*[.$D$3]*(([.$E$7]*1)+([.$F$7]*2*[.A18]^1)+([.$G$7]*3*[.A18]^2)+([.$H$7]*4*[.A18]^3))" office:value-type="float" office:value="4095305.184" calcext:value-type="float">
            <text:p>4095305</text:p>
          </table:table-cell>
          <table:table-cell table:style-name="ce26" table:formula="of:=[.$I$7]+[.$J$7]*([.A18]-[.$C$7])^1+[.$K$7]*([.A18]-[.$C$7])^2+[.$L$7]*([.A18]-[.$C$7])^3+[.$M$7]*([.A18]-[.$C$7])^4" office:value-type="float" office:value="0" calcext:value-type="float">
            <text:p>0.0</text:p>
          </table:table-cell>
          <table:table-cell table:style-name="ce26" table:formula="of:=IF(AND([.E18]&lt;0;[.$E$3]=&quot;NO&quot;);0;[.$D$3]*[.E18])" office:value-type="float" office:value="0" calcext:value-type="float">
            <text:p>0.0</text:p>
          </table:table-cell>
          <table:table-cell table:style-name="ce28" table:formula="of:=100*[.$D$3]*(([.$J$7]*1)+([.$K$7]*2*[.A18]^1)+([.$L$7]*3*[.A18]^2)+([.$M$7]*4*[.A18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-9.99200722162641E-015" calcext:value-type="float">
            <text:p>0.000</text:p>
          </table:table-cell>
          <table:table-cell table:style-name="ce19" table:formula="of:=[.$D$7]+[.$E$7]*([.A19])^1+[.$F$7]*([.A19])^2+[.$G$7]*([.A19])^3+[.$H$7]*([.A19])^4" office:value-type="float" office:value="-0.000000000442726855176551" calcext:value-type="float">
            <text:p>0.0</text:p>
          </table:table-cell>
          <table:table-cell table:style-name="ce19" table:formula="of:=IF(AND([.B19]&lt;0;[.$E$3]=&quot;NO&quot;);0;[.$D$3]*[.B19])" office:value-type="float" office:value="-0.000000000321596787600246" calcext:value-type="float">
            <text:p>0.0</text:p>
          </table:table-cell>
          <table:table-cell table:style-name="ce22" table:formula="of:=100*[.$D$3]*(([.$E$7]*1)+([.$F$7]*2*[.A19]^1)+([.$G$7]*3*[.A19]^2)+([.$H$7]*4*[.A19]^3))" office:value-type="float" office:value="3218540.38400008" calcext:value-type="float">
            <text:p>3218540</text:p>
          </table:table-cell>
          <table:table-cell table:style-name="ce26" table:formula="of:=[.$I$7]+[.$J$7]*([.A19]-[.$C$7])^1+[.$K$7]*([.A19]-[.$C$7])^2+[.$L$7]*([.A19]-[.$C$7])^3+[.$M$7]*([.A19]-[.$C$7])^4" office:value-type="float" office:value="0" calcext:value-type="float">
            <text:p>0.0</text:p>
          </table:table-cell>
          <table:table-cell table:style-name="ce26" table:formula="of:=IF(AND([.E19]&lt;0;[.$E$3]=&quot;NO&quot;);0;[.$D$3]*[.E19])" office:value-type="float" office:value="0" calcext:value-type="float">
            <text:p>0.0</text:p>
          </table:table-cell>
          <table:table-cell table:style-name="ce28" table:formula="of:=100*[.$D$3]*(([.$J$7]*1)+([.$K$7]*2*[.A19]^1)+([.$L$7]*3*[.A19]^2)+([.$M$7]*4*[.A19]^3))" office:value-type="float" office:value="0" calcext:value-type="float">
            <text:p>0</text:p>
          </table:table-cell>
          <table:table-cell table:number-columns-repeated="2"/>
          <table:table-cell>
            <draw:custom-shape table:end-cell-address="'Stretch-Load'.L23" table:end-x="34.53pt" table:end-y="11.82pt" draw:z-index="4" draw:name="TextBox 8" draw:style-name="gr11" draw:text-style-name="P3" svg:width="110.69pt" svg:height="50.6pt" svg:x="22.82pt" svg:y="12.22pt">
              <text:p text:style-name="P2"><text:span text:style-name="T1">High</text:span></text:p>
              <text:p text:style-name="P2"><text:span text:style-name="T1">Loa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4"/>
        </table:table-row>
        <table:table-row table:style-name="ro1">
          <table:table-cell table:style-name="ce14" office:value-type="float" office:value="0.09999999999998" calcext:value-type="float">
            <text:p>0.100</text:p>
          </table:table-cell>
          <table:table-cell table:style-name="ce19" table:formula="of:=[.$D$7]+[.$E$7]*([.A20])^1+[.$F$7]*([.A20])^2+[.$G$7]*([.A20])^3+[.$H$7]*([.A20])^4" office:value-type="float" office:value="3915.30999999931" calcext:value-type="float">
            <text:p>3915.3</text:p>
          </table:table-cell>
          <table:table-cell table:style-name="ce19" table:formula="of:=IF(AND([.B20]&lt;0;[.$E$3]=&quot;NO&quot;);0;[.$D$3]*[.B20])" office:value-type="float" office:value="2844.0811839995" calcext:value-type="float">
            <text:p>2844.1</text:p>
          </table:table-cell>
          <table:table-cell table:style-name="ce22" table:formula="of:=100*[.$D$3]*(([.$E$7]*1)+([.$F$7]*2*[.A20]^1)+([.$G$7]*3*[.A20]^2)+([.$H$7]*4*[.A20]^3))" office:value-type="float" office:value="2494319.58400013" calcext:value-type="float">
            <text:p>2494320</text:p>
          </table:table-cell>
          <table:table-cell table:style-name="ce26" table:formula="of:=[.$I$7]+[.$J$7]*([.A20]-[.$C$7])^1+[.$K$7]*([.A20]-[.$C$7])^2+[.$L$7]*([.A20]-[.$C$7])^3+[.$M$7]*([.A20]-[.$C$7])^4" office:value-type="float" office:value="0" calcext:value-type="float">
            <text:p>0.0</text:p>
          </table:table-cell>
          <table:table-cell table:style-name="ce26" table:formula="of:=IF(AND([.E20]&lt;0;[.$E$3]=&quot;NO&quot;);0;[.$D$3]*[.E20])" office:value-type="float" office:value="0" calcext:value-type="float">
            <text:p>0.0</text:p>
          </table:table-cell>
          <table:table-cell table:style-name="ce28" table:formula="of:=100*[.$D$3]*(([.$J$7]*1)+([.$K$7]*2*[.A20]^1)+([.$L$7]*3*[.A20]^2)+([.$M$7]*4*[.A20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0.19999999999997" calcext:value-type="float">
            <text:p>0.200</text:p>
          </table:table-cell>
          <table:table-cell table:style-name="ce19" table:formula="of:=[.$D$7]+[.$E$7]*([.A21])^1+[.$F$7]*([.A21])^2+[.$G$7]*([.A21])^3+[.$H$7]*([.A21])^4" office:value-type="float" office:value="6933.61999999921" calcext:value-type="float">
            <text:p>6933.6</text:p>
          </table:table-cell>
          <table:table-cell table:style-name="ce19" table:formula="of:=IF(AND([.B21]&lt;0;[.$E$3]=&quot;NO&quot;);0;[.$D$3]*[.B21])" office:value-type="float" office:value="5036.58156799943" calcext:value-type="float">
            <text:p>5036.6</text:p>
          </table:table-cell>
          <table:table-cell table:style-name="ce22" table:formula="of:=100*[.$D$3]*(([.$E$7]*1)+([.$F$7]*2*[.A21]^1)+([.$G$7]*3*[.A21]^2)+([.$H$7]*4*[.A21]^3))" office:value-type="float" office:value="1913925.98400015" calcext:value-type="float">
            <text:p>1913926</text:p>
          </table:table-cell>
          <table:table-cell table:style-name="ce26" table:formula="of:=[.$I$7]+[.$J$7]*([.A21]-[.$C$7])^1+[.$K$7]*([.A21]-[.$C$7])^2+[.$L$7]*([.A21]-[.$C$7])^3+[.$M$7]*([.A21]-[.$C$7])^4" office:value-type="float" office:value="0" calcext:value-type="float">
            <text:p>0.0</text:p>
          </table:table-cell>
          <table:table-cell table:style-name="ce26" table:formula="of:=IF(AND([.E21]&lt;0;[.$E$3]=&quot;NO&quot;);0;[.$D$3]*[.E21])" office:value-type="float" office:value="0" calcext:value-type="float">
            <text:p>0.0</text:p>
          </table:table-cell>
          <table:table-cell table:style-name="ce28" table:formula="of:=100*[.$D$3]*(([.$J$7]*1)+([.$K$7]*2*[.A21]^1)+([.$L$7]*3*[.A21]^2)+([.$M$7]*4*[.A21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0.29999999999996" calcext:value-type="float">
            <text:p>0.300</text:p>
          </table:table-cell>
          <table:table-cell table:style-name="ce19" table:formula="of:=[.$D$7]+[.$E$7]*([.A22])^1+[.$F$7]*([.A22])^2+[.$G$7]*([.A22])^3+[.$H$7]*([.A22])^4" office:value-type="float" office:value="9246.92999999919" calcext:value-type="float">
            <text:p>9246.9</text:p>
          </table:table-cell>
          <table:table-cell table:style-name="ce19" table:formula="of:=IF(AND([.B22]&lt;0;[.$E$3]=&quot;NO&quot;);0;[.$D$3]*[.B22])" office:value-type="float" office:value="6716.96995199941" calcext:value-type="float">
            <text:p>6717.0</text:p>
          </table:table-cell>
          <table:table-cell table:style-name="ce22" table:formula="of:=100*[.$D$3]*(([.$E$7]*1)+([.$F$7]*2*[.A22]^1)+([.$G$7]*3*[.A22]^2)+([.$H$7]*4*[.A22]^3))" office:value-type="float" office:value="1468642.78400015" calcext:value-type="float">
            <text:p>1468643</text:p>
          </table:table-cell>
          <table:table-cell table:style-name="ce26" table:formula="of:=[.$I$7]+[.$J$7]*([.A22]-[.$C$7])^1+[.$K$7]*([.A22]-[.$C$7])^2+[.$L$7]*([.A22]-[.$C$7])^3+[.$M$7]*([.A22]-[.$C$7])^4" office:value-type="float" office:value="0" calcext:value-type="float">
            <text:p>0.0</text:p>
          </table:table-cell>
          <table:table-cell table:style-name="ce26" table:formula="of:=IF(AND([.E22]&lt;0;[.$E$3]=&quot;NO&quot;);0;[.$D$3]*[.E22])" office:value-type="float" office:value="0" calcext:value-type="float">
            <text:p>0.0</text:p>
          </table:table-cell>
          <table:table-cell table:style-name="ce28" table:formula="of:=100*[.$D$3]*(([.$J$7]*1)+([.$K$7]*2*[.A22]^1)+([.$L$7]*3*[.A22]^2)+([.$M$7]*4*[.A22]^3)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4" office:value-type="float" office:value="0.39999999999995" calcext:value-type="float">
            <text:p>0.400</text:p>
          </table:table-cell>
          <table:table-cell table:style-name="ce19" table:formula="of:=[.$D$7]+[.$E$7]*([.A23])^1+[.$F$7]*([.A23])^2+[.$G$7]*([.A23])^3+[.$H$7]*([.A23])^4" office:value-type="float" office:value="11035.2399999992" calcext:value-type="float">
            <text:p>11035.2</text:p>
          </table:table-cell>
          <table:table-cell table:style-name="ce19" table:formula="of:=IF(AND([.B23]&lt;0;[.$E$3]=&quot;NO&quot;);0;[.$D$3]*[.B23])" office:value-type="float" office:value="8015.99833599943" calcext:value-type="float">
            <text:p>8016.0</text:p>
          </table:table-cell>
          <table:table-cell table:style-name="ce22" table:formula="of:=100*[.$D$3]*(([.$E$7]*1)+([.$F$7]*2*[.A23]^1)+([.$G$7]*3*[.A23]^2)+([.$H$7]*4*[.A23]^3))" office:value-type="float" office:value="1149753.18400013" calcext:value-type="float">
            <text:p>1149753</text:p>
          </table:table-cell>
          <table:table-cell table:style-name="ce26" table:formula="of:=[.$I$7]+[.$J$7]*([.A23]-[.$C$7])^1+[.$K$7]*([.A23]-[.$C$7])^2+[.$L$7]*([.A23]-[.$C$7])^3+[.$M$7]*([.A23]-[.$C$7])^4" office:value-type="float" office:value="0" calcext:value-type="float">
            <text:p>0.0</text:p>
          </table:table-cell>
          <table:table-cell table:style-name="ce26" table:formula="of:=IF(AND([.E23]&lt;0;[.$E$3]=&quot;NO&quot;);0;[.$D$3]*[.E23])" office:value-type="float" office:value="0" calcext:value-type="float">
            <text:p>0.0</text:p>
          </table:table-cell>
          <table:table-cell table:style-name="ce28" table:formula="of:=100*[.$D$3]*(([.$J$7]*1)+([.$K$7]*2*[.A23]^1)+([.$L$7]*3*[.A23]^2)+([.$M$7]*4*[.A23]^3))" office:value-type="float" office:value="0" calcext:value-type="float">
            <text:p>0</text:p>
          </table:table-cell>
          <table:table-cell table:number-columns-repeated="5"/>
          <table:table-cell>
            <draw:line table:end-cell-address="'Stretch-Load'.P50" table:end-x="46.32pt" table:end-y="12.78pt" draw:z-index="5" draw:name="Straight Connector 9" draw:style-name="gr8" draw:text-style-name="P1" svg:x1="42.32pt" svg:y1="357.02pt" svg:x2="190.91pt" svg:y2="10.2pt">
              <text:p/>
            </draw:line>
          </table:table-cell>
          <table:table-cell table:number-columns-repeated="2"/>
          <table:table-cell>
            <draw:custom-shape table:end-cell-address="'Stretch-Load'.Q24" table:end-x="1.13pt" table:end-y="5.58pt" draw:z-index="3" draw:name="Oval 7" draw:style-name="gr9" draw:text-style-name="P4" svg:width="11.45pt" svg:height="11.23pt" svg:x="37.9pt" svg:y="7.11pt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08"/>
        </table:table-row>
        <table:table-row table:style-name="ro1">
          <table:table-cell table:style-name="ce14" office:value-type="float" office:value="0.49999999999994" calcext:value-type="float">
            <text:p>0.500</text:p>
          </table:table-cell>
          <table:table-cell table:style-name="ce19" table:formula="of:=[.$D$7]+[.$E$7]*([.A24])^1+[.$F$7]*([.A24])^2+[.$G$7]*([.A24])^3+[.$H$7]*([.A24])^4" office:value-type="float" office:value="12466.5499999992" calcext:value-type="float">
            <text:p>12466.5</text:p>
          </table:table-cell>
          <table:table-cell table:style-name="ce19" table:formula="of:=IF(AND([.B24]&lt;0;[.$E$3]=&quot;NO&quot;);0;[.$D$3]*[.B24])" office:value-type="float" office:value="9055.70191999943" calcext:value-type="float">
            <text:p>9055.7</text:p>
          </table:table-cell>
          <table:table-cell table:style-name="ce22" table:formula="of:=100*[.$D$3]*(([.$E$7]*1)+([.$F$7]*2*[.A24]^1)+([.$G$7]*3*[.A24]^2)+([.$H$7]*4*[.A24]^3))" office:value-type="float" office:value="948540.384000087" calcext:value-type="float">
            <text:p>948540</text:p>
          </table:table-cell>
          <table:table-cell table:style-name="ce26" table:formula="of:=[.$I$7]+[.$J$7]*([.A24]-[.$C$7])^1+[.$K$7]*([.A24]-[.$C$7])^2+[.$L$7]*([.A24]-[.$C$7])^3+[.$M$7]*([.A24]-[.$C$7])^4" office:value-type="float" office:value="0" calcext:value-type="float">
            <text:p>0.0</text:p>
          </table:table-cell>
          <table:table-cell table:style-name="ce26" table:formula="of:=IF(AND([.E24]&lt;0;[.$E$3]=&quot;NO&quot;);0;[.$D$3]*[.E24])" office:value-type="float" office:value="0" calcext:value-type="float">
            <text:p>0.0</text:p>
          </table:table-cell>
          <table:table-cell table:style-name="ce28" table:formula="of:=100*[.$D$3]*(([.$J$7]*1)+([.$K$7]*2*[.A24]^1)+([.$L$7]*3*[.A24]^2)+([.$M$7]*4*[.A24]^3))" office:value-type="float" office:value="0" calcext:value-type="float">
            <text:p>0</text:p>
          </table:table-cell>
          <table:table-cell table:number-columns-repeated="2"/>
          <table:table-cell>
            <draw:line table:end-cell-address="'Stretch-Load'.P24" table:end-x="37.87pt" table:end-y="1.11pt" draw:z-index="1" draw:name="Straight Connector 3" draw:style-name="gr8" draw:text-style-name="P1" svg:x1="11.23pt" svg:y1="1.11pt" svg:x2="332.25pt" svg:y2="0pt">
              <text:p/>
            </draw:line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>
            <draw:custom-shape table:end-cell-address="'Stretch-Load'.N32" table:end-x="5.07pt" table:end-y="4.79pt" draw:z-index="2" draw:name="TextBox 6" draw:style-name="gr13" draw:text-style-name="P3" svg:width="116.96pt" svg:height="56.41pt" svg:x="35.32pt" svg:y="12.13pt">
              <text:p text:style-name="P2"><text:span text:style-name="T1">Initial</text:span></text:p>
              <text:p text:style-name="P2"><text:span text:style-name="T1">Polynomia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nents" table:style-name="ta1">
        <table:table-column table:style-name="co4" table:number-columns-repeated="3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2" table:default-cell-style-name="Default"/>
        <table:table-row table:style-name="ro2">
          <table:table-cell table:style-name="ce7" office:value-type="string" calcext:value-type="string" table:number-columns-spanned="1" table:number-rows-spanned="2">
            <text:p>Reference</text:p>
            <text:p>Temp</text:p>
          </table:table-cell>
          <table:table-cell table:style-name="ce7" office:value-type="string" calcext:value-type="string" table:number-columns-spanned="1" table:number-rows-spanned="2">
            <text:p>Loading</text:p>
            <text:p>Temp</text:p>
          </table:table-cell>
          <table:table-cell/>
          <table:table-cell table:style-name="ce21" office:value-type="string" calcext:value-type="string" table:number-columns-spanned="1" table:number-rows-spanned="2">
            <text:p>X-Section</text:p>
            <text:p>Area</text:p>
          </table:table-cell>
          <table:table-cell table:style-name="ce9" office:value-type="string" calcext:value-type="string" table:number-columns-spanned="1" table:number-rows-spanned="2">
            <text:p>Compress</text:p>
          </table:table-cell>
          <table:table-cell/>
          <table:table-cell table:style-name="ce48" table:number-columns-repeated="2"/>
          <table:table-cell table:number-columns-repeated="1016"/>
        </table:table-row>
        <table:table-row table:style-name="ro1">
          <table:covered-table-cell table:number-columns-repeated="2" table:style-name="ce7"/>
          <table:table-cell/>
          <table:covered-table-cell table:style-name="ce21"/>
          <table:covered-table-cell table:style-name="ce9"/>
          <table:table-cell/>
          <table:table-cell table:style-name="ce48" table:number-columns-repeated="2"/>
          <table:table-cell table:number-columns-repeated="1016"/>
        </table:table-row>
        <table:table-row table:style-name="ro1">
          <table:table-cell table:number-columns-repeated="2" table:style-name="ce8" office:value-type="float" office:value="70" calcext:value-type="float">
            <text:p>70</text:p>
          </table:table-cell>
          <table:table-cell/>
          <table:table-cell table:style-name="ce11" office:value-type="float" office:value="0.7264" calcext:value-type="float">
            <text:p>0.7264</text:p>
          </table:table-cell>
          <table:table-cell table:style-name="ce23" office:value-type="string" calcext:value-type="string">
            <text:p>YES</text:p>
          </table:table-cell>
          <table:table-cell/>
          <table:table-cell table:style-name="ce49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 table:number-columns-spanned="8" table:number-rows-spanned="1">
            <text:p>Shell</text:p>
          </table:table-cell>
          <table:covered-table-cell table:number-columns-repeated="2" table:style-name="ce31"/>
          <table:covered-table-cell table:number-columns-repeated="5" table:style-name="ce44"/>
          <table:table-cell table:number-columns-repeated="1016"/>
        </table:table-row>
        <table:table-row table:style-name="ro1">
          <table:table-cell table:style-name="ce32" office:value-type="string" calcext:value-type="string" table:number-columns-spanned="1" table:number-rows-spanned="2">
            <text:p>Temp</text:p>
          </table:table-cell>
          <table:table-cell table:style-name="ce37" office:value-type="string" calcext:value-type="string" table:number-columns-spanned="1" table:number-rows-spanned="2">
            <text:p>Thermal</text:p>
            <text:p>Coefficient</text:p>
          </table:table-cell>
          <table:table-cell table:style-name="ce37" office:value-type="string" calcext:value-type="string" table:number-columns-spanned="1" table:number-rows-spanned="2">
            <text:p>Thermal</text:p>
            <text:p>Expansion</text:p>
          </table:table-cell>
          <table:table-cell table:style-name="ce44" office:value-type="string" calcext:value-type="string" table:number-columns-spanned="5" table:number-rows-spanned="1">
            <text:p>Coefficients</text:p>
          </table:table-cell>
          <table:covered-table-cell table:number-columns-repeated="4" table:style-name="ce44"/>
          <table:table-cell table:number-columns-repeated="1016"/>
        </table:table-row>
        <table:table-row table:style-name="ro1">
          <table:covered-table-cell table:style-name="ce32"/>
          <table:covered-table-cell table:number-columns-repeated="2" table:style-name="ce38"/>
          <table:table-cell table:style-name="ce44" office:value-type="string" calcext:value-type="string">
            <text:p>a0</text:p>
          </table:table-cell>
          <table:table-cell table:style-name="ce44" office:value-type="string" calcext:value-type="string">
            <text:p>a1</text:p>
          </table:table-cell>
          <table:table-cell table:style-name="ce44" office:value-type="string" calcext:value-type="string">
            <text:p>a2</text:p>
          </table:table-cell>
          <table:table-cell table:style-name="ce44" office:value-type="string" calcext:value-type="string">
            <text:p>a3</text:p>
          </table:table-cell>
          <table:table-cell table:style-name="ce44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8" table:formula="of:=[.A13]" office:value-type="float" office:value="70" calcext:value-type="float">
            <text:p>70</text:p>
          </table:table-cell>
          <table:table-cell table:style-name="ce8" office:value-type="float" office:value="0.00128" calcext:value-type="float">
            <text:p>0.00128</text:p>
          </table:table-cell>
          <table:table-cell table:style-name="ce8" table:formula="of:=([.A8]-[.$A$3])*[.B8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4308.1" calcext:value-type="float">
            <text:p>44308.1</text:p>
          </table:table-cell>
          <table:table-cell table:style-name="ce8" office:value-type="float" office:value="-14004.4" calcext:value-type="float">
            <text:p>-14004.4</text:p>
          </table:table-cell>
          <table:table-cell table:style-name="ce8" office:value-type="float" office:value="-37618" calcext:value-type="float">
            <text:p>-37618</text:p>
          </table:table-cell>
          <table:table-cell table:style-name="ce8" office:value-type="float" office:value="30676" calcext:value-type="float">
            <text:p>3067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8" table:number-rows-spanned="1">
            <text:p>Core</text:p>
          </table:table-cell>
          <table:covered-table-cell table:number-columns-repeated="2" table:style-name="ce33"/>
          <table:covered-table-cell table:number-columns-repeated="5" table:style-name="ce45"/>
          <table:table-cell table:number-columns-repeated="1016"/>
        </table:table-row>
        <table:table-row table:style-name="ro1">
          <table:table-cell table:style-name="ce34" office:value-type="string" calcext:value-type="string" table:number-columns-spanned="1" table:number-rows-spanned="2">
            <text:p>Temp</text:p>
          </table:table-cell>
          <table:table-cell table:style-name="ce39" office:value-type="string" calcext:value-type="string" table:number-columns-spanned="1" table:number-rows-spanned="2">
            <text:p>Thermal</text:p>
            <text:p>Coefficient</text:p>
          </table:table-cell>
          <table:table-cell table:style-name="ce39" office:value-type="string" calcext:value-type="string" table:number-columns-spanned="1" table:number-rows-spanned="2">
            <text:p>Thermal</text:p>
            <text:p>Expansion</text:p>
          </table:table-cell>
          <table:table-cell table:style-name="ce45" office:value-type="string" calcext:value-type="string" table:number-columns-spanned="5" table:number-rows-spanned="1">
            <text:p>Coefficients</text:p>
          </table:table-cell>
          <table:covered-table-cell table:number-columns-repeated="4" table:style-name="ce45"/>
          <table:table-cell table:number-columns-repeated="1016"/>
        </table:table-row>
        <table:table-row table:style-name="ro1">
          <table:covered-table-cell table:style-name="ce34"/>
          <table:covered-table-cell table:number-columns-repeated="2" table:style-name="ce40"/>
          <table:table-cell table:style-name="ce45" office:value-type="string" calcext:value-type="string">
            <text:p>a0</text:p>
          </table:table-cell>
          <table:table-cell table:style-name="ce45" office:value-type="string" calcext:value-type="string">
            <text:p>a1</text:p>
          </table:table-cell>
          <table:table-cell table:style-name="ce45" office:value-type="string" calcext:value-type="string">
            <text:p>a2</text:p>
          </table:table-cell>
          <table:table-cell table:style-name="ce45" office:value-type="string" calcext:value-type="string">
            <text:p>a3</text:p>
          </table:table-cell>
          <table:table-cell table:style-name="ce45" office:value-type="string" calcext:value-type="string">
            <text:p>a4</text:p>
          </table:table-cell>
          <table:table-cell table:number-columns-repeated="2"/>
          <table:table-cell>
            <draw:frame table:end-cell-address="Components.U53" table:end-x="46.74pt" table:end-y="6.38pt" draw:z-index="0" draw:name="Chart 1" draw:style-name="gr1" draw:text-style-name="P1" svg:width="522.94pt" svg:height="521.23pt" svg:x="8.39pt" svg:y="7.91pt">
              <loext:p/>
              <draw:object draw:notify-on-update-of-ranges="Components.A20:Components.A27 Components.A1:Components.A1 Components.E20:Components.E27 Components.A20:Components.A27 Components.A1:Components.A1 Components.F20:Components.F27 Components.A20:Components.A27 Components.A1:Components.A1 Components.G20:Components.G2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8" table:formula="of:=[.B3]" office:value-type="float" office:value="70" calcext:value-type="float">
            <text:p>70</text:p>
          </table:table-cell>
          <table:table-cell table:style-name="ce8" office:value-type="float" office:value="0.00064" calcext:value-type="float">
            <text:p>0.00064</text:p>
          </table:table-cell>
          <table:table-cell table:style-name="ce8" table:formula="of:=([.A13]-[.$A$3])*[.B13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3998.1" calcext:value-type="float">
            <text:p>3998.1</text:p>
          </table:table-cell>
          <table:table-cell table:style-name="ce8" office:value-type="float" office:value="-45713" calcext:value-type="float">
            <text:p>-45713</text:p>
          </table:table-cell>
          <table:table-cell table:style-name="ce8" office:value-type="float" office:value="40000" calcext:value-type="float">
            <text:p>400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1" table:number-rows-spanned="2">
            <text:p>Strain</text:p>
          </table:table-cell>
          <table:table-cell table:style-name="ce41" office:value-type="string" calcext:value-type="string" table:number-columns-spanned="3" table:number-rows-spanned="1">
            <text:p>Stress</text:p>
          </table:table-cell>
          <table:covered-table-cell table:style-name="ce43"/>
          <table:covered-table-cell table:style-name="ce46"/>
          <table:table-cell table:style-name="ce41" office:value-type="string" calcext:value-type="string" table:number-columns-spanned="3" table:number-rows-spanned="1">
            <text:p>Load</text:p>
          </table:table-cell>
          <table:covered-table-cell table:style-name="ce43"/>
          <table:covered-table-cell table:style-name="ce46"/>
          <table:table-cell table:style-name="ce42" office:value-type="string" calcext:value-type="string" table:number-columns-spanned="3" table:number-rows-spanned="1">
            <text:p>Slope</text:p>
          </table:table-cell>
          <table:covered-table-cell table:number-columns-repeated="2" table:style-name="ce42"/>
          <table:table-cell table:number-columns-repeated="1014"/>
        </table:table-row>
        <table:table-row table:style-name="ro1">
          <table:covered-table-cell table:style-name="ce35"/>
          <table:table-cell table:style-name="ce41" office:value-type="string" calcext:value-type="string" table:number-columns-spanned="3" table:number-rows-spanned="1">
            <text:p>No Adjustment</text:p>
          </table:table-cell>
          <table:covered-table-cell table:style-name="ce43"/>
          <table:covered-table-cell table:style-name="ce46"/>
          <table:table-cell table:style-name="ce41" office:value-type="string" calcext:value-type="string" table:number-columns-spanned="3" table:number-rows-spanned="1">
            <text:p>Compression Modification</text:p>
          </table:table-cell>
          <table:covered-table-cell table:style-name="ce47"/>
          <table:covered-table-cell table:style-name="ce50"/>
          <table:table-cell table:style-name="ce51" table:number-columns-repeated="3"/>
          <table:table-cell table:number-columns-repeated="1014"/>
        </table:table-row>
        <table:table-row table:style-name="ro1">
          <table:table-cell table:style-name="ce35"/>
          <table:table-cell table:style-name="ce42" office:value-type="string" calcext:value-type="string">
            <text:p>Core</text:p>
          </table:table-cell>
          <table:table-cell table:style-name="ce42" office:value-type="string" calcext:value-type="string">
            <text:p>Shell</text:p>
          </table:table-cell>
          <table:table-cell table:style-name="ce41" office:value-type="string" calcext:value-type="string">
            <text:p>Total</text:p>
          </table:table-cell>
          <table:table-cell table:style-name="ce42" office:value-type="string" calcext:value-type="string">
            <text:p>Core</text:p>
          </table:table-cell>
          <table:table-cell table:style-name="ce42" office:value-type="string" calcext:value-type="string">
            <text:p>Shell</text:p>
          </table:table-cell>
          <table:table-cell table:style-name="ce41" office:value-type="string" calcext:value-type="string">
            <text:p>Total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(%)</text:p>
          </table:table-cell>
          <table:table-cell table:number-columns-repeated="3" table:style-name="ce41" office:value-type="string" calcext:value-type="string">
            <text:p>(psi)</text:p>
          </table:table-cell>
          <table:table-cell table:number-columns-repeated="6" table:style-name="ce41" office:value-type="string" calcext:value-type="string">
            <text:p>(lbs)</text:p>
          </table:table-cell>
          <table:table-cell table:number-columns-repeated="1014"/>
        </table:table-row>
        <table:table-row table:style-name="ro1">
          <table:table-cell table:style-name="ce14" office:value-type="float" office:value="-0.2" calcext:value-type="float">
            <text:p>-0.200</text:p>
          </table:table-cell>
          <table:table-cell table:style-name="ce19" table:formula="of:=[.$D$13]+[.$E$13]*([.A20]-[.$C$13])^1+[.$F$13]*([.A20]-[.$C$13])^2+[.$G$13]*([.A20]-[.$C$13])^3+[.$H$13]*([.A20]-[.$C$13])^4" office:value-type="float" office:value="-3410.372" calcext:value-type="float">
            <text:p>-3410.4</text:p>
          </table:table-cell>
          <table:table-cell table:style-name="ce19" table:formula="of:=[.$D$8]+[.$E$8]*([.A20]-[.$C$8])^1+[.$F$8]*([.A20]-[.$C$8])^2+[.$G$8]*([.A20]-[.$C$8])^3+[.$H$8]*([.A20]-[.$C$8])^4" office:value-type="float" office:value="-9071.7704" calcext:value-type="float">
            <text:p>-9071.8</text:p>
          </table:table-cell>
          <table:table-cell table:style-name="ce19" table:formula="of:=[.B20]+[.C20]" office:value-type="float" office:value="-12482.1424" calcext:value-type="float">
            <text:p>-12482.1</text:p>
          </table:table-cell>
          <table:table-cell table:style-name="ce19" table:formula="of:=IF(AND([.B20]&lt;0;[.$E$3]=&quot;NO&quot;);0;[.$D$3]*[.B20])" office:value-type="float" office:value="-2477.2942208" calcext:value-type="float">
            <text:p>-2477.3</text:p>
          </table:table-cell>
          <table:table-cell table:style-name="ce19" table:formula="of:=IF(AND([.C20]&lt;0;[.$E$3]=&quot;NO&quot;);0;[.$D$3]*[.C20])" office:value-type="float" office:value="-6589.73401856" calcext:value-type="float">
            <text:p>-6589.7</text:p>
          </table:table-cell>
          <table:table-cell table:style-name="ce19" table:formula="of:=[.E20]+[.F20]" office:value-type="float" office:value="-9067.02823936" calcext:value-type="float">
            <text:p>-9067.0</text:p>
          </table:table-cell>
          <table:table-cell table:style-name="ce22" table:formula="of:=100*[.$D$3]*(([.$E$13]*1)+([.$F$13]*2*[.A20]^1)+([.$G$13]*3*[.A20]^2)+([.$H$13]*4*[.A20]^3))" office:value-type="float" office:value="845180.928" calcext:value-type="float">
            <text:p>845181</text:p>
          </table:table-cell>
          <table:table-cell table:style-name="ce22" table:formula="of:=100*[.$D$3]*(([.$E$8]*1)+([.$F$8]*2*[.A20]^1)+([.$G$8]*3*[.A20]^2)+([.$H$8]*4*[.A20]^3))" office:value-type="float" office:value="3226237.89952" calcext:value-type="float">
            <text:p>3226238</text:p>
          </table:table-cell>
          <table:table-cell table:style-name="ce22" table:formula="of:=[.H20]+[.I20]" office:value-type="float" office:value="4071418.82752" calcext:value-type="float">
            <text:p>4071419</text:p>
          </table:table-cell>
          <table:table-cell table:number-columns-repeated="1014"/>
        </table:table-row>
        <table:table-row table:style-name="ro1">
          <table:table-cell table:style-name="ce14" office:value-type="float" office:value="-0.1" calcext:value-type="float">
            <text:p>-0.100</text:p>
          </table:table-cell>
          <table:table-cell table:style-name="ce19" table:formula="of:=[.$D$13]+[.$E$13]*([.A21]-[.$C$13])^1+[.$F$13]*([.A21]-[.$C$13])^2+[.$G$13]*([.A21]-[.$C$13])^3+[.$H$13]*([.A21]-[.$C$13])^4" office:value-type="float" office:value="-1910.306" calcext:value-type="float">
            <text:p>-1910.3</text:p>
          </table:table-cell>
          <table:table-cell table:style-name="ce19" table:formula="of:=[.$D$8]+[.$E$8]*([.A21]-[.$C$8])^1+[.$F$8]*([.A21]-[.$C$8])^2+[.$G$8]*([.A21]-[.$C$8])^3+[.$H$8]*([.A21]-[.$C$8])^4" office:value-type="float" office:value="-4530.1684" calcext:value-type="float">
            <text:p>-4530.2</text:p>
          </table:table-cell>
          <table:table-cell table:style-name="ce19" table:formula="of:=[.B21]+[.C21]" office:value-type="float" office:value="-6440.4744" calcext:value-type="float">
            <text:p>-6440.5</text:p>
          </table:table-cell>
          <table:table-cell table:style-name="ce19" table:formula="of:=IF(AND([.B21]&lt;0;[.$E$3]=&quot;NO&quot;);0;[.$D$3]*[.B21])" office:value-type="float" office:value="-1387.6462784" calcext:value-type="float">
            <text:p>-1387.6</text:p>
          </table:table-cell>
          <table:table-cell table:style-name="ce19" table:formula="of:=IF(AND([.C21]&lt;0;[.$E$3]=&quot;NO&quot;);0;[.$D$3]*[.C21])" office:value-type="float" office:value="-3290.71432576" calcext:value-type="float">
            <text:p>-3290.7</text:p>
          </table:table-cell>
          <table:table-cell table:style-name="ce19" table:formula="of:=[.E21]+[.F21]" office:value-type="float" office:value="-4678.36060416" calcext:value-type="float">
            <text:p>-4678.4</text:p>
          </table:table-cell>
          <table:table-cell table:style-name="ce22" table:formula="of:=100*[.$D$3]*(([.$E$13]*1)+([.$F$13]*2*[.A21]^1)+([.$G$13]*3*[.A21]^2)+([.$H$13]*4*[.A21]^3))" office:value-type="float" office:value="1283475.4336" calcext:value-type="float">
            <text:p>1283475</text:p>
          </table:table-cell>
          <table:table-cell table:style-name="ce22" table:formula="of:=100*[.$D$3]*(([.$E$8]*1)+([.$F$8]*2*[.A21]^1)+([.$G$8]*3*[.A21]^2)+([.$H$8]*4*[.A21]^3))" office:value-type="float" office:value="3331105.94304" calcext:value-type="float">
            <text:p>3331106</text:p>
          </table:table-cell>
          <table:table-cell table:style-name="ce22" table:formula="of:=[.H21]+[.I21]" office:value-type="float" office:value="4614581.37664" calcext:value-type="float">
            <text:p>4614581</text:p>
          </table:table-cell>
          <table:table-cell table:number-columns-repeated="1014"/>
        </table:table-row>
        <table:table-row table:style-name="ro1">
          <table:table-cell table:style-name="ce14" office:value-type="float" office:value="0" calcext:value-type="float">
            <text:p>0.000</text:p>
          </table:table-cell>
          <table:table-cell table:style-name="ce19" table:formula="of:=[.$D$13]+[.$E$13]*([.A22]-[.$C$13])^1+[.$F$13]*([.A22]-[.$C$13])^2+[.$G$13]*([.A22]-[.$C$13])^3+[.$H$13]*([.A22]-[.$C$13])^4" office:value-type="float" office:value="0" calcext:value-type="float">
            <text:p>0.0</text:p>
          </table:table-cell>
          <table:table-cell table:style-name="ce19" table:formula="of:=[.$D$8]+[.$E$8]*([.A22]-[.$C$8])^1+[.$F$8]*([.A22]-[.$C$8])^2+[.$G$8]*([.A22]-[.$C$8])^3+[.$H$8]*([.A22]-[.$C$8])^4" office:value-type="float" office:value="0" calcext:value-type="float">
            <text:p>0.0</text:p>
          </table:table-cell>
          <table:table-cell table:style-name="ce19" table:formula="of:=[.B22]+[.C22]" office:value-type="float" office:value="0" calcext:value-type="float">
            <text:p>0.0</text:p>
          </table:table-cell>
          <table:table-cell table:style-name="ce19" table:formula="of:=IF(AND([.B22]&lt;0;[.$E$3]=&quot;NO&quot;);0;[.$D$3]*[.B22])" office:value-type="float" office:value="0" calcext:value-type="float">
            <text:p>0.0</text:p>
          </table:table-cell>
          <table:table-cell table:style-name="ce19" table:formula="of:=IF(AND([.C22]&lt;0;[.$E$3]=&quot;NO&quot;);0;[.$D$3]*[.C22])" office:value-type="float" office:value="0" calcext:value-type="float">
            <text:p>0.0</text:p>
          </table:table-cell>
          <table:table-cell table:style-name="ce19" table:formula="of:=[.E22]+[.F22]" office:value-type="float" office:value="0" calcext:value-type="float">
            <text:p>0.0</text:p>
          </table:table-cell>
          <table:table-cell table:style-name="ce22" table:formula="of:=100*[.$D$3]*(([.$E$13]*1)+([.$F$13]*2*[.A22]^1)+([.$G$13]*3*[.A22]^2)+([.$H$13]*4*[.A22]^3))" office:value-type="float" office:value="1452800" calcext:value-type="float">
            <text:p>1452800</text:p>
          </table:table-cell>
          <table:table-cell table:style-name="ce22" table:formula="of:=100*[.$D$3]*(([.$E$8]*1)+([.$F$8]*2*[.A22]^1)+([.$G$8]*3*[.A22]^2)+([.$H$8]*4*[.A22]^3))" office:value-type="float" office:value="3218540.384" calcext:value-type="float">
            <text:p>3218540</text:p>
          </table:table-cell>
          <table:table-cell table:style-name="ce22" table:formula="of:=[.H22]+[.I22]" office:value-type="float" office:value="4671340.384" calcext:value-type="float">
            <text:p>4671340</text:p>
          </table:table-cell>
          <table:table-cell table:number-columns-repeated="1014"/>
        </table:table-row>
        <table:table-row table:style-name="ro1">
          <table:table-cell table:style-name="ce14" office:value-type="float" office:value="0.1" calcext:value-type="float">
            <text:p>0.100</text:p>
          </table:table-cell>
          <table:table-cell table:style-name="ce19" table:formula="of:=[.$D$13]+[.$E$13]*([.A23]-[.$C$13])^1+[.$F$13]*([.A23]-[.$C$13])^2+[.$G$13]*([.A23]-[.$C$13])^3+[.$H$13]*([.A23]-[.$C$13])^4" office:value-type="float" office:value="1998.268" calcext:value-type="float">
            <text:p>1998.3</text:p>
          </table:table-cell>
          <table:table-cell table:style-name="ce19" table:formula="of:=[.$D$8]+[.$E$8]*([.A23]-[.$C$8])^1+[.$F$8]*([.A23]-[.$C$8])^2+[.$G$8]*([.A23]-[.$C$8])^3+[.$H$8]*([.A23]-[.$C$8])^4" office:value-type="float" office:value="4256.2156" calcext:value-type="float">
            <text:p>4256.2</text:p>
          </table:table-cell>
          <table:table-cell table:style-name="ce19" table:formula="of:=[.B23]+[.C23]" office:value-type="float" office:value="6254.4836" calcext:value-type="float">
            <text:p>6254.5</text:p>
          </table:table-cell>
          <table:table-cell table:style-name="ce19" table:formula="of:=IF(AND([.B23]&lt;0;[.$E$3]=&quot;NO&quot;);0;[.$D$3]*[.B23])" office:value-type="float" office:value="1451.5418752" calcext:value-type="float">
            <text:p>1451.5</text:p>
          </table:table-cell>
          <table:table-cell table:style-name="ce19" table:formula="of:=IF(AND([.C23]&lt;0;[.$E$3]=&quot;NO&quot;);0;[.$D$3]*[.C23])" office:value-type="float" office:value="3091.71501184" calcext:value-type="float">
            <text:p>3091.7</text:p>
          </table:table-cell>
          <table:table-cell table:style-name="ce19" table:formula="of:=[.E23]+[.F23]" office:value-type="float" office:value="4543.25688704" calcext:value-type="float">
            <text:p>4543.3</text:p>
          </table:table-cell>
          <table:table-cell table:style-name="ce22" table:formula="of:=100*[.$D$3]*(([.$E$13]*1)+([.$F$13]*2*[.A23]^1)+([.$G$13]*3*[.A23]^2)+([.$H$13]*4*[.A23]^3))" office:value-type="float" office:value="1422889.0272" calcext:value-type="float">
            <text:p>1422889</text:p>
          </table:table-cell>
          <table:table-cell table:style-name="ce22" table:formula="of:=100*[.$D$3]*(([.$E$8]*1)+([.$F$8]*2*[.A23]^1)+([.$G$8]*3*[.A23]^2)+([.$H$8]*4*[.A23]^3))" office:value-type="float" office:value="2942020.53376" calcext:value-type="float">
            <text:p>2942021</text:p>
          </table:table-cell>
          <table:table-cell table:style-name="ce22" table:formula="of:=[.H23]+[.I23]" office:value-type="float" office:value="4364909.56096" calcext:value-type="float">
            <text:p>4364910</text:p>
          </table:table-cell>
          <table:table-cell table:number-columns-repeated="1014"/>
        </table:table-row>
        <table:table-row table:style-name="ro1">
          <table:table-cell table:style-name="ce14" office:value-type="float" office:value="0.2" calcext:value-type="float">
            <text:p>0.200</text:p>
          </table:table-cell>
          <table:table-cell table:style-name="ce19" table:formula="of:=[.$D$13]+[.$E$13]*([.A24]-[.$C$13])^1+[.$F$13]*([.A24]-[.$C$13])^2+[.$G$13]*([.A24]-[.$C$13])^3+[.$H$13]*([.A24]-[.$C$13])^4" office:value-type="float" office:value="3858.22" calcext:value-type="float">
            <text:p>3858.2</text:p>
          </table:table-cell>
          <table:table-cell table:style-name="ce19" table:formula="of:=[.$D$8]+[.$E$8]*([.A24]-[.$C$8])^1+[.$F$8]*([.A24]-[.$C$8])^2+[.$G$8]*([.A24]-[.$C$8])^3+[.$H$8]*([.A24]-[.$C$8])^4" office:value-type="float" office:value="8049.5816" calcext:value-type="float">
            <text:p>8049.6</text:p>
          </table:table-cell>
          <table:table-cell table:style-name="ce19" table:formula="of:=[.B24]+[.C24]" office:value-type="float" office:value="11907.8016" calcext:value-type="float">
            <text:p>11907.8</text:p>
          </table:table-cell>
          <table:table-cell table:style-name="ce19" table:formula="of:=IF(AND([.B24]&lt;0;[.$E$3]=&quot;NO&quot;);0;[.$D$3]*[.B24])" office:value-type="float" office:value="2802.611008" calcext:value-type="float">
            <text:p>2802.6</text:p>
          </table:table-cell>
          <table:table-cell table:style-name="ce19" table:formula="of:=IF(AND([.C24]&lt;0;[.$E$3]=&quot;NO&quot;);0;[.$D$3]*[.C24])" office:value-type="float" office:value="5847.21607424" calcext:value-type="float">
            <text:p>5847.2</text:p>
          </table:table-cell>
          <table:table-cell table:style-name="ce19" table:formula="of:=[.E24]+[.F24]" office:value-type="float" office:value="8649.82708224" calcext:value-type="float">
            <text:p>8649.8</text:p>
          </table:table-cell>
          <table:table-cell table:style-name="ce22" table:formula="of:=100*[.$D$3]*(([.$E$13]*1)+([.$F$13]*2*[.A24]^1)+([.$G$13]*3*[.A24]^2)+([.$H$13]*4*[.A24]^3))" office:value-type="float" office:value="1263476.9152" calcext:value-type="float">
            <text:p>1263477</text:p>
          </table:table-cell>
          <table:table-cell table:style-name="ce22" table:formula="of:=100*[.$D$3]*(([.$E$8]*1)+([.$F$8]*2*[.A24]^1)+([.$G$8]*3*[.A24]^2)+([.$H$8]*4*[.A24]^3))" office:value-type="float" office:value="2555025.70368" calcext:value-type="float">
            <text:p>2555026</text:p>
          </table:table-cell>
          <table:table-cell table:style-name="ce22" table:formula="of:=[.H24]+[.I24]" office:value-type="float" office:value="3818502.61888" calcext:value-type="float">
            <text:p>3818503</text:p>
          </table:table-cell>
          <table:table-cell table:number-columns-repeated="1014"/>
        </table:table-row>
        <table:table-row table:style-name="ro1">
          <table:table-cell table:style-name="ce14" office:value-type="float" office:value="0.3" calcext:value-type="float">
            <text:p>0.300</text:p>
          </table:table-cell>
          <table:table-cell table:style-name="ce19" table:formula="of:=[.$D$13]+[.$E$13]*([.A25]-[.$C$13])^1+[.$F$13]*([.A25]-[.$C$13])^2+[.$G$13]*([.A25]-[.$C$13])^3+[.$H$13]*([.A25]-[.$C$13])^4" office:value-type="float" office:value="5449.578" calcext:value-type="float">
            <text:p>5449.6</text:p>
          </table:table-cell>
          <table:table-cell table:style-name="ce19" table:formula="of:=[.$D$8]+[.$E$8]*([.A25]-[.$C$8])^1+[.$F$8]*([.A25]-[.$C$8])^2+[.$G$8]*([.A25]-[.$C$8])^3+[.$H$8]*([.A25]-[.$C$8])^4" office:value-type="float" office:value="11264.8236" calcext:value-type="float">
            <text:p>11264.8</text:p>
          </table:table-cell>
          <table:table-cell table:style-name="ce19" table:formula="of:=[.B25]+[.C25]" office:value-type="float" office:value="16714.4016" calcext:value-type="float">
            <text:p>16714.4</text:p>
          </table:table-cell>
          <table:table-cell table:style-name="ce19" table:formula="of:=IF(AND([.B25]&lt;0;[.$E$3]=&quot;NO&quot;);0;[.$D$3]*[.B25])" office:value-type="float" office:value="3958.5734592" calcext:value-type="float">
            <text:p>3958.6</text:p>
          </table:table-cell>
          <table:table-cell table:style-name="ce19" table:formula="of:=IF(AND([.C25]&lt;0;[.$E$3]=&quot;NO&quot;);0;[.$D$3]*[.C25])" office:value-type="float" office:value="8182.76786304" calcext:value-type="float">
            <text:p>8182.8</text:p>
          </table:table-cell>
          <table:table-cell table:style-name="ce19" table:formula="of:=[.E25]+[.F25]" office:value-type="float" office:value="12141.34132224" calcext:value-type="float">
            <text:p>12141.3</text:p>
          </table:table-cell>
          <table:table-cell table:style-name="ce22" table:formula="of:=100*[.$D$3]*(([.$E$13]*1)+([.$F$13]*2*[.A25]^1)+([.$G$13]*3*[.A25]^2)+([.$H$13]*4*[.A25]^3))" office:value-type="float" office:value="1044298.064" calcext:value-type="float">
            <text:p>1044298</text:p>
          </table:table-cell>
          <table:table-cell table:style-name="ce22" table:formula="of:=100*[.$D$3]*(([.$E$8]*1)+([.$F$8]*2*[.A25]^1)+([.$G$8]*3*[.A25]^2)+([.$H$8]*4*[.A25]^3))" office:value-type="float" office:value="2111035.20512" calcext:value-type="float">
            <text:p>2111035</text:p>
          </table:table-cell>
          <table:table-cell table:style-name="ce22" table:formula="of:=[.H25]+[.I25]" office:value-type="float" office:value="3155333.26912" calcext:value-type="float">
            <text:p>3155333</text:p>
          </table:table-cell>
          <table:table-cell table:number-columns-repeated="1014"/>
        </table:table-row>
        <table:table-row table:style-name="ro1">
          <table:table-cell table:style-name="ce14" office:value-type="float" office:value="0.4" calcext:value-type="float">
            <text:p>0.400</text:p>
          </table:table-cell>
          <table:table-cell table:style-name="ce19" table:formula="of:=[.$D$13]+[.$E$13]*([.A26]-[.$C$13])^1+[.$F$13]*([.A26]-[.$C$13])^2+[.$G$13]*([.A26]-[.$C$13])^3+[.$H$13]*([.A26]-[.$C$13])^4" office:value-type="float" office:value="6738.064" calcext:value-type="float">
            <text:p>6738.1</text:p>
          </table:table-cell>
          <table:table-cell table:style-name="ce19" table:formula="of:=[.$D$8]+[.$E$8]*([.A26]-[.$C$8])^1+[.$F$8]*([.A26]-[.$C$8])^2+[.$G$8]*([.A26]-[.$C$8])^3+[.$H$8]*([.A26]-[.$C$8])^4" office:value-type="float" office:value="13860.2896" calcext:value-type="float">
            <text:p>13860.3</text:p>
          </table:table-cell>
          <table:table-cell table:style-name="ce19" table:formula="of:=[.B26]+[.C26]" office:value-type="float" office:value="20598.3536" calcext:value-type="float">
            <text:p>20598.4</text:p>
          </table:table-cell>
          <table:table-cell table:style-name="ce19" table:formula="of:=IF(AND([.B26]&lt;0;[.$E$3]=&quot;NO&quot;);0;[.$D$3]*[.B26])" office:value-type="float" office:value="4894.5296896" calcext:value-type="float">
            <text:p>4894.5</text:p>
          </table:table-cell>
          <table:table-cell table:style-name="ce19" table:formula="of:=IF(AND([.C26]&lt;0;[.$E$3]=&quot;NO&quot;);0;[.$D$3]*[.C26])" office:value-type="float" office:value="10068.11436544" calcext:value-type="float">
            <text:p>10068.1</text:p>
          </table:table-cell>
          <table:table-cell table:style-name="ce19" table:formula="of:=[.E26]+[.F26]" office:value-type="float" office:value="14962.64405504" calcext:value-type="float">
            <text:p>14962.6</text:p>
          </table:table-cell>
          <table:table-cell table:style-name="ce22" table:formula="of:=100*[.$D$3]*(([.$E$13]*1)+([.$F$13]*2*[.A26]^1)+([.$G$13]*3*[.A26]^2)+([.$H$13]*4*[.A26]^3))" office:value-type="float" office:value="835086.8736" calcext:value-type="float">
            <text:p>835087</text:p>
          </table:table-cell>
          <table:table-cell table:style-name="ce22" table:formula="of:=100*[.$D$3]*(([.$E$8]*1)+([.$F$8]*2*[.A26]^1)+([.$G$8]*3*[.A26]^2)+([.$H$8]*4*[.A26]^3))" office:value-type="float" office:value="1663528.34944" calcext:value-type="float">
            <text:p>1663528</text:p>
          </table:table-cell>
          <table:table-cell table:style-name="ce22" table:formula="of:=[.H26]+[.I26]" office:value-type="float" office:value="2498615.22304" calcext:value-type="float">
            <text:p>2498615</text:p>
          </table:table-cell>
          <table:table-cell table:number-columns-repeated="1014"/>
        </table:table-row>
        <table:table-row table:style-name="ro1">
          <table:table-cell table:style-name="ce14" office:value-type="float" office:value="0.5" calcext:value-type="float">
            <text:p>0.500</text:p>
          </table:table-cell>
          <table:table-cell table:style-name="ce19" table:formula="of:=[.$D$13]+[.$E$13]*([.A27]-[.$C$13])^1+[.$F$13]*([.A27]-[.$C$13])^2+[.$G$13]*([.A27]-[.$C$13])^3+[.$H$13]*([.A27]-[.$C$13])^4" office:value-type="float" office:value="7785.4" calcext:value-type="float">
            <text:p>7785.4</text:p>
          </table:table-cell>
          <table:table-cell table:style-name="ce19" table:formula="of:=[.$D$8]+[.$E$8]*([.A27]-[.$C$8])^1+[.$F$8]*([.A27]-[.$C$8])^2+[.$G$8]*([.A27]-[.$C$8])^3+[.$H$8]*([.A27]-[.$C$8])^4" office:value-type="float" office:value="15867.95" calcext:value-type="float">
            <text:p>15868.0</text:p>
          </table:table-cell>
          <table:table-cell table:style-name="ce19" table:formula="of:=[.B27]+[.C27]" office:value-type="float" office:value="23653.35" calcext:value-type="float">
            <text:p>23653.4</text:p>
          </table:table-cell>
          <table:table-cell table:style-name="ce19" table:formula="of:=IF(AND([.B27]&lt;0;[.$E$3]=&quot;NO&quot;);0;[.$D$3]*[.B27])" office:value-type="float" office:value="5655.31456" calcext:value-type="float">
            <text:p>5655.3</text:p>
          </table:table-cell>
          <table:table-cell table:style-name="ce19" table:formula="of:=IF(AND([.C27]&lt;0;[.$E$3]=&quot;NO&quot;);0;[.$D$3]*[.C27])" office:value-type="float" office:value="11526.47888" calcext:value-type="float">
            <text:p>11526.5</text:p>
          </table:table-cell>
          <table:table-cell table:style-name="ce19" table:formula="of:=[.E27]+[.F27]" office:value-type="float" office:value="17181.79344" calcext:value-type="float">
            <text:p>17181.8</text:p>
          </table:table-cell>
          <table:table-cell table:style-name="ce22" table:formula="of:=100*[.$D$3]*(([.$E$13]*1)+([.$F$13]*2*[.A27]^1)+([.$G$13]*3*[.A27]^2)+([.$H$13]*4*[.A27]^3))" office:value-type="float" office:value="705577.744" calcext:value-type="float">
            <text:p>705578</text:p>
          </table:table-cell>
          <table:table-cell table:style-name="ce22" table:formula="of:=100*[.$D$3]*(([.$E$8]*1)+([.$F$8]*2*[.A27]^1)+([.$G$8]*3*[.A27]^2)+([.$H$8]*4*[.A27]^3))" office:value-type="float" office:value="1265984.448" calcext:value-type="float">
            <text:p>1265984</text:p>
          </table:table-cell>
          <table:table-cell table:style-name="ce22" table:formula="of:=[.H27]+[.I27]" office:value-type="float" office:value="1971562.192" calcext:value-type="float">
            <text:p>1971562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nentStretch-1" table:style-name="ta1">
        <table:table-column table:style-name="co4" table:number-columns-repeated="3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2" table:default-cell-style-name="Default"/>
        <table:table-row table:style-name="ro2">
          <table:table-cell table:style-name="ce7" office:value-type="string" calcext:value-type="string" table:number-columns-spanned="1" table:number-rows-spanned="2">
            <text:p>Reference</text:p>
            <text:p>Temp</text:p>
          </table:table-cell>
          <table:table-cell table:style-name="ce7" office:value-type="string" calcext:value-type="string" table:number-columns-spanned="1" table:number-rows-spanned="2">
            <text:p>Loading</text:p>
            <text:p>Temp</text:p>
          </table:table-cell>
          <table:table-cell/>
          <table:table-cell table:style-name="ce21" office:value-type="string" calcext:value-type="string" table:number-columns-spanned="1" table:number-rows-spanned="2">
            <text:p>X-Section</text:p>
            <text:p>Area</text:p>
          </table:table-cell>
          <table:table-cell table:style-name="ce9" office:value-type="string" calcext:value-type="string" table:number-columns-spanned="1" table:number-rows-spanned="2">
            <text:p>Compress</text:p>
          </table:table-cell>
          <table:table-cell/>
          <table:table-cell table:style-name="ce48" table:number-columns-repeated="2"/>
          <table:table-cell table:number-columns-repeated="1016"/>
        </table:table-row>
        <table:table-row table:style-name="ro1">
          <table:covered-table-cell table:number-columns-repeated="2" table:style-name="ce7"/>
          <table:table-cell/>
          <table:covered-table-cell table:style-name="ce21"/>
          <table:covered-table-cell table:style-name="ce9"/>
          <table:table-cell/>
          <table:table-cell table:style-name="ce48" table:number-columns-repeated="2"/>
          <table:table-cell table:number-columns-repeated="1016"/>
        </table:table-row>
        <table:table-row table:style-name="ro1">
          <table:table-cell table:number-columns-repeated="2" table:style-name="ce8" office:value-type="float" office:value="70" calcext:value-type="float">
            <text:p>70</text:p>
          </table:table-cell>
          <table:table-cell/>
          <table:table-cell table:style-name="ce11" office:value-type="float" office:value="0.7264" calcext:value-type="float">
            <text:p>0.7264</text:p>
          </table:table-cell>
          <table:table-cell table:style-name="ce23" office:value-type="string" calcext:value-type="string">
            <text:p>YES</text:p>
          </table:table-cell>
          <table:table-cell/>
          <table:table-cell table:style-name="ce49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 table:number-columns-spanned="8" table:number-rows-spanned="1">
            <text:p>Shell</text:p>
          </table:table-cell>
          <table:covered-table-cell table:number-columns-repeated="2" table:style-name="ce31"/>
          <table:covered-table-cell table:number-columns-repeated="5" table:style-name="ce44"/>
          <table:table-cell table:number-columns-repeated="1016"/>
        </table:table-row>
        <table:table-row table:style-name="ro1">
          <table:table-cell table:style-name="ce32" office:value-type="string" calcext:value-type="string" table:number-columns-spanned="1" table:number-rows-spanned="2">
            <text:p>Temp</text:p>
          </table:table-cell>
          <table:table-cell table:style-name="ce37" office:value-type="string" calcext:value-type="string" table:number-columns-spanned="1" table:number-rows-spanned="2">
            <text:p>Thermal</text:p>
            <text:p>Coefficient</text:p>
          </table:table-cell>
          <table:table-cell table:style-name="ce37" office:value-type="string" calcext:value-type="string" table:number-columns-spanned="1" table:number-rows-spanned="2">
            <text:p>Thermal</text:p>
            <text:p>Expansion</text:p>
          </table:table-cell>
          <table:table-cell table:style-name="ce44" office:value-type="string" calcext:value-type="string" table:number-columns-spanned="5" table:number-rows-spanned="1">
            <text:p>Coefficients</text:p>
          </table:table-cell>
          <table:covered-table-cell table:number-columns-repeated="4" table:style-name="ce44"/>
          <table:table-cell table:number-columns-repeated="1016"/>
        </table:table-row>
        <table:table-row table:style-name="ro1">
          <table:covered-table-cell table:style-name="ce32"/>
          <table:covered-table-cell table:number-columns-repeated="2" table:style-name="ce38"/>
          <table:table-cell table:style-name="ce44" office:value-type="string" calcext:value-type="string">
            <text:p>a0</text:p>
          </table:table-cell>
          <table:table-cell table:style-name="ce44" office:value-type="string" calcext:value-type="string">
            <text:p>a1</text:p>
          </table:table-cell>
          <table:table-cell table:style-name="ce44" office:value-type="string" calcext:value-type="string">
            <text:p>a2</text:p>
          </table:table-cell>
          <table:table-cell table:style-name="ce44" office:value-type="string" calcext:value-type="string">
            <text:p>a3</text:p>
          </table:table-cell>
          <table:table-cell table:style-name="ce44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8" table:formula="of:=[.A13]" office:value-type="float" office:value="70" calcext:value-type="float">
            <text:p>70</text:p>
          </table:table-cell>
          <table:table-cell table:style-name="ce8" office:value-type="float" office:value="0.00128" calcext:value-type="float">
            <text:p>0.00128</text:p>
          </table:table-cell>
          <table:table-cell table:style-name="ce8" table:formula="of:=([.A8]-[.$A$3])*[.B8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4308.1" calcext:value-type="float">
            <text:p>44308.1</text:p>
          </table:table-cell>
          <table:table-cell table:style-name="ce8" office:value-type="float" office:value="-14004.4" calcext:value-type="float">
            <text:p>-14004.4</text:p>
          </table:table-cell>
          <table:table-cell table:style-name="ce8" office:value-type="float" office:value="-37618" calcext:value-type="float">
            <text:p>-37618</text:p>
          </table:table-cell>
          <table:table-cell table:style-name="ce8" office:value-type="float" office:value="30676" calcext:value-type="float">
            <text:p>3067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8" table:number-rows-spanned="1">
            <text:p>Core</text:p>
          </table:table-cell>
          <table:covered-table-cell table:number-columns-repeated="2" table:style-name="ce33"/>
          <table:covered-table-cell table:number-columns-repeated="5" table:style-name="ce45"/>
          <table:table-cell table:number-columns-repeated="1016"/>
        </table:table-row>
        <table:table-row table:style-name="ro1">
          <table:table-cell table:style-name="ce34" office:value-type="string" calcext:value-type="string" table:number-columns-spanned="1" table:number-rows-spanned="2">
            <text:p>Temp</text:p>
          </table:table-cell>
          <table:table-cell table:style-name="ce39" office:value-type="string" calcext:value-type="string" table:number-columns-spanned="1" table:number-rows-spanned="2">
            <text:p>Thermal</text:p>
            <text:p>Coefficient</text:p>
          </table:table-cell>
          <table:table-cell table:style-name="ce39" office:value-type="string" calcext:value-type="string" table:number-columns-spanned="1" table:number-rows-spanned="2">
            <text:p>Thermal</text:p>
            <text:p>Expansion</text:p>
          </table:table-cell>
          <table:table-cell table:style-name="ce45" office:value-type="string" calcext:value-type="string" table:number-columns-spanned="5" table:number-rows-spanned="1">
            <text:p>Coefficients</text:p>
          </table:table-cell>
          <table:covered-table-cell table:number-columns-repeated="4" table:style-name="ce45"/>
          <table:table-cell table:number-columns-repeated="1016"/>
        </table:table-row>
        <table:table-row table:style-name="ro1">
          <table:covered-table-cell table:style-name="ce34"/>
          <table:covered-table-cell table:number-columns-repeated="2" table:style-name="ce40"/>
          <table:table-cell table:style-name="ce45" office:value-type="string" calcext:value-type="string">
            <text:p>a0</text:p>
          </table:table-cell>
          <table:table-cell table:style-name="ce45" office:value-type="string" calcext:value-type="string">
            <text:p>a1</text:p>
          </table:table-cell>
          <table:table-cell table:style-name="ce45" office:value-type="string" calcext:value-type="string">
            <text:p>a2</text:p>
          </table:table-cell>
          <table:table-cell table:style-name="ce45" office:value-type="string" calcext:value-type="string">
            <text:p>a3</text:p>
          </table:table-cell>
          <table:table-cell table:style-name="ce45" office:value-type="string" calcext:value-type="string">
            <text:p>a4</text:p>
          </table:table-cell>
          <table:table-cell table:number-columns-repeated="2"/>
          <table:table-cell>
            <draw:frame table:end-cell-address="'ComponentStretch-1'.U53" table:end-x="46.74pt" table:end-y="6.38pt" draw:z-index="0" draw:name="Chart 1" draw:style-name="gr1" draw:text-style-name="P1" svg:width="522.94pt" svg:height="521.23pt" svg:x="8.39pt" svg:y="7.91pt">
              <loext:p/>
              <draw:object draw:notify-on-update-of-ranges="'ComponentStretch-1'.A20:'ComponentStretch-1'.A27 'ComponentStretch-1'.A1:'ComponentStretch-1'.A1 'ComponentStretch-1'.E20:'ComponentStretch-1'.E27 'ComponentStretch-1'.A20:'ComponentStretch-1'.A27 'ComponentStretch-1'.A1:'ComponentStretch-1'.A1 'ComponentStretch-1'.F20:'ComponentStretch-1'.F27 'ComponentStretch-1'.A20:'ComponentStretch-1'.A27 'ComponentStretch-1'.A1:'ComponentStretch-1'.A1 'ComponentStretch-1'.G20:'ComponentStretch-1'.G27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8" table:formula="of:=[.B3]" office:value-type="float" office:value="70" calcext:value-type="float">
            <text:p>70</text:p>
          </table:table-cell>
          <table:table-cell table:style-name="ce8" office:value-type="float" office:value="0.00064" calcext:value-type="float">
            <text:p>0.00064</text:p>
          </table:table-cell>
          <table:table-cell table:style-name="ce8" table:formula="of:=([.A13]-[.$A$3])*[.B13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3998.1" calcext:value-type="float">
            <text:p>3998.1</text:p>
          </table:table-cell>
          <table:table-cell table:style-name="ce8" office:value-type="float" office:value="-45713" calcext:value-type="float">
            <text:p>-45713</text:p>
          </table:table-cell>
          <table:table-cell table:style-name="ce8" office:value-type="float" office:value="40000" calcext:value-type="float">
            <text:p>400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1" table:number-rows-spanned="2">
            <text:p>Strain</text:p>
          </table:table-cell>
          <table:table-cell table:style-name="ce41" office:value-type="string" calcext:value-type="string" table:number-columns-spanned="3" table:number-rows-spanned="1">
            <text:p>Stress</text:p>
          </table:table-cell>
          <table:covered-table-cell table:style-name="ce43"/>
          <table:covered-table-cell table:style-name="ce46"/>
          <table:table-cell table:style-name="ce41" office:value-type="string" calcext:value-type="string" table:number-columns-spanned="3" table:number-rows-spanned="1">
            <text:p>Load</text:p>
          </table:table-cell>
          <table:covered-table-cell table:style-name="ce43"/>
          <table:covered-table-cell table:style-name="ce46"/>
          <table:table-cell table:style-name="ce42" office:value-type="string" calcext:value-type="string" table:number-columns-spanned="3" table:number-rows-spanned="1">
            <text:p>Slope</text:p>
          </table:table-cell>
          <table:covered-table-cell table:number-columns-repeated="2" table:style-name="ce42"/>
          <table:table-cell table:number-columns-repeated="1014"/>
        </table:table-row>
        <table:table-row table:style-name="ro1">
          <table:covered-table-cell table:style-name="ce35"/>
          <table:table-cell table:style-name="ce41" office:value-type="string" calcext:value-type="string" table:number-columns-spanned="3" table:number-rows-spanned="1">
            <text:p>No Adjustment</text:p>
          </table:table-cell>
          <table:covered-table-cell table:style-name="ce43"/>
          <table:covered-table-cell table:style-name="ce46"/>
          <table:table-cell table:style-name="ce41" office:value-type="string" calcext:value-type="string" table:number-columns-spanned="3" table:number-rows-spanned="1">
            <text:p>Compression Modification</text:p>
          </table:table-cell>
          <table:covered-table-cell table:style-name="ce47"/>
          <table:covered-table-cell table:style-name="ce50"/>
          <table:table-cell table:style-name="ce51" table:number-columns-repeated="3"/>
          <table:table-cell table:number-columns-repeated="1014"/>
        </table:table-row>
        <table:table-row table:style-name="ro1">
          <table:table-cell table:style-name="ce35"/>
          <table:table-cell table:style-name="ce42" office:value-type="string" calcext:value-type="string">
            <text:p>Core</text:p>
          </table:table-cell>
          <table:table-cell table:style-name="ce42" office:value-type="string" calcext:value-type="string">
            <text:p>Shell</text:p>
          </table:table-cell>
          <table:table-cell table:style-name="ce41" office:value-type="string" calcext:value-type="string">
            <text:p>Total</text:p>
          </table:table-cell>
          <table:table-cell table:style-name="ce42" office:value-type="string" calcext:value-type="string">
            <text:p>Core</text:p>
          </table:table-cell>
          <table:table-cell table:style-name="ce42" office:value-type="string" calcext:value-type="string">
            <text:p>Shell</text:p>
          </table:table-cell>
          <table:table-cell table:style-name="ce41" office:value-type="string" calcext:value-type="string">
            <text:p>Total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(%)</text:p>
          </table:table-cell>
          <table:table-cell table:number-columns-repeated="3" table:style-name="ce41" office:value-type="string" calcext:value-type="string">
            <text:p>(psi)</text:p>
          </table:table-cell>
          <table:table-cell table:number-columns-repeated="6" table:style-name="ce41" office:value-type="string" calcext:value-type="string">
            <text:p>(lbs)</text:p>
          </table:table-cell>
          <table:table-cell table:number-columns-repeated="1014"/>
        </table:table-row>
        <table:table-row table:style-name="ro1">
          <table:table-cell table:style-name="ce14" office:value-type="float" office:value="-0.2" calcext:value-type="float">
            <text:p>-0.200</text:p>
          </table:table-cell>
          <table:table-cell table:style-name="ce19" table:formula="of:=[.$D$13]+[.$E$13]*([.A20]-[.$C$13])^1+[.$F$13]*([.A20]-[.$C$13])^2+[.$G$13]*([.A20]-[.$C$13])^3+[.$H$13]*([.A20]-[.$C$13])^4" office:value-type="float" office:value="-3410.372" calcext:value-type="float">
            <text:p>-3410.4</text:p>
          </table:table-cell>
          <table:table-cell table:style-name="ce19" table:formula="of:=[.$D$8]+[.$E$8]*([.A20]-[.$C$8])^1+[.$F$8]*([.A20]-[.$C$8])^2+[.$G$8]*([.A20]-[.$C$8])^3+[.$H$8]*([.A20]-[.$C$8])^4" office:value-type="float" office:value="-9071.7704" calcext:value-type="float">
            <text:p>-9071.8</text:p>
          </table:table-cell>
          <table:table-cell table:style-name="ce19" table:formula="of:=[.B20]+[.C20]" office:value-type="float" office:value="-12482.1424" calcext:value-type="float">
            <text:p>-12482.1</text:p>
          </table:table-cell>
          <table:table-cell table:style-name="ce19" table:formula="of:=IF(AND([.B20]&lt;0;[.$E$3]=&quot;NO&quot;);0;[.$D$3]*[.B20])" office:value-type="float" office:value="-2477.2942208" calcext:value-type="float">
            <text:p>-2477.3</text:p>
          </table:table-cell>
          <table:table-cell table:style-name="ce19" table:formula="of:=IF(AND([.C20]&lt;0;[.$E$3]=&quot;NO&quot;);0;[.$D$3]*[.C20])" office:value-type="float" office:value="-6589.73401856" calcext:value-type="float">
            <text:p>-6589.7</text:p>
          </table:table-cell>
          <table:table-cell table:style-name="ce19" table:formula="of:=[.E20]+[.F20]" office:value-type="float" office:value="-9067.02823936" calcext:value-type="float">
            <text:p>-9067.0</text:p>
          </table:table-cell>
          <table:table-cell table:style-name="ce22" table:formula="of:=100*[.$D$3]*(([.$E$13]*1)+([.$F$13]*2*[.A20]^1)+([.$G$13]*3*[.A20]^2)+([.$H$13]*4*[.A20]^3))" office:value-type="float" office:value="845180.928" calcext:value-type="float">
            <text:p>845181</text:p>
          </table:table-cell>
          <table:table-cell table:style-name="ce22" table:formula="of:=100*[.$D$3]*(([.$E$8]*1)+([.$F$8]*2*[.A20]^1)+([.$G$8]*3*[.A20]^2)+([.$H$8]*4*[.A20]^3))" office:value-type="float" office:value="3226237.89952" calcext:value-type="float">
            <text:p>3226238</text:p>
          </table:table-cell>
          <table:table-cell table:style-name="ce22" table:formula="of:=[.H20]+[.I20]" office:value-type="float" office:value="4071418.82752" calcext:value-type="float">
            <text:p>4071419</text:p>
          </table:table-cell>
          <table:table-cell table:number-columns-repeated="1014"/>
        </table:table-row>
        <table:table-row table:style-name="ro1">
          <table:table-cell table:style-name="ce14" office:value-type="float" office:value="-0.1" calcext:value-type="float">
            <text:p>-0.100</text:p>
          </table:table-cell>
          <table:table-cell table:style-name="ce19" table:formula="of:=[.$D$13]+[.$E$13]*([.A21]-[.$C$13])^1+[.$F$13]*([.A21]-[.$C$13])^2+[.$G$13]*([.A21]-[.$C$13])^3+[.$H$13]*([.A21]-[.$C$13])^4" office:value-type="float" office:value="-1910.306" calcext:value-type="float">
            <text:p>-1910.3</text:p>
          </table:table-cell>
          <table:table-cell table:style-name="ce19" table:formula="of:=[.$D$8]+[.$E$8]*([.A21]-[.$C$8])^1+[.$F$8]*([.A21]-[.$C$8])^2+[.$G$8]*([.A21]-[.$C$8])^3+[.$H$8]*([.A21]-[.$C$8])^4" office:value-type="float" office:value="-4530.1684" calcext:value-type="float">
            <text:p>-4530.2</text:p>
          </table:table-cell>
          <table:table-cell table:style-name="ce19" table:formula="of:=[.B21]+[.C21]" office:value-type="float" office:value="-6440.4744" calcext:value-type="float">
            <text:p>-6440.5</text:p>
          </table:table-cell>
          <table:table-cell table:style-name="ce19" table:formula="of:=IF(AND([.B21]&lt;0;[.$E$3]=&quot;NO&quot;);0;[.$D$3]*[.B21])" office:value-type="float" office:value="-1387.6462784" calcext:value-type="float">
            <text:p>-1387.6</text:p>
          </table:table-cell>
          <table:table-cell table:style-name="ce19" table:formula="of:=IF(AND([.C21]&lt;0;[.$E$3]=&quot;NO&quot;);0;[.$D$3]*[.C21])" office:value-type="float" office:value="-3290.71432576" calcext:value-type="float">
            <text:p>-3290.7</text:p>
          </table:table-cell>
          <table:table-cell table:style-name="ce19" table:formula="of:=[.E21]+[.F21]" office:value-type="float" office:value="-4678.36060416" calcext:value-type="float">
            <text:p>-4678.4</text:p>
          </table:table-cell>
          <table:table-cell table:style-name="ce22" table:formula="of:=100*[.$D$3]*(([.$E$13]*1)+([.$F$13]*2*[.A21]^1)+([.$G$13]*3*[.A21]^2)+([.$H$13]*4*[.A21]^3))" office:value-type="float" office:value="1283475.4336" calcext:value-type="float">
            <text:p>1283475</text:p>
          </table:table-cell>
          <table:table-cell table:style-name="ce22" table:formula="of:=100*[.$D$3]*(([.$E$8]*1)+([.$F$8]*2*[.A21]^1)+([.$G$8]*3*[.A21]^2)+([.$H$8]*4*[.A21]^3))" office:value-type="float" office:value="3331105.94304" calcext:value-type="float">
            <text:p>3331106</text:p>
          </table:table-cell>
          <table:table-cell table:style-name="ce22" table:formula="of:=[.H21]+[.I21]" office:value-type="float" office:value="4614581.37664" calcext:value-type="float">
            <text:p>4614581</text:p>
          </table:table-cell>
          <table:table-cell table:number-columns-repeated="1014"/>
        </table:table-row>
        <table:table-row table:style-name="ro1">
          <table:table-cell table:style-name="ce14" office:value-type="float" office:value="0" calcext:value-type="float">
            <text:p>0.000</text:p>
          </table:table-cell>
          <table:table-cell table:style-name="ce19" table:formula="of:=[.$D$13]+[.$E$13]*([.A22]-[.$C$13])^1+[.$F$13]*([.A22]-[.$C$13])^2+[.$G$13]*([.A22]-[.$C$13])^3+[.$H$13]*([.A22]-[.$C$13])^4" office:value-type="float" office:value="0" calcext:value-type="float">
            <text:p>0.0</text:p>
          </table:table-cell>
          <table:table-cell table:style-name="ce19" table:formula="of:=[.$D$8]+[.$E$8]*([.A22]-[.$C$8])^1+[.$F$8]*([.A22]-[.$C$8])^2+[.$G$8]*([.A22]-[.$C$8])^3+[.$H$8]*([.A22]-[.$C$8])^4" office:value-type="float" office:value="0" calcext:value-type="float">
            <text:p>0.0</text:p>
          </table:table-cell>
          <table:table-cell table:style-name="ce19" table:formula="of:=[.B22]+[.C22]" office:value-type="float" office:value="0" calcext:value-type="float">
            <text:p>0.0</text:p>
          </table:table-cell>
          <table:table-cell table:style-name="ce19" table:formula="of:=IF(AND([.B22]&lt;0;[.$E$3]=&quot;NO&quot;);0;[.$D$3]*[.B22])" office:value-type="float" office:value="0" calcext:value-type="float">
            <text:p>0.0</text:p>
          </table:table-cell>
          <table:table-cell table:style-name="ce19" table:formula="of:=IF(AND([.C22]&lt;0;[.$E$3]=&quot;NO&quot;);0;[.$D$3]*[.C22])" office:value-type="float" office:value="0" calcext:value-type="float">
            <text:p>0.0</text:p>
          </table:table-cell>
          <table:table-cell table:style-name="ce19" table:formula="of:=[.E22]+[.F22]" office:value-type="float" office:value="0" calcext:value-type="float">
            <text:p>0.0</text:p>
          </table:table-cell>
          <table:table-cell table:style-name="ce22" table:formula="of:=100*[.$D$3]*(([.$E$13]*1)+([.$F$13]*2*[.A22]^1)+([.$G$13]*3*[.A22]^2)+([.$H$13]*4*[.A22]^3))" office:value-type="float" office:value="1452800" calcext:value-type="float">
            <text:p>1452800</text:p>
          </table:table-cell>
          <table:table-cell table:style-name="ce22" table:formula="of:=100*[.$D$3]*(([.$E$8]*1)+([.$F$8]*2*[.A22]^1)+([.$G$8]*3*[.A22]^2)+([.$H$8]*4*[.A22]^3))" office:value-type="float" office:value="3218540.384" calcext:value-type="float">
            <text:p>3218540</text:p>
          </table:table-cell>
          <table:table-cell table:style-name="ce22" table:formula="of:=[.H22]+[.I22]" office:value-type="float" office:value="4671340.384" calcext:value-type="float">
            <text:p>4671340</text:p>
          </table:table-cell>
          <table:table-cell table:number-columns-repeated="1014"/>
        </table:table-row>
        <table:table-row table:style-name="ro1">
          <table:table-cell table:style-name="ce14" office:value-type="float" office:value="0.1" calcext:value-type="float">
            <text:p>0.100</text:p>
          </table:table-cell>
          <table:table-cell table:style-name="ce19" table:formula="of:=[.$D$13]+[.$E$13]*([.A23]-[.$C$13])^1+[.$F$13]*([.A23]-[.$C$13])^2+[.$G$13]*([.A23]-[.$C$13])^3+[.$H$13]*([.A23]-[.$C$13])^4" office:value-type="float" office:value="1998.268" calcext:value-type="float">
            <text:p>1998.3</text:p>
          </table:table-cell>
          <table:table-cell table:style-name="ce19" table:formula="of:=[.$D$8]+[.$E$8]*([.A23]-[.$C$8])^1+[.$F$8]*([.A23]-[.$C$8])^2+[.$G$8]*([.A23]-[.$C$8])^3+[.$H$8]*([.A23]-[.$C$8])^4" office:value-type="float" office:value="4256.2156" calcext:value-type="float">
            <text:p>4256.2</text:p>
          </table:table-cell>
          <table:table-cell table:style-name="ce19" table:formula="of:=[.B23]+[.C23]" office:value-type="float" office:value="6254.4836" calcext:value-type="float">
            <text:p>6254.5</text:p>
          </table:table-cell>
          <table:table-cell table:style-name="ce19" table:formula="of:=IF(AND([.B23]&lt;0;[.$E$3]=&quot;NO&quot;);0;[.$D$3]*[.B23])" office:value-type="float" office:value="1451.5418752" calcext:value-type="float">
            <text:p>1451.5</text:p>
          </table:table-cell>
          <table:table-cell table:style-name="ce19" table:formula="of:=IF(AND([.C23]&lt;0;[.$E$3]=&quot;NO&quot;);0;[.$D$3]*[.C23])" office:value-type="float" office:value="3091.71501184" calcext:value-type="float">
            <text:p>3091.7</text:p>
          </table:table-cell>
          <table:table-cell table:style-name="ce19" table:formula="of:=[.E23]+[.F23]" office:value-type="float" office:value="4543.25688704" calcext:value-type="float">
            <text:p>4543.3</text:p>
          </table:table-cell>
          <table:table-cell table:style-name="ce22" table:formula="of:=100*[.$D$3]*(([.$E$13]*1)+([.$F$13]*2*[.A23]^1)+([.$G$13]*3*[.A23]^2)+([.$H$13]*4*[.A23]^3))" office:value-type="float" office:value="1422889.0272" calcext:value-type="float">
            <text:p>1422889</text:p>
          </table:table-cell>
          <table:table-cell table:style-name="ce22" table:formula="of:=100*[.$D$3]*(([.$E$8]*1)+([.$F$8]*2*[.A23]^1)+([.$G$8]*3*[.A23]^2)+([.$H$8]*4*[.A23]^3))" office:value-type="float" office:value="2942020.53376" calcext:value-type="float">
            <text:p>2942021</text:p>
          </table:table-cell>
          <table:table-cell table:style-name="ce22" table:formula="of:=[.H23]+[.I23]" office:value-type="float" office:value="4364909.56096" calcext:value-type="float">
            <text:p>4364910</text:p>
          </table:table-cell>
          <table:table-cell table:number-columns-repeated="1014"/>
        </table:table-row>
        <table:table-row table:style-name="ro1">
          <table:table-cell table:style-name="ce14" office:value-type="float" office:value="0.2" calcext:value-type="float">
            <text:p>0.200</text:p>
          </table:table-cell>
          <table:table-cell table:style-name="ce19" table:formula="of:=[.$D$13]+[.$E$13]*([.A24]-[.$C$13])^1+[.$F$13]*([.A24]-[.$C$13])^2+[.$G$13]*([.A24]-[.$C$13])^3+[.$H$13]*([.A24]-[.$C$13])^4" office:value-type="float" office:value="3858.22" calcext:value-type="float">
            <text:p>3858.2</text:p>
          </table:table-cell>
          <table:table-cell table:style-name="ce19" table:formula="of:=[.$D$8]+[.$E$8]*([.A24]-[.$C$8])^1+[.$F$8]*([.A24]-[.$C$8])^2+[.$G$8]*([.A24]-[.$C$8])^3+[.$H$8]*([.A24]-[.$C$8])^4" office:value-type="float" office:value="8049.5816" calcext:value-type="float">
            <text:p>8049.6</text:p>
          </table:table-cell>
          <table:table-cell table:style-name="ce19" table:formula="of:=[.B24]+[.C24]" office:value-type="float" office:value="11907.8016" calcext:value-type="float">
            <text:p>11907.8</text:p>
          </table:table-cell>
          <table:table-cell table:style-name="ce19" table:formula="of:=IF(AND([.B24]&lt;0;[.$E$3]=&quot;NO&quot;);0;[.$D$3]*[.B24])" office:value-type="float" office:value="2802.611008" calcext:value-type="float">
            <text:p>2802.6</text:p>
          </table:table-cell>
          <table:table-cell table:style-name="ce19" table:formula="of:=IF(AND([.C24]&lt;0;[.$E$3]=&quot;NO&quot;);0;[.$D$3]*[.C24])" office:value-type="float" office:value="5847.21607424" calcext:value-type="float">
            <text:p>5847.2</text:p>
          </table:table-cell>
          <table:table-cell table:style-name="ce19" table:formula="of:=[.E24]+[.F24]" office:value-type="float" office:value="8649.82708224" calcext:value-type="float">
            <text:p>8649.8</text:p>
          </table:table-cell>
          <table:table-cell table:style-name="ce22" table:formula="of:=100*[.$D$3]*(([.$E$13]*1)+([.$F$13]*2*[.A24]^1)+([.$G$13]*3*[.A24]^2)+([.$H$13]*4*[.A24]^3))" office:value-type="float" office:value="1263476.9152" calcext:value-type="float">
            <text:p>1263477</text:p>
          </table:table-cell>
          <table:table-cell table:style-name="ce22" table:formula="of:=100*[.$D$3]*(([.$E$8]*1)+([.$F$8]*2*[.A24]^1)+([.$G$8]*3*[.A24]^2)+([.$H$8]*4*[.A24]^3))" office:value-type="float" office:value="2555025.70368" calcext:value-type="float">
            <text:p>2555026</text:p>
          </table:table-cell>
          <table:table-cell table:style-name="ce22" table:formula="of:=[.H24]+[.I24]" office:value-type="float" office:value="3818502.61888" calcext:value-type="float">
            <text:p>3818503</text:p>
          </table:table-cell>
          <table:table-cell table:number-columns-repeated="1014"/>
        </table:table-row>
        <table:table-row table:style-name="ro1">
          <table:table-cell table:style-name="ce14" office:value-type="float" office:value="0.3" calcext:value-type="float">
            <text:p>0.300</text:p>
          </table:table-cell>
          <table:table-cell table:style-name="ce19" table:formula="of:=[.$D$13]+[.$E$13]*([.A25]-[.$C$13])^1+[.$F$13]*([.A25]-[.$C$13])^2+[.$G$13]*([.A25]-[.$C$13])^3+[.$H$13]*([.A25]-[.$C$13])^4" office:value-type="float" office:value="5449.578" calcext:value-type="float">
            <text:p>5449.6</text:p>
          </table:table-cell>
          <table:table-cell table:style-name="ce19" table:formula="of:=[.$D$8]+[.$E$8]*([.A25]-[.$C$8])^1+[.$F$8]*([.A25]-[.$C$8])^2+[.$G$8]*([.A25]-[.$C$8])^3+[.$H$8]*([.A25]-[.$C$8])^4" office:value-type="float" office:value="11264.8236" calcext:value-type="float">
            <text:p>11264.8</text:p>
          </table:table-cell>
          <table:table-cell table:style-name="ce19" table:formula="of:=[.B25]+[.C25]" office:value-type="float" office:value="16714.4016" calcext:value-type="float">
            <text:p>16714.4</text:p>
          </table:table-cell>
          <table:table-cell table:style-name="ce19" table:formula="of:=IF(AND([.B25]&lt;0;[.$E$3]=&quot;NO&quot;);0;[.$D$3]*[.B25])" office:value-type="float" office:value="3958.5734592" calcext:value-type="float">
            <text:p>3958.6</text:p>
          </table:table-cell>
          <table:table-cell table:style-name="ce19" table:formula="of:=IF(AND([.C25]&lt;0;[.$E$3]=&quot;NO&quot;);0;[.$D$3]*[.C25])" office:value-type="float" office:value="8182.76786304" calcext:value-type="float">
            <text:p>8182.8</text:p>
          </table:table-cell>
          <table:table-cell table:style-name="ce19" table:formula="of:=[.E25]+[.F25]" office:value-type="float" office:value="12141.34132224" calcext:value-type="float">
            <text:p>12141.3</text:p>
          </table:table-cell>
          <table:table-cell table:style-name="ce22" table:formula="of:=100*[.$D$3]*(([.$E$13]*1)+([.$F$13]*2*[.A25]^1)+([.$G$13]*3*[.A25]^2)+([.$H$13]*4*[.A25]^3))" office:value-type="float" office:value="1044298.064" calcext:value-type="float">
            <text:p>1044298</text:p>
          </table:table-cell>
          <table:table-cell table:style-name="ce22" table:formula="of:=100*[.$D$3]*(([.$E$8]*1)+([.$F$8]*2*[.A25]^1)+([.$G$8]*3*[.A25]^2)+([.$H$8]*4*[.A25]^3))" office:value-type="float" office:value="2111035.20512" calcext:value-type="float">
            <text:p>2111035</text:p>
          </table:table-cell>
          <table:table-cell table:style-name="ce22" table:formula="of:=[.H25]+[.I25]" office:value-type="float" office:value="3155333.26912" calcext:value-type="float">
            <text:p>3155333</text:p>
          </table:table-cell>
          <table:table-cell table:number-columns-repeated="1014"/>
        </table:table-row>
        <table:table-row table:style-name="ro1">
          <table:table-cell table:style-name="ce14" office:value-type="float" office:value="0.4" calcext:value-type="float">
            <text:p>0.400</text:p>
          </table:table-cell>
          <table:table-cell table:style-name="ce19" table:formula="of:=[.$D$13]+[.$E$13]*([.A26]-[.$C$13])^1+[.$F$13]*([.A26]-[.$C$13])^2+[.$G$13]*([.A26]-[.$C$13])^3+[.$H$13]*([.A26]-[.$C$13])^4" office:value-type="float" office:value="6738.064" calcext:value-type="float">
            <text:p>6738.1</text:p>
          </table:table-cell>
          <table:table-cell table:style-name="ce19" table:formula="of:=[.$D$8]+[.$E$8]*([.A26]-[.$C$8])^1+[.$F$8]*([.A26]-[.$C$8])^2+[.$G$8]*([.A26]-[.$C$8])^3+[.$H$8]*([.A26]-[.$C$8])^4" office:value-type="float" office:value="13860.2896" calcext:value-type="float">
            <text:p>13860.3</text:p>
          </table:table-cell>
          <table:table-cell table:style-name="ce19" table:formula="of:=[.B26]+[.C26]" office:value-type="float" office:value="20598.3536" calcext:value-type="float">
            <text:p>20598.4</text:p>
          </table:table-cell>
          <table:table-cell table:style-name="ce19" table:formula="of:=IF(AND([.B26]&lt;0;[.$E$3]=&quot;NO&quot;);0;[.$D$3]*[.B26])" office:value-type="float" office:value="4894.5296896" calcext:value-type="float">
            <text:p>4894.5</text:p>
          </table:table-cell>
          <table:table-cell table:style-name="ce19" table:formula="of:=IF(AND([.C26]&lt;0;[.$E$3]=&quot;NO&quot;);0;[.$D$3]*[.C26])" office:value-type="float" office:value="10068.11436544" calcext:value-type="float">
            <text:p>10068.1</text:p>
          </table:table-cell>
          <table:table-cell table:style-name="ce19" table:formula="of:=[.E26]+[.F26]" office:value-type="float" office:value="14962.64405504" calcext:value-type="float">
            <text:p>14962.6</text:p>
          </table:table-cell>
          <table:table-cell table:style-name="ce22" table:formula="of:=100*[.$D$3]*(([.$E$13]*1)+([.$F$13]*2*[.A26]^1)+([.$G$13]*3*[.A26]^2)+([.$H$13]*4*[.A26]^3))" office:value-type="float" office:value="835086.8736" calcext:value-type="float">
            <text:p>835087</text:p>
          </table:table-cell>
          <table:table-cell table:style-name="ce22" table:formula="of:=100*[.$D$3]*(([.$E$8]*1)+([.$F$8]*2*[.A26]^1)+([.$G$8]*3*[.A26]^2)+([.$H$8]*4*[.A26]^3))" office:value-type="float" office:value="1663528.34944" calcext:value-type="float">
            <text:p>1663528</text:p>
          </table:table-cell>
          <table:table-cell table:style-name="ce22" table:formula="of:=[.H26]+[.I26]" office:value-type="float" office:value="2498615.22304" calcext:value-type="float">
            <text:p>2498615</text:p>
          </table:table-cell>
          <table:table-cell table:number-columns-repeated="2"/>
          <table:table-cell>
            <draw:custom-shape table:end-cell-address="'ComponentStretch-1'.O28" table:end-x="37.79pt" table:end-y="1.93pt" draw:z-index="4" draw:name="TextBox 14" draw:style-name="gr14" draw:text-style-name="P6" svg:width="102.9pt" svg:height="22.88pt" svg:x="31.29pt" svg:y="4.56pt">
              <text:p text:style-name="P5"><text:span text:style-name="T2">Stretch Loa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1">
          <table:table-cell table:style-name="ce14" office:value-type="float" office:value="0.5" calcext:value-type="float">
            <text:p>0.500</text:p>
          </table:table-cell>
          <table:table-cell table:style-name="ce19" table:formula="of:=[.$D$13]+[.$E$13]*([.A27]-[.$C$13])^1+[.$F$13]*([.A27]-[.$C$13])^2+[.$G$13]*([.A27]-[.$C$13])^3+[.$H$13]*([.A27]-[.$C$13])^4" office:value-type="float" office:value="7785.4" calcext:value-type="float">
            <text:p>7785.4</text:p>
          </table:table-cell>
          <table:table-cell table:style-name="ce19" table:formula="of:=[.$D$8]+[.$E$8]*([.A27]-[.$C$8])^1+[.$F$8]*([.A27]-[.$C$8])^2+[.$G$8]*([.A27]-[.$C$8])^3+[.$H$8]*([.A27]-[.$C$8])^4" office:value-type="float" office:value="15867.95" calcext:value-type="float">
            <text:p>15868.0</text:p>
          </table:table-cell>
          <table:table-cell table:style-name="ce19" table:formula="of:=[.B27]+[.C27]" office:value-type="float" office:value="23653.35" calcext:value-type="float">
            <text:p>23653.4</text:p>
          </table:table-cell>
          <table:table-cell table:style-name="ce19" table:formula="of:=IF(AND([.B27]&lt;0;[.$E$3]=&quot;NO&quot;);0;[.$D$3]*[.B27])" office:value-type="float" office:value="5655.31456" calcext:value-type="float">
            <text:p>5655.3</text:p>
          </table:table-cell>
          <table:table-cell table:style-name="ce19" table:formula="of:=IF(AND([.C27]&lt;0;[.$E$3]=&quot;NO&quot;);0;[.$D$3]*[.C27])" office:value-type="float" office:value="11526.47888" calcext:value-type="float">
            <text:p>11526.5</text:p>
          </table:table-cell>
          <table:table-cell table:style-name="ce19" table:formula="of:=[.E27]+[.F27]" office:value-type="float" office:value="17181.79344" calcext:value-type="float">
            <text:p>17181.8</text:p>
          </table:table-cell>
          <table:table-cell table:style-name="ce22" table:formula="of:=100*[.$D$3]*(([.$E$13]*1)+([.$F$13]*2*[.A27]^1)+([.$G$13]*3*[.A27]^2)+([.$H$13]*4*[.A27]^3))" office:value-type="float" office:value="705577.744" calcext:value-type="float">
            <text:p>705578</text:p>
          </table:table-cell>
          <table:table-cell table:style-name="ce22" table:formula="of:=100*[.$D$3]*(([.$E$8]*1)+([.$F$8]*2*[.A27]^1)+([.$G$8]*3*[.A27]^2)+([.$H$8]*4*[.A27]^3))" office:value-type="float" office:value="1265984.448" calcext:value-type="float">
            <text:p>1265984</text:p>
          </table:table-cell>
          <table:table-cell table:style-name="ce22" table:formula="of:=[.H27]+[.I27]" office:value-type="float" office:value="1971562.192" calcext:value-type="float">
            <text:p>1971562</text:p>
          </table:table-cell>
          <table:table-cell table:number-columns-repeated="6"/>
          <table:table-cell>
            <draw:custom-shape table:end-cell-address="'ComponentStretch-1'.Q28" table:end-x="35.49pt" table:end-y="8.08pt" draw:z-index="8" draw:name="Oval 23" draw:style-name="gr15" draw:text-style-name="P7" svg:width="10.57pt" svg:height="10.37pt" svg:x="24.92pt" svg:y="10.46pt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07"/>
        </table:table-row>
        <table:table-row table:style-name="ro1">
          <table:table-cell table:number-columns-repeated="11"/>
          <table:table-cell>
            <draw:line table:end-cell-address="'ComponentStretch-1'.Q28" table:end-x="29.99pt" table:end-y="1.53pt" draw:z-index="1" draw:name="Straight Connector 8" draw:style-name="gr16" draw:text-style-name="P1" svg:x1="1.53pt" svg:y1="1.53pt" svg:x2="273.6pt" svg:y2="1.53pt">
              <text:p/>
            </draw:line>
          </table:table-cell>
          <table:table-cell table:number-columns-repeated="4"/>
          <table:table-cell>
            <draw:line table:end-cell-address="'ComponentStretch-1'.Q49" table:end-x="30.64pt" table:end-y="8.48pt" draw:z-index="2" draw:name="Straight Connector 11" draw:style-name="gr16" draw:text-style-name="P1" svg:x1="30.64pt" svg:y1="2.38pt" svg:x2="30.64pt" svg:y2="276.24pt">
              <text:p/>
            </draw:line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6"/>
          <table:table-cell>
            <draw:custom-shape table:end-cell-address="'ComponentStretch-1'.Q35" table:end-x="35.49pt" table:end-y="9.38pt" draw:z-index="3" draw:name="Oval 9" draw:style-name="gr17" draw:text-style-name="P7" svg:width="10.57pt" svg:height="10.35pt" svg:x="24.92pt" svg:y="11.76pt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07"/>
        </table:table-row>
        <table:table-row table:style-name="ro1">
          <table:table-cell table:number-columns-repeated="14"/>
          <table:table-cell>
            <draw:line table:end-cell-address="'ComponentStretch-1'.Q49" table:end-x="30.19pt" table:end-y="9.13pt" draw:z-index="6" draw:name="Straight Connector 17" draw:style-name="gr18" draw:text-style-name="P1" svg:x1="126.6pt" svg:y1="9.41pt" svg:x2="16.95pt" svg:y2="187.65pt">
              <text:p/>
            </draw:line>
          </table:table-cell>
          <table:table-cell table:number-columns-repeated="100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6"/>
          <table:table-cell>
            <draw:custom-shape table:end-cell-address="'ComponentStretch-1'.Q43" table:end-x="35.49pt" table:end-y="1.56pt" draw:z-index="5" draw:name="Oval 15" draw:style-name="gr15" draw:text-style-name="P7" svg:width="10.57pt" svg:height="10.37pt" svg:x="24.92pt" svg:y="3.94pt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07"/>
        </table:table-row>
        <table:table-row table:style-name="ro1">
          <table:table-cell table:number-columns-repeated="15"/>
          <table:table-cell>
            <draw:line table:end-cell-address="'ComponentStretch-1'.Q49" table:end-x="30.19pt" table:end-y="9.13pt" draw:z-index="7" draw:name="Straight Connector 20" draw:style-name="gr19" draw:text-style-name="P1" svg:x1="78.41pt" svg:y1="0.28pt" svg:x2="26.02pt" svg:y2="85.63pt">
              <text:p/>
            </draw:line>
          </table:table-cell>
          <table:table-cell table:number-columns-repeated="100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nentStretch-2" table:style-name="ta1">
        <table:table-column table:style-name="co4" table:number-columns-repeated="3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2" table:default-cell-style-name="Default"/>
        <table:table-row table:style-name="ro2">
          <table:table-cell table:style-name="ce7" office:value-type="string" calcext:value-type="string" table:number-columns-spanned="1" table:number-rows-spanned="2">
            <text:p>Reference</text:p>
            <text:p>Temp</text:p>
          </table:table-cell>
          <table:table-cell table:style-name="ce7" office:value-type="string" calcext:value-type="string" table:number-columns-spanned="1" table:number-rows-spanned="2">
            <text:p>Loading</text:p>
            <text:p>Temp</text:p>
          </table:table-cell>
          <table:table-cell/>
          <table:table-cell table:style-name="ce21" office:value-type="string" calcext:value-type="string" table:number-columns-spanned="1" table:number-rows-spanned="2">
            <text:p>X-Section</text:p>
            <text:p>Area</text:p>
          </table:table-cell>
          <table:table-cell table:style-name="ce9" office:value-type="string" calcext:value-type="string" table:number-columns-spanned="1" table:number-rows-spanned="2">
            <text:p>Compress</text:p>
          </table:table-cell>
          <table:table-cell/>
          <table:table-cell table:style-name="ce48" table:number-columns-repeated="2"/>
          <table:table-cell table:number-columns-repeated="1016"/>
        </table:table-row>
        <table:table-row table:style-name="ro1">
          <table:covered-table-cell table:number-columns-repeated="2" table:style-name="ce7"/>
          <table:table-cell/>
          <table:covered-table-cell table:style-name="ce21"/>
          <table:covered-table-cell table:style-name="ce9"/>
          <table:table-cell/>
          <table:table-cell table:style-name="ce48" table:number-columns-repeated="2"/>
          <table:table-cell table:number-columns-repeated="1016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 office:value-type="float" office:value="212" calcext:value-type="float">
            <text:p>212</text:p>
          </table:table-cell>
          <table:table-cell/>
          <table:table-cell table:style-name="ce11" office:value-type="float" office:value="0.7264" calcext:value-type="float">
            <text:p>0.7264</text:p>
          </table:table-cell>
          <table:table-cell table:style-name="ce23" office:value-type="string" calcext:value-type="string">
            <text:p>YES</text:p>
          </table:table-cell>
          <table:table-cell/>
          <table:table-cell table:style-name="ce49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 table:number-columns-spanned="8" table:number-rows-spanned="1">
            <text:p>Shell</text:p>
          </table:table-cell>
          <table:covered-table-cell table:number-columns-repeated="2" table:style-name="ce31"/>
          <table:covered-table-cell table:number-columns-repeated="5" table:style-name="ce44"/>
          <table:table-cell table:number-columns-repeated="1016"/>
        </table:table-row>
        <table:table-row table:style-name="ro1">
          <table:table-cell table:style-name="ce32" office:value-type="string" calcext:value-type="string" table:number-columns-spanned="1" table:number-rows-spanned="2">
            <text:p>Temp</text:p>
          </table:table-cell>
          <table:table-cell table:style-name="ce37" office:value-type="string" calcext:value-type="string" table:number-columns-spanned="1" table:number-rows-spanned="2">
            <text:p>Thermal</text:p>
            <text:p>Coefficient</text:p>
          </table:table-cell>
          <table:table-cell table:style-name="ce37" office:value-type="string" calcext:value-type="string" table:number-columns-spanned="1" table:number-rows-spanned="2">
            <text:p>Thermal</text:p>
            <text:p>Expansion</text:p>
          </table:table-cell>
          <table:table-cell table:style-name="ce44" office:value-type="string" calcext:value-type="string" table:number-columns-spanned="5" table:number-rows-spanned="1">
            <text:p>Coefficients</text:p>
          </table:table-cell>
          <table:covered-table-cell table:number-columns-repeated="4" table:style-name="ce44"/>
          <table:table-cell table:number-columns-repeated="1016"/>
        </table:table-row>
        <table:table-row table:style-name="ro1">
          <table:covered-table-cell table:style-name="ce32"/>
          <table:covered-table-cell table:number-columns-repeated="2" table:style-name="ce38"/>
          <table:table-cell table:style-name="ce44" office:value-type="string" calcext:value-type="string">
            <text:p>a0</text:p>
          </table:table-cell>
          <table:table-cell table:style-name="ce44" office:value-type="string" calcext:value-type="string">
            <text:p>a1</text:p>
          </table:table-cell>
          <table:table-cell table:style-name="ce44" office:value-type="string" calcext:value-type="string">
            <text:p>a2</text:p>
          </table:table-cell>
          <table:table-cell table:style-name="ce44" office:value-type="string" calcext:value-type="string">
            <text:p>a3</text:p>
          </table:table-cell>
          <table:table-cell table:style-name="ce44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8" table:formula="of:=[.A13]" office:value-type="float" office:value="212" calcext:value-type="float">
            <text:p>212</text:p>
          </table:table-cell>
          <table:table-cell table:style-name="ce8" office:value-type="float" office:value="0.00128" calcext:value-type="float">
            <text:p>0.00128</text:p>
          </table:table-cell>
          <table:table-cell table:style-name="ce8" table:formula="of:=([.A8]-[.$A$3])*[.B8]" office:value-type="float" office:value="0.18176" calcext:value-type="float">
            <text:p>0.1817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4308.1" calcext:value-type="float">
            <text:p>44308.1</text:p>
          </table:table-cell>
          <table:table-cell table:style-name="ce8" office:value-type="float" office:value="-14004.4" calcext:value-type="float">
            <text:p>-14004.4</text:p>
          </table:table-cell>
          <table:table-cell table:style-name="ce8" office:value-type="float" office:value="-37618" calcext:value-type="float">
            <text:p>-37618</text:p>
          </table:table-cell>
          <table:table-cell table:style-name="ce8" office:value-type="float" office:value="30676" calcext:value-type="float">
            <text:p>3067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8" table:number-rows-spanned="1">
            <text:p>Core</text:p>
          </table:table-cell>
          <table:covered-table-cell table:number-columns-repeated="2" table:style-name="ce33"/>
          <table:covered-table-cell table:number-columns-repeated="5" table:style-name="ce45"/>
          <table:table-cell table:number-columns-repeated="1016"/>
        </table:table-row>
        <table:table-row table:style-name="ro1">
          <table:table-cell table:style-name="ce34" office:value-type="string" calcext:value-type="string" table:number-columns-spanned="1" table:number-rows-spanned="2">
            <text:p>Temp</text:p>
          </table:table-cell>
          <table:table-cell table:style-name="ce39" office:value-type="string" calcext:value-type="string" table:number-columns-spanned="1" table:number-rows-spanned="2">
            <text:p>Thermal</text:p>
            <text:p>Coefficient</text:p>
          </table:table-cell>
          <table:table-cell table:style-name="ce39" office:value-type="string" calcext:value-type="string" table:number-columns-spanned="1" table:number-rows-spanned="2">
            <text:p>Thermal</text:p>
            <text:p>Expansion</text:p>
          </table:table-cell>
          <table:table-cell table:style-name="ce45" office:value-type="string" calcext:value-type="string" table:number-columns-spanned="5" table:number-rows-spanned="1">
            <text:p>Coefficients</text:p>
          </table:table-cell>
          <table:covered-table-cell table:number-columns-repeated="4" table:style-name="ce45"/>
          <table:table-cell table:number-columns-repeated="1016"/>
        </table:table-row>
        <table:table-row table:style-name="ro1">
          <table:covered-table-cell table:style-name="ce34"/>
          <table:covered-table-cell table:number-columns-repeated="2" table:style-name="ce40"/>
          <table:table-cell table:style-name="ce45" office:value-type="string" calcext:value-type="string">
            <text:p>a0</text:p>
          </table:table-cell>
          <table:table-cell table:style-name="ce45" office:value-type="string" calcext:value-type="string">
            <text:p>a1</text:p>
          </table:table-cell>
          <table:table-cell table:style-name="ce45" office:value-type="string" calcext:value-type="string">
            <text:p>a2</text:p>
          </table:table-cell>
          <table:table-cell table:style-name="ce45" office:value-type="string" calcext:value-type="string">
            <text:p>a3</text:p>
          </table:table-cell>
          <table:table-cell table:style-name="ce45" office:value-type="string" calcext:value-type="string">
            <text:p>a4</text:p>
          </table:table-cell>
          <table:table-cell table:number-columns-repeated="2"/>
          <table:table-cell>
            <draw:frame table:end-cell-address="'ComponentStretch-2'.U53" table:end-x="46.74pt" table:end-y="6.38pt" draw:z-index="0" draw:name="Chart 1" draw:style-name="gr1" draw:text-style-name="P1" svg:width="522.94pt" svg:height="521.23pt" svg:x="8.39pt" svg:y="7.91pt">
              <loext:p/>
              <draw:object draw:notify-on-update-of-ranges="'ComponentStretch-2'.A20:'ComponentStretch-2'.A27 'ComponentStretch-2'.A1:'ComponentStretch-2'.A1 'ComponentStretch-2'.E20:'ComponentStretch-2'.E27 'ComponentStretch-2'.A20:'ComponentStretch-2'.A27 'ComponentStretch-2'.A1:'ComponentStretch-2'.A1 'ComponentStretch-2'.F20:'ComponentStretch-2'.F27 'ComponentStretch-2'.A20:'ComponentStretch-2'.A27 'ComponentStretch-2'.A1:'ComponentStretch-2'.A1 'ComponentStretch-2'.G20:'ComponentStretch-2'.G2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8" table:formula="of:=[.B3]" office:value-type="float" office:value="212" calcext:value-type="float">
            <text:p>212</text:p>
          </table:table-cell>
          <table:table-cell table:style-name="ce8" office:value-type="float" office:value="0.00064" calcext:value-type="float">
            <text:p>0.00064</text:p>
          </table:table-cell>
          <table:table-cell table:style-name="ce8" table:formula="of:=([.A13]-[.$A$3])*[.B13]" office:value-type="float" office:value="0.09088" calcext:value-type="float">
            <text:p>0.0908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3998.1" calcext:value-type="float">
            <text:p>3998.1</text:p>
          </table:table-cell>
          <table:table-cell table:style-name="ce8" office:value-type="float" office:value="-45713" calcext:value-type="float">
            <text:p>-45713</text:p>
          </table:table-cell>
          <table:table-cell table:style-name="ce8" office:value-type="float" office:value="40000" calcext:value-type="float">
            <text:p>400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1" table:number-rows-spanned="2">
            <text:p>Strain</text:p>
          </table:table-cell>
          <table:table-cell table:style-name="ce41" office:value-type="string" calcext:value-type="string" table:number-columns-spanned="3" table:number-rows-spanned="1">
            <text:p>Stress</text:p>
          </table:table-cell>
          <table:covered-table-cell table:style-name="ce43"/>
          <table:covered-table-cell table:style-name="ce46"/>
          <table:table-cell table:style-name="ce41" office:value-type="string" calcext:value-type="string" table:number-columns-spanned="3" table:number-rows-spanned="1">
            <text:p>Load</text:p>
          </table:table-cell>
          <table:covered-table-cell table:style-name="ce43"/>
          <table:covered-table-cell table:style-name="ce46"/>
          <table:table-cell table:style-name="ce42" office:value-type="string" calcext:value-type="string" table:number-columns-spanned="3" table:number-rows-spanned="1">
            <text:p>Slope</text:p>
          </table:table-cell>
          <table:covered-table-cell table:number-columns-repeated="2" table:style-name="ce42"/>
          <table:table-cell table:number-columns-repeated="1014"/>
        </table:table-row>
        <table:table-row table:style-name="ro1">
          <table:covered-table-cell table:style-name="ce35"/>
          <table:table-cell table:style-name="ce41" office:value-type="string" calcext:value-type="string" table:number-columns-spanned="3" table:number-rows-spanned="1">
            <text:p>No Adjustment</text:p>
          </table:table-cell>
          <table:covered-table-cell table:style-name="ce43"/>
          <table:covered-table-cell table:style-name="ce46"/>
          <table:table-cell table:style-name="ce41" office:value-type="string" calcext:value-type="string" table:number-columns-spanned="3" table:number-rows-spanned="1">
            <text:p>Compression Modification</text:p>
          </table:table-cell>
          <table:covered-table-cell table:style-name="ce47"/>
          <table:covered-table-cell table:style-name="ce50"/>
          <table:table-cell table:style-name="ce51" table:number-columns-repeated="3"/>
          <table:table-cell table:number-columns-repeated="1014"/>
        </table:table-row>
        <table:table-row table:style-name="ro1">
          <table:table-cell table:style-name="ce35"/>
          <table:table-cell table:style-name="ce42" office:value-type="string" calcext:value-type="string">
            <text:p>Core</text:p>
          </table:table-cell>
          <table:table-cell table:style-name="ce42" office:value-type="string" calcext:value-type="string">
            <text:p>Shell</text:p>
          </table:table-cell>
          <table:table-cell table:style-name="ce41" office:value-type="string" calcext:value-type="string">
            <text:p>Total</text:p>
          </table:table-cell>
          <table:table-cell table:style-name="ce42" office:value-type="string" calcext:value-type="string">
            <text:p>Core</text:p>
          </table:table-cell>
          <table:table-cell table:style-name="ce42" office:value-type="string" calcext:value-type="string">
            <text:p>Shell</text:p>
          </table:table-cell>
          <table:table-cell table:style-name="ce41" office:value-type="string" calcext:value-type="string">
            <text:p>Total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(%)</text:p>
          </table:table-cell>
          <table:table-cell table:number-columns-repeated="3" table:style-name="ce41" office:value-type="string" calcext:value-type="string">
            <text:p>(psi)</text:p>
          </table:table-cell>
          <table:table-cell table:number-columns-repeated="6" table:style-name="ce41" office:value-type="string" calcext:value-type="string">
            <text:p>(lbs)</text:p>
          </table:table-cell>
          <table:table-cell table:number-columns-repeated="1014"/>
        </table:table-row>
        <table:table-row table:style-name="ro1">
          <table:table-cell table:style-name="ce14" office:value-type="float" office:value="-0.2" calcext:value-type="float">
            <text:p>-0.200</text:p>
          </table:table-cell>
          <table:table-cell table:style-name="ce19" table:formula="of:=[.$D$13]+[.$E$13]*([.A20]-[.$C$13])^1+[.$F$13]*([.A20]-[.$C$13])^2+[.$G$13]*([.A20]-[.$C$13])^3+[.$H$13]*([.A20]-[.$C$13])^4" office:value-type="float" office:value="-4067.87946090528" calcext:value-type="float">
            <text:p>-4067.9</text:p>
          </table:table-cell>
          <table:table-cell table:style-name="ce19" table:formula="of:=[.$D$8]+[.$E$8]*([.A20]-[.$C$8])^1+[.$F$8]*([.A20]-[.$C$8])^2+[.$G$8]*([.A20]-[.$C$8])^3+[.$H$8]*([.A20]-[.$C$8])^4" office:value-type="float" office:value="-16211.513168978" calcext:value-type="float">
            <text:p>-16211.5</text:p>
          </table:table-cell>
          <table:table-cell table:style-name="ce19" table:formula="of:=[.B20]+[.C20]" office:value-type="float" office:value="-20279.3926298833" calcext:value-type="float">
            <text:p>-20279.4</text:p>
          </table:table-cell>
          <table:table-cell table:style-name="ce19" table:formula="of:=IF(AND([.B20]&lt;0;[.$E$3]=&quot;NO&quot;);0;[.$D$3]*[.B20])" office:value-type="float" office:value="-2954.90764040159" calcext:value-type="float">
            <text:p>-2954.9</text:p>
          </table:table-cell>
          <table:table-cell table:style-name="ce19" table:formula="of:=IF(AND([.C20]&lt;0;[.$E$3]=&quot;NO&quot;);0;[.$D$3]*[.C20])" office:value-type="float" office:value="-11776.0431659456" calcext:value-type="float">
            <text:p>-11776.0</text:p>
          </table:table-cell>
          <table:table-cell table:style-name="ce19" table:formula="of:=[.E20]+[.F20]" office:value-type="float" office:value="-14730.9508063472" calcext:value-type="float">
            <text:p>-14731.0</text:p>
          </table:table-cell>
          <table:table-cell table:style-name="ce22" table:formula="of:=100*[.$D$3]*(([.$E$13]*1)+([.$F$13]*2*[.A20]^1)+([.$G$13]*3*[.A20]^2)+([.$H$13]*4*[.A20]^3))" office:value-type="float" office:value="845180.928" calcext:value-type="float">
            <text:p>845181</text:p>
          </table:table-cell>
          <table:table-cell table:style-name="ce22" table:formula="of:=100*[.$D$3]*(([.$E$8]*1)+([.$F$8]*2*[.A20]^1)+([.$G$8]*3*[.A20]^2)+([.$H$8]*4*[.A20]^3))" office:value-type="float" office:value="3226237.89952" calcext:value-type="float">
            <text:p>3226238</text:p>
          </table:table-cell>
          <table:table-cell table:style-name="ce22" table:formula="of:=[.H20]+[.I20]" office:value-type="float" office:value="4071418.82752" calcext:value-type="float">
            <text:p>4071419</text:p>
          </table:table-cell>
          <table:table-cell table:number-columns-repeated="1014"/>
        </table:table-row>
        <table:table-row table:style-name="ro1">
          <table:table-cell table:style-name="ce14" office:value-type="float" office:value="-0.1" calcext:value-type="float">
            <text:p>-0.100</text:p>
          </table:table-cell>
          <table:table-cell table:style-name="ce19" table:formula="of:=[.$D$13]+[.$E$13]*([.A21]-[.$C$13])^1+[.$F$13]*([.A21]-[.$C$13])^2+[.$G$13]*([.A21]-[.$C$13])^3+[.$H$13]*([.A21]-[.$C$13])^4" office:value-type="float" office:value="-3300.90534390099" calcext:value-type="float">
            <text:p>-3300.9</text:p>
          </table:table-cell>
          <table:table-cell table:style-name="ce19" table:formula="of:=[.$D$8]+[.$E$8]*([.A21]-[.$C$8])^1+[.$F$8]*([.A21]-[.$C$8])^2+[.$G$8]*([.A21]-[.$C$8])^3+[.$H$8]*([.A21]-[.$C$8])^4" office:value-type="float" office:value="-12561.2433704684" calcext:value-type="float">
            <text:p>-12561.2</text:p>
          </table:table-cell>
          <table:table-cell table:style-name="ce19" table:formula="of:=[.B21]+[.C21]" office:value-type="float" office:value="-15862.1487143694" calcext:value-type="float">
            <text:p>-15862.1</text:p>
          </table:table-cell>
          <table:table-cell table:style-name="ce19" table:formula="of:=IF(AND([.B21]&lt;0;[.$E$3]=&quot;NO&quot;);0;[.$D$3]*[.B21])" office:value-type="float" office:value="-2397.77764180968" calcext:value-type="float">
            <text:p>-2397.8</text:p>
          </table:table-cell>
          <table:table-cell table:style-name="ce19" table:formula="of:=IF(AND([.C21]&lt;0;[.$E$3]=&quot;NO&quot;);0;[.$D$3]*[.C21])" office:value-type="float" office:value="-9124.48718430826" calcext:value-type="float">
            <text:p>-9124.5</text:p>
          </table:table-cell>
          <table:table-cell table:style-name="ce19" table:formula="of:=[.E21]+[.F21]" office:value-type="float" office:value="-11522.2648261179" calcext:value-type="float">
            <text:p>-11522.3</text:p>
          </table:table-cell>
          <table:table-cell table:style-name="ce22" table:formula="of:=100*[.$D$3]*(([.$E$13]*1)+([.$F$13]*2*[.A21]^1)+([.$G$13]*3*[.A21]^2)+([.$H$13]*4*[.A21]^3))" office:value-type="float" office:value="1283475.4336" calcext:value-type="float">
            <text:p>1283475</text:p>
          </table:table-cell>
          <table:table-cell table:style-name="ce22" table:formula="of:=100*[.$D$3]*(([.$E$8]*1)+([.$F$8]*2*[.A21]^1)+([.$G$8]*3*[.A21]^2)+([.$H$8]*4*[.A21]^3))" office:value-type="float" office:value="3331105.94304" calcext:value-type="float">
            <text:p>3331106</text:p>
          </table:table-cell>
          <table:table-cell table:style-name="ce22" table:formula="of:=[.H21]+[.I21]" office:value-type="float" office:value="4614581.37664" calcext:value-type="float">
            <text:p>4614581</text:p>
          </table:table-cell>
          <table:table-cell table:number-columns-repeated="1014"/>
        </table:table-row>
        <table:table-row table:style-name="ro1">
          <table:table-cell table:style-name="ce14" office:value-type="float" office:value="0" calcext:value-type="float">
            <text:p>0.000</text:p>
          </table:table-cell>
          <table:table-cell table:style-name="ce19" table:formula="of:=[.$D$13]+[.$E$13]*([.A22]-[.$C$13])^1+[.$F$13]*([.A22]-[.$C$13])^2+[.$G$13]*([.A22]-[.$C$13])^3+[.$H$13]*([.A22]-[.$C$13])^4" office:value-type="float" office:value="-1747.5385433767" calcext:value-type="float">
            <text:p>-1747.5</text:p>
          </table:table-cell>
          <table:table-cell table:style-name="ce19" table:formula="of:=[.$D$8]+[.$E$8]*([.A22]-[.$C$8])^1+[.$F$8]*([.A22]-[.$C$8])^2+[.$G$8]*([.A22]-[.$C$8])^3+[.$H$8]*([.A22]-[.$C$8])^4" office:value-type="float" office:value="-8256.73218864954" calcext:value-type="float">
            <text:p>-8256.7</text:p>
          </table:table-cell>
          <table:table-cell table:style-name="ce19" table:formula="of:=[.B22]+[.C22]" office:value-type="float" office:value="-10004.2707320262" calcext:value-type="float">
            <text:p>-10004.3</text:p>
          </table:table-cell>
          <table:table-cell table:style-name="ce19" table:formula="of:=IF(AND([.B22]&lt;0;[.$E$3]=&quot;NO&quot;);0;[.$D$3]*[.B22])" office:value-type="float" office:value="-1269.41199790884" calcext:value-type="float">
            <text:p>-1269.4</text:p>
          </table:table-cell>
          <table:table-cell table:style-name="ce19" table:formula="of:=IF(AND([.C22]&lt;0;[.$E$3]=&quot;NO&quot;);0;[.$D$3]*[.C22])" office:value-type="float" office:value="-5997.69026183503" calcext:value-type="float">
            <text:p>-5997.7</text:p>
          </table:table-cell>
          <table:table-cell table:style-name="ce19" table:formula="of:=[.E22]+[.F22]" office:value-type="float" office:value="-7267.10225974387" calcext:value-type="float">
            <text:p>-7267.1</text:p>
          </table:table-cell>
          <table:table-cell table:style-name="ce22" table:formula="of:=100*[.$D$3]*(([.$E$13]*1)+([.$F$13]*2*[.A22]^1)+([.$G$13]*3*[.A22]^2)+([.$H$13]*4*[.A22]^3))" office:value-type="float" office:value="1452800" calcext:value-type="float">
            <text:p>1452800</text:p>
          </table:table-cell>
          <table:table-cell table:style-name="ce22" table:formula="of:=100*[.$D$3]*(([.$E$8]*1)+([.$F$8]*2*[.A22]^1)+([.$G$8]*3*[.A22]^2)+([.$H$8]*4*[.A22]^3))" office:value-type="float" office:value="3218540.384" calcext:value-type="float">
            <text:p>3218540</text:p>
          </table:table-cell>
          <table:table-cell table:style-name="ce22" table:formula="of:=[.H22]+[.I22]" office:value-type="float" office:value="4671340.384" calcext:value-type="float">
            <text:p>4671340</text:p>
          </table:table-cell>
          <table:table-cell table:number-columns-repeated="1014"/>
        </table:table-row>
        <table:table-row table:style-name="ro1">
          <table:table-cell table:style-name="ce14" office:value-type="float" office:value="0.1" calcext:value-type="float">
            <text:p>0.100</text:p>
          </table:table-cell>
          <table:table-cell table:style-name="ce19" table:formula="of:=[.$D$13]+[.$E$13]*([.A23]-[.$C$13])^1+[.$F$13]*([.A23]-[.$C$13])^2+[.$G$13]*([.A23]-[.$C$13])^3+[.$H$13]*([.A23]-[.$C$13])^4" office:value-type="float" office:value="182.698140667586" calcext:value-type="float">
            <text:p>182.7</text:p>
          </table:table-cell>
          <table:table-cell table:style-name="ce19" table:formula="of:=[.$D$8]+[.$E$8]*([.A23]-[.$C$8])^1+[.$F$8]*([.A23]-[.$C$8])^2+[.$G$8]*([.A23]-[.$C$8])^3+[.$H$8]*([.A23]-[.$C$8])^4" office:value-type="float" office:value="-3694.31489776136" calcext:value-type="float">
            <text:p>-3694.3</text:p>
          </table:table-cell>
          <table:table-cell table:style-name="ce19" table:formula="of:=[.B23]+[.C23]" office:value-type="float" office:value="-3511.61675709377" calcext:value-type="float">
            <text:p>-3511.6</text:p>
          </table:table-cell>
          <table:table-cell table:style-name="ce19" table:formula="of:=IF(AND([.B23]&lt;0;[.$E$3]=&quot;NO&quot;);0;[.$D$3]*[.B23])" office:value-type="float" office:value="132.711929380935" calcext:value-type="float">
            <text:p>132.7</text:p>
          </table:table-cell>
          <table:table-cell table:style-name="ce19" table:formula="of:=IF(AND([.C23]&lt;0;[.$E$3]=&quot;NO&quot;);0;[.$D$3]*[.C23])" office:value-type="float" office:value="-2683.55034173385" calcext:value-type="float">
            <text:p>-2683.6</text:p>
          </table:table-cell>
          <table:table-cell table:style-name="ce19" table:formula="of:=[.E23]+[.F23]" office:value-type="float" office:value="-2550.83841235292" calcext:value-type="float">
            <text:p>-2550.8</text:p>
          </table:table-cell>
          <table:table-cell table:style-name="ce22" table:formula="of:=100*[.$D$3]*(([.$E$13]*1)+([.$F$13]*2*[.A23]^1)+([.$G$13]*3*[.A23]^2)+([.$H$13]*4*[.A23]^3))" office:value-type="float" office:value="1422889.0272" calcext:value-type="float">
            <text:p>1422889</text:p>
          </table:table-cell>
          <table:table-cell table:style-name="ce22" table:formula="of:=100*[.$D$3]*(([.$E$8]*1)+([.$F$8]*2*[.A23]^1)+([.$G$8]*3*[.A23]^2)+([.$H$8]*4*[.A23]^3))" office:value-type="float" office:value="2942020.53376" calcext:value-type="float">
            <text:p>2942021</text:p>
          </table:table-cell>
          <table:table-cell table:style-name="ce22" table:formula="of:=[.H23]+[.I23]" office:value-type="float" office:value="4364909.56096" calcext:value-type="float">
            <text:p>4364910</text:p>
          </table:table-cell>
          <table:table-cell table:number-columns-repeated="1014"/>
        </table:table-row>
        <table:table-row table:style-name="ro1">
          <table:table-cell table:style-name="ce14" office:value-type="float" office:value="0.2" calcext:value-type="float">
            <text:p>0.200</text:p>
          </table:table-cell>
          <table:table-cell table:style-name="ce19" table:formula="of:=[.$D$13]+[.$E$13]*([.A24]-[.$C$13])^1+[.$F$13]*([.A24]-[.$C$13])^2+[.$G$13]*([.A24]-[.$C$13])^3+[.$H$13]*([.A24]-[.$C$13])^4" office:value-type="float" office:value="2176.28190823187" calcext:value-type="float">
            <text:p>2176.3</text:p>
          </table:table-cell>
          <table:table-cell table:style-name="ce19" table:formula="of:=[.$D$8]+[.$E$8]*([.A24]-[.$C$8])^1+[.$F$8]*([.A24]-[.$C$8])^2+[.$G$8]*([.A24]-[.$C$8])^3+[.$H$8]*([.A24]-[.$C$8])^4" office:value-type="float" office:value="803.295627956134" calcext:value-type="float">
            <text:p>803.3</text:p>
          </table:table-cell>
          <table:table-cell table:style-name="ce19" table:formula="of:=[.B24]+[.C24]" office:value-type="float" office:value="2979.57753618801" calcext:value-type="float">
            <text:p>2979.6</text:p>
          </table:table-cell>
          <table:table-cell table:style-name="ce19" table:formula="of:=IF(AND([.B24]&lt;0;[.$E$3]=&quot;NO&quot;);0;[.$D$3]*[.B24])" office:value-type="float" office:value="1580.85117813963" calcext:value-type="float">
            <text:p>1580.9</text:p>
          </table:table-cell>
          <table:table-cell table:style-name="ce19" table:formula="of:=IF(AND([.C24]&lt;0;[.$E$3]=&quot;NO&quot;);0;[.$D$3]*[.C24])" office:value-type="float" office:value="583.513944147336" calcext:value-type="float">
            <text:p>583.5</text:p>
          </table:table-cell>
          <table:table-cell table:style-name="ce19" table:formula="of:=[.E24]+[.F24]" office:value-type="float" office:value="2164.36512228697" calcext:value-type="float">
            <text:p>2164.4</text:p>
          </table:table-cell>
          <table:table-cell table:style-name="ce22" table:formula="of:=100*[.$D$3]*(([.$E$13]*1)+([.$F$13]*2*[.A24]^1)+([.$G$13]*3*[.A24]^2)+([.$H$13]*4*[.A24]^3))" office:value-type="float" office:value="1263476.9152" calcext:value-type="float">
            <text:p>1263477</text:p>
          </table:table-cell>
          <table:table-cell table:style-name="ce22" table:formula="of:=100*[.$D$3]*(([.$E$8]*1)+([.$F$8]*2*[.A24]^1)+([.$G$8]*3*[.A24]^2)+([.$H$8]*4*[.A24]^3))" office:value-type="float" office:value="2555025.70368" calcext:value-type="float">
            <text:p>2555026</text:p>
          </table:table-cell>
          <table:table-cell table:style-name="ce22" table:formula="of:=[.H24]+[.I24]" office:value-type="float" office:value="3818502.61888" calcext:value-type="float">
            <text:p>3818503</text:p>
          </table:table-cell>
          <table:table-cell table:number-columns-repeated="1014"/>
        </table:table-row>
        <table:table-row table:style-name="ro1">
          <table:table-cell table:style-name="ce14" office:value-type="float" office:value="0.3" calcext:value-type="float">
            <text:p>0.300</text:p>
          </table:table-cell>
          <table:table-cell table:style-name="ce19" table:formula="of:=[.$D$13]+[.$E$13]*([.A25]-[.$C$13])^1+[.$F$13]*([.A25]-[.$C$13])^2+[.$G$13]*([.A25]-[.$C$13])^3+[.$H$13]*([.A25]-[.$C$13])^4" office:value-type="float" office:value="4015.68995931616" calcext:value-type="float">
            <text:p>4015.7</text:p>
          </table:table-cell>
          <table:table-cell table:style-name="ce19" table:formula="of:=[.$D$8]+[.$E$8]*([.A25]-[.$C$8])^1+[.$F$8]*([.A25]-[.$C$8])^2+[.$G$8]*([.A25]-[.$C$8])^3+[.$H$8]*([.A25]-[.$C$8])^4" office:value-type="float" office:value="4987.00891426294" calcext:value-type="float">
            <text:p>4987.0</text:p>
          </table:table-cell>
          <table:table-cell table:style-name="ce19" table:formula="of:=[.B25]+[.C25]" office:value-type="float" office:value="9002.6988735791" calcext:value-type="float">
            <text:p>9002.7</text:p>
          </table:table-cell>
          <table:table-cell table:style-name="ce19" table:formula="of:=IF(AND([.B25]&lt;0;[.$E$3]=&quot;NO&quot;);0;[.$D$3]*[.B25])" office:value-type="float" office:value="2916.99718644726" calcext:value-type="float">
            <text:p>2917.0</text:p>
          </table:table-cell>
          <table:table-cell table:style-name="ce19" table:formula="of:=IF(AND([.C25]&lt;0;[.$E$3]=&quot;NO&quot;);0;[.$D$3]*[.C25])" office:value-type="float" office:value="3622.5632753206" calcext:value-type="float">
            <text:p>3622.6</text:p>
          </table:table-cell>
          <table:table-cell table:style-name="ce19" table:formula="of:=[.E25]+[.F25]" office:value-type="float" office:value="6539.56046176786" calcext:value-type="float">
            <text:p>6539.6</text:p>
          </table:table-cell>
          <table:table-cell table:style-name="ce22" table:formula="of:=100*[.$D$3]*(([.$E$13]*1)+([.$F$13]*2*[.A25]^1)+([.$G$13]*3*[.A25]^2)+([.$H$13]*4*[.A25]^3))" office:value-type="float" office:value="1044298.064" calcext:value-type="float">
            <text:p>1044298</text:p>
          </table:table-cell>
          <table:table-cell table:style-name="ce22" table:formula="of:=100*[.$D$3]*(([.$E$8]*1)+([.$F$8]*2*[.A25]^1)+([.$G$8]*3*[.A25]^2)+([.$H$8]*4*[.A25]^3))" office:value-type="float" office:value="2111035.20512" calcext:value-type="float">
            <text:p>2111035</text:p>
          </table:table-cell>
          <table:table-cell table:style-name="ce22" table:formula="of:=[.H25]+[.I25]" office:value-type="float" office:value="3155333.26912" calcext:value-type="float">
            <text:p>3155333</text:p>
          </table:table-cell>
          <table:table-cell table:number-columns-repeated="1014"/>
        </table:table-row>
        <table:table-row table:style-name="ro1">
          <table:table-cell table:style-name="ce14" office:value-type="float" office:value="0.4" calcext:value-type="float">
            <text:p>0.400</text:p>
          </table:table-cell>
          <table:table-cell table:style-name="ce19" table:formula="of:=[.$D$13]+[.$E$13]*([.A26]-[.$C$13])^1+[.$F$13]*([.A26]-[.$C$13])^2+[.$G$13]*([.A26]-[.$C$13])^3+[.$H$13]*([.A26]-[.$C$13])^4" office:value-type="float" office:value="5579.39949392045" calcext:value-type="float">
            <text:p>5579.4</text:p>
          </table:table-cell>
          <table:table-cell table:style-name="ce19" table:formula="of:=[.$D$8]+[.$E$8]*([.A26]-[.$C$8])^1+[.$F$8]*([.A26]-[.$C$8])^2+[.$G$8]*([.A26]-[.$C$8])^3+[.$H$8]*([.A26]-[.$C$8])^4" office:value-type="float" office:value="8681.35688691906" calcext:value-type="float">
            <text:p>8681.4</text:p>
          </table:table-cell>
          <table:table-cell table:style-name="ce19" table:formula="of:=[.B26]+[.C26]" office:value-type="float" office:value="14260.7563808395" calcext:value-type="float">
            <text:p>14260.8</text:p>
          </table:table-cell>
          <table:table-cell table:style-name="ce19" table:formula="of:=IF(AND([.B26]&lt;0;[.$E$3]=&quot;NO&quot;);0;[.$D$3]*[.B26])" office:value-type="float" office:value="4052.87579238382" calcext:value-type="float">
            <text:p>4052.9</text:p>
          </table:table-cell>
          <table:table-cell table:style-name="ce19" table:formula="of:=IF(AND([.C26]&lt;0;[.$E$3]=&quot;NO&quot;);0;[.$D$3]*[.C26])" office:value-type="float" office:value="6306.137642658" calcext:value-type="float">
            <text:p>6306.1</text:p>
          </table:table-cell>
          <table:table-cell table:style-name="ce19" table:formula="of:=[.E26]+[.F26]" office:value-type="float" office:value="10359.0134350418" calcext:value-type="float">
            <text:p>10359.0</text:p>
          </table:table-cell>
          <table:table-cell table:style-name="ce22" table:formula="of:=100*[.$D$3]*(([.$E$13]*1)+([.$F$13]*2*[.A26]^1)+([.$G$13]*3*[.A26]^2)+([.$H$13]*4*[.A26]^3))" office:value-type="float" office:value="835086.8736" calcext:value-type="float">
            <text:p>835087</text:p>
          </table:table-cell>
          <table:table-cell table:style-name="ce22" table:formula="of:=100*[.$D$3]*(([.$E$8]*1)+([.$F$8]*2*[.A26]^1)+([.$G$8]*3*[.A26]^2)+([.$H$8]*4*[.A26]^3))" office:value-type="float" office:value="1663528.34944" calcext:value-type="float">
            <text:p>1663528</text:p>
          </table:table-cell>
          <table:table-cell table:style-name="ce22" table:formula="of:=[.H26]+[.I26]" office:value-type="float" office:value="2498615.22304" calcext:value-type="float">
            <text:p>2498615</text:p>
          </table:table-cell>
          <table:table-cell table:number-columns-repeated="1014"/>
        </table:table-row>
        <table:table-row table:style-name="ro1">
          <table:table-cell table:style-name="ce14" office:value-type="float" office:value="0.5" calcext:value-type="float">
            <text:p>0.500</text:p>
          </table:table-cell>
          <table:table-cell table:style-name="ce19" table:formula="of:=[.$D$13]+[.$E$13]*([.A27]-[.$C$13])^1+[.$F$13]*([.A27]-[.$C$13])^2+[.$G$13]*([.A27]-[.$C$13])^3+[.$H$13]*([.A27]-[.$C$13])^4" office:value-type="float" office:value="6841.88771204474" calcext:value-type="float">
            <text:p>6841.9</text:p>
          </table:table-cell>
          <table:table-cell table:style-name="ce19" table:formula="of:=[.$D$8]+[.$E$8]*([.A27]-[.$C$8])^1+[.$F$8]*([.A27]-[.$C$8])^2+[.$G$8]*([.A27]-[.$C$8])^3+[.$H$8]*([.A27]-[.$C$8])^4" office:value-type="float" office:value="11784.4938716845" calcext:value-type="float">
            <text:p>11784.5</text:p>
          </table:table-cell>
          <table:table-cell table:style-name="ce19" table:formula="of:=[.B27]+[.C27]" office:value-type="float" office:value="18626.3815837292" calcext:value-type="float">
            <text:p>18626.4</text:p>
          </table:table-cell>
          <table:table-cell table:style-name="ce19" table:formula="of:=IF(AND([.B27]&lt;0;[.$E$3]=&quot;NO&quot;);0;[.$D$3]*[.B27])" office:value-type="float" office:value="4969.9472340293" calcext:value-type="float">
            <text:p>4969.9</text:p>
          </table:table-cell>
          <table:table-cell table:style-name="ce19" table:formula="of:=IF(AND([.C27]&lt;0;[.$E$3]=&quot;NO&quot;);0;[.$D$3]*[.C27])" office:value-type="float" office:value="8560.25634839161" calcext:value-type="float">
            <text:p>8560.3</text:p>
          </table:table-cell>
          <table:table-cell table:style-name="ce19" table:formula="of:=[.E27]+[.F27]" office:value-type="float" office:value="13530.2035824209" calcext:value-type="float">
            <text:p>13530.2</text:p>
          </table:table-cell>
          <table:table-cell table:style-name="ce22" table:formula="of:=100*[.$D$3]*(([.$E$13]*1)+([.$F$13]*2*[.A27]^1)+([.$G$13]*3*[.A27]^2)+([.$H$13]*4*[.A27]^3))" office:value-type="float" office:value="705577.744" calcext:value-type="float">
            <text:p>705578</text:p>
          </table:table-cell>
          <table:table-cell table:style-name="ce22" table:formula="of:=100*[.$D$3]*(([.$E$8]*1)+([.$F$8]*2*[.A27]^1)+([.$G$8]*3*[.A27]^2)+([.$H$8]*4*[.A27]^3))" office:value-type="float" office:value="1265984.448" calcext:value-type="float">
            <text:p>1265984</text:p>
          </table:table-cell>
          <table:table-cell table:style-name="ce22" table:formula="of:=[.H27]+[.I27]" office:value-type="float" office:value="1971562.192" calcext:value-type="float">
            <text:p>1971562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0"/>
          <table:table-cell>
            <draw:line table:end-cell-address="'ComponentStretch-2'.U37" table:end-x="3.26pt" table:end-y="12.39pt" draw:z-index="1" draw:name="Straight Connector 13" draw:style-name="gr16" draw:text-style-name="P1" svg:x1="3.26pt" svg:y1="1.3pt" svg:x2="3.26pt" svg:y2="63.38pt">
              <text:p/>
            </draw:line>
          </table:table-cell>
          <table:table-cell table:number-columns-repeated="1003"/>
        </table:table-row>
        <table:table-row table:style-name="ro1">
          <table:table-cell table:number-columns-repeated="19"/>
          <table:table-cell>
            <draw:custom-shape table:end-cell-address="'ComponentStretch-2'.U35" table:end-x="8.08pt" table:end-y="9.38pt" draw:z-index="2" draw:name="Oval 4" draw:style-name="gr17" draw:text-style-name="P7" svg:width="10.49pt" svg:height="10.35pt" svg:x="45.78pt" svg:y="11.76pt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04"/>
        </table:table-row>
        <table:table-row table:style-name="ro1">
          <table:table-cell table:number-columns-repeated="17"/>
          <table:table-cell>
            <draw:line table:end-cell-address="'ComponentStretch-2'.U49" table:end-x="0.85pt" table:end-y="9.13pt" draw:z-index="5" draw:name="Straight Connector 7" draw:style-name="gr18" draw:text-style-name="P1" svg:x1="145.45pt" svg:y1="9.41pt" svg:x2="35.86pt" svg:y2="187.65pt">
              <text:p/>
            </draw:line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>
            <draw:line table:end-cell-address="'ComponentStretch-2'.S44" table:end-x="15pt" table:end-y="10.43pt" draw:z-index="3" draw:name="Straight Connector 14" draw:style-name="gr16" draw:text-style-name="P1" svg:x1="15pt" svg:y1="5.22pt" svg:x2="15pt" svg:y2="61.46pt">
              <text:p/>
            </draw:line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>
            <draw:custom-shape table:end-cell-address="'ComponentStretch-2'.S43" table:end-x="19.84pt" table:end-y="1.56pt" draw:z-index="4" draw:name="Oval 6" draw:style-name="gr15" draw:text-style-name="P7" svg:width="10.57pt" svg:height="10.37pt" svg:x="9.27pt" svg:y="3.94pt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05"/>
        </table:table-row>
        <table:table-row table:style-name="ro1">
          <table:table-cell table:number-columns-repeated="17"/>
          <table:table-cell>
            <draw:line table:end-cell-address="'ComponentStretch-2'.S49" table:end-x="13.24pt" table:end-y="9.13pt" draw:z-index="6" draw:name="Straight Connector 8" draw:style-name="gr19" draw:text-style-name="P1" svg:x1="61.46pt" svg:y1="0.28pt" svg:x2="9.04pt" svg:y2="85.63pt">
              <text:p/>
            </draw:line>
          </table:table-cell>
          <table:table-cell table:number-columns-repeated="100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oadedLength" table:style-name="ta1">
        <table:table-column table:style-name="co4" table:number-columns-repeated="3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3" table:number-columns-repeated="1002" table:default-cell-style-name="Default"/>
        <table:table-row table:style-name="ro2">
          <table:table-cell table:style-name="ce7" office:value-type="string" calcext:value-type="string" table:number-columns-spanned="1" table:number-rows-spanned="2">
            <text:p>Reference</text:p>
            <text:p>Temp</text:p>
          </table:table-cell>
          <table:table-cell table:style-name="ce7" office:value-type="string" calcext:value-type="string" table:number-columns-spanned="1" table:number-rows-spanned="2">
            <text:p>Loading</text:p>
            <text:p>Temp</text:p>
          </table:table-cell>
          <table:table-cell/>
          <table:table-cell table:style-name="ce21" office:value-type="string" calcext:value-type="string" table:number-columns-spanned="1" table:number-rows-spanned="2">
            <text:p>X-Section</text:p>
            <text:p>Area</text:p>
          </table:table-cell>
          <table:table-cell table:style-name="ce9" office:value-type="string" calcext:value-type="string" table:number-columns-spanned="1" table:number-rows-spanned="2">
            <text:p>Compress</text:p>
          </table:table-cell>
          <table:table-cell/>
          <table:table-cell table:style-name="ce48" table:number-columns-repeated="2"/>
          <table:table-cell table:number-columns-repeated="3"/>
          <table:table-cell table:style-name="ce7" office:value-type="string" calcext:value-type="string" table:number-columns-spanned="1" table:number-rows-spanned="2">
            <text:p>Reference</text:p>
            <text:p>Temp</text:p>
          </table:table-cell>
          <table:table-cell table:style-name="ce7" office:value-type="string" calcext:value-type="string" table:number-columns-spanned="1" table:number-rows-spanned="2">
            <text:p>Loading</text:p>
            <text:p>Temp</text:p>
          </table:table-cell>
          <table:table-cell/>
          <table:table-cell table:style-name="ce21" office:value-type="string" calcext:value-type="string" table:number-columns-spanned="1" table:number-rows-spanned="2">
            <text:p>X-Section</text:p>
            <text:p>Area</text:p>
          </table:table-cell>
          <table:table-cell table:style-name="ce9" office:value-type="string" calcext:value-type="string" table:number-columns-spanned="1" table:number-rows-spanned="2">
            <text:p>Compress</text:p>
          </table:table-cell>
          <table:table-cell/>
          <table:table-cell table:style-name="ce48" table:number-columns-repeated="2"/>
          <table:table-cell table:number-columns-repeated="1005"/>
        </table:table-row>
        <table:table-row table:style-name="ro1">
          <table:covered-table-cell table:number-columns-repeated="2" table:style-name="ce7"/>
          <table:table-cell/>
          <table:covered-table-cell table:style-name="ce21"/>
          <table:covered-table-cell table:style-name="ce9"/>
          <table:table-cell/>
          <table:table-cell table:style-name="ce48" table:number-columns-repeated="2"/>
          <table:table-cell table:number-columns-repeated="3"/>
          <table:covered-table-cell table:number-columns-repeated="2" table:style-name="ce7"/>
          <table:table-cell/>
          <table:covered-table-cell table:style-name="ce21"/>
          <table:covered-table-cell table:style-name="ce9"/>
          <table:table-cell/>
          <table:table-cell table:style-name="ce48" table:number-columns-repeated="2"/>
          <table:table-cell table:number-columns-repeated="1005"/>
        </table:table-row>
        <table:table-row table:style-name="ro1">
          <table:table-cell table:number-columns-repeated="2" table:style-name="ce8" office:value-type="float" office:value="70" calcext:value-type="float">
            <text:p>70</text:p>
          </table:table-cell>
          <table:table-cell/>
          <table:table-cell table:style-name="ce11" office:value-type="float" office:value="0.7264" calcext:value-type="float">
            <text:p>0.7264</text:p>
          </table:table-cell>
          <table:table-cell table:style-name="ce23" office:value-type="string" calcext:value-type="string">
            <text:p>YES</text:p>
          </table:table-cell>
          <table:table-cell/>
          <table:table-cell table:style-name="ce49" table:number-columns-repeated="2"/>
          <table:table-cell table:number-columns-repeated="3"/>
          <table:table-cell table:style-name="ce8" office:value-type="float" office:value="70" calcext:value-type="float">
            <text:p>70</text:p>
          </table:table-cell>
          <table:table-cell table:style-name="ce8" office:value-type="float" office:value="212" calcext:value-type="float">
            <text:p>212</text:p>
          </table:table-cell>
          <table:table-cell/>
          <table:table-cell table:style-name="ce11" office:value-type="float" office:value="0.7264" calcext:value-type="float">
            <text:p>0.7264</text:p>
          </table:table-cell>
          <table:table-cell table:style-name="ce23" office:value-type="string" calcext:value-type="string">
            <text:p>YES</text:p>
          </table:table-cell>
          <table:table-cell/>
          <table:table-cell table:style-name="ce49" table:number-columns-repeated="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 table:number-columns-spanned="8" table:number-rows-spanned="1">
            <text:p>Shell</text:p>
          </table:table-cell>
          <table:covered-table-cell table:number-columns-repeated="2" table:style-name="ce31"/>
          <table:covered-table-cell table:number-columns-repeated="5" table:style-name="ce44"/>
          <table:table-cell table:number-columns-repeated="3"/>
          <table:table-cell table:style-name="ce31" office:value-type="string" calcext:value-type="string" table:number-columns-spanned="8" table:number-rows-spanned="1">
            <text:p>Shell</text:p>
          </table:table-cell>
          <table:covered-table-cell table:number-columns-repeated="2" table:style-name="ce31"/>
          <table:covered-table-cell table:number-columns-repeated="5" table:style-name="ce44"/>
          <table:table-cell table:number-columns-repeated="1005"/>
        </table:table-row>
        <table:table-row table:style-name="ro1">
          <table:table-cell table:style-name="ce32" office:value-type="string" calcext:value-type="string" table:number-columns-spanned="1" table:number-rows-spanned="2">
            <text:p>Temp</text:p>
          </table:table-cell>
          <table:table-cell table:style-name="ce37" office:value-type="string" calcext:value-type="string" table:number-columns-spanned="1" table:number-rows-spanned="2">
            <text:p>Thermal</text:p>
            <text:p>Coefficient</text:p>
          </table:table-cell>
          <table:table-cell table:style-name="ce37" office:value-type="string" calcext:value-type="string" table:number-columns-spanned="1" table:number-rows-spanned="2">
            <text:p>Thermal</text:p>
            <text:p>Expansion</text:p>
          </table:table-cell>
          <table:table-cell table:style-name="ce44" office:value-type="string" calcext:value-type="string" table:number-columns-spanned="5" table:number-rows-spanned="1">
            <text:p>Coefficients</text:p>
          </table:table-cell>
          <table:covered-table-cell table:number-columns-repeated="4" table:style-name="ce44"/>
          <table:table-cell table:number-columns-repeated="3"/>
          <table:table-cell table:style-name="ce32" office:value-type="string" calcext:value-type="string" table:number-columns-spanned="1" table:number-rows-spanned="2">
            <text:p>Temp</text:p>
          </table:table-cell>
          <table:table-cell table:style-name="ce37" office:value-type="string" calcext:value-type="string" table:number-columns-spanned="1" table:number-rows-spanned="2">
            <text:p>Thermal</text:p>
            <text:p>Coefficient</text:p>
          </table:table-cell>
          <table:table-cell table:style-name="ce37" office:value-type="string" calcext:value-type="string" table:number-columns-spanned="1" table:number-rows-spanned="2">
            <text:p>Thermal</text:p>
            <text:p>Expansion</text:p>
          </table:table-cell>
          <table:table-cell table:style-name="ce44" office:value-type="string" calcext:value-type="string" table:number-columns-spanned="5" table:number-rows-spanned="1">
            <text:p>Coefficients</text:p>
          </table:table-cell>
          <table:covered-table-cell table:number-columns-repeated="4" table:style-name="ce44"/>
          <table:table-cell table:number-columns-repeated="1005"/>
        </table:table-row>
        <table:table-row table:style-name="ro1">
          <table:covered-table-cell table:style-name="ce32"/>
          <table:covered-table-cell table:number-columns-repeated="2" table:style-name="ce38"/>
          <table:table-cell table:style-name="ce44" office:value-type="string" calcext:value-type="string">
            <text:p>a0</text:p>
          </table:table-cell>
          <table:table-cell table:style-name="ce44" office:value-type="string" calcext:value-type="string">
            <text:p>a1</text:p>
          </table:table-cell>
          <table:table-cell table:style-name="ce44" office:value-type="string" calcext:value-type="string">
            <text:p>a2</text:p>
          </table:table-cell>
          <table:table-cell table:style-name="ce44" office:value-type="string" calcext:value-type="string">
            <text:p>a3</text:p>
          </table:table-cell>
          <table:table-cell table:style-name="ce44" office:value-type="string" calcext:value-type="string">
            <text:p>a4</text:p>
          </table:table-cell>
          <table:table-cell table:number-columns-repeated="3"/>
          <table:covered-table-cell table:style-name="ce32"/>
          <table:covered-table-cell table:number-columns-repeated="2" table:style-name="ce38"/>
          <table:table-cell table:style-name="ce44" office:value-type="string" calcext:value-type="string">
            <text:p>a0</text:p>
          </table:table-cell>
          <table:table-cell table:style-name="ce44" office:value-type="string" calcext:value-type="string">
            <text:p>a1</text:p>
          </table:table-cell>
          <table:table-cell table:style-name="ce44" office:value-type="string" calcext:value-type="string">
            <text:p>a2</text:p>
          </table:table-cell>
          <table:table-cell table:style-name="ce44" office:value-type="string" calcext:value-type="string">
            <text:p>a3</text:p>
          </table:table-cell>
          <table:table-cell table:style-name="ce44" office:value-type="string" calcext:value-type="string">
            <text:p>a4</text:p>
          </table:table-cell>
          <table:table-cell table:number-columns-repeated="1005"/>
        </table:table-row>
        <table:table-row table:style-name="ro1">
          <table:table-cell table:style-name="ce8" table:formula="of:=[.A13]" office:value-type="float" office:value="70" calcext:value-type="float">
            <text:p>70</text:p>
          </table:table-cell>
          <table:table-cell table:style-name="ce8" office:value-type="float" office:value="0.00128" calcext:value-type="float">
            <text:p>0.00128</text:p>
          </table:table-cell>
          <table:table-cell table:style-name="ce8" table:formula="of:=([.A8]-[.$A$3])*[.B8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4308.1" calcext:value-type="float">
            <text:p>44308.1</text:p>
          </table:table-cell>
          <table:table-cell table:style-name="ce8" office:value-type="float" office:value="-14004.4" calcext:value-type="float">
            <text:p>-14004.4</text:p>
          </table:table-cell>
          <table:table-cell table:style-name="ce8" office:value-type="float" office:value="-37618" calcext:value-type="float">
            <text:p>-37618</text:p>
          </table:table-cell>
          <table:table-cell table:style-name="ce8" office:value-type="float" office:value="30676" calcext:value-type="float">
            <text:p>30676</text:p>
          </table:table-cell>
          <table:table-cell table:number-columns-repeated="3"/>
          <table:table-cell table:style-name="ce8" table:formula="of:=[.L13]" office:value-type="float" office:value="212" calcext:value-type="float">
            <text:p>212</text:p>
          </table:table-cell>
          <table:table-cell table:style-name="ce8" office:value-type="float" office:value="0.00128" calcext:value-type="float">
            <text:p>0.00128</text:p>
          </table:table-cell>
          <table:table-cell table:style-name="ce8" table:formula="of:=([.L8]-[.$L$3])*[.M8]" office:value-type="float" office:value="0.18176" calcext:value-type="float">
            <text:p>0.1817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4308.1" calcext:value-type="float">
            <text:p>44308.1</text:p>
          </table:table-cell>
          <table:table-cell table:style-name="ce8" office:value-type="float" office:value="-14004.4" calcext:value-type="float">
            <text:p>-14004.4</text:p>
          </table:table-cell>
          <table:table-cell table:style-name="ce8" office:value-type="float" office:value="-37618" calcext:value-type="float">
            <text:p>-37618</text:p>
          </table:table-cell>
          <table:table-cell table:style-name="ce8" office:value-type="float" office:value="30676" calcext:value-type="float">
            <text:p>30676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8" table:number-rows-spanned="1">
            <text:p>Core</text:p>
          </table:table-cell>
          <table:covered-table-cell table:number-columns-repeated="2" table:style-name="ce33"/>
          <table:covered-table-cell table:number-columns-repeated="5" table:style-name="ce45"/>
          <table:table-cell table:number-columns-repeated="3"/>
          <table:table-cell table:style-name="ce33" office:value-type="string" calcext:value-type="string" table:number-columns-spanned="8" table:number-rows-spanned="1">
            <text:p>Core</text:p>
          </table:table-cell>
          <table:covered-table-cell table:number-columns-repeated="2" table:style-name="ce33"/>
          <table:covered-table-cell table:number-columns-repeated="5" table:style-name="ce45"/>
          <table:table-cell table:number-columns-repeated="1005"/>
        </table:table-row>
        <table:table-row table:style-name="ro1">
          <table:table-cell table:style-name="ce34" office:value-type="string" calcext:value-type="string" table:number-columns-spanned="1" table:number-rows-spanned="2">
            <text:p>Temp</text:p>
          </table:table-cell>
          <table:table-cell table:style-name="ce39" office:value-type="string" calcext:value-type="string" table:number-columns-spanned="1" table:number-rows-spanned="2">
            <text:p>Thermal</text:p>
            <text:p>Coefficient</text:p>
          </table:table-cell>
          <table:table-cell table:style-name="ce39" office:value-type="string" calcext:value-type="string" table:number-columns-spanned="1" table:number-rows-spanned="2">
            <text:p>Thermal</text:p>
            <text:p>Expansion</text:p>
          </table:table-cell>
          <table:table-cell table:style-name="ce45" office:value-type="string" calcext:value-type="string" table:number-columns-spanned="5" table:number-rows-spanned="1">
            <text:p>Coefficients</text:p>
          </table:table-cell>
          <table:covered-table-cell table:number-columns-repeated="4" table:style-name="ce45"/>
          <table:table-cell table:number-columns-repeated="3"/>
          <table:table-cell table:style-name="ce34" office:value-type="string" calcext:value-type="string" table:number-columns-spanned="1" table:number-rows-spanned="2">
            <text:p>Temp</text:p>
          </table:table-cell>
          <table:table-cell table:style-name="ce39" office:value-type="string" calcext:value-type="string" table:number-columns-spanned="1" table:number-rows-spanned="2">
            <text:p>Thermal</text:p>
            <text:p>Coefficient</text:p>
          </table:table-cell>
          <table:table-cell table:style-name="ce39" office:value-type="string" calcext:value-type="string" table:number-columns-spanned="1" table:number-rows-spanned="2">
            <text:p>Thermal</text:p>
            <text:p>Expansion</text:p>
          </table:table-cell>
          <table:table-cell table:style-name="ce45" office:value-type="string" calcext:value-type="string" table:number-columns-spanned="5" table:number-rows-spanned="1">
            <text:p>Coefficients</text:p>
          </table:table-cell>
          <table:covered-table-cell table:number-columns-repeated="4" table:style-name="ce45"/>
          <table:table-cell table:number-columns-repeated="1005"/>
        </table:table-row>
        <table:table-row table:style-name="ro1">
          <table:covered-table-cell table:style-name="ce34"/>
          <table:covered-table-cell table:number-columns-repeated="2" table:style-name="ce40"/>
          <table:table-cell table:style-name="ce45" office:value-type="string" calcext:value-type="string">
            <text:p>a0</text:p>
          </table:table-cell>
          <table:table-cell table:style-name="ce45" office:value-type="string" calcext:value-type="string">
            <text:p>a1</text:p>
          </table:table-cell>
          <table:table-cell table:style-name="ce45" office:value-type="string" calcext:value-type="string">
            <text:p>a2</text:p>
          </table:table-cell>
          <table:table-cell table:style-name="ce45" office:value-type="string" calcext:value-type="string">
            <text:p>a3</text:p>
          </table:table-cell>
          <table:table-cell table:style-name="ce45" office:value-type="string" calcext:value-type="string">
            <text:p>a4</text:p>
          </table:table-cell>
          <table:table-cell table:number-columns-repeated="3"/>
          <table:covered-table-cell table:style-name="ce34"/>
          <table:covered-table-cell table:number-columns-repeated="2" table:style-name="ce40"/>
          <table:table-cell table:style-name="ce45" office:value-type="string" calcext:value-type="string">
            <text:p>a0</text:p>
          </table:table-cell>
          <table:table-cell table:style-name="ce45" office:value-type="string" calcext:value-type="string">
            <text:p>a1</text:p>
          </table:table-cell>
          <table:table-cell table:style-name="ce45" office:value-type="string" calcext:value-type="string">
            <text:p>a2</text:p>
          </table:table-cell>
          <table:table-cell table:style-name="ce45" office:value-type="string" calcext:value-type="string">
            <text:p>a3</text:p>
          </table:table-cell>
          <table:table-cell table:style-name="ce45" office:value-type="string" calcext:value-type="string">
            <text:p>a4</text:p>
          </table:table-cell>
          <table:table-cell/>
          <table:table-cell>
            <draw:frame table:end-cell-address="ReloadedLength.AF53" table:end-x="3.94pt" table:end-y="6.38pt" draw:z-index="0" draw:name="Chart 1" draw:style-name="gr1" draw:text-style-name="P1" svg:width="529.65pt" svg:height="521.23pt" svg:x="9.69pt" svg:y="7.91pt">
              <loext:p/>
              <draw:object draw:notify-on-update-of-ranges="ReloadedLength.A20:ReloadedLength.A27 ReloadedLength.A1:ReloadedLength.A1 ReloadedLength.G20:ReloadedLength.G27 ReloadedLength.L20:ReloadedLength.L27 ReloadedLength.A1:ReloadedLength.A1 ReloadedLength.R20:ReloadedLength.R2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03"/>
        </table:table-row>
        <table:table-row table:style-name="ro1">
          <table:table-cell table:style-name="ce8" table:formula="of:=[.B3]" office:value-type="float" office:value="70" calcext:value-type="float">
            <text:p>70</text:p>
          </table:table-cell>
          <table:table-cell table:style-name="ce8" office:value-type="float" office:value="0.00064" calcext:value-type="float">
            <text:p>0.00064</text:p>
          </table:table-cell>
          <table:table-cell table:style-name="ce8" table:formula="of:=([.A13]-[.$A$3])*[.B13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3998.1" calcext:value-type="float">
            <text:p>3998.1</text:p>
          </table:table-cell>
          <table:table-cell table:style-name="ce8" office:value-type="float" office:value="-45713" calcext:value-type="float">
            <text:p>-45713</text:p>
          </table:table-cell>
          <table:table-cell table:style-name="ce8" office:value-type="float" office:value="40000" calcext:value-type="float">
            <text:p>40000</text:p>
          </table:table-cell>
          <table:table-cell table:number-columns-repeated="3"/>
          <table:table-cell table:style-name="ce8" table:formula="of:=[.M3]" office:value-type="float" office:value="212" calcext:value-type="float">
            <text:p>212</text:p>
          </table:table-cell>
          <table:table-cell table:style-name="ce8" office:value-type="float" office:value="0.00064" calcext:value-type="float">
            <text:p>0.00064</text:p>
          </table:table-cell>
          <table:table-cell table:style-name="ce8" table:formula="of:=([.L13]-[.$L$3])*[.M13]" office:value-type="float" office:value="0.09088" calcext:value-type="float">
            <text:p>0.0908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3998.1" calcext:value-type="float">
            <text:p>3998.1</text:p>
          </table:table-cell>
          <table:table-cell table:style-name="ce8" office:value-type="float" office:value="-45713" calcext:value-type="float">
            <text:p>-45713</text:p>
          </table:table-cell>
          <table:table-cell table:style-name="ce8" office:value-type="float" office:value="40000" calcext:value-type="float">
            <text:p>40000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1" table:number-rows-spanned="2">
            <text:p>Strain</text:p>
          </table:table-cell>
          <table:table-cell table:style-name="ce41" office:value-type="string" calcext:value-type="string" table:number-columns-spanned="3" table:number-rows-spanned="1">
            <text:p>Stress</text:p>
          </table:table-cell>
          <table:covered-table-cell table:style-name="ce43"/>
          <table:covered-table-cell table:style-name="ce46"/>
          <table:table-cell table:style-name="ce41" office:value-type="string" calcext:value-type="string" table:number-columns-spanned="3" table:number-rows-spanned="1">
            <text:p>Load</text:p>
          </table:table-cell>
          <table:covered-table-cell table:style-name="ce43"/>
          <table:covered-table-cell table:style-name="ce46"/>
          <table:table-cell table:style-name="ce42" office:value-type="string" calcext:value-type="string" table:number-columns-spanned="3" table:number-rows-spanned="1">
            <text:p>Slope</text:p>
          </table:table-cell>
          <table:covered-table-cell table:number-columns-repeated="2" table:style-name="ce42"/>
          <table:table-cell/>
          <table:table-cell table:style-name="ce35" office:value-type="string" calcext:value-type="string" table:number-columns-spanned="1" table:number-rows-spanned="2">
            <text:p>Strain</text:p>
          </table:table-cell>
          <table:table-cell table:style-name="ce41" office:value-type="string" calcext:value-type="string" table:number-columns-spanned="3" table:number-rows-spanned="1">
            <text:p>Stress</text:p>
          </table:table-cell>
          <table:covered-table-cell table:style-name="ce43"/>
          <table:covered-table-cell table:style-name="ce46"/>
          <table:table-cell table:style-name="ce41" office:value-type="string" calcext:value-type="string" table:number-columns-spanned="3" table:number-rows-spanned="1">
            <text:p>Load</text:p>
          </table:table-cell>
          <table:covered-table-cell table:style-name="ce43"/>
          <table:covered-table-cell table:style-name="ce46"/>
          <table:table-cell table:style-name="ce42" office:value-type="string" calcext:value-type="string" table:number-columns-spanned="3" table:number-rows-spanned="1">
            <text:p>Slope</text:p>
          </table:table-cell>
          <table:covered-table-cell table:number-columns-repeated="2" table:style-name="ce42"/>
          <table:table-cell table:number-columns-repeated="1003"/>
        </table:table-row>
        <table:table-row table:style-name="ro1">
          <table:covered-table-cell table:style-name="ce35"/>
          <table:table-cell table:style-name="ce41" office:value-type="string" calcext:value-type="string" table:number-columns-spanned="3" table:number-rows-spanned="1">
            <text:p>No Adjustment</text:p>
          </table:table-cell>
          <table:covered-table-cell table:style-name="ce43"/>
          <table:covered-table-cell table:style-name="ce46"/>
          <table:table-cell table:style-name="ce41" office:value-type="string" calcext:value-type="string" table:number-columns-spanned="3" table:number-rows-spanned="1">
            <text:p>Compression Modification</text:p>
          </table:table-cell>
          <table:covered-table-cell table:style-name="ce47"/>
          <table:covered-table-cell table:style-name="ce50"/>
          <table:table-cell table:style-name="ce51" table:number-columns-repeated="3"/>
          <table:table-cell/>
          <table:covered-table-cell table:style-name="ce35"/>
          <table:table-cell table:style-name="ce41" office:value-type="string" calcext:value-type="string" table:number-columns-spanned="3" table:number-rows-spanned="1">
            <text:p>No Adjustment</text:p>
          </table:table-cell>
          <table:covered-table-cell table:style-name="ce43"/>
          <table:covered-table-cell table:style-name="ce46"/>
          <table:table-cell table:style-name="ce41" office:value-type="string" calcext:value-type="string" table:number-columns-spanned="3" table:number-rows-spanned="1">
            <text:p>Compression Modification</text:p>
          </table:table-cell>
          <table:covered-table-cell table:style-name="ce47"/>
          <table:covered-table-cell table:style-name="ce50"/>
          <table:table-cell table:style-name="ce51" table:number-columns-repeated="3"/>
          <table:table-cell table:number-columns-repeated="1003"/>
        </table:table-row>
        <table:table-row table:style-name="ro1">
          <table:table-cell table:style-name="ce35"/>
          <table:table-cell table:style-name="ce42" office:value-type="string" calcext:value-type="string">
            <text:p>Core</text:p>
          </table:table-cell>
          <table:table-cell table:style-name="ce42" office:value-type="string" calcext:value-type="string">
            <text:p>Shell</text:p>
          </table:table-cell>
          <table:table-cell table:style-name="ce41" office:value-type="string" calcext:value-type="string">
            <text:p>Total</text:p>
          </table:table-cell>
          <table:table-cell table:style-name="ce42" office:value-type="string" calcext:value-type="string">
            <text:p>Core</text:p>
          </table:table-cell>
          <table:table-cell table:style-name="ce42" office:value-type="string" calcext:value-type="string">
            <text:p>Shell</text:p>
          </table:table-cell>
          <table:table-cell table:style-name="ce41" office:value-type="string" calcext:value-type="string">
            <text:p>Total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Total</text:p>
          </table:table-cell>
          <table:table-cell/>
          <table:table-cell table:style-name="ce35"/>
          <table:table-cell table:style-name="ce42" office:value-type="string" calcext:value-type="string">
            <text:p>Core</text:p>
          </table:table-cell>
          <table:table-cell table:style-name="ce42" office:value-type="string" calcext:value-type="string">
            <text:p>Shell</text:p>
          </table:table-cell>
          <table:table-cell table:style-name="ce41" office:value-type="string" calcext:value-type="string">
            <text:p>Total</text:p>
          </table:table-cell>
          <table:table-cell table:style-name="ce42" office:value-type="string" calcext:value-type="string">
            <text:p>Core</text:p>
          </table:table-cell>
          <table:table-cell table:style-name="ce42" office:value-type="string" calcext:value-type="string">
            <text:p>Shell</text:p>
          </table:table-cell>
          <table:table-cell table:style-name="ce41" office:value-type="string" calcext:value-type="string">
            <text:p>Total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Total</text:p>
          </table:table-cell>
          <table:table-cell table:number-columns-repeated="1003"/>
        </table:table-row>
        <table:table-row table:style-name="ro1">
          <table:table-cell table:style-name="ce36" office:value-type="string" calcext:value-type="string">
            <text:p>(%)</text:p>
          </table:table-cell>
          <table:table-cell table:number-columns-repeated="3" table:style-name="ce41" office:value-type="string" calcext:value-type="string">
            <text:p>(psi)</text:p>
          </table:table-cell>
          <table:table-cell table:number-columns-repeated="6" table:style-name="ce41" office:value-type="string" calcext:value-type="string">
            <text:p>(lbs)</text:p>
          </table:table-cell>
          <table:table-cell/>
          <table:table-cell table:style-name="ce36" office:value-type="string" calcext:value-type="string">
            <text:p>(%)</text:p>
          </table:table-cell>
          <table:table-cell table:number-columns-repeated="3" table:style-name="ce41" office:value-type="string" calcext:value-type="string">
            <text:p>(psi)</text:p>
          </table:table-cell>
          <table:table-cell table:number-columns-repeated="6" table:style-name="ce41" office:value-type="string" calcext:value-type="string">
            <text:p>(lbs)</text:p>
          </table:table-cell>
          <table:table-cell table:number-columns-repeated="1003"/>
        </table:table-row>
        <table:table-row table:style-name="ro1">
          <table:table-cell table:style-name="ce14" office:value-type="float" office:value="-0.2" calcext:value-type="float">
            <text:p>-0.200</text:p>
          </table:table-cell>
          <table:table-cell table:style-name="ce19" table:formula="of:=[.$D$13]+[.$E$13]*([.A20]-[.$C$13])^1+[.$F$13]*([.A20]-[.$C$13])^2+[.$G$13]*([.A20]-[.$C$13])^3+[.$H$13]*([.A20]-[.$C$13])^4" office:value-type="float" office:value="-3410.372" calcext:value-type="float">
            <text:p>-3410.4</text:p>
          </table:table-cell>
          <table:table-cell table:style-name="ce19" table:formula="of:=[.$D$8]+[.$E$8]*([.A20]-[.$C$8])^1+[.$F$8]*([.A20]-[.$C$8])^2+[.$G$8]*([.A20]-[.$C$8])^3+[.$H$8]*([.A20]-[.$C$8])^4" office:value-type="float" office:value="-9071.7704" calcext:value-type="float">
            <text:p>-9071.8</text:p>
          </table:table-cell>
          <table:table-cell table:style-name="ce19" table:formula="of:=[.B20]+[.C20]" office:value-type="float" office:value="-12482.1424" calcext:value-type="float">
            <text:p>-12482.1</text:p>
          </table:table-cell>
          <table:table-cell table:style-name="ce19" table:formula="of:=IF(AND([.B20]&lt;0;[.$E$3]=&quot;NO&quot;);0;[.$D$3]*[.B20])" office:value-type="float" office:value="-2477.2942208" calcext:value-type="float">
            <text:p>-2477.3</text:p>
          </table:table-cell>
          <table:table-cell table:style-name="ce19" table:formula="of:=IF(AND([.C20]&lt;0;[.$E$3]=&quot;NO&quot;);0;[.$D$3]*[.C20])" office:value-type="float" office:value="-6589.73401856" calcext:value-type="float">
            <text:p>-6589.7</text:p>
          </table:table-cell>
          <table:table-cell table:style-name="ce19" table:formula="of:=[.E20]+[.F20]" office:value-type="float" office:value="-9067.02823936" calcext:value-type="float">
            <text:p>-9067.0</text:p>
          </table:table-cell>
          <table:table-cell table:style-name="ce22" table:formula="of:=100*[.$D$3]*(([.$E$13]*1)+([.$F$13]*2*[.A20]^1)+([.$G$13]*3*[.A20]^2)+([.$H$13]*4*[.A20]^3))" office:value-type="float" office:value="845180.928" calcext:value-type="float">
            <text:p>845181</text:p>
          </table:table-cell>
          <table:table-cell table:style-name="ce22" table:formula="of:=100*[.$D$3]*(([.$E$8]*1)+([.$F$8]*2*[.A20]^1)+([.$G$8]*3*[.A20]^2)+([.$H$8]*4*[.A20]^3))" office:value-type="float" office:value="3226237.89952" calcext:value-type="float">
            <text:p>3226238</text:p>
          </table:table-cell>
          <table:table-cell table:style-name="ce22" table:formula="of:=[.H20]+[.I20]" office:value-type="float" office:value="4071418.82752" calcext:value-type="float">
            <text:p>4071419</text:p>
          </table:table-cell>
          <table:table-cell/>
          <table:table-cell table:style-name="ce14" office:value-type="float" office:value="-0.2" calcext:value-type="float">
            <text:p>-0.200</text:p>
          </table:table-cell>
          <table:table-cell table:style-name="ce19" table:formula="of:=[.$O$13]+[.$P$13]*([.L20]-[.$N$13])^1+[.$Q$13]*([.L20]-[.$N$13])^2+[.$R$13]*([.L20]-[.$N$13])^3+[.$S$13]*([.L20]-[.$N$13])^4" office:value-type="float" office:value="-4067.87946090528" calcext:value-type="float">
            <text:p>-4067.9</text:p>
          </table:table-cell>
          <table:table-cell table:style-name="ce19" table:formula="of:=[.$O$8]+[.$P$8]*([.L20]-[.$N$8])^1+[.$Q$8]*([.L20]-[.$N$8])^2+[.$R$8]*([.L20]-[.$N$8])^3+[.$S$8]*([.L20]-[.$N$8])^4" office:value-type="float" office:value="-16211.513168978" calcext:value-type="float">
            <text:p>-16211.5</text:p>
          </table:table-cell>
          <table:table-cell table:style-name="ce19" table:formula="of:=[.M20]+[.N20]" office:value-type="float" office:value="-20279.3926298833" calcext:value-type="float">
            <text:p>-20279.4</text:p>
          </table:table-cell>
          <table:table-cell table:style-name="ce19" table:formula="of:=IF(AND([.M20]&lt;0;[.$P$3]=&quot;NO&quot;);0;[.$O$3]*[.M20])" office:value-type="float" office:value="-2954.90764040159" calcext:value-type="float">
            <text:p>-2954.9</text:p>
          </table:table-cell>
          <table:table-cell table:style-name="ce19" table:formula="of:=IF(AND([.N20]&lt;0;[.$P$3]=&quot;NO&quot;);0;[.$O$3]*[.N20])" office:value-type="float" office:value="-11776.0431659456" calcext:value-type="float">
            <text:p>-11776.0</text:p>
          </table:table-cell>
          <table:table-cell table:style-name="ce19" table:formula="of:=[.P20]+[.Q20]" office:value-type="float" office:value="-14730.9508063472" calcext:value-type="float">
            <text:p>-14731.0</text:p>
          </table:table-cell>
          <table:table-cell table:style-name="ce22" table:formula="of:=100*[.$O$3]*(([.$P$13]*1)+([.$Q$13]*2*[.L20]^1)+([.$R$13]*3*[.L20]^2)+([.$S$13]*4*[.L20]^3))" office:value-type="float" office:value="845180.928" calcext:value-type="float">
            <text:p>845181</text:p>
          </table:table-cell>
          <table:table-cell table:style-name="ce22" table:formula="of:=100*[.$O$3]*(([.$P$8]*1)+([.$Q$8]*2*[.L20]^1)+([.$R$8]*3*[.L20]^2)+([.$S$8]*4*[.L20]^3))" office:value-type="float" office:value="3226237.89952" calcext:value-type="float">
            <text:p>3226238</text:p>
          </table:table-cell>
          <table:table-cell table:style-name="ce22" table:formula="of:=[.S20]+[.T20]" office:value-type="float" office:value="4071418.82752" calcext:value-type="float">
            <text:p>4071419</text:p>
          </table:table-cell>
          <table:table-cell table:number-columns-repeated="1003"/>
        </table:table-row>
        <table:table-row table:style-name="ro1">
          <table:table-cell table:style-name="ce14" office:value-type="float" office:value="-0.1" calcext:value-type="float">
            <text:p>-0.100</text:p>
          </table:table-cell>
          <table:table-cell table:style-name="ce19" table:formula="of:=[.$D$13]+[.$E$13]*([.A21]-[.$C$13])^1+[.$F$13]*([.A21]-[.$C$13])^2+[.$G$13]*([.A21]-[.$C$13])^3+[.$H$13]*([.A21]-[.$C$13])^4" office:value-type="float" office:value="-1910.306" calcext:value-type="float">
            <text:p>-1910.3</text:p>
          </table:table-cell>
          <table:table-cell table:style-name="ce19" table:formula="of:=[.$D$8]+[.$E$8]*([.A21]-[.$C$8])^1+[.$F$8]*([.A21]-[.$C$8])^2+[.$G$8]*([.A21]-[.$C$8])^3+[.$H$8]*([.A21]-[.$C$8])^4" office:value-type="float" office:value="-4530.1684" calcext:value-type="float">
            <text:p>-4530.2</text:p>
          </table:table-cell>
          <table:table-cell table:style-name="ce19" table:formula="of:=[.B21]+[.C21]" office:value-type="float" office:value="-6440.4744" calcext:value-type="float">
            <text:p>-6440.5</text:p>
          </table:table-cell>
          <table:table-cell table:style-name="ce19" table:formula="of:=IF(AND([.B21]&lt;0;[.$E$3]=&quot;NO&quot;);0;[.$D$3]*[.B21])" office:value-type="float" office:value="-1387.6462784" calcext:value-type="float">
            <text:p>-1387.6</text:p>
          </table:table-cell>
          <table:table-cell table:style-name="ce19" table:formula="of:=IF(AND([.C21]&lt;0;[.$E$3]=&quot;NO&quot;);0;[.$D$3]*[.C21])" office:value-type="float" office:value="-3290.71432576" calcext:value-type="float">
            <text:p>-3290.7</text:p>
          </table:table-cell>
          <table:table-cell table:style-name="ce19" table:formula="of:=[.E21]+[.F21]" office:value-type="float" office:value="-4678.36060416" calcext:value-type="float">
            <text:p>-4678.4</text:p>
          </table:table-cell>
          <table:table-cell table:style-name="ce22" table:formula="of:=100*[.$D$3]*(([.$E$13]*1)+([.$F$13]*2*[.A21]^1)+([.$G$13]*3*[.A21]^2)+([.$H$13]*4*[.A21]^3))" office:value-type="float" office:value="1283475.4336" calcext:value-type="float">
            <text:p>1283475</text:p>
          </table:table-cell>
          <table:table-cell table:style-name="ce22" table:formula="of:=100*[.$D$3]*(([.$E$8]*1)+([.$F$8]*2*[.A21]^1)+([.$G$8]*3*[.A21]^2)+([.$H$8]*4*[.A21]^3))" office:value-type="float" office:value="3331105.94304" calcext:value-type="float">
            <text:p>3331106</text:p>
          </table:table-cell>
          <table:table-cell table:style-name="ce22" table:formula="of:=[.H21]+[.I21]" office:value-type="float" office:value="4614581.37664" calcext:value-type="float">
            <text:p>4614581</text:p>
          </table:table-cell>
          <table:table-cell/>
          <table:table-cell table:style-name="ce14" office:value-type="float" office:value="-0.1" calcext:value-type="float">
            <text:p>-0.100</text:p>
          </table:table-cell>
          <table:table-cell table:style-name="ce19" table:formula="of:=[.$O$13]+[.$P$13]*([.L21]-[.$N$13])^1+[.$Q$13]*([.L21]-[.$N$13])^2+[.$R$13]*([.L21]-[.$N$13])^3+[.$S$13]*([.L21]-[.$N$13])^4" office:value-type="float" office:value="-3300.90534390099" calcext:value-type="float">
            <text:p>-3300.9</text:p>
          </table:table-cell>
          <table:table-cell table:style-name="ce19" table:formula="of:=[.$O$8]+[.$P$8]*([.L21]-[.$N$8])^1+[.$Q$8]*([.L21]-[.$N$8])^2+[.$R$8]*([.L21]-[.$N$8])^3+[.$S$8]*([.L21]-[.$N$8])^4" office:value-type="float" office:value="-12561.2433704684" calcext:value-type="float">
            <text:p>-12561.2</text:p>
          </table:table-cell>
          <table:table-cell table:style-name="ce19" table:formula="of:=[.M21]+[.N21]" office:value-type="float" office:value="-15862.1487143694" calcext:value-type="float">
            <text:p>-15862.1</text:p>
          </table:table-cell>
          <table:table-cell table:style-name="ce19" table:formula="of:=IF(AND([.M21]&lt;0;[.$P$3]=&quot;NO&quot;);0;[.$O$3]*[.M21])" office:value-type="float" office:value="-2397.77764180968" calcext:value-type="float">
            <text:p>-2397.8</text:p>
          </table:table-cell>
          <table:table-cell table:style-name="ce19" table:formula="of:=IF(AND([.N21]&lt;0;[.$P$3]=&quot;NO&quot;);0;[.$O$3]*[.N21])" office:value-type="float" office:value="-9124.48718430826" calcext:value-type="float">
            <text:p>-9124.5</text:p>
          </table:table-cell>
          <table:table-cell table:style-name="ce19" table:formula="of:=[.P21]+[.Q21]" office:value-type="float" office:value="-11522.2648261179" calcext:value-type="float">
            <text:p>-11522.3</text:p>
          </table:table-cell>
          <table:table-cell table:style-name="ce22" table:formula="of:=100*[.$O$3]*(([.$P$13]*1)+([.$Q$13]*2*[.L21]^1)+([.$R$13]*3*[.L21]^2)+([.$S$13]*4*[.L21]^3))" office:value-type="float" office:value="1283475.4336" calcext:value-type="float">
            <text:p>1283475</text:p>
          </table:table-cell>
          <table:table-cell table:style-name="ce22" table:formula="of:=100*[.$O$3]*(([.$P$8]*1)+([.$Q$8]*2*[.L21]^1)+([.$R$8]*3*[.L21]^2)+([.$S$8]*4*[.L21]^3))" office:value-type="float" office:value="3331105.94304" calcext:value-type="float">
            <text:p>3331106</text:p>
          </table:table-cell>
          <table:table-cell table:style-name="ce22" table:formula="of:=[.S21]+[.T21]" office:value-type="float" office:value="4614581.37664" calcext:value-type="float">
            <text:p>4614581</text:p>
            <draw:custom-shape table:end-cell-address="ReloadedLength.V23" table:end-x="9.69pt" table:end-y="6.15pt" draw:z-index="4" draw:name="TextBox 10" draw:style-name="gr20" draw:text-style-name="P8" svg:width="41.95pt" svg:height="27.47pt" svg:x="18.54pt" svg:y="4.2pt">
              <text:p text:style-name="P5"><text:span text:style-name="T3">Loa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3"/>
        </table:table-row>
        <table:table-row table:style-name="ro1">
          <table:table-cell table:style-name="ce14" office:value-type="float" office:value="0" calcext:value-type="float">
            <text:p>0.000</text:p>
          </table:table-cell>
          <table:table-cell table:style-name="ce19" table:formula="of:=[.$D$13]+[.$E$13]*([.A22]-[.$C$13])^1+[.$F$13]*([.A22]-[.$C$13])^2+[.$G$13]*([.A22]-[.$C$13])^3+[.$H$13]*([.A22]-[.$C$13])^4" office:value-type="float" office:value="0" calcext:value-type="float">
            <text:p>0.0</text:p>
          </table:table-cell>
          <table:table-cell table:style-name="ce19" table:formula="of:=[.$D$8]+[.$E$8]*([.A22]-[.$C$8])^1+[.$F$8]*([.A22]-[.$C$8])^2+[.$G$8]*([.A22]-[.$C$8])^3+[.$H$8]*([.A22]-[.$C$8])^4" office:value-type="float" office:value="0" calcext:value-type="float">
            <text:p>0.0</text:p>
          </table:table-cell>
          <table:table-cell table:style-name="ce19" table:formula="of:=[.B22]+[.C22]" office:value-type="float" office:value="0" calcext:value-type="float">
            <text:p>0.0</text:p>
          </table:table-cell>
          <table:table-cell table:style-name="ce19" table:formula="of:=IF(AND([.B22]&lt;0;[.$E$3]=&quot;NO&quot;);0;[.$D$3]*[.B22])" office:value-type="float" office:value="0" calcext:value-type="float">
            <text:p>0.0</text:p>
          </table:table-cell>
          <table:table-cell table:style-name="ce19" table:formula="of:=IF(AND([.C22]&lt;0;[.$E$3]=&quot;NO&quot;);0;[.$D$3]*[.C22])" office:value-type="float" office:value="0" calcext:value-type="float">
            <text:p>0.0</text:p>
          </table:table-cell>
          <table:table-cell table:style-name="ce19" table:formula="of:=[.E22]+[.F22]" office:value-type="float" office:value="0" calcext:value-type="float">
            <text:p>0.0</text:p>
          </table:table-cell>
          <table:table-cell table:style-name="ce22" table:formula="of:=100*[.$D$3]*(([.$E$13]*1)+([.$F$13]*2*[.A22]^1)+([.$G$13]*3*[.A22]^2)+([.$H$13]*4*[.A22]^3))" office:value-type="float" office:value="1452800" calcext:value-type="float">
            <text:p>1452800</text:p>
          </table:table-cell>
          <table:table-cell table:style-name="ce22" table:formula="of:=100*[.$D$3]*(([.$E$8]*1)+([.$F$8]*2*[.A22]^1)+([.$G$8]*3*[.A22]^2)+([.$H$8]*4*[.A22]^3))" office:value-type="float" office:value="3218540.384" calcext:value-type="float">
            <text:p>3218540</text:p>
          </table:table-cell>
          <table:table-cell table:style-name="ce22" table:formula="of:=[.H22]+[.I22]" office:value-type="float" office:value="4671340.384" calcext:value-type="float">
            <text:p>4671340</text:p>
          </table:table-cell>
          <table:table-cell/>
          <table:table-cell table:style-name="ce14" office:value-type="float" office:value="0" calcext:value-type="float">
            <text:p>0.000</text:p>
          </table:table-cell>
          <table:table-cell table:style-name="ce19" table:formula="of:=[.$O$13]+[.$P$13]*([.L22]-[.$N$13])^1+[.$Q$13]*([.L22]-[.$N$13])^2+[.$R$13]*([.L22]-[.$N$13])^3+[.$S$13]*([.L22]-[.$N$13])^4" office:value-type="float" office:value="-1747.5385433767" calcext:value-type="float">
            <text:p>-1747.5</text:p>
          </table:table-cell>
          <table:table-cell table:style-name="ce19" table:formula="of:=[.$O$8]+[.$P$8]*([.L22]-[.$N$8])^1+[.$Q$8]*([.L22]-[.$N$8])^2+[.$R$8]*([.L22]-[.$N$8])^3+[.$S$8]*([.L22]-[.$N$8])^4" office:value-type="float" office:value="-8256.73218864954" calcext:value-type="float">
            <text:p>-8256.7</text:p>
          </table:table-cell>
          <table:table-cell table:style-name="ce19" table:formula="of:=[.M22]+[.N22]" office:value-type="float" office:value="-10004.2707320262" calcext:value-type="float">
            <text:p>-10004.3</text:p>
          </table:table-cell>
          <table:table-cell table:style-name="ce19" table:formula="of:=IF(AND([.M22]&lt;0;[.$P$3]=&quot;NO&quot;);0;[.$O$3]*[.M22])" office:value-type="float" office:value="-1269.41199790884" calcext:value-type="float">
            <text:p>-1269.4</text:p>
          </table:table-cell>
          <table:table-cell table:style-name="ce19" table:formula="of:=IF(AND([.N22]&lt;0;[.$P$3]=&quot;NO&quot;);0;[.$O$3]*[.N22])" office:value-type="float" office:value="-5997.69026183503" calcext:value-type="float">
            <text:p>-5997.7</text:p>
          </table:table-cell>
          <table:table-cell table:style-name="ce19" table:formula="of:=[.P22]+[.Q22]" office:value-type="float" office:value="-7267.10225974387" calcext:value-type="float">
            <text:p>-7267.1</text:p>
          </table:table-cell>
          <table:table-cell table:style-name="ce22" table:formula="of:=100*[.$O$3]*(([.$P$13]*1)+([.$Q$13]*2*[.L22]^1)+([.$R$13]*3*[.L22]^2)+([.$S$13]*4*[.L22]^3))" office:value-type="float" office:value="1452800" calcext:value-type="float">
            <text:p>1452800</text:p>
          </table:table-cell>
          <table:table-cell table:style-name="ce22" table:formula="of:=100*[.$O$3]*(([.$P$8]*1)+([.$Q$8]*2*[.L22]^1)+([.$R$8]*3*[.L22]^2)+([.$S$8]*4*[.L22]^3))" office:value-type="float" office:value="3218540.384" calcext:value-type="float">
            <text:p>3218540</text:p>
          </table:table-cell>
          <table:table-cell table:style-name="ce22" table:formula="of:=[.S22]+[.T22]" office:value-type="float" office:value="4671340.384" calcext:value-type="float">
            <text:p>4671340</text:p>
          </table:table-cell>
          <table:table-cell table:number-columns-repeated="1003"/>
        </table:table-row>
        <table:table-row table:style-name="ro1">
          <table:table-cell table:style-name="ce14" office:value-type="float" office:value="0.1" calcext:value-type="float">
            <text:p>0.100</text:p>
          </table:table-cell>
          <table:table-cell table:style-name="ce19" table:formula="of:=[.$D$13]+[.$E$13]*([.A23]-[.$C$13])^1+[.$F$13]*([.A23]-[.$C$13])^2+[.$G$13]*([.A23]-[.$C$13])^3+[.$H$13]*([.A23]-[.$C$13])^4" office:value-type="float" office:value="1998.268" calcext:value-type="float">
            <text:p>1998.3</text:p>
          </table:table-cell>
          <table:table-cell table:style-name="ce19" table:formula="of:=[.$D$8]+[.$E$8]*([.A23]-[.$C$8])^1+[.$F$8]*([.A23]-[.$C$8])^2+[.$G$8]*([.A23]-[.$C$8])^3+[.$H$8]*([.A23]-[.$C$8])^4" office:value-type="float" office:value="4256.2156" calcext:value-type="float">
            <text:p>4256.2</text:p>
          </table:table-cell>
          <table:table-cell table:style-name="ce19" table:formula="of:=[.B23]+[.C23]" office:value-type="float" office:value="6254.4836" calcext:value-type="float">
            <text:p>6254.5</text:p>
          </table:table-cell>
          <table:table-cell table:style-name="ce19" table:formula="of:=IF(AND([.B23]&lt;0;[.$E$3]=&quot;NO&quot;);0;[.$D$3]*[.B23])" office:value-type="float" office:value="1451.5418752" calcext:value-type="float">
            <text:p>1451.5</text:p>
          </table:table-cell>
          <table:table-cell table:style-name="ce19" table:formula="of:=IF(AND([.C23]&lt;0;[.$E$3]=&quot;NO&quot;);0;[.$D$3]*[.C23])" office:value-type="float" office:value="3091.71501184" calcext:value-type="float">
            <text:p>3091.7</text:p>
          </table:table-cell>
          <table:table-cell table:style-name="ce19" table:formula="of:=[.E23]+[.F23]" office:value-type="float" office:value="4543.25688704" calcext:value-type="float">
            <text:p>4543.3</text:p>
          </table:table-cell>
          <table:table-cell table:style-name="ce22" table:formula="of:=100*[.$D$3]*(([.$E$13]*1)+([.$F$13]*2*[.A23]^1)+([.$G$13]*3*[.A23]^2)+([.$H$13]*4*[.A23]^3))" office:value-type="float" office:value="1422889.0272" calcext:value-type="float">
            <text:p>1422889</text:p>
          </table:table-cell>
          <table:table-cell table:style-name="ce22" table:formula="of:=100*[.$D$3]*(([.$E$8]*1)+([.$F$8]*2*[.A23]^1)+([.$G$8]*3*[.A23]^2)+([.$H$8]*4*[.A23]^3))" office:value-type="float" office:value="2942020.53376" calcext:value-type="float">
            <text:p>2942021</text:p>
          </table:table-cell>
          <table:table-cell table:style-name="ce22" table:formula="of:=[.H23]+[.I23]" office:value-type="float" office:value="4364909.56096" calcext:value-type="float">
            <text:p>4364910</text:p>
          </table:table-cell>
          <table:table-cell/>
          <table:table-cell table:style-name="ce14" office:value-type="float" office:value="0.1" calcext:value-type="float">
            <text:p>0.100</text:p>
          </table:table-cell>
          <table:table-cell table:style-name="ce19" table:formula="of:=[.$O$13]+[.$P$13]*([.L23]-[.$N$13])^1+[.$Q$13]*([.L23]-[.$N$13])^2+[.$R$13]*([.L23]-[.$N$13])^3+[.$S$13]*([.L23]-[.$N$13])^4" office:value-type="float" office:value="182.698140667586" calcext:value-type="float">
            <text:p>182.7</text:p>
          </table:table-cell>
          <table:table-cell table:style-name="ce19" table:formula="of:=[.$O$8]+[.$P$8]*([.L23]-[.$N$8])^1+[.$Q$8]*([.L23]-[.$N$8])^2+[.$R$8]*([.L23]-[.$N$8])^3+[.$S$8]*([.L23]-[.$N$8])^4" office:value-type="float" office:value="-3694.31489776136" calcext:value-type="float">
            <text:p>-3694.3</text:p>
          </table:table-cell>
          <table:table-cell table:style-name="ce19" table:formula="of:=[.M23]+[.N23]" office:value-type="float" office:value="-3511.61675709377" calcext:value-type="float">
            <text:p>-3511.6</text:p>
          </table:table-cell>
          <table:table-cell table:style-name="ce19" table:formula="of:=IF(AND([.M23]&lt;0;[.$P$3]=&quot;NO&quot;);0;[.$O$3]*[.M23])" office:value-type="float" office:value="132.711929380935" calcext:value-type="float">
            <text:p>132.7</text:p>
          </table:table-cell>
          <table:table-cell table:style-name="ce19" table:formula="of:=IF(AND([.N23]&lt;0;[.$P$3]=&quot;NO&quot;);0;[.$O$3]*[.N23])" office:value-type="float" office:value="-2683.55034173385" calcext:value-type="float">
            <text:p>-2683.6</text:p>
          </table:table-cell>
          <table:table-cell table:style-name="ce19" table:formula="of:=[.P23]+[.Q23]" office:value-type="float" office:value="-2550.83841235292" calcext:value-type="float">
            <text:p>-2550.8</text:p>
          </table:table-cell>
          <table:table-cell table:style-name="ce22" table:formula="of:=100*[.$O$3]*(([.$P$13]*1)+([.$Q$13]*2*[.L23]^1)+([.$R$13]*3*[.L23]^2)+([.$S$13]*4*[.L23]^3))" office:value-type="float" office:value="1422889.0272" calcext:value-type="float">
            <text:p>1422889</text:p>
          </table:table-cell>
          <table:table-cell table:style-name="ce22" table:formula="of:=100*[.$O$3]*(([.$P$8]*1)+([.$Q$8]*2*[.L23]^1)+([.$R$8]*3*[.L23]^2)+([.$S$8]*4*[.L23]^3))" office:value-type="float" office:value="2942020.53376" calcext:value-type="float">
            <text:p>2942021</text:p>
          </table:table-cell>
          <table:table-cell table:style-name="ce22" table:formula="of:=[.S23]+[.T23]" office:value-type="float" office:value="4364909.56096" calcext:value-type="float">
            <text:p>4364910</text:p>
          </table:table-cell>
          <table:table-cell table:number-columns-repeated="1003"/>
        </table:table-row>
        <table:table-row table:style-name="ro1">
          <table:table-cell table:style-name="ce14" office:value-type="float" office:value="0.2" calcext:value-type="float">
            <text:p>0.200</text:p>
          </table:table-cell>
          <table:table-cell table:style-name="ce19" table:formula="of:=[.$D$13]+[.$E$13]*([.A24]-[.$C$13])^1+[.$F$13]*([.A24]-[.$C$13])^2+[.$G$13]*([.A24]-[.$C$13])^3+[.$H$13]*([.A24]-[.$C$13])^4" office:value-type="float" office:value="3858.22" calcext:value-type="float">
            <text:p>3858.2</text:p>
          </table:table-cell>
          <table:table-cell table:style-name="ce19" table:formula="of:=[.$D$8]+[.$E$8]*([.A24]-[.$C$8])^1+[.$F$8]*([.A24]-[.$C$8])^2+[.$G$8]*([.A24]-[.$C$8])^3+[.$H$8]*([.A24]-[.$C$8])^4" office:value-type="float" office:value="8049.5816" calcext:value-type="float">
            <text:p>8049.6</text:p>
          </table:table-cell>
          <table:table-cell table:style-name="ce19" table:formula="of:=[.B24]+[.C24]" office:value-type="float" office:value="11907.8016" calcext:value-type="float">
            <text:p>11907.8</text:p>
          </table:table-cell>
          <table:table-cell table:style-name="ce19" table:formula="of:=IF(AND([.B24]&lt;0;[.$E$3]=&quot;NO&quot;);0;[.$D$3]*[.B24])" office:value-type="float" office:value="2802.611008" calcext:value-type="float">
            <text:p>2802.6</text:p>
          </table:table-cell>
          <table:table-cell table:style-name="ce19" table:formula="of:=IF(AND([.C24]&lt;0;[.$E$3]=&quot;NO&quot;);0;[.$D$3]*[.C24])" office:value-type="float" office:value="5847.21607424" calcext:value-type="float">
            <text:p>5847.2</text:p>
          </table:table-cell>
          <table:table-cell table:style-name="ce19" table:formula="of:=[.E24]+[.F24]" office:value-type="float" office:value="8649.82708224" calcext:value-type="float">
            <text:p>8649.8</text:p>
          </table:table-cell>
          <table:table-cell table:style-name="ce22" table:formula="of:=100*[.$D$3]*(([.$E$13]*1)+([.$F$13]*2*[.A24]^1)+([.$G$13]*3*[.A24]^2)+([.$H$13]*4*[.A24]^3))" office:value-type="float" office:value="1263476.9152" calcext:value-type="float">
            <text:p>1263477</text:p>
          </table:table-cell>
          <table:table-cell table:style-name="ce22" table:formula="of:=100*[.$D$3]*(([.$E$8]*1)+([.$F$8]*2*[.A24]^1)+([.$G$8]*3*[.A24]^2)+([.$H$8]*4*[.A24]^3))" office:value-type="float" office:value="2555025.70368" calcext:value-type="float">
            <text:p>2555026</text:p>
          </table:table-cell>
          <table:table-cell table:style-name="ce22" table:formula="of:=[.H24]+[.I24]" office:value-type="float" office:value="3818502.61888" calcext:value-type="float">
            <text:p>3818503</text:p>
          </table:table-cell>
          <table:table-cell/>
          <table:table-cell table:style-name="ce14" office:value-type="float" office:value="0.2" calcext:value-type="float">
            <text:p>0.200</text:p>
          </table:table-cell>
          <table:table-cell table:style-name="ce19" table:formula="of:=[.$O$13]+[.$P$13]*([.L24]-[.$N$13])^1+[.$Q$13]*([.L24]-[.$N$13])^2+[.$R$13]*([.L24]-[.$N$13])^3+[.$S$13]*([.L24]-[.$N$13])^4" office:value-type="float" office:value="2176.28190823187" calcext:value-type="float">
            <text:p>2176.3</text:p>
          </table:table-cell>
          <table:table-cell table:style-name="ce19" table:formula="of:=[.$O$8]+[.$P$8]*([.L24]-[.$N$8])^1+[.$Q$8]*([.L24]-[.$N$8])^2+[.$R$8]*([.L24]-[.$N$8])^3+[.$S$8]*([.L24]-[.$N$8])^4" office:value-type="float" office:value="803.295627956134" calcext:value-type="float">
            <text:p>803.3</text:p>
          </table:table-cell>
          <table:table-cell table:style-name="ce19" table:formula="of:=[.M24]+[.N24]" office:value-type="float" office:value="2979.57753618801" calcext:value-type="float">
            <text:p>2979.6</text:p>
          </table:table-cell>
          <table:table-cell table:style-name="ce19" table:formula="of:=IF(AND([.M24]&lt;0;[.$P$3]=&quot;NO&quot;);0;[.$O$3]*[.M24])" office:value-type="float" office:value="1580.85117813963" calcext:value-type="float">
            <text:p>1580.9</text:p>
          </table:table-cell>
          <table:table-cell table:style-name="ce19" table:formula="of:=IF(AND([.N24]&lt;0;[.$P$3]=&quot;NO&quot;);0;[.$O$3]*[.N24])" office:value-type="float" office:value="583.513944147336" calcext:value-type="float">
            <text:p>583.5</text:p>
          </table:table-cell>
          <table:table-cell table:style-name="ce19" table:formula="of:=[.P24]+[.Q24]" office:value-type="float" office:value="2164.36512228697" calcext:value-type="float">
            <text:p>2164.4</text:p>
          </table:table-cell>
          <table:table-cell table:style-name="ce22" table:formula="of:=100*[.$O$3]*(([.$P$13]*1)+([.$Q$13]*2*[.L24]^1)+([.$R$13]*3*[.L24]^2)+([.$S$13]*4*[.L24]^3))" office:value-type="float" office:value="1263476.9152" calcext:value-type="float">
            <text:p>1263477</text:p>
          </table:table-cell>
          <table:table-cell table:style-name="ce22" table:formula="of:=100*[.$O$3]*(([.$P$8]*1)+([.$Q$8]*2*[.L24]^1)+([.$R$8]*3*[.L24]^2)+([.$S$8]*4*[.L24]^3))" office:value-type="float" office:value="2555025.70368" calcext:value-type="float">
            <text:p>2555026</text:p>
          </table:table-cell>
          <table:table-cell table:style-name="ce22" table:formula="of:=[.S24]+[.T24]" office:value-type="float" office:value="3818502.61888" calcext:value-type="float">
            <text:p>3818503</text:p>
          </table:table-cell>
          <table:table-cell table:number-columns-repeated="1003"/>
        </table:table-row>
        <table:table-row table:style-name="ro1">
          <table:table-cell table:style-name="ce14" office:value-type="float" office:value="0.3" calcext:value-type="float">
            <text:p>0.300</text:p>
          </table:table-cell>
          <table:table-cell table:style-name="ce19" table:formula="of:=[.$D$13]+[.$E$13]*([.A25]-[.$C$13])^1+[.$F$13]*([.A25]-[.$C$13])^2+[.$G$13]*([.A25]-[.$C$13])^3+[.$H$13]*([.A25]-[.$C$13])^4" office:value-type="float" office:value="5449.578" calcext:value-type="float">
            <text:p>5449.6</text:p>
          </table:table-cell>
          <table:table-cell table:style-name="ce19" table:formula="of:=[.$D$8]+[.$E$8]*([.A25]-[.$C$8])^1+[.$F$8]*([.A25]-[.$C$8])^2+[.$G$8]*([.A25]-[.$C$8])^3+[.$H$8]*([.A25]-[.$C$8])^4" office:value-type="float" office:value="11264.8236" calcext:value-type="float">
            <text:p>11264.8</text:p>
          </table:table-cell>
          <table:table-cell table:style-name="ce19" table:formula="of:=[.B25]+[.C25]" office:value-type="float" office:value="16714.4016" calcext:value-type="float">
            <text:p>16714.4</text:p>
          </table:table-cell>
          <table:table-cell table:style-name="ce19" table:formula="of:=IF(AND([.B25]&lt;0;[.$E$3]=&quot;NO&quot;);0;[.$D$3]*[.B25])" office:value-type="float" office:value="3958.5734592" calcext:value-type="float">
            <text:p>3958.6</text:p>
          </table:table-cell>
          <table:table-cell table:style-name="ce19" table:formula="of:=IF(AND([.C25]&lt;0;[.$E$3]=&quot;NO&quot;);0;[.$D$3]*[.C25])" office:value-type="float" office:value="8182.76786304" calcext:value-type="float">
            <text:p>8182.8</text:p>
          </table:table-cell>
          <table:table-cell table:style-name="ce19" table:formula="of:=[.E25]+[.F25]" office:value-type="float" office:value="12141.34132224" calcext:value-type="float">
            <text:p>12141.3</text:p>
          </table:table-cell>
          <table:table-cell table:style-name="ce22" table:formula="of:=100*[.$D$3]*(([.$E$13]*1)+([.$F$13]*2*[.A25]^1)+([.$G$13]*3*[.A25]^2)+([.$H$13]*4*[.A25]^3))" office:value-type="float" office:value="1044298.064" calcext:value-type="float">
            <text:p>1044298</text:p>
          </table:table-cell>
          <table:table-cell table:style-name="ce22" table:formula="of:=100*[.$D$3]*(([.$E$8]*1)+([.$F$8]*2*[.A25]^1)+([.$G$8]*3*[.A25]^2)+([.$H$8]*4*[.A25]^3))" office:value-type="float" office:value="2111035.20512" calcext:value-type="float">
            <text:p>2111035</text:p>
          </table:table-cell>
          <table:table-cell table:style-name="ce22" table:formula="of:=[.H25]+[.I25]" office:value-type="float" office:value="3155333.26912" calcext:value-type="float">
            <text:p>3155333</text:p>
          </table:table-cell>
          <table:table-cell/>
          <table:table-cell table:style-name="ce14" office:value-type="float" office:value="0.3" calcext:value-type="float">
            <text:p>0.300</text:p>
          </table:table-cell>
          <table:table-cell table:style-name="ce19" table:formula="of:=[.$O$13]+[.$P$13]*([.L25]-[.$N$13])^1+[.$Q$13]*([.L25]-[.$N$13])^2+[.$R$13]*([.L25]-[.$N$13])^3+[.$S$13]*([.L25]-[.$N$13])^4" office:value-type="float" office:value="4015.68995931616" calcext:value-type="float">
            <text:p>4015.7</text:p>
          </table:table-cell>
          <table:table-cell table:style-name="ce19" table:formula="of:=[.$O$8]+[.$P$8]*([.L25]-[.$N$8])^1+[.$Q$8]*([.L25]-[.$N$8])^2+[.$R$8]*([.L25]-[.$N$8])^3+[.$S$8]*([.L25]-[.$N$8])^4" office:value-type="float" office:value="4987.00891426294" calcext:value-type="float">
            <text:p>4987.0</text:p>
          </table:table-cell>
          <table:table-cell table:style-name="ce19" table:formula="of:=[.M25]+[.N25]" office:value-type="float" office:value="9002.6988735791" calcext:value-type="float">
            <text:p>9002.7</text:p>
          </table:table-cell>
          <table:table-cell table:style-name="ce19" table:formula="of:=IF(AND([.M25]&lt;0;[.$P$3]=&quot;NO&quot;);0;[.$O$3]*[.M25])" office:value-type="float" office:value="2916.99718644726" calcext:value-type="float">
            <text:p>2917.0</text:p>
          </table:table-cell>
          <table:table-cell table:style-name="ce19" table:formula="of:=IF(AND([.N25]&lt;0;[.$P$3]=&quot;NO&quot;);0;[.$O$3]*[.N25])" office:value-type="float" office:value="3622.5632753206" calcext:value-type="float">
            <text:p>3622.6</text:p>
          </table:table-cell>
          <table:table-cell table:style-name="ce19" table:formula="of:=[.P25]+[.Q25]" office:value-type="float" office:value="6539.56046176786" calcext:value-type="float">
            <text:p>6539.6</text:p>
          </table:table-cell>
          <table:table-cell table:style-name="ce22" table:formula="of:=100*[.$O$3]*(([.$P$13]*1)+([.$Q$13]*2*[.L25]^1)+([.$R$13]*3*[.L25]^2)+([.$S$13]*4*[.L25]^3))" office:value-type="float" office:value="1044298.064" calcext:value-type="float">
            <text:p>1044298</text:p>
          </table:table-cell>
          <table:table-cell table:style-name="ce22" table:formula="of:=100*[.$O$3]*(([.$P$8]*1)+([.$Q$8]*2*[.L25]^1)+([.$R$8]*3*[.L25]^2)+([.$S$8]*4*[.L25]^3))" office:value-type="float" office:value="2111035.20512" calcext:value-type="float">
            <text:p>2111035</text:p>
          </table:table-cell>
          <table:table-cell table:style-name="ce22" table:formula="of:=[.S25]+[.T25]" office:value-type="float" office:value="3155333.26912" calcext:value-type="float">
            <text:p>3155333</text:p>
          </table:table-cell>
          <table:table-cell table:number-columns-repeated="1003"/>
        </table:table-row>
        <table:table-row table:style-name="ro1">
          <table:table-cell table:style-name="ce14" office:value-type="float" office:value="0.4" calcext:value-type="float">
            <text:p>0.400</text:p>
          </table:table-cell>
          <table:table-cell table:style-name="ce19" table:formula="of:=[.$D$13]+[.$E$13]*([.A26]-[.$C$13])^1+[.$F$13]*([.A26]-[.$C$13])^2+[.$G$13]*([.A26]-[.$C$13])^3+[.$H$13]*([.A26]-[.$C$13])^4" office:value-type="float" office:value="6738.064" calcext:value-type="float">
            <text:p>6738.1</text:p>
          </table:table-cell>
          <table:table-cell table:style-name="ce19" table:formula="of:=[.$D$8]+[.$E$8]*([.A26]-[.$C$8])^1+[.$F$8]*([.A26]-[.$C$8])^2+[.$G$8]*([.A26]-[.$C$8])^3+[.$H$8]*([.A26]-[.$C$8])^4" office:value-type="float" office:value="13860.2896" calcext:value-type="float">
            <text:p>13860.3</text:p>
          </table:table-cell>
          <table:table-cell table:style-name="ce19" table:formula="of:=[.B26]+[.C26]" office:value-type="float" office:value="20598.3536" calcext:value-type="float">
            <text:p>20598.4</text:p>
          </table:table-cell>
          <table:table-cell table:style-name="ce19" table:formula="of:=IF(AND([.B26]&lt;0;[.$E$3]=&quot;NO&quot;);0;[.$D$3]*[.B26])" office:value-type="float" office:value="4894.5296896" calcext:value-type="float">
            <text:p>4894.5</text:p>
          </table:table-cell>
          <table:table-cell table:style-name="ce19" table:formula="of:=IF(AND([.C26]&lt;0;[.$E$3]=&quot;NO&quot;);0;[.$D$3]*[.C26])" office:value-type="float" office:value="10068.11436544" calcext:value-type="float">
            <text:p>10068.1</text:p>
          </table:table-cell>
          <table:table-cell table:style-name="ce19" table:formula="of:=[.E26]+[.F26]" office:value-type="float" office:value="14962.64405504" calcext:value-type="float">
            <text:p>14962.6</text:p>
          </table:table-cell>
          <table:table-cell table:style-name="ce22" table:formula="of:=100*[.$D$3]*(([.$E$13]*1)+([.$F$13]*2*[.A26]^1)+([.$G$13]*3*[.A26]^2)+([.$H$13]*4*[.A26]^3))" office:value-type="float" office:value="835086.8736" calcext:value-type="float">
            <text:p>835087</text:p>
          </table:table-cell>
          <table:table-cell table:style-name="ce22" table:formula="of:=100*[.$D$3]*(([.$E$8]*1)+([.$F$8]*2*[.A26]^1)+([.$G$8]*3*[.A26]^2)+([.$H$8]*4*[.A26]^3))" office:value-type="float" office:value="1663528.34944" calcext:value-type="float">
            <text:p>1663528</text:p>
          </table:table-cell>
          <table:table-cell table:style-name="ce22" table:formula="of:=[.H26]+[.I26]" office:value-type="float" office:value="2498615.22304" calcext:value-type="float">
            <text:p>2498615</text:p>
          </table:table-cell>
          <table:table-cell/>
          <table:table-cell table:style-name="ce14" office:value-type="float" office:value="0.4" calcext:value-type="float">
            <text:p>0.400</text:p>
          </table:table-cell>
          <table:table-cell table:style-name="ce19" table:formula="of:=[.$O$13]+[.$P$13]*([.L26]-[.$N$13])^1+[.$Q$13]*([.L26]-[.$N$13])^2+[.$R$13]*([.L26]-[.$N$13])^3+[.$S$13]*([.L26]-[.$N$13])^4" office:value-type="float" office:value="5579.39949392045" calcext:value-type="float">
            <text:p>5579.4</text:p>
          </table:table-cell>
          <table:table-cell table:style-name="ce19" table:formula="of:=[.$O$8]+[.$P$8]*([.L26]-[.$N$8])^1+[.$Q$8]*([.L26]-[.$N$8])^2+[.$R$8]*([.L26]-[.$N$8])^3+[.$S$8]*([.L26]-[.$N$8])^4" office:value-type="float" office:value="8681.35688691906" calcext:value-type="float">
            <text:p>8681.4</text:p>
          </table:table-cell>
          <table:table-cell table:style-name="ce19" table:formula="of:=[.M26]+[.N26]" office:value-type="float" office:value="14260.7563808395" calcext:value-type="float">
            <text:p>14260.8</text:p>
          </table:table-cell>
          <table:table-cell table:style-name="ce19" table:formula="of:=IF(AND([.M26]&lt;0;[.$P$3]=&quot;NO&quot;);0;[.$O$3]*[.M26])" office:value-type="float" office:value="4052.87579238382" calcext:value-type="float">
            <text:p>4052.9</text:p>
          </table:table-cell>
          <table:table-cell table:style-name="ce19" table:formula="of:=IF(AND([.N26]&lt;0;[.$P$3]=&quot;NO&quot;);0;[.$O$3]*[.N26])" office:value-type="float" office:value="6306.137642658" calcext:value-type="float">
            <text:p>6306.1</text:p>
          </table:table-cell>
          <table:table-cell table:style-name="ce19" table:formula="of:=[.P26]+[.Q26]" office:value-type="float" office:value="10359.0134350418" calcext:value-type="float">
            <text:p>10359.0</text:p>
          </table:table-cell>
          <table:table-cell table:style-name="ce22" table:formula="of:=100*[.$O$3]*(([.$P$13]*1)+([.$Q$13]*2*[.L26]^1)+([.$R$13]*3*[.L26]^2)+([.$S$13]*4*[.L26]^3))" office:value-type="float" office:value="835086.8736" calcext:value-type="float">
            <text:p>835087</text:p>
          </table:table-cell>
          <table:table-cell table:style-name="ce22" table:formula="of:=100*[.$O$3]*(([.$P$8]*1)+([.$Q$8]*2*[.L26]^1)+([.$R$8]*3*[.L26]^2)+([.$S$8]*4*[.L26]^3))" office:value-type="float" office:value="1663528.34944" calcext:value-type="float">
            <text:p>1663528</text:p>
          </table:table-cell>
          <table:table-cell table:style-name="ce22" table:formula="of:=[.S26]+[.T26]" office:value-type="float" office:value="2498615.22304" calcext:value-type="float">
            <text:p>2498615</text:p>
          </table:table-cell>
          <table:table-cell table:number-columns-repeated="1003"/>
        </table:table-row>
        <table:table-row table:style-name="ro1">
          <table:table-cell table:style-name="ce14" office:value-type="float" office:value="0.5" calcext:value-type="float">
            <text:p>0.500</text:p>
          </table:table-cell>
          <table:table-cell table:style-name="ce19" table:formula="of:=[.$D$13]+[.$E$13]*([.A27]-[.$C$13])^1+[.$F$13]*([.A27]-[.$C$13])^2+[.$G$13]*([.A27]-[.$C$13])^3+[.$H$13]*([.A27]-[.$C$13])^4" office:value-type="float" office:value="7785.4" calcext:value-type="float">
            <text:p>7785.4</text:p>
          </table:table-cell>
          <table:table-cell table:style-name="ce19" table:formula="of:=[.$D$8]+[.$E$8]*([.A27]-[.$C$8])^1+[.$F$8]*([.A27]-[.$C$8])^2+[.$G$8]*([.A27]-[.$C$8])^3+[.$H$8]*([.A27]-[.$C$8])^4" office:value-type="float" office:value="15867.95" calcext:value-type="float">
            <text:p>15868.0</text:p>
          </table:table-cell>
          <table:table-cell table:style-name="ce19" table:formula="of:=[.B27]+[.C27]" office:value-type="float" office:value="23653.35" calcext:value-type="float">
            <text:p>23653.4</text:p>
          </table:table-cell>
          <table:table-cell table:style-name="ce19" table:formula="of:=IF(AND([.B27]&lt;0;[.$E$3]=&quot;NO&quot;);0;[.$D$3]*[.B27])" office:value-type="float" office:value="5655.31456" calcext:value-type="float">
            <text:p>5655.3</text:p>
          </table:table-cell>
          <table:table-cell table:style-name="ce19" table:formula="of:=IF(AND([.C27]&lt;0;[.$E$3]=&quot;NO&quot;);0;[.$D$3]*[.C27])" office:value-type="float" office:value="11526.47888" calcext:value-type="float">
            <text:p>11526.5</text:p>
          </table:table-cell>
          <table:table-cell table:style-name="ce19" table:formula="of:=[.E27]+[.F27]" office:value-type="float" office:value="17181.79344" calcext:value-type="float">
            <text:p>17181.8</text:p>
          </table:table-cell>
          <table:table-cell table:style-name="ce22" table:formula="of:=100*[.$D$3]*(([.$E$13]*1)+([.$F$13]*2*[.A27]^1)+([.$G$13]*3*[.A27]^2)+([.$H$13]*4*[.A27]^3))" office:value-type="float" office:value="705577.744" calcext:value-type="float">
            <text:p>705578</text:p>
          </table:table-cell>
          <table:table-cell table:style-name="ce22" table:formula="of:=100*[.$D$3]*(([.$E$8]*1)+([.$F$8]*2*[.A27]^1)+([.$G$8]*3*[.A27]^2)+([.$H$8]*4*[.A27]^3))" office:value-type="float" office:value="1265984.448" calcext:value-type="float">
            <text:p>1265984</text:p>
          </table:table-cell>
          <table:table-cell table:style-name="ce22" table:formula="of:=[.H27]+[.I27]" office:value-type="float" office:value="1971562.192" calcext:value-type="float">
            <text:p>1971562</text:p>
          </table:table-cell>
          <table:table-cell/>
          <table:table-cell table:style-name="ce14" office:value-type="float" office:value="0.5" calcext:value-type="float">
            <text:p>0.500</text:p>
          </table:table-cell>
          <table:table-cell table:style-name="ce19" table:formula="of:=[.$O$13]+[.$P$13]*([.L27]-[.$N$13])^1+[.$Q$13]*([.L27]-[.$N$13])^2+[.$R$13]*([.L27]-[.$N$13])^3+[.$S$13]*([.L27]-[.$N$13])^4" office:value-type="float" office:value="6841.88771204474" calcext:value-type="float">
            <text:p>6841.9</text:p>
          </table:table-cell>
          <table:table-cell table:style-name="ce19" table:formula="of:=[.$O$8]+[.$P$8]*([.L27]-[.$N$8])^1+[.$Q$8]*([.L27]-[.$N$8])^2+[.$R$8]*([.L27]-[.$N$8])^3+[.$S$8]*([.L27]-[.$N$8])^4" office:value-type="float" office:value="11784.4938716845" calcext:value-type="float">
            <text:p>11784.5</text:p>
          </table:table-cell>
          <table:table-cell table:style-name="ce19" table:formula="of:=[.M27]+[.N27]" office:value-type="float" office:value="18626.3815837292" calcext:value-type="float">
            <text:p>18626.4</text:p>
          </table:table-cell>
          <table:table-cell table:style-name="ce19" table:formula="of:=IF(AND([.M27]&lt;0;[.$P$3]=&quot;NO&quot;);0;[.$O$3]*[.M27])" office:value-type="float" office:value="4969.9472340293" calcext:value-type="float">
            <text:p>4969.9</text:p>
          </table:table-cell>
          <table:table-cell table:style-name="ce19" table:formula="of:=IF(AND([.N27]&lt;0;[.$P$3]=&quot;NO&quot;);0;[.$O$3]*[.N27])" office:value-type="float" office:value="8560.25634839161" calcext:value-type="float">
            <text:p>8560.3</text:p>
          </table:table-cell>
          <table:table-cell table:style-name="ce19" table:formula="of:=[.P27]+[.Q27]" office:value-type="float" office:value="13530.2035824209" calcext:value-type="float">
            <text:p>13530.2</text:p>
          </table:table-cell>
          <table:table-cell table:style-name="ce22" table:formula="of:=100*[.$O$3]*(([.$P$13]*1)+([.$Q$13]*2*[.L27]^1)+([.$R$13]*3*[.L27]^2)+([.$S$13]*4*[.L27]^3))" office:value-type="float" office:value="705577.744" calcext:value-type="float">
            <text:p>705578</text:p>
          </table:table-cell>
          <table:table-cell table:style-name="ce22" table:formula="of:=100*[.$O$3]*(([.$P$8]*1)+([.$Q$8]*2*[.L27]^1)+([.$R$8]*3*[.L27]^2)+([.$S$8]*4*[.L27]^3))" office:value-type="float" office:value="1265984.448" calcext:value-type="float">
            <text:p>1265984</text:p>
          </table:table-cell>
          <table:table-cell table:style-name="ce22" table:formula="of:=[.S27]+[.T27]" office:value-type="float" office:value="1971562.192" calcext:value-type="float">
            <text:p>1971562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7"/>
          <table:table-cell>
            <draw:custom-shape table:end-cell-address="ReloadedLength.AB31" table:end-x="23.61pt" table:end-y="6.75pt" draw:z-index="9" draw:name="TextBox 13" draw:style-name="gr21" draw:text-style-name="P8" svg:width="22.42pt" svg:height="19.33pt" svg:x="1.19pt" svg:y="0.17pt">
              <text:p text:style-name="P5"><text:span text:style-name="T3">Δε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6"/>
        </table:table-row>
        <table:table-row table:style-name="ro1">
          <table:table-cell table:number-columns-repeated="21"/>
          <table:table-cell>
            <draw:custom-shape table:end-cell-address="ReloadedLength.AC31" table:end-x="29.96pt" table:end-y="9.72pt" draw:z-index="2" draw:name="Straight Arrow Connector 5" draw:style-name="gr22" draw:text-style-name="P1" svg:width="361.3pt" svg:height="0.03pt" svg:x="8.67pt" svg:y="9.6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>
            <draw:custom-shape table:end-cell-address="ReloadedLength.Z32" table:end-x="38.66pt" table:end-y="2.64pt" draw:z-index="5" draw:name="Oval 3" draw:style-name="gr23" draw:text-style-name="P7" svg:width="10.57pt" svg:height="10.97pt" svg:x="28.09pt" svg:y="4.42pt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2"/>
          <table:table-cell>
            <draw:custom-shape table:end-cell-address="ReloadedLength.AC32" table:end-x="34.64pt" table:end-y="2.64pt" draw:z-index="7" draw:name="Oval 11" draw:style-name="gr23" draw:text-style-name="P7" svg:width="10.57pt" svg:height="10.97pt" svg:x="24.07pt" svg:y="4.42pt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995"/>
        </table:table-row>
        <table:table-row table:style-name="ro1">
          <table:table-cell table:number-columns-repeated="25"/>
          <table:table-cell>
            <draw:line table:end-cell-address="ReloadedLength.Z49" table:end-x="34.53pt" table:end-y="8.9pt" draw:z-index="3" draw:name="Straight Connector 9" draw:style-name="gr16" draw:text-style-name="P1" svg:x1="34.53pt" svg:y1="2.64pt" svg:x2="34.3pt" svg:y2="225.67pt">
              <text:p/>
            </draw:line>
          </table:table-cell>
          <table:table-cell table:number-columns-repeated="2"/>
          <table:table-cell>
            <draw:line table:end-cell-address="ReloadedLength.AC49" table:end-x="29.91pt" table:end-y="8.9pt" draw:z-index="6" draw:name="Straight Connector 8" draw:style-name="gr16" draw:text-style-name="P1" svg:x1="29.91pt" svg:y1="2.64pt" svg:x2="29.71pt" svg:y2="225.67pt">
              <text:p/>
            </draw:line>
          </table:table-cell>
          <table:table-cell table:number-columns-repeated="995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25"/>
          <table:table-cell>
            <draw:custom-shape table:end-cell-address="ReloadedLength.Z51" table:end-x="45.41pt" table:end-y="5.61pt" draw:z-index="1" draw:name="TextBox 2" draw:style-name="gr24" draw:text-style-name="P8" svg:width="17.69pt" svg:height="19.39pt" svg:x="27.72pt" svg:y="11.71pt">
              <text:p text:style-name="P5"><text:span text:style-name="T3">ε</text:span><text:span text:style-name="T4">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>
            <draw:custom-shape table:end-cell-address="ReloadedLength.AC51" table:end-x="40.79pt" table:end-y="5.61pt" draw:z-index="8" draw:name="TextBox 12" draw:style-name="gr24" draw:text-style-name="P8" svg:width="17.69pt" svg:height="19.39pt" svg:x="23.1pt" svg:y="11.71pt">
              <text:p text:style-name="P5"><text:span text:style-name="T3">ε</text:span><text:span text:style-name="T4">f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oad-1" table:style-name="ta1">
        <table:table-column table:style-name="co4" table:number-columns-repeated="3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2" table:default-cell-style-name="Default"/>
        <table:table-row table:style-name="ro2">
          <table:table-cell table:style-name="ce7" office:value-type="string" calcext:value-type="string" table:number-columns-spanned="1" table:number-rows-spanned="2">
            <text:p>Reference</text:p>
            <text:p>Temp</text:p>
          </table:table-cell>
          <table:table-cell table:style-name="ce7" office:value-type="string" calcext:value-type="string" table:number-columns-spanned="1" table:number-rows-spanned="2">
            <text:p>Loading</text:p>
            <text:p>Temp</text:p>
          </table:table-cell>
          <table:table-cell/>
          <table:table-cell table:style-name="ce21" office:value-type="string" calcext:value-type="string" table:number-columns-spanned="1" table:number-rows-spanned="2">
            <text:p>X-Section</text:p>
            <text:p>Area</text:p>
          </table:table-cell>
          <table:table-cell table:style-name="ce9" office:value-type="string" calcext:value-type="string" table:number-columns-spanned="1" table:number-rows-spanned="2">
            <text:p>Compress</text:p>
          </table:table-cell>
          <table:table-cell/>
          <table:table-cell table:style-name="ce48" table:number-columns-repeated="2"/>
          <table:table-cell table:number-columns-repeated="1016"/>
        </table:table-row>
        <table:table-row table:style-name="ro1">
          <table:covered-table-cell table:number-columns-repeated="2" table:style-name="ce7"/>
          <table:table-cell/>
          <table:covered-table-cell table:style-name="ce21"/>
          <table:covered-table-cell table:style-name="ce9"/>
          <table:table-cell/>
          <table:table-cell table:style-name="ce48" table:number-columns-repeated="2"/>
          <table:table-cell table:number-columns-repeated="1016"/>
        </table:table-row>
        <table:table-row table:style-name="ro1">
          <table:table-cell table:number-columns-repeated="2" table:style-name="ce8" office:value-type="float" office:value="70" calcext:value-type="float">
            <text:p>70</text:p>
          </table:table-cell>
          <table:table-cell/>
          <table:table-cell table:style-name="ce11" office:value-type="float" office:value="0.7264" calcext:value-type="float">
            <text:p>0.7264</text:p>
          </table:table-cell>
          <table:table-cell table:style-name="ce23" office:value-type="string" calcext:value-type="string">
            <text:p>YES</text:p>
          </table:table-cell>
          <table:table-cell/>
          <table:table-cell table:style-name="ce49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 table:number-columns-spanned="8" table:number-rows-spanned="1">
            <text:p>Shell</text:p>
          </table:table-cell>
          <table:covered-table-cell table:number-columns-repeated="2" table:style-name="ce31"/>
          <table:covered-table-cell table:number-columns-repeated="5" table:style-name="ce44"/>
          <table:table-cell table:number-columns-repeated="1016"/>
        </table:table-row>
        <table:table-row table:style-name="ro1">
          <table:table-cell table:style-name="ce32" office:value-type="string" calcext:value-type="string" table:number-columns-spanned="1" table:number-rows-spanned="2">
            <text:p>Temp</text:p>
          </table:table-cell>
          <table:table-cell table:style-name="ce37" office:value-type="string" calcext:value-type="string" table:number-columns-spanned="1" table:number-rows-spanned="2">
            <text:p>Thermal</text:p>
            <text:p>Coefficient</text:p>
          </table:table-cell>
          <table:table-cell table:style-name="ce37" office:value-type="string" calcext:value-type="string" table:number-columns-spanned="1" table:number-rows-spanned="2">
            <text:p>Thermal</text:p>
            <text:p>Expansion</text:p>
          </table:table-cell>
          <table:table-cell table:style-name="ce44" office:value-type="string" calcext:value-type="string" table:number-columns-spanned="5" table:number-rows-spanned="1">
            <text:p>Coefficients</text:p>
          </table:table-cell>
          <table:covered-table-cell table:number-columns-repeated="4" table:style-name="ce44"/>
          <table:table-cell table:number-columns-repeated="1016"/>
        </table:table-row>
        <table:table-row table:style-name="ro1">
          <table:covered-table-cell table:style-name="ce32"/>
          <table:covered-table-cell table:number-columns-repeated="2" table:style-name="ce38"/>
          <table:table-cell table:style-name="ce44" office:value-type="string" calcext:value-type="string">
            <text:p>a0</text:p>
          </table:table-cell>
          <table:table-cell table:style-name="ce44" office:value-type="string" calcext:value-type="string">
            <text:p>a1</text:p>
          </table:table-cell>
          <table:table-cell table:style-name="ce44" office:value-type="string" calcext:value-type="string">
            <text:p>a2</text:p>
          </table:table-cell>
          <table:table-cell table:style-name="ce44" office:value-type="string" calcext:value-type="string">
            <text:p>a3</text:p>
          </table:table-cell>
          <table:table-cell table:style-name="ce44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8" table:formula="of:=[.A13]" office:value-type="float" office:value="70" calcext:value-type="float">
            <text:p>70</text:p>
          </table:table-cell>
          <table:table-cell table:style-name="ce8" office:value-type="float" office:value="0.00128" calcext:value-type="float">
            <text:p>0.00128</text:p>
          </table:table-cell>
          <table:table-cell table:style-name="ce8" table:formula="of:=([.A8]-[.$A$3])*[.B8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4308.1" calcext:value-type="float">
            <text:p>44308.1</text:p>
          </table:table-cell>
          <table:table-cell table:style-name="ce8" office:value-type="float" office:value="-14004.4" calcext:value-type="float">
            <text:p>-14004.4</text:p>
          </table:table-cell>
          <table:table-cell table:style-name="ce8" office:value-type="float" office:value="-37618" calcext:value-type="float">
            <text:p>-37618</text:p>
          </table:table-cell>
          <table:table-cell table:style-name="ce8" office:value-type="float" office:value="30676" calcext:value-type="float">
            <text:p>3067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8" table:number-rows-spanned="1">
            <text:p>Core</text:p>
          </table:table-cell>
          <table:covered-table-cell table:number-columns-repeated="2" table:style-name="ce33"/>
          <table:covered-table-cell table:number-columns-repeated="5" table:style-name="ce45"/>
          <table:table-cell table:number-columns-repeated="1016"/>
        </table:table-row>
        <table:table-row table:style-name="ro1">
          <table:table-cell table:style-name="ce34" office:value-type="string" calcext:value-type="string" table:number-columns-spanned="1" table:number-rows-spanned="2">
            <text:p>Temp</text:p>
          </table:table-cell>
          <table:table-cell table:style-name="ce39" office:value-type="string" calcext:value-type="string" table:number-columns-spanned="1" table:number-rows-spanned="2">
            <text:p>Thermal</text:p>
            <text:p>Coefficient</text:p>
          </table:table-cell>
          <table:table-cell table:style-name="ce39" office:value-type="string" calcext:value-type="string" table:number-columns-spanned="1" table:number-rows-spanned="2">
            <text:p>Thermal</text:p>
            <text:p>Expansion</text:p>
          </table:table-cell>
          <table:table-cell table:style-name="ce45" office:value-type="string" calcext:value-type="string" table:number-columns-spanned="5" table:number-rows-spanned="1">
            <text:p>Coefficients</text:p>
          </table:table-cell>
          <table:covered-table-cell table:number-columns-repeated="4" table:style-name="ce45"/>
          <table:table-cell table:number-columns-repeated="1016"/>
        </table:table-row>
        <table:table-row table:style-name="ro1">
          <table:covered-table-cell table:style-name="ce34"/>
          <table:covered-table-cell table:number-columns-repeated="2" table:style-name="ce40"/>
          <table:table-cell table:style-name="ce45" office:value-type="string" calcext:value-type="string">
            <text:p>a0</text:p>
          </table:table-cell>
          <table:table-cell table:style-name="ce45" office:value-type="string" calcext:value-type="string">
            <text:p>a1</text:p>
          </table:table-cell>
          <table:table-cell table:style-name="ce45" office:value-type="string" calcext:value-type="string">
            <text:p>a2</text:p>
          </table:table-cell>
          <table:table-cell table:style-name="ce45" office:value-type="string" calcext:value-type="string">
            <text:p>a3</text:p>
          </table:table-cell>
          <table:table-cell table:style-name="ce45" office:value-type="string" calcext:value-type="string">
            <text:p>a4</text:p>
          </table:table-cell>
          <table:table-cell table:number-columns-repeated="2"/>
          <table:table-cell>
            <draw:frame table:end-cell-address="'Reload-1'.U53" table:end-x="46.74pt" table:end-y="6.38pt" draw:z-index="0" draw:name="Chart 1" draw:style-name="gr1" draw:text-style-name="P1" svg:width="522.94pt" svg:height="521.23pt" svg:x="8.39pt" svg:y="7.91pt">
              <loext:p/>
              <draw:object draw:notify-on-update-of-ranges="'Reload-1'.A20:'Reload-1'.A27 'Reload-1'.A1:'Reload-1'.A1 'Reload-1'.G20:'Reload-1'.G27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8" table:formula="of:=[.B3]" office:value-type="float" office:value="70" calcext:value-type="float">
            <text:p>70</text:p>
          </table:table-cell>
          <table:table-cell table:style-name="ce8" office:value-type="float" office:value="0.00064" calcext:value-type="float">
            <text:p>0.00064</text:p>
          </table:table-cell>
          <table:table-cell table:style-name="ce8" table:formula="of:=([.A13]-[.$A$3])*[.B13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3998.1" calcext:value-type="float">
            <text:p>3998.1</text:p>
          </table:table-cell>
          <table:table-cell table:style-name="ce8" office:value-type="float" office:value="-45713" calcext:value-type="float">
            <text:p>-45713</text:p>
          </table:table-cell>
          <table:table-cell table:style-name="ce8" office:value-type="float" office:value="40000" calcext:value-type="float">
            <text:p>400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1" table:number-rows-spanned="2">
            <text:p>Strain</text:p>
          </table:table-cell>
          <table:table-cell table:style-name="ce41" office:value-type="string" calcext:value-type="string" table:number-columns-spanned="3" table:number-rows-spanned="1">
            <text:p>Stress</text:p>
          </table:table-cell>
          <table:covered-table-cell table:style-name="ce43"/>
          <table:covered-table-cell table:style-name="ce46"/>
          <table:table-cell table:style-name="ce41" office:value-type="string" calcext:value-type="string" table:number-columns-spanned="3" table:number-rows-spanned="1">
            <text:p>Load</text:p>
          </table:table-cell>
          <table:covered-table-cell table:style-name="ce43"/>
          <table:covered-table-cell table:style-name="ce46"/>
          <table:table-cell table:style-name="ce42" office:value-type="string" calcext:value-type="string" table:number-columns-spanned="3" table:number-rows-spanned="1">
            <text:p>Slope</text:p>
          </table:table-cell>
          <table:covered-table-cell table:number-columns-repeated="2" table:style-name="ce42"/>
          <table:table-cell table:number-columns-repeated="1014"/>
        </table:table-row>
        <table:table-row table:style-name="ro1">
          <table:covered-table-cell table:style-name="ce35"/>
          <table:table-cell table:style-name="ce41" office:value-type="string" calcext:value-type="string" table:number-columns-spanned="3" table:number-rows-spanned="1">
            <text:p>No Adjustment</text:p>
          </table:table-cell>
          <table:covered-table-cell table:style-name="ce43"/>
          <table:covered-table-cell table:style-name="ce46"/>
          <table:table-cell table:style-name="ce41" office:value-type="string" calcext:value-type="string" table:number-columns-spanned="3" table:number-rows-spanned="1">
            <text:p>Compression Modification</text:p>
          </table:table-cell>
          <table:covered-table-cell table:style-name="ce47"/>
          <table:covered-table-cell table:style-name="ce50"/>
          <table:table-cell table:style-name="ce51" table:number-columns-repeated="3"/>
          <table:table-cell table:number-columns-repeated="1014"/>
        </table:table-row>
        <table:table-row table:style-name="ro1">
          <table:table-cell table:style-name="ce35"/>
          <table:table-cell table:style-name="ce42" office:value-type="string" calcext:value-type="string">
            <text:p>Core</text:p>
          </table:table-cell>
          <table:table-cell table:style-name="ce42" office:value-type="string" calcext:value-type="string">
            <text:p>Shell</text:p>
          </table:table-cell>
          <table:table-cell table:style-name="ce41" office:value-type="string" calcext:value-type="string">
            <text:p>Total</text:p>
          </table:table-cell>
          <table:table-cell table:style-name="ce42" office:value-type="string" calcext:value-type="string">
            <text:p>Core</text:p>
          </table:table-cell>
          <table:table-cell table:style-name="ce42" office:value-type="string" calcext:value-type="string">
            <text:p>Shell</text:p>
          </table:table-cell>
          <table:table-cell table:style-name="ce41" office:value-type="string" calcext:value-type="string">
            <text:p>Total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(%)</text:p>
          </table:table-cell>
          <table:table-cell table:number-columns-repeated="3" table:style-name="ce41" office:value-type="string" calcext:value-type="string">
            <text:p>(psi)</text:p>
          </table:table-cell>
          <table:table-cell table:number-columns-repeated="6" table:style-name="ce41" office:value-type="string" calcext:value-type="string">
            <text:p>(lbs)</text:p>
          </table:table-cell>
          <table:table-cell table:number-columns-repeated="1014"/>
        </table:table-row>
        <table:table-row table:style-name="ro1">
          <table:table-cell table:style-name="ce14" office:value-type="float" office:value="-0.2" calcext:value-type="float">
            <text:p>-0.200</text:p>
          </table:table-cell>
          <table:table-cell table:style-name="ce19" table:formula="of:=[.$D$13]+[.$E$13]*([.A20]-[.$C$13])^1+[.$F$13]*([.A20]-[.$C$13])^2+[.$G$13]*([.A20]-[.$C$13])^3+[.$H$13]*([.A20]-[.$C$13])^4" office:value-type="float" office:value="-3410.372" calcext:value-type="float">
            <text:p>-3410.4</text:p>
          </table:table-cell>
          <table:table-cell table:style-name="ce19" table:formula="of:=[.$D$8]+[.$E$8]*([.A20]-[.$C$8])^1+[.$F$8]*([.A20]-[.$C$8])^2+[.$G$8]*([.A20]-[.$C$8])^3+[.$H$8]*([.A20]-[.$C$8])^4" office:value-type="float" office:value="-9071.7704" calcext:value-type="float">
            <text:p>-9071.8</text:p>
          </table:table-cell>
          <table:table-cell table:style-name="ce19" table:formula="of:=[.B20]+[.C20]" office:value-type="float" office:value="-12482.1424" calcext:value-type="float">
            <text:p>-12482.1</text:p>
          </table:table-cell>
          <table:table-cell table:style-name="ce19" table:formula="of:=IF(AND([.B20]&lt;0;[.$E$3]=&quot;NO&quot;);0;[.$D$3]*[.B20])" office:value-type="float" office:value="-2477.2942208" calcext:value-type="float">
            <text:p>-2477.3</text:p>
          </table:table-cell>
          <table:table-cell table:style-name="ce19" table:formula="of:=IF(AND([.C20]&lt;0;[.$E$3]=&quot;NO&quot;);0;[.$D$3]*[.C20])" office:value-type="float" office:value="-6589.73401856" calcext:value-type="float">
            <text:p>-6589.7</text:p>
          </table:table-cell>
          <table:table-cell table:style-name="ce19" table:formula="of:=[.E20]+[.F20]" office:value-type="float" office:value="-9067.02823936" calcext:value-type="float">
            <text:p>-9067.0</text:p>
          </table:table-cell>
          <table:table-cell table:style-name="ce22" table:formula="of:=100*[.$D$3]*(([.$E$13]*1)+([.$F$13]*2*[.A20]^1)+([.$G$13]*3*[.A20]^2)+([.$H$13]*4*[.A20]^3))" office:value-type="float" office:value="845180.928" calcext:value-type="float">
            <text:p>845181</text:p>
          </table:table-cell>
          <table:table-cell table:style-name="ce22" table:formula="of:=100*[.$D$3]*(([.$E$8]*1)+([.$F$8]*2*[.A20]^1)+([.$G$8]*3*[.A20]^2)+([.$H$8]*4*[.A20]^3))" office:value-type="float" office:value="3226237.89952" calcext:value-type="float">
            <text:p>3226238</text:p>
          </table:table-cell>
          <table:table-cell table:style-name="ce22" table:formula="of:=[.H20]+[.I20]" office:value-type="float" office:value="4071418.82752" calcext:value-type="float">
            <text:p>4071419</text:p>
          </table:table-cell>
          <table:table-cell table:number-columns-repeated="1014"/>
        </table:table-row>
        <table:table-row table:style-name="ro1">
          <table:table-cell table:style-name="ce14" office:value-type="float" office:value="-0.1" calcext:value-type="float">
            <text:p>-0.100</text:p>
          </table:table-cell>
          <table:table-cell table:style-name="ce19" table:formula="of:=[.$D$13]+[.$E$13]*([.A21]-[.$C$13])^1+[.$F$13]*([.A21]-[.$C$13])^2+[.$G$13]*([.A21]-[.$C$13])^3+[.$H$13]*([.A21]-[.$C$13])^4" office:value-type="float" office:value="-1910.306" calcext:value-type="float">
            <text:p>-1910.3</text:p>
          </table:table-cell>
          <table:table-cell table:style-name="ce19" table:formula="of:=[.$D$8]+[.$E$8]*([.A21]-[.$C$8])^1+[.$F$8]*([.A21]-[.$C$8])^2+[.$G$8]*([.A21]-[.$C$8])^3+[.$H$8]*([.A21]-[.$C$8])^4" office:value-type="float" office:value="-4530.1684" calcext:value-type="float">
            <text:p>-4530.2</text:p>
          </table:table-cell>
          <table:table-cell table:style-name="ce19" table:formula="of:=[.B21]+[.C21]" office:value-type="float" office:value="-6440.4744" calcext:value-type="float">
            <text:p>-6440.5</text:p>
          </table:table-cell>
          <table:table-cell table:style-name="ce19" table:formula="of:=IF(AND([.B21]&lt;0;[.$E$3]=&quot;NO&quot;);0;[.$D$3]*[.B21])" office:value-type="float" office:value="-1387.6462784" calcext:value-type="float">
            <text:p>-1387.6</text:p>
          </table:table-cell>
          <table:table-cell table:style-name="ce19" table:formula="of:=IF(AND([.C21]&lt;0;[.$E$3]=&quot;NO&quot;);0;[.$D$3]*[.C21])" office:value-type="float" office:value="-3290.71432576" calcext:value-type="float">
            <text:p>-3290.7</text:p>
          </table:table-cell>
          <table:table-cell table:style-name="ce19" table:formula="of:=[.E21]+[.F21]" office:value-type="float" office:value="-4678.36060416" calcext:value-type="float">
            <text:p>-4678.4</text:p>
          </table:table-cell>
          <table:table-cell table:style-name="ce22" table:formula="of:=100*[.$D$3]*(([.$E$13]*1)+([.$F$13]*2*[.A21]^1)+([.$G$13]*3*[.A21]^2)+([.$H$13]*4*[.A21]^3))" office:value-type="float" office:value="1283475.4336" calcext:value-type="float">
            <text:p>1283475</text:p>
          </table:table-cell>
          <table:table-cell table:style-name="ce22" table:formula="of:=100*[.$D$3]*(([.$E$8]*1)+([.$F$8]*2*[.A21]^1)+([.$G$8]*3*[.A21]^2)+([.$H$8]*4*[.A21]^3))" office:value-type="float" office:value="3331105.94304" calcext:value-type="float">
            <text:p>3331106</text:p>
          </table:table-cell>
          <table:table-cell table:style-name="ce22" table:formula="of:=[.H21]+[.I21]" office:value-type="float" office:value="4614581.37664" calcext:value-type="float">
            <text:p>4614581</text:p>
          </table:table-cell>
          <table:table-cell table:number-columns-repeated="1014"/>
        </table:table-row>
        <table:table-row table:style-name="ro1">
          <table:table-cell table:style-name="ce14" office:value-type="float" office:value="0" calcext:value-type="float">
            <text:p>0.000</text:p>
          </table:table-cell>
          <table:table-cell table:style-name="ce19" table:formula="of:=[.$D$13]+[.$E$13]*([.A22]-[.$C$13])^1+[.$F$13]*([.A22]-[.$C$13])^2+[.$G$13]*([.A22]-[.$C$13])^3+[.$H$13]*([.A22]-[.$C$13])^4" office:value-type="float" office:value="0" calcext:value-type="float">
            <text:p>0.0</text:p>
          </table:table-cell>
          <table:table-cell table:style-name="ce19" table:formula="of:=[.$D$8]+[.$E$8]*([.A22]-[.$C$8])^1+[.$F$8]*([.A22]-[.$C$8])^2+[.$G$8]*([.A22]-[.$C$8])^3+[.$H$8]*([.A22]-[.$C$8])^4" office:value-type="float" office:value="0" calcext:value-type="float">
            <text:p>0.0</text:p>
          </table:table-cell>
          <table:table-cell table:style-name="ce19" table:formula="of:=[.B22]+[.C22]" office:value-type="float" office:value="0" calcext:value-type="float">
            <text:p>0.0</text:p>
          </table:table-cell>
          <table:table-cell table:style-name="ce19" table:formula="of:=IF(AND([.B22]&lt;0;[.$E$3]=&quot;NO&quot;);0;[.$D$3]*[.B22])" office:value-type="float" office:value="0" calcext:value-type="float">
            <text:p>0.0</text:p>
          </table:table-cell>
          <table:table-cell table:style-name="ce19" table:formula="of:=IF(AND([.C22]&lt;0;[.$E$3]=&quot;NO&quot;);0;[.$D$3]*[.C22])" office:value-type="float" office:value="0" calcext:value-type="float">
            <text:p>0.0</text:p>
          </table:table-cell>
          <table:table-cell table:style-name="ce19" table:formula="of:=[.E22]+[.F22]" office:value-type="float" office:value="0" calcext:value-type="float">
            <text:p>0.0</text:p>
          </table:table-cell>
          <table:table-cell table:style-name="ce22" table:formula="of:=100*[.$D$3]*(([.$E$13]*1)+([.$F$13]*2*[.A22]^1)+([.$G$13]*3*[.A22]^2)+([.$H$13]*4*[.A22]^3))" office:value-type="float" office:value="1452800" calcext:value-type="float">
            <text:p>1452800</text:p>
          </table:table-cell>
          <table:table-cell table:style-name="ce22" table:formula="of:=100*[.$D$3]*(([.$E$8]*1)+([.$F$8]*2*[.A22]^1)+([.$G$8]*3*[.A22]^2)+([.$H$8]*4*[.A22]^3))" office:value-type="float" office:value="3218540.384" calcext:value-type="float">
            <text:p>3218540</text:p>
          </table:table-cell>
          <table:table-cell table:style-name="ce22" table:formula="of:=[.H22]+[.I22]" office:value-type="float" office:value="4671340.384" calcext:value-type="float">
            <text:p>4671340</text:p>
          </table:table-cell>
          <table:table-cell table:number-columns-repeated="1014"/>
        </table:table-row>
        <table:table-row table:style-name="ro1">
          <table:table-cell table:style-name="ce14" office:value-type="float" office:value="0.1" calcext:value-type="float">
            <text:p>0.100</text:p>
          </table:table-cell>
          <table:table-cell table:style-name="ce19" table:formula="of:=[.$D$13]+[.$E$13]*([.A23]-[.$C$13])^1+[.$F$13]*([.A23]-[.$C$13])^2+[.$G$13]*([.A23]-[.$C$13])^3+[.$H$13]*([.A23]-[.$C$13])^4" office:value-type="float" office:value="1998.268" calcext:value-type="float">
            <text:p>1998.3</text:p>
          </table:table-cell>
          <table:table-cell table:style-name="ce19" table:formula="of:=[.$D$8]+[.$E$8]*([.A23]-[.$C$8])^1+[.$F$8]*([.A23]-[.$C$8])^2+[.$G$8]*([.A23]-[.$C$8])^3+[.$H$8]*([.A23]-[.$C$8])^4" office:value-type="float" office:value="4256.2156" calcext:value-type="float">
            <text:p>4256.2</text:p>
          </table:table-cell>
          <table:table-cell table:style-name="ce19" table:formula="of:=[.B23]+[.C23]" office:value-type="float" office:value="6254.4836" calcext:value-type="float">
            <text:p>6254.5</text:p>
          </table:table-cell>
          <table:table-cell table:style-name="ce19" table:formula="of:=IF(AND([.B23]&lt;0;[.$E$3]=&quot;NO&quot;);0;[.$D$3]*[.B23])" office:value-type="float" office:value="1451.5418752" calcext:value-type="float">
            <text:p>1451.5</text:p>
          </table:table-cell>
          <table:table-cell table:style-name="ce19" table:formula="of:=IF(AND([.C23]&lt;0;[.$E$3]=&quot;NO&quot;);0;[.$D$3]*[.C23])" office:value-type="float" office:value="3091.71501184" calcext:value-type="float">
            <text:p>3091.7</text:p>
          </table:table-cell>
          <table:table-cell table:style-name="ce19" table:formula="of:=[.E23]+[.F23]" office:value-type="float" office:value="4543.25688704" calcext:value-type="float">
            <text:p>4543.3</text:p>
          </table:table-cell>
          <table:table-cell table:style-name="ce22" table:formula="of:=100*[.$D$3]*(([.$E$13]*1)+([.$F$13]*2*[.A23]^1)+([.$G$13]*3*[.A23]^2)+([.$H$13]*4*[.A23]^3))" office:value-type="float" office:value="1422889.0272" calcext:value-type="float">
            <text:p>1422889</text:p>
          </table:table-cell>
          <table:table-cell table:style-name="ce22" table:formula="of:=100*[.$D$3]*(([.$E$8]*1)+([.$F$8]*2*[.A23]^1)+([.$G$8]*3*[.A23]^2)+([.$H$8]*4*[.A23]^3))" office:value-type="float" office:value="2942020.53376" calcext:value-type="float">
            <text:p>2942021</text:p>
          </table:table-cell>
          <table:table-cell table:style-name="ce22" table:formula="of:=[.H23]+[.I23]" office:value-type="float" office:value="4364909.56096" calcext:value-type="float">
            <text:p>4364910</text:p>
          </table:table-cell>
          <table:table-cell table:number-columns-repeated="1014"/>
        </table:table-row>
        <table:table-row table:style-name="ro1">
          <table:table-cell table:style-name="ce14" office:value-type="float" office:value="0.2" calcext:value-type="float">
            <text:p>0.200</text:p>
          </table:table-cell>
          <table:table-cell table:style-name="ce19" table:formula="of:=[.$D$13]+[.$E$13]*([.A24]-[.$C$13])^1+[.$F$13]*([.A24]-[.$C$13])^2+[.$G$13]*([.A24]-[.$C$13])^3+[.$H$13]*([.A24]-[.$C$13])^4" office:value-type="float" office:value="3858.22" calcext:value-type="float">
            <text:p>3858.2</text:p>
          </table:table-cell>
          <table:table-cell table:style-name="ce19" table:formula="of:=[.$D$8]+[.$E$8]*([.A24]-[.$C$8])^1+[.$F$8]*([.A24]-[.$C$8])^2+[.$G$8]*([.A24]-[.$C$8])^3+[.$H$8]*([.A24]-[.$C$8])^4" office:value-type="float" office:value="8049.5816" calcext:value-type="float">
            <text:p>8049.6</text:p>
          </table:table-cell>
          <table:table-cell table:style-name="ce19" table:formula="of:=[.B24]+[.C24]" office:value-type="float" office:value="11907.8016" calcext:value-type="float">
            <text:p>11907.8</text:p>
          </table:table-cell>
          <table:table-cell table:style-name="ce19" table:formula="of:=IF(AND([.B24]&lt;0;[.$E$3]=&quot;NO&quot;);0;[.$D$3]*[.B24])" office:value-type="float" office:value="2802.611008" calcext:value-type="float">
            <text:p>2802.6</text:p>
          </table:table-cell>
          <table:table-cell table:style-name="ce19" table:formula="of:=IF(AND([.C24]&lt;0;[.$E$3]=&quot;NO&quot;);0;[.$D$3]*[.C24])" office:value-type="float" office:value="5847.21607424" calcext:value-type="float">
            <text:p>5847.2</text:p>
          </table:table-cell>
          <table:table-cell table:style-name="ce19" table:formula="of:=[.E24]+[.F24]" office:value-type="float" office:value="8649.82708224" calcext:value-type="float">
            <text:p>8649.8</text:p>
          </table:table-cell>
          <table:table-cell table:style-name="ce22" table:formula="of:=100*[.$D$3]*(([.$E$13]*1)+([.$F$13]*2*[.A24]^1)+([.$G$13]*3*[.A24]^2)+([.$H$13]*4*[.A24]^3))" office:value-type="float" office:value="1263476.9152" calcext:value-type="float">
            <text:p>1263477</text:p>
          </table:table-cell>
          <table:table-cell table:style-name="ce22" table:formula="of:=100*[.$D$3]*(([.$E$8]*1)+([.$F$8]*2*[.A24]^1)+([.$G$8]*3*[.A24]^2)+([.$H$8]*4*[.A24]^3))" office:value-type="float" office:value="2555025.70368" calcext:value-type="float">
            <text:p>2555026</text:p>
          </table:table-cell>
          <table:table-cell table:style-name="ce22" table:formula="of:=[.H24]+[.I24]" office:value-type="float" office:value="3818502.61888" calcext:value-type="float">
            <text:p>3818503</text:p>
          </table:table-cell>
          <table:table-cell table:number-columns-repeated="1014"/>
        </table:table-row>
        <table:table-row table:style-name="ro1">
          <table:table-cell table:style-name="ce14" office:value-type="float" office:value="0.3" calcext:value-type="float">
            <text:p>0.300</text:p>
          </table:table-cell>
          <table:table-cell table:style-name="ce19" table:formula="of:=[.$D$13]+[.$E$13]*([.A25]-[.$C$13])^1+[.$F$13]*([.A25]-[.$C$13])^2+[.$G$13]*([.A25]-[.$C$13])^3+[.$H$13]*([.A25]-[.$C$13])^4" office:value-type="float" office:value="5449.578" calcext:value-type="float">
            <text:p>5449.6</text:p>
          </table:table-cell>
          <table:table-cell table:style-name="ce19" table:formula="of:=[.$D$8]+[.$E$8]*([.A25]-[.$C$8])^1+[.$F$8]*([.A25]-[.$C$8])^2+[.$G$8]*([.A25]-[.$C$8])^3+[.$H$8]*([.A25]-[.$C$8])^4" office:value-type="float" office:value="11264.8236" calcext:value-type="float">
            <text:p>11264.8</text:p>
          </table:table-cell>
          <table:table-cell table:style-name="ce19" table:formula="of:=[.B25]+[.C25]" office:value-type="float" office:value="16714.4016" calcext:value-type="float">
            <text:p>16714.4</text:p>
          </table:table-cell>
          <table:table-cell table:style-name="ce19" table:formula="of:=IF(AND([.B25]&lt;0;[.$E$3]=&quot;NO&quot;);0;[.$D$3]*[.B25])" office:value-type="float" office:value="3958.5734592" calcext:value-type="float">
            <text:p>3958.6</text:p>
          </table:table-cell>
          <table:table-cell table:style-name="ce19" table:formula="of:=IF(AND([.C25]&lt;0;[.$E$3]=&quot;NO&quot;);0;[.$D$3]*[.C25])" office:value-type="float" office:value="8182.76786304" calcext:value-type="float">
            <text:p>8182.8</text:p>
          </table:table-cell>
          <table:table-cell table:style-name="ce19" table:formula="of:=[.E25]+[.F25]" office:value-type="float" office:value="12141.34132224" calcext:value-type="float">
            <text:p>12141.3</text:p>
          </table:table-cell>
          <table:table-cell table:style-name="ce22" table:formula="of:=100*[.$D$3]*(([.$E$13]*1)+([.$F$13]*2*[.A25]^1)+([.$G$13]*3*[.A25]^2)+([.$H$13]*4*[.A25]^3))" office:value-type="float" office:value="1044298.064" calcext:value-type="float">
            <text:p>1044298</text:p>
          </table:table-cell>
          <table:table-cell table:style-name="ce22" table:formula="of:=100*[.$D$3]*(([.$E$8]*1)+([.$F$8]*2*[.A25]^1)+([.$G$8]*3*[.A25]^2)+([.$H$8]*4*[.A25]^3))" office:value-type="float" office:value="2111035.20512" calcext:value-type="float">
            <text:p>2111035</text:p>
          </table:table-cell>
          <table:table-cell table:style-name="ce22" table:formula="of:=[.H25]+[.I25]" office:value-type="float" office:value="3155333.26912" calcext:value-type="float">
            <text:p>3155333</text:p>
          </table:table-cell>
          <table:table-cell/>
          <table:table-cell>
            <draw:custom-shape table:end-cell-address="'Reload-1'.N27" table:end-x="11.51pt" table:end-y="11.65pt" draw:z-index="3" draw:name="TextBox 5" draw:style-name="gr25" draw:text-style-name="P6" svg:width="97.54pt" svg:height="36.23pt" svg:x="12.98pt" svg:y="0.91pt">
              <text:p text:style-name="P5"><text:span text:style-name="T5">T</text:span><text:span text:style-name="T6">AVG-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2"/>
        </table:table-row>
        <table:table-row table:style-name="ro1">
          <table:table-cell table:style-name="ce14" office:value-type="float" office:value="0.4" calcext:value-type="float">
            <text:p>0.400</text:p>
          </table:table-cell>
          <table:table-cell table:style-name="ce19" table:formula="of:=[.$D$13]+[.$E$13]*([.A26]-[.$C$13])^1+[.$F$13]*([.A26]-[.$C$13])^2+[.$G$13]*([.A26]-[.$C$13])^3+[.$H$13]*([.A26]-[.$C$13])^4" office:value-type="float" office:value="6738.064" calcext:value-type="float">
            <text:p>6738.1</text:p>
          </table:table-cell>
          <table:table-cell table:style-name="ce19" table:formula="of:=[.$D$8]+[.$E$8]*([.A26]-[.$C$8])^1+[.$F$8]*([.A26]-[.$C$8])^2+[.$G$8]*([.A26]-[.$C$8])^3+[.$H$8]*([.A26]-[.$C$8])^4" office:value-type="float" office:value="13860.2896" calcext:value-type="float">
            <text:p>13860.3</text:p>
          </table:table-cell>
          <table:table-cell table:style-name="ce19" table:formula="of:=[.B26]+[.C26]" office:value-type="float" office:value="20598.3536" calcext:value-type="float">
            <text:p>20598.4</text:p>
          </table:table-cell>
          <table:table-cell table:style-name="ce19" table:formula="of:=IF(AND([.B26]&lt;0;[.$E$3]=&quot;NO&quot;);0;[.$D$3]*[.B26])" office:value-type="float" office:value="4894.5296896" calcext:value-type="float">
            <text:p>4894.5</text:p>
          </table:table-cell>
          <table:table-cell table:style-name="ce19" table:formula="of:=IF(AND([.C26]&lt;0;[.$E$3]=&quot;NO&quot;);0;[.$D$3]*[.C26])" office:value-type="float" office:value="10068.11436544" calcext:value-type="float">
            <text:p>10068.1</text:p>
          </table:table-cell>
          <table:table-cell table:style-name="ce19" table:formula="of:=[.E26]+[.F26]" office:value-type="float" office:value="14962.64405504" calcext:value-type="float">
            <text:p>14962.6</text:p>
          </table:table-cell>
          <table:table-cell table:style-name="ce22" table:formula="of:=100*[.$D$3]*(([.$E$13]*1)+([.$F$13]*2*[.A26]^1)+([.$G$13]*3*[.A26]^2)+([.$H$13]*4*[.A26]^3))" office:value-type="float" office:value="835086.8736" calcext:value-type="float">
            <text:p>835087</text:p>
          </table:table-cell>
          <table:table-cell table:style-name="ce22" table:formula="of:=100*[.$D$3]*(([.$E$8]*1)+([.$F$8]*2*[.A26]^1)+([.$G$8]*3*[.A26]^2)+([.$H$8]*4*[.A26]^3))" office:value-type="float" office:value="1663528.34944" calcext:value-type="float">
            <text:p>1663528</text:p>
          </table:table-cell>
          <table:table-cell table:style-name="ce22" table:formula="of:=[.H26]+[.I26]" office:value-type="float" office:value="2498615.22304" calcext:value-type="float">
            <text:p>2498615</text:p>
          </table:table-cell>
          <table:table-cell table:number-columns-repeated="1014"/>
        </table:table-row>
        <table:table-row table:style-name="ro1">
          <table:table-cell table:style-name="ce14" office:value-type="float" office:value="0.5" calcext:value-type="float">
            <text:p>0.500</text:p>
          </table:table-cell>
          <table:table-cell table:style-name="ce19" table:formula="of:=[.$D$13]+[.$E$13]*([.A27]-[.$C$13])^1+[.$F$13]*([.A27]-[.$C$13])^2+[.$G$13]*([.A27]-[.$C$13])^3+[.$H$13]*([.A27]-[.$C$13])^4" office:value-type="float" office:value="7785.4" calcext:value-type="float">
            <text:p>7785.4</text:p>
          </table:table-cell>
          <table:table-cell table:style-name="ce19" table:formula="of:=[.$D$8]+[.$E$8]*([.A27]-[.$C$8])^1+[.$F$8]*([.A27]-[.$C$8])^2+[.$G$8]*([.A27]-[.$C$8])^3+[.$H$8]*([.A27]-[.$C$8])^4" office:value-type="float" office:value="15867.95" calcext:value-type="float">
            <text:p>15868.0</text:p>
          </table:table-cell>
          <table:table-cell table:style-name="ce19" table:formula="of:=[.B27]+[.C27]" office:value-type="float" office:value="23653.35" calcext:value-type="float">
            <text:p>23653.4</text:p>
          </table:table-cell>
          <table:table-cell table:style-name="ce19" table:formula="of:=IF(AND([.B27]&lt;0;[.$E$3]=&quot;NO&quot;);0;[.$D$3]*[.B27])" office:value-type="float" office:value="5655.31456" calcext:value-type="float">
            <text:p>5655.3</text:p>
          </table:table-cell>
          <table:table-cell table:style-name="ce19" table:formula="of:=IF(AND([.C27]&lt;0;[.$E$3]=&quot;NO&quot;);0;[.$D$3]*[.C27])" office:value-type="float" office:value="11526.47888" calcext:value-type="float">
            <text:p>11526.5</text:p>
          </table:table-cell>
          <table:table-cell table:style-name="ce19" table:formula="of:=[.E27]+[.F27]" office:value-type="float" office:value="17181.79344" calcext:value-type="float">
            <text:p>17181.8</text:p>
          </table:table-cell>
          <table:table-cell table:style-name="ce22" table:formula="of:=100*[.$D$3]*(([.$E$13]*1)+([.$F$13]*2*[.A27]^1)+([.$G$13]*3*[.A27]^2)+([.$H$13]*4*[.A27]^3))" office:value-type="float" office:value="705577.744" calcext:value-type="float">
            <text:p>705578</text:p>
          </table:table-cell>
          <table:table-cell table:style-name="ce22" table:formula="of:=100*[.$D$3]*(([.$E$8]*1)+([.$F$8]*2*[.A27]^1)+([.$G$8]*3*[.A27]^2)+([.$H$8]*4*[.A27]^3))" office:value-type="float" office:value="1265984.448" calcext:value-type="float">
            <text:p>1265984</text:p>
          </table:table-cell>
          <table:table-cell table:style-name="ce22" table:formula="of:=[.H27]+[.I27]" office:value-type="float" office:value="1971562.192" calcext:value-type="float">
            <text:p>1971562</text:p>
          </table:table-cell>
          <table:table-cell table:number-columns-repeated="6"/>
          <table:table-cell>
            <draw:custom-shape table:end-cell-address="'Reload-1'.Q28" table:end-x="35.49pt" table:end-y="8.08pt" draw:z-index="4" draw:name="Oval 9" draw:style-name="gr15" draw:text-style-name="P7" svg:width="10.57pt" svg:height="10.37pt" svg:x="24.92pt" svg:y="10.46pt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07"/>
        </table:table-row>
        <table:table-row table:style-name="ro1">
          <table:table-cell table:number-columns-repeated="11"/>
          <table:table-cell>
            <draw:line table:end-cell-address="'Reload-1'.Q28" table:end-x="29.99pt" table:end-y="1.53pt" draw:z-index="1" draw:name="Straight Connector 2" draw:style-name="gr26" draw:text-style-name="P1" svg:x1="1.53pt" svg:y1="1.53pt" svg:x2="273.6pt" svg:y2="1.53pt">
              <text:p/>
            </draw:line>
          </table:table-cell>
          <table:table-cell table:number-columns-repeated="4"/>
          <table:table-cell>
            <draw:line table:end-cell-address="'Reload-1'.Q49" table:end-x="30.64pt" table:end-y="8.48pt" draw:z-index="2" draw:name="Straight Connector 3" draw:style-name="gr26" draw:text-style-name="P1" svg:x1="30.64pt" svg:y1="2.38pt" svg:x2="30.64pt" svg:y2="276.24pt">
              <text:p/>
            </draw:line>
          </table:table-cell>
          <table:table-cell table:number-columns-repeated="1007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16"/>
          <table:table-cell>
            <draw:custom-shape table:end-cell-address="'Reload-1'.R53" table:end-x="16.75pt" table:end-y="6.15pt" draw:z-index="5" draw:name="TextBox 10" draw:style-name="gr27" draw:text-style-name="P6" svg:width="52.16pt" svg:height="42.49pt" svg:x="12.78pt" svg:y="1.93pt">
              <text:p text:style-name="P5"><text:span text:style-name="T7">ε</text:span><text:span text:style-name="T8">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oad-2" table:style-name="ta1">
        <table:table-column table:style-name="co4" table:number-columns-repeated="3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2" table:default-cell-style-name="Default"/>
        <table:table-row table:style-name="ro2">
          <table:table-cell table:style-name="ce7" office:value-type="string" calcext:value-type="string" table:number-columns-spanned="1" table:number-rows-spanned="2">
            <text:p>Reference</text:p>
            <text:p>Temp</text:p>
          </table:table-cell>
          <table:table-cell table:style-name="ce7" office:value-type="string" calcext:value-type="string" table:number-columns-spanned="1" table:number-rows-spanned="2">
            <text:p>Loading</text:p>
            <text:p>Temp</text:p>
          </table:table-cell>
          <table:table-cell/>
          <table:table-cell table:style-name="ce21" office:value-type="string" calcext:value-type="string" table:number-columns-spanned="1" table:number-rows-spanned="2">
            <text:p>X-Section</text:p>
            <text:p>Area</text:p>
          </table:table-cell>
          <table:table-cell table:style-name="ce9" office:value-type="string" calcext:value-type="string" table:number-columns-spanned="1" table:number-rows-spanned="2">
            <text:p>Compress</text:p>
          </table:table-cell>
          <table:table-cell/>
          <table:table-cell table:style-name="ce48" table:number-columns-repeated="2"/>
          <table:table-cell table:number-columns-repeated="1016"/>
        </table:table-row>
        <table:table-row table:style-name="ro1">
          <table:covered-table-cell table:number-columns-repeated="2" table:style-name="ce7"/>
          <table:table-cell/>
          <table:covered-table-cell table:style-name="ce21"/>
          <table:covered-table-cell table:style-name="ce9"/>
          <table:table-cell/>
          <table:table-cell table:style-name="ce48" table:number-columns-repeated="2"/>
          <table:table-cell table:number-columns-repeated="1016"/>
        </table:table-row>
        <table:table-row table:style-name="ro1">
          <table:table-cell table:number-columns-repeated="2" table:style-name="ce8" office:value-type="float" office:value="70" calcext:value-type="float">
            <text:p>70</text:p>
          </table:table-cell>
          <table:table-cell/>
          <table:table-cell table:style-name="ce11" office:value-type="float" office:value="0.7264" calcext:value-type="float">
            <text:p>0.7264</text:p>
          </table:table-cell>
          <table:table-cell table:style-name="ce23" office:value-type="string" calcext:value-type="string">
            <text:p>YES</text:p>
          </table:table-cell>
          <table:table-cell/>
          <table:table-cell table:style-name="ce49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 table:number-columns-spanned="8" table:number-rows-spanned="1">
            <text:p>Shell</text:p>
          </table:table-cell>
          <table:covered-table-cell table:number-columns-repeated="2" table:style-name="ce31"/>
          <table:covered-table-cell table:number-columns-repeated="5" table:style-name="ce44"/>
          <table:table-cell table:number-columns-repeated="1016"/>
        </table:table-row>
        <table:table-row table:style-name="ro1">
          <table:table-cell table:style-name="ce32" office:value-type="string" calcext:value-type="string" table:number-columns-spanned="1" table:number-rows-spanned="2">
            <text:p>Temp</text:p>
          </table:table-cell>
          <table:table-cell table:style-name="ce37" office:value-type="string" calcext:value-type="string" table:number-columns-spanned="1" table:number-rows-spanned="2">
            <text:p>Thermal</text:p>
            <text:p>Coefficient</text:p>
          </table:table-cell>
          <table:table-cell table:style-name="ce37" office:value-type="string" calcext:value-type="string" table:number-columns-spanned="1" table:number-rows-spanned="2">
            <text:p>Thermal</text:p>
            <text:p>Expansion</text:p>
          </table:table-cell>
          <table:table-cell table:style-name="ce44" office:value-type="string" calcext:value-type="string" table:number-columns-spanned="5" table:number-rows-spanned="1">
            <text:p>Coefficients</text:p>
          </table:table-cell>
          <table:covered-table-cell table:number-columns-repeated="4" table:style-name="ce44"/>
          <table:table-cell table:number-columns-repeated="1016"/>
        </table:table-row>
        <table:table-row table:style-name="ro1">
          <table:covered-table-cell table:style-name="ce32"/>
          <table:covered-table-cell table:number-columns-repeated="2" table:style-name="ce38"/>
          <table:table-cell table:style-name="ce44" office:value-type="string" calcext:value-type="string">
            <text:p>a0</text:p>
          </table:table-cell>
          <table:table-cell table:style-name="ce44" office:value-type="string" calcext:value-type="string">
            <text:p>a1</text:p>
          </table:table-cell>
          <table:table-cell table:style-name="ce44" office:value-type="string" calcext:value-type="string">
            <text:p>a2</text:p>
          </table:table-cell>
          <table:table-cell table:style-name="ce44" office:value-type="string" calcext:value-type="string">
            <text:p>a3</text:p>
          </table:table-cell>
          <table:table-cell table:style-name="ce44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8" table:formula="of:=[.A13]" office:value-type="float" office:value="70" calcext:value-type="float">
            <text:p>70</text:p>
          </table:table-cell>
          <table:table-cell table:style-name="ce8" office:value-type="float" office:value="0.00128" calcext:value-type="float">
            <text:p>0.00128</text:p>
          </table:table-cell>
          <table:table-cell table:style-name="ce8" table:formula="of:=([.A8]-[.$A$3])*[.B8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4308.1" calcext:value-type="float">
            <text:p>44308.1</text:p>
          </table:table-cell>
          <table:table-cell table:style-name="ce8" office:value-type="float" office:value="-14004.4" calcext:value-type="float">
            <text:p>-14004.4</text:p>
          </table:table-cell>
          <table:table-cell table:style-name="ce8" office:value-type="float" office:value="-37618" calcext:value-type="float">
            <text:p>-37618</text:p>
          </table:table-cell>
          <table:table-cell table:style-name="ce8" office:value-type="float" office:value="30676" calcext:value-type="float">
            <text:p>3067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8" table:number-rows-spanned="1">
            <text:p>Core</text:p>
          </table:table-cell>
          <table:covered-table-cell table:number-columns-repeated="2" table:style-name="ce33"/>
          <table:covered-table-cell table:number-columns-repeated="5" table:style-name="ce45"/>
          <table:table-cell table:number-columns-repeated="1016"/>
        </table:table-row>
        <table:table-row table:style-name="ro1">
          <table:table-cell table:style-name="ce34" office:value-type="string" calcext:value-type="string" table:number-columns-spanned="1" table:number-rows-spanned="2">
            <text:p>Temp</text:p>
          </table:table-cell>
          <table:table-cell table:style-name="ce39" office:value-type="string" calcext:value-type="string" table:number-columns-spanned="1" table:number-rows-spanned="2">
            <text:p>Thermal</text:p>
            <text:p>Coefficient</text:p>
          </table:table-cell>
          <table:table-cell table:style-name="ce39" office:value-type="string" calcext:value-type="string" table:number-columns-spanned="1" table:number-rows-spanned="2">
            <text:p>Thermal</text:p>
            <text:p>Expansion</text:p>
          </table:table-cell>
          <table:table-cell table:style-name="ce45" office:value-type="string" calcext:value-type="string" table:number-columns-spanned="5" table:number-rows-spanned="1">
            <text:p>Coefficients</text:p>
          </table:table-cell>
          <table:covered-table-cell table:number-columns-repeated="4" table:style-name="ce45"/>
          <table:table-cell table:number-columns-repeated="1016"/>
        </table:table-row>
        <table:table-row table:style-name="ro1">
          <table:covered-table-cell table:style-name="ce34"/>
          <table:covered-table-cell table:number-columns-repeated="2" table:style-name="ce40"/>
          <table:table-cell table:style-name="ce45" office:value-type="string" calcext:value-type="string">
            <text:p>a0</text:p>
          </table:table-cell>
          <table:table-cell table:style-name="ce45" office:value-type="string" calcext:value-type="string">
            <text:p>a1</text:p>
          </table:table-cell>
          <table:table-cell table:style-name="ce45" office:value-type="string" calcext:value-type="string">
            <text:p>a2</text:p>
          </table:table-cell>
          <table:table-cell table:style-name="ce45" office:value-type="string" calcext:value-type="string">
            <text:p>a3</text:p>
          </table:table-cell>
          <table:table-cell table:style-name="ce45" office:value-type="string" calcext:value-type="string">
            <text:p>a4</text:p>
          </table:table-cell>
          <table:table-cell table:number-columns-repeated="2"/>
          <table:table-cell>
            <draw:frame table:end-cell-address="'Reload-2'.U53" table:end-x="46.74pt" table:end-y="6.38pt" draw:z-index="0" draw:name="Chart 1" draw:style-name="gr1" draw:text-style-name="P1" svg:width="522.94pt" svg:height="521.23pt" svg:x="8.39pt" svg:y="7.91pt">
              <loext:p/>
              <draw:object draw:notify-on-update-of-ranges="'Reload-2'.A20:'Reload-2'.A27 'Reload-2'.G20:'Reload-2'.G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8" table:formula="of:=[.B3]" office:value-type="float" office:value="70" calcext:value-type="float">
            <text:p>70</text:p>
          </table:table-cell>
          <table:table-cell table:style-name="ce8" office:value-type="float" office:value="0.00064" calcext:value-type="float">
            <text:p>0.00064</text:p>
          </table:table-cell>
          <table:table-cell table:style-name="ce8" table:formula="of:=([.A13]-[.$A$3])*[.B13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3998.1" calcext:value-type="float">
            <text:p>3998.1</text:p>
          </table:table-cell>
          <table:table-cell table:style-name="ce8" office:value-type="float" office:value="-45713" calcext:value-type="float">
            <text:p>-45713</text:p>
          </table:table-cell>
          <table:table-cell table:style-name="ce8" office:value-type="float" office:value="40000" calcext:value-type="float">
            <text:p>400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1" table:number-rows-spanned="2">
            <text:p>Strain</text:p>
          </table:table-cell>
          <table:table-cell table:style-name="ce41" office:value-type="string" calcext:value-type="string" table:number-columns-spanned="3" table:number-rows-spanned="1">
            <text:p>Stress</text:p>
          </table:table-cell>
          <table:covered-table-cell table:style-name="ce43"/>
          <table:covered-table-cell table:style-name="ce46"/>
          <table:table-cell table:style-name="ce41" office:value-type="string" calcext:value-type="string" table:number-columns-spanned="3" table:number-rows-spanned="1">
            <text:p>Load</text:p>
          </table:table-cell>
          <table:covered-table-cell table:style-name="ce43"/>
          <table:covered-table-cell table:style-name="ce46"/>
          <table:table-cell table:style-name="ce42" office:value-type="string" calcext:value-type="string" table:number-columns-spanned="3" table:number-rows-spanned="1">
            <text:p>Slope</text:p>
          </table:table-cell>
          <table:covered-table-cell table:number-columns-repeated="2" table:style-name="ce42"/>
          <table:table-cell table:number-columns-repeated="1014"/>
        </table:table-row>
        <table:table-row table:style-name="ro1">
          <table:covered-table-cell table:style-name="ce35"/>
          <table:table-cell table:style-name="ce41" office:value-type="string" calcext:value-type="string" table:number-columns-spanned="3" table:number-rows-spanned="1">
            <text:p>No Adjustment</text:p>
          </table:table-cell>
          <table:covered-table-cell table:style-name="ce43"/>
          <table:covered-table-cell table:style-name="ce46"/>
          <table:table-cell table:style-name="ce41" office:value-type="string" calcext:value-type="string" table:number-columns-spanned="3" table:number-rows-spanned="1">
            <text:p>Compression Modification</text:p>
          </table:table-cell>
          <table:covered-table-cell table:style-name="ce47"/>
          <table:covered-table-cell table:style-name="ce50"/>
          <table:table-cell table:style-name="ce51" table:number-columns-repeated="3"/>
          <table:table-cell table:number-columns-repeated="1014"/>
        </table:table-row>
        <table:table-row table:style-name="ro1">
          <table:table-cell table:style-name="ce35"/>
          <table:table-cell table:style-name="ce42" office:value-type="string" calcext:value-type="string">
            <text:p>Core</text:p>
          </table:table-cell>
          <table:table-cell table:style-name="ce42" office:value-type="string" calcext:value-type="string">
            <text:p>Shell</text:p>
          </table:table-cell>
          <table:table-cell table:style-name="ce41" office:value-type="string" calcext:value-type="string">
            <text:p>Total</text:p>
          </table:table-cell>
          <table:table-cell table:style-name="ce42" office:value-type="string" calcext:value-type="string">
            <text:p>Core</text:p>
          </table:table-cell>
          <table:table-cell table:style-name="ce42" office:value-type="string" calcext:value-type="string">
            <text:p>Shell</text:p>
          </table:table-cell>
          <table:table-cell table:style-name="ce41" office:value-type="string" calcext:value-type="string">
            <text:p>Total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(%)</text:p>
          </table:table-cell>
          <table:table-cell table:number-columns-repeated="3" table:style-name="ce41" office:value-type="string" calcext:value-type="string">
            <text:p>(psi)</text:p>
          </table:table-cell>
          <table:table-cell table:number-columns-repeated="6" table:style-name="ce41" office:value-type="string" calcext:value-type="string">
            <text:p>(lbs)</text:p>
          </table:table-cell>
          <table:table-cell table:number-columns-repeated="1014"/>
        </table:table-row>
        <table:table-row table:style-name="ro1">
          <table:table-cell table:style-name="ce14" office:value-type="float" office:value="-0.2" calcext:value-type="float">
            <text:p>-0.200</text:p>
          </table:table-cell>
          <table:table-cell table:style-name="ce19" table:formula="of:=[.$D$13]+[.$E$13]*([.A20]-[.$C$13])^1+[.$F$13]*([.A20]-[.$C$13])^2+[.$G$13]*([.A20]-[.$C$13])^3+[.$H$13]*([.A20]-[.$C$13])^4" office:value-type="float" office:value="-3410.372" calcext:value-type="float">
            <text:p>-3410.4</text:p>
          </table:table-cell>
          <table:table-cell table:style-name="ce19" table:formula="of:=[.$D$8]+[.$E$8]*([.A20]-[.$C$8])^1+[.$F$8]*([.A20]-[.$C$8])^2+[.$G$8]*([.A20]-[.$C$8])^3+[.$H$8]*([.A20]-[.$C$8])^4" office:value-type="float" office:value="-9071.7704" calcext:value-type="float">
            <text:p>-9071.8</text:p>
          </table:table-cell>
          <table:table-cell table:style-name="ce19" table:formula="of:=[.B20]+[.C20]" office:value-type="float" office:value="-12482.1424" calcext:value-type="float">
            <text:p>-12482.1</text:p>
          </table:table-cell>
          <table:table-cell table:style-name="ce19" table:formula="of:=IF(AND([.B20]&lt;0;[.$E$3]=&quot;NO&quot;);0;[.$D$3]*[.B20])" office:value-type="float" office:value="-2477.2942208" calcext:value-type="float">
            <text:p>-2477.3</text:p>
          </table:table-cell>
          <table:table-cell table:style-name="ce19" table:formula="of:=IF(AND([.C20]&lt;0;[.$E$3]=&quot;NO&quot;);0;[.$D$3]*[.C20])" office:value-type="float" office:value="-6589.73401856" calcext:value-type="float">
            <text:p>-6589.7</text:p>
          </table:table-cell>
          <table:table-cell table:style-name="ce19" table:formula="of:=[.E20]+[.F20]" office:value-type="float" office:value="-9067.02823936" calcext:value-type="float">
            <text:p>-9067.0</text:p>
          </table:table-cell>
          <table:table-cell table:style-name="ce22" table:formula="of:=100*[.$D$3]*(([.$E$13]*1)+([.$F$13]*2*[.A20]^1)+([.$G$13]*3*[.A20]^2)+([.$H$13]*4*[.A20]^3))" office:value-type="float" office:value="845180.928" calcext:value-type="float">
            <text:p>845181</text:p>
          </table:table-cell>
          <table:table-cell table:style-name="ce22" table:formula="of:=100*[.$D$3]*(([.$E$8]*1)+([.$F$8]*2*[.A20]^1)+([.$G$8]*3*[.A20]^2)+([.$H$8]*4*[.A20]^3))" office:value-type="float" office:value="3226237.89952" calcext:value-type="float">
            <text:p>3226238</text:p>
          </table:table-cell>
          <table:table-cell table:style-name="ce22" table:formula="of:=[.H20]+[.I20]" office:value-type="float" office:value="4071418.82752" calcext:value-type="float">
            <text:p>4071419</text:p>
          </table:table-cell>
          <table:table-cell table:number-columns-repeated="1014"/>
        </table:table-row>
        <table:table-row table:style-name="ro1">
          <table:table-cell table:style-name="ce14" office:value-type="float" office:value="-0.1" calcext:value-type="float">
            <text:p>-0.100</text:p>
          </table:table-cell>
          <table:table-cell table:style-name="ce19" table:formula="of:=[.$D$13]+[.$E$13]*([.A21]-[.$C$13])^1+[.$F$13]*([.A21]-[.$C$13])^2+[.$G$13]*([.A21]-[.$C$13])^3+[.$H$13]*([.A21]-[.$C$13])^4" office:value-type="float" office:value="-1910.306" calcext:value-type="float">
            <text:p>-1910.3</text:p>
          </table:table-cell>
          <table:table-cell table:style-name="ce19" table:formula="of:=[.$D$8]+[.$E$8]*([.A21]-[.$C$8])^1+[.$F$8]*([.A21]-[.$C$8])^2+[.$G$8]*([.A21]-[.$C$8])^3+[.$H$8]*([.A21]-[.$C$8])^4" office:value-type="float" office:value="-4530.1684" calcext:value-type="float">
            <text:p>-4530.2</text:p>
          </table:table-cell>
          <table:table-cell table:style-name="ce19" table:formula="of:=[.B21]+[.C21]" office:value-type="float" office:value="-6440.4744" calcext:value-type="float">
            <text:p>-6440.5</text:p>
          </table:table-cell>
          <table:table-cell table:style-name="ce19" table:formula="of:=IF(AND([.B21]&lt;0;[.$E$3]=&quot;NO&quot;);0;[.$D$3]*[.B21])" office:value-type="float" office:value="-1387.6462784" calcext:value-type="float">
            <text:p>-1387.6</text:p>
          </table:table-cell>
          <table:table-cell table:style-name="ce19" table:formula="of:=IF(AND([.C21]&lt;0;[.$E$3]=&quot;NO&quot;);0;[.$D$3]*[.C21])" office:value-type="float" office:value="-3290.71432576" calcext:value-type="float">
            <text:p>-3290.7</text:p>
          </table:table-cell>
          <table:table-cell table:style-name="ce19" table:formula="of:=[.E21]+[.F21]" office:value-type="float" office:value="-4678.36060416" calcext:value-type="float">
            <text:p>-4678.4</text:p>
          </table:table-cell>
          <table:table-cell table:style-name="ce22" table:formula="of:=100*[.$D$3]*(([.$E$13]*1)+([.$F$13]*2*[.A21]^1)+([.$G$13]*3*[.A21]^2)+([.$H$13]*4*[.A21]^3))" office:value-type="float" office:value="1283475.4336" calcext:value-type="float">
            <text:p>1283475</text:p>
          </table:table-cell>
          <table:table-cell table:style-name="ce22" table:formula="of:=100*[.$D$3]*(([.$E$8]*1)+([.$F$8]*2*[.A21]^1)+([.$G$8]*3*[.A21]^2)+([.$H$8]*4*[.A21]^3))" office:value-type="float" office:value="3331105.94304" calcext:value-type="float">
            <text:p>3331106</text:p>
          </table:table-cell>
          <table:table-cell table:style-name="ce22" table:formula="of:=[.H21]+[.I21]" office:value-type="float" office:value="4614581.37664" calcext:value-type="float">
            <text:p>4614581</text:p>
          </table:table-cell>
          <table:table-cell table:number-columns-repeated="1014"/>
        </table:table-row>
        <table:table-row table:style-name="ro1">
          <table:table-cell table:style-name="ce14" office:value-type="float" office:value="0" calcext:value-type="float">
            <text:p>0.000</text:p>
          </table:table-cell>
          <table:table-cell table:style-name="ce19" table:formula="of:=[.$D$13]+[.$E$13]*([.A22]-[.$C$13])^1+[.$F$13]*([.A22]-[.$C$13])^2+[.$G$13]*([.A22]-[.$C$13])^3+[.$H$13]*([.A22]-[.$C$13])^4" office:value-type="float" office:value="0" calcext:value-type="float">
            <text:p>0.0</text:p>
          </table:table-cell>
          <table:table-cell table:style-name="ce19" table:formula="of:=[.$D$8]+[.$E$8]*([.A22]-[.$C$8])^1+[.$F$8]*([.A22]-[.$C$8])^2+[.$G$8]*([.A22]-[.$C$8])^3+[.$H$8]*([.A22]-[.$C$8])^4" office:value-type="float" office:value="0" calcext:value-type="float">
            <text:p>0.0</text:p>
          </table:table-cell>
          <table:table-cell table:style-name="ce19" table:formula="of:=[.B22]+[.C22]" office:value-type="float" office:value="0" calcext:value-type="float">
            <text:p>0.0</text:p>
          </table:table-cell>
          <table:table-cell table:style-name="ce19" table:formula="of:=IF(AND([.B22]&lt;0;[.$E$3]=&quot;NO&quot;);0;[.$D$3]*[.B22])" office:value-type="float" office:value="0" calcext:value-type="float">
            <text:p>0.0</text:p>
          </table:table-cell>
          <table:table-cell table:style-name="ce19" table:formula="of:=IF(AND([.C22]&lt;0;[.$E$3]=&quot;NO&quot;);0;[.$D$3]*[.C22])" office:value-type="float" office:value="0" calcext:value-type="float">
            <text:p>0.0</text:p>
          </table:table-cell>
          <table:table-cell table:style-name="ce19" table:formula="of:=[.E22]+[.F22]" office:value-type="float" office:value="0" calcext:value-type="float">
            <text:p>0.0</text:p>
          </table:table-cell>
          <table:table-cell table:style-name="ce22" table:formula="of:=100*[.$D$3]*(([.$E$13]*1)+([.$F$13]*2*[.A22]^1)+([.$G$13]*3*[.A22]^2)+([.$H$13]*4*[.A22]^3))" office:value-type="float" office:value="1452800" calcext:value-type="float">
            <text:p>1452800</text:p>
          </table:table-cell>
          <table:table-cell table:style-name="ce22" table:formula="of:=100*[.$D$3]*(([.$E$8]*1)+([.$F$8]*2*[.A22]^1)+([.$G$8]*3*[.A22]^2)+([.$H$8]*4*[.A22]^3))" office:value-type="float" office:value="3218540.384" calcext:value-type="float">
            <text:p>3218540</text:p>
          </table:table-cell>
          <table:table-cell table:style-name="ce22" table:formula="of:=[.H22]+[.I22]" office:value-type="float" office:value="4671340.384" calcext:value-type="float">
            <text:p>4671340</text:p>
          </table:table-cell>
          <table:table-cell table:number-columns-repeated="1014"/>
        </table:table-row>
        <table:table-row table:style-name="ro1">
          <table:table-cell table:style-name="ce14" office:value-type="float" office:value="0.1" calcext:value-type="float">
            <text:p>0.100</text:p>
          </table:table-cell>
          <table:table-cell table:style-name="ce19" table:formula="of:=[.$D$13]+[.$E$13]*([.A23]-[.$C$13])^1+[.$F$13]*([.A23]-[.$C$13])^2+[.$G$13]*([.A23]-[.$C$13])^3+[.$H$13]*([.A23]-[.$C$13])^4" office:value-type="float" office:value="1998.268" calcext:value-type="float">
            <text:p>1998.3</text:p>
          </table:table-cell>
          <table:table-cell table:style-name="ce19" table:formula="of:=[.$D$8]+[.$E$8]*([.A23]-[.$C$8])^1+[.$F$8]*([.A23]-[.$C$8])^2+[.$G$8]*([.A23]-[.$C$8])^3+[.$H$8]*([.A23]-[.$C$8])^4" office:value-type="float" office:value="4256.2156" calcext:value-type="float">
            <text:p>4256.2</text:p>
          </table:table-cell>
          <table:table-cell table:style-name="ce19" table:formula="of:=[.B23]+[.C23]" office:value-type="float" office:value="6254.4836" calcext:value-type="float">
            <text:p>6254.5</text:p>
          </table:table-cell>
          <table:table-cell table:style-name="ce19" table:formula="of:=IF(AND([.B23]&lt;0;[.$E$3]=&quot;NO&quot;);0;[.$D$3]*[.B23])" office:value-type="float" office:value="1451.5418752" calcext:value-type="float">
            <text:p>1451.5</text:p>
          </table:table-cell>
          <table:table-cell table:style-name="ce19" table:formula="of:=IF(AND([.C23]&lt;0;[.$E$3]=&quot;NO&quot;);0;[.$D$3]*[.C23])" office:value-type="float" office:value="3091.71501184" calcext:value-type="float">
            <text:p>3091.7</text:p>
          </table:table-cell>
          <table:table-cell table:style-name="ce19" table:formula="of:=[.E23]+[.F23]" office:value-type="float" office:value="4543.25688704" calcext:value-type="float">
            <text:p>4543.3</text:p>
          </table:table-cell>
          <table:table-cell table:style-name="ce22" table:formula="of:=100*[.$D$3]*(([.$E$13]*1)+([.$F$13]*2*[.A23]^1)+([.$G$13]*3*[.A23]^2)+([.$H$13]*4*[.A23]^3))" office:value-type="float" office:value="1422889.0272" calcext:value-type="float">
            <text:p>1422889</text:p>
          </table:table-cell>
          <table:table-cell table:style-name="ce22" table:formula="of:=100*[.$D$3]*(([.$E$8]*1)+([.$F$8]*2*[.A23]^1)+([.$G$8]*3*[.A23]^2)+([.$H$8]*4*[.A23]^3))" office:value-type="float" office:value="2942020.53376" calcext:value-type="float">
            <text:p>2942021</text:p>
          </table:table-cell>
          <table:table-cell table:style-name="ce22" table:formula="of:=[.H23]+[.I23]" office:value-type="float" office:value="4364909.56096" calcext:value-type="float">
            <text:p>4364910</text:p>
          </table:table-cell>
          <table:table-cell table:number-columns-repeated="1014"/>
        </table:table-row>
        <table:table-row table:style-name="ro1">
          <table:table-cell table:style-name="ce14" office:value-type="float" office:value="0.2" calcext:value-type="float">
            <text:p>0.200</text:p>
          </table:table-cell>
          <table:table-cell table:style-name="ce19" table:formula="of:=[.$D$13]+[.$E$13]*([.A24]-[.$C$13])^1+[.$F$13]*([.A24]-[.$C$13])^2+[.$G$13]*([.A24]-[.$C$13])^3+[.$H$13]*([.A24]-[.$C$13])^4" office:value-type="float" office:value="3858.22" calcext:value-type="float">
            <text:p>3858.2</text:p>
          </table:table-cell>
          <table:table-cell table:style-name="ce19" table:formula="of:=[.$D$8]+[.$E$8]*([.A24]-[.$C$8])^1+[.$F$8]*([.A24]-[.$C$8])^2+[.$G$8]*([.A24]-[.$C$8])^3+[.$H$8]*([.A24]-[.$C$8])^4" office:value-type="float" office:value="8049.5816" calcext:value-type="float">
            <text:p>8049.6</text:p>
          </table:table-cell>
          <table:table-cell table:style-name="ce19" table:formula="of:=[.B24]+[.C24]" office:value-type="float" office:value="11907.8016" calcext:value-type="float">
            <text:p>11907.8</text:p>
          </table:table-cell>
          <table:table-cell table:style-name="ce19" table:formula="of:=IF(AND([.B24]&lt;0;[.$E$3]=&quot;NO&quot;);0;[.$D$3]*[.B24])" office:value-type="float" office:value="2802.611008" calcext:value-type="float">
            <text:p>2802.6</text:p>
          </table:table-cell>
          <table:table-cell table:style-name="ce19" table:formula="of:=IF(AND([.C24]&lt;0;[.$E$3]=&quot;NO&quot;);0;[.$D$3]*[.C24])" office:value-type="float" office:value="5847.21607424" calcext:value-type="float">
            <text:p>5847.2</text:p>
          </table:table-cell>
          <table:table-cell table:style-name="ce19" table:formula="of:=[.E24]+[.F24]" office:value-type="float" office:value="8649.82708224" calcext:value-type="float">
            <text:p>8649.8</text:p>
          </table:table-cell>
          <table:table-cell table:style-name="ce22" table:formula="of:=100*[.$D$3]*(([.$E$13]*1)+([.$F$13]*2*[.A24]^1)+([.$G$13]*3*[.A24]^2)+([.$H$13]*4*[.A24]^3))" office:value-type="float" office:value="1263476.9152" calcext:value-type="float">
            <text:p>1263477</text:p>
          </table:table-cell>
          <table:table-cell table:style-name="ce22" table:formula="of:=100*[.$D$3]*(([.$E$8]*1)+([.$F$8]*2*[.A24]^1)+([.$G$8]*3*[.A24]^2)+([.$H$8]*4*[.A24]^3))" office:value-type="float" office:value="2555025.70368" calcext:value-type="float">
            <text:p>2555026</text:p>
          </table:table-cell>
          <table:table-cell table:style-name="ce22" table:formula="of:=[.H24]+[.I24]" office:value-type="float" office:value="3818502.61888" calcext:value-type="float">
            <text:p>3818503</text:p>
          </table:table-cell>
          <table:table-cell table:number-columns-repeated="1014"/>
        </table:table-row>
        <table:table-row table:style-name="ro1">
          <table:table-cell table:style-name="ce14" office:value-type="float" office:value="0.3" calcext:value-type="float">
            <text:p>0.300</text:p>
          </table:table-cell>
          <table:table-cell table:style-name="ce19" table:formula="of:=[.$D$13]+[.$E$13]*([.A25]-[.$C$13])^1+[.$F$13]*([.A25]-[.$C$13])^2+[.$G$13]*([.A25]-[.$C$13])^3+[.$H$13]*([.A25]-[.$C$13])^4" office:value-type="float" office:value="5449.578" calcext:value-type="float">
            <text:p>5449.6</text:p>
          </table:table-cell>
          <table:table-cell table:style-name="ce19" table:formula="of:=[.$D$8]+[.$E$8]*([.A25]-[.$C$8])^1+[.$F$8]*([.A25]-[.$C$8])^2+[.$G$8]*([.A25]-[.$C$8])^3+[.$H$8]*([.A25]-[.$C$8])^4" office:value-type="float" office:value="11264.8236" calcext:value-type="float">
            <text:p>11264.8</text:p>
          </table:table-cell>
          <table:table-cell table:style-name="ce19" table:formula="of:=[.B25]+[.C25]" office:value-type="float" office:value="16714.4016" calcext:value-type="float">
            <text:p>16714.4</text:p>
          </table:table-cell>
          <table:table-cell table:style-name="ce19" table:formula="of:=IF(AND([.B25]&lt;0;[.$E$3]=&quot;NO&quot;);0;[.$D$3]*[.B25])" office:value-type="float" office:value="3958.5734592" calcext:value-type="float">
            <text:p>3958.6</text:p>
          </table:table-cell>
          <table:table-cell table:style-name="ce19" table:formula="of:=IF(AND([.C25]&lt;0;[.$E$3]=&quot;NO&quot;);0;[.$D$3]*[.C25])" office:value-type="float" office:value="8182.76786304" calcext:value-type="float">
            <text:p>8182.8</text:p>
          </table:table-cell>
          <table:table-cell table:style-name="ce19" table:formula="of:=[.E25]+[.F25]" office:value-type="float" office:value="12141.34132224" calcext:value-type="float">
            <text:p>12141.3</text:p>
          </table:table-cell>
          <table:table-cell table:style-name="ce22" table:formula="of:=100*[.$D$3]*(([.$E$13]*1)+([.$F$13]*2*[.A25]^1)+([.$G$13]*3*[.A25]^2)+([.$H$13]*4*[.A25]^3))" office:value-type="float" office:value="1044298.064" calcext:value-type="float">
            <text:p>1044298</text:p>
          </table:table-cell>
          <table:table-cell table:style-name="ce22" table:formula="of:=100*[.$D$3]*(([.$E$8]*1)+([.$F$8]*2*[.A25]^1)+([.$G$8]*3*[.A25]^2)+([.$H$8]*4*[.A25]^3))" office:value-type="float" office:value="2111035.20512" calcext:value-type="float">
            <text:p>2111035</text:p>
          </table:table-cell>
          <table:table-cell table:style-name="ce22" table:formula="of:=[.H25]+[.I25]" office:value-type="float" office:value="3155333.26912" calcext:value-type="float">
            <text:p>3155333</text:p>
          </table:table-cell>
          <table:table-cell table:number-columns-repeated="1014"/>
        </table:table-row>
        <table:table-row table:style-name="ro1">
          <table:table-cell table:style-name="ce14" office:value-type="float" office:value="0.4" calcext:value-type="float">
            <text:p>0.400</text:p>
          </table:table-cell>
          <table:table-cell table:style-name="ce19" table:formula="of:=[.$D$13]+[.$E$13]*([.A26]-[.$C$13])^1+[.$F$13]*([.A26]-[.$C$13])^2+[.$G$13]*([.A26]-[.$C$13])^3+[.$H$13]*([.A26]-[.$C$13])^4" office:value-type="float" office:value="6738.064" calcext:value-type="float">
            <text:p>6738.1</text:p>
          </table:table-cell>
          <table:table-cell table:style-name="ce19" table:formula="of:=[.$D$8]+[.$E$8]*([.A26]-[.$C$8])^1+[.$F$8]*([.A26]-[.$C$8])^2+[.$G$8]*([.A26]-[.$C$8])^3+[.$H$8]*([.A26]-[.$C$8])^4" office:value-type="float" office:value="13860.2896" calcext:value-type="float">
            <text:p>13860.3</text:p>
          </table:table-cell>
          <table:table-cell table:style-name="ce19" table:formula="of:=[.B26]+[.C26]" office:value-type="float" office:value="20598.3536" calcext:value-type="float">
            <text:p>20598.4</text:p>
          </table:table-cell>
          <table:table-cell table:style-name="ce19" table:formula="of:=IF(AND([.B26]&lt;0;[.$E$3]=&quot;NO&quot;);0;[.$D$3]*[.B26])" office:value-type="float" office:value="4894.5296896" calcext:value-type="float">
            <text:p>4894.5</text:p>
          </table:table-cell>
          <table:table-cell table:style-name="ce19" table:formula="of:=IF(AND([.C26]&lt;0;[.$E$3]=&quot;NO&quot;);0;[.$D$3]*[.C26])" office:value-type="float" office:value="10068.11436544" calcext:value-type="float">
            <text:p>10068.1</text:p>
          </table:table-cell>
          <table:table-cell table:style-name="ce19" table:formula="of:=[.E26]+[.F26]" office:value-type="float" office:value="14962.64405504" calcext:value-type="float">
            <text:p>14962.6</text:p>
          </table:table-cell>
          <table:table-cell table:style-name="ce22" table:formula="of:=100*[.$D$3]*(([.$E$13]*1)+([.$F$13]*2*[.A26]^1)+([.$G$13]*3*[.A26]^2)+([.$H$13]*4*[.A26]^3))" office:value-type="float" office:value="835086.8736" calcext:value-type="float">
            <text:p>835087</text:p>
          </table:table-cell>
          <table:table-cell table:style-name="ce22" table:formula="of:=100*[.$D$3]*(([.$E$8]*1)+([.$F$8]*2*[.A26]^1)+([.$G$8]*3*[.A26]^2)+([.$H$8]*4*[.A26]^3))" office:value-type="float" office:value="1663528.34944" calcext:value-type="float">
            <text:p>1663528</text:p>
          </table:table-cell>
          <table:table-cell table:style-name="ce22" table:formula="of:=[.H26]+[.I26]" office:value-type="float" office:value="2498615.22304" calcext:value-type="float">
            <text:p>2498615</text:p>
          </table:table-cell>
          <table:table-cell table:number-columns-repeated="1014"/>
        </table:table-row>
        <table:table-row table:style-name="ro1">
          <table:table-cell table:style-name="ce14" office:value-type="float" office:value="0.5" calcext:value-type="float">
            <text:p>0.500</text:p>
          </table:table-cell>
          <table:table-cell table:style-name="ce19" table:formula="of:=[.$D$13]+[.$E$13]*([.A27]-[.$C$13])^1+[.$F$13]*([.A27]-[.$C$13])^2+[.$G$13]*([.A27]-[.$C$13])^3+[.$H$13]*([.A27]-[.$C$13])^4" office:value-type="float" office:value="7785.4" calcext:value-type="float">
            <text:p>7785.4</text:p>
          </table:table-cell>
          <table:table-cell table:style-name="ce19" table:formula="of:=[.$D$8]+[.$E$8]*([.A27]-[.$C$8])^1+[.$F$8]*([.A27]-[.$C$8])^2+[.$G$8]*([.A27]-[.$C$8])^3+[.$H$8]*([.A27]-[.$C$8])^4" office:value-type="float" office:value="15867.95" calcext:value-type="float">
            <text:p>15868.0</text:p>
          </table:table-cell>
          <table:table-cell table:style-name="ce19" table:formula="of:=[.B27]+[.C27]" office:value-type="float" office:value="23653.35" calcext:value-type="float">
            <text:p>23653.4</text:p>
          </table:table-cell>
          <table:table-cell table:style-name="ce19" table:formula="of:=IF(AND([.B27]&lt;0;[.$E$3]=&quot;NO&quot;);0;[.$D$3]*[.B27])" office:value-type="float" office:value="5655.31456" calcext:value-type="float">
            <text:p>5655.3</text:p>
          </table:table-cell>
          <table:table-cell table:style-name="ce19" table:formula="of:=IF(AND([.C27]&lt;0;[.$E$3]=&quot;NO&quot;);0;[.$D$3]*[.C27])" office:value-type="float" office:value="11526.47888" calcext:value-type="float">
            <text:p>11526.5</text:p>
          </table:table-cell>
          <table:table-cell table:style-name="ce19" table:formula="of:=[.E27]+[.F27]" office:value-type="float" office:value="17181.79344" calcext:value-type="float">
            <text:p>17181.8</text:p>
          </table:table-cell>
          <table:table-cell table:style-name="ce22" table:formula="of:=100*[.$D$3]*(([.$E$13]*1)+([.$F$13]*2*[.A27]^1)+([.$G$13]*3*[.A27]^2)+([.$H$13]*4*[.A27]^3))" office:value-type="float" office:value="705577.744" calcext:value-type="float">
            <text:p>705578</text:p>
          </table:table-cell>
          <table:table-cell table:style-name="ce22" table:formula="of:=100*[.$D$3]*(([.$E$8]*1)+([.$F$8]*2*[.A27]^1)+([.$G$8]*3*[.A27]^2)+([.$H$8]*4*[.A27]^3))" office:value-type="float" office:value="1265984.448" calcext:value-type="float">
            <text:p>1265984</text:p>
          </table:table-cell>
          <table:table-cell table:style-name="ce22" table:formula="of:=[.H27]+[.I27]" office:value-type="float" office:value="1971562.192" calcext:value-type="float">
            <text:p>1971562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>
            <draw:custom-shape table:end-cell-address="'Reload-2'.M35" table:end-x="47.57pt" table:end-y="4.88pt" draw:z-index="3" draw:name="TextBox 4" draw:style-name="gr28" draw:text-style-name="P6" svg:width="84.78pt" svg:height="36.28pt" svg:x="13.58pt" svg:y="6.83pt">
              <text:p text:style-name="P5"><text:span text:style-name="T5">T</text:span><text:span text:style-name="T6">AVG-f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>
            <draw:line table:end-cell-address="'Reload-2'.O35" table:end-x="26.25pt" table:end-y="6.83pt" draw:z-index="1" draw:name="Straight Connector 2" draw:style-name="gr29" draw:text-style-name="P1" svg:x1="7.97pt" svg:y1="6.83pt" svg:x2="173.45pt" svg:y2="6.83pt">
              <text:p/>
            </draw:line>
          </table:table-cell>
          <table:table-cell table:number-columns-repeated="2"/>
          <table:table-cell>
            <draw:line table:end-cell-address="'Reload-2'.O49" table:end-x="26.22pt" table:end-y="8.48pt" draw:z-index="2" draw:name="Straight Connector 3" draw:style-name="gr29" draw:text-style-name="P1" svg:x1="26.22pt" svg:y1="7.94pt" svg:x2="26.22pt" svg:y2="187pt">
              <text:p/>
            </draw:line>
            <draw:custom-shape table:end-cell-address="'Reload-2'.O36" table:end-x="31.27pt" table:end-y="1.98pt" draw:z-index="4" draw:name="Oval 5" draw:style-name="gr15" draw:text-style-name="P7" svg:width="10.57pt" svg:height="10.37pt" svg:x="20.69pt" svg:y="4.37pt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009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4"/>
          <table:table-cell>
            <draw:custom-shape table:end-cell-address="'Reload-2'.P53" table:end-x="16.75pt" table:end-y="6.15pt" draw:z-index="5" draw:name="TextBox 6" draw:style-name="gr27" draw:text-style-name="P6" svg:width="52.16pt" svg:height="42.49pt" svg:x="12.78pt" svg:y="1.93pt">
              <text:p text:style-name="P5"><text:span text:style-name="T7">ε</text:span><text:span text:style-name="T8">f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6" loext:min-decimal-places="6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OpenEnd_20_5_20_71" draw:display-name="msArrowOpenEnd 5 71" svg:viewBox="0 0 450 450" svg:d="M225 0l225 374-76 76-99-175v175h-101v-175l-99 175-75-76z"/>
    <draw:stroke-dash draw:name="Dashed_20__28_var_29__20_4" draw:display-name="Dashed (var) 4" draw:style="rect" draw:dots2="1" draw:dots2-length="8.96pt" draw:distance="6.72pt"/>
    <draw:stroke-dash draw:name="Dashed_20__28_var_29__20_5" draw:display-name="Dashed (var) 5" draw:style="rect" draw:dots2="1" draw:dots2-length="4.99pt" draw:distance="3.74pt"/>
    <draw:stroke-dash draw:name="Dashed_20__28_var_29__20_6" draw:display-name="Dashed (var) 6" draw:style="rect" draw:dots2="1" draw:dots2-length="3.97pt" draw:distance="2.98p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1:13:37.874000000</meta:creation-date>
    <dc:date>2018-01-07T11:16:11.106000000</dc:date>
    <meta:editing-duration>PT2M33S</meta:editing-duration>
    <meta:editing-cycles>1</meta:editing-cycles>
    <meta:document-statistic meta:table-count="12" meta:cell-count="1717" meta:object-count="61"/>
    <meta:generator>LibreOffice/5.4.3.2$Windows_X86_64 LibreOffice_project/92a7159f7e4af62137622921e809f8546db437e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125">
      <style:chart-properties chart:display-label="false" chart:logarithmic="false" chart:minimum="0" chart:maximum="0.5" chart:reverse-direction="false" text:line-break="false" loext:try-staggering-first="false" chart:link-data-style-to-source="false" chart:axis-position="0" chart:tick-mark-position="at-axis"/>
      <style:graphic-properties svg:stroke-width="0.071cm"/>
      <style:text-properties fo:color="#000000" style:text-position="0% 100%" fo:font-family="Arial" fo:font-size="10pt" style:font-family-asian="Calibri" style:font-size-asian="10pt" style:font-family-generic-complex="swiss" style:font-size-complex="10pt"/>
    </style:style>
    <style:style style:name="ch4" style:family="chart" style:data-style-name="N1">
      <style:chart-properties chart:display-label="false" chart:logarithmic="false" chart:minimum="0" chart:maximum="20000" chart:reverse-direction="false" text:line-break="false" loext:try-staggering-first="false" chart:link-data-style-to-source="false" chart:axis-position="0" chart:tick-mark-position="at-axis"/>
      <style:graphic-properties svg:stroke-width="0.071cm"/>
      <style:text-properties fo:color="#000000" style:text-position="0% 100%" fo:font-family="Arial" fo:font-size="10pt" style:font-size-asian="10pt" style:font-family-generic-complex="swiss" style:font-size-complex="10pt"/>
    </style:style>
    <style:style style:name="ch5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0000" draw:fill-color="#000000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8.449cm" svg:height="18.389cm" xlink:href=".." xlink:type="simple" chart:class="chart:scatter" chart:style-name="ch1">
        <chart:plot-area chart:style-name="ch2" table:cell-range-address="'Reload-2'.A20:'Reload-2'.A27 'Reload-2'.G20:'Reload-2'.G27" svg:x="1.699cm" svg:y="0.502cm" svg:width="16.133cm" svg:height="16.191cm">
          <chartooo:coordinate-region svg:x="1.699cm" svg:y="0.502cm" svg:width="16.133cm" svg:height="16.191cm"/>
          <chart:axis chart:dimension="x" chart:name="primary-x" chart:style-name="ch3"/>
          <chart:axis chart:dimension="y" chart:name="primary-y" chart:style-name="ch4"/>
          <chart:series chart:style-name="ch5" chart:values-cell-range-address="'Reload-2'.G20:'Reload-2'.G27" chart:class="chart:scatter">
            <chart:domain table:cell-range-address="'Reload-2'.A20:'Reload-2'.A27"/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">
                <text:p>-0.2</text:p>
                <draw:g>
                  <svg:desc>'Reload-2'.A20:'Reload-2'.A27</svg:desc>
                </draw:g>
              </table:table-cell>
              <table:table-cell office:value-type="float" office:value="-9067.02823936">
                <text:p>-9067.02823936</text:p>
                <draw:g>
                  <svg:desc>'Reload-2'.G20:'Reload-2'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">
                <text:p>-0.1</text:p>
              </table:table-cell>
              <table:table-cell office:value-type="float" office:value="-4678.36060416">
                <text:p>-4678.36060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4543.25688704">
                <text:p>4543.25688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8649.82708224">
                <text:p>8649.82708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12141.34132224">
                <text:p>12141.34132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14962.64405504">
                <text:p>14962.64405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7181.79344">
                <text:p>17181.793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125">
      <style:chart-properties chart:display-label="false" chart:logarithmic="false" chart:minimum="0" chart:maximum="0.5" chart:reverse-direction="false" text:line-break="false" loext:try-staggering-first="false" chart:link-data-style-to-source="false" chart:axis-position="0" chart:tick-mark-position="at-axis"/>
      <style:graphic-properties svg:stroke-width="0.071cm"/>
      <style:text-properties fo:color="#000000" style:text-position="0% 100%" fo:font-family="Arial" fo:font-size="10pt" style:font-family-asian="Calibri" style:font-size-asian="10pt" style:font-family-generic-complex="swiss" style:font-size-complex="10pt"/>
    </style:style>
    <style:style style:name="ch4" style:family="chart">
      <style:chart-properties style:rotation-angle="0"/>
      <style:text-properties fo:color="#000000" style:text-position="0% 100%" fo:font-family="Arial" fo:font-size="18pt" fo:font-weight="bold" style:font-size-asian="18pt" style:font-weight-asian="bold" style:font-family-generic-complex="swiss" style:font-size-complex="18pt" style:font-weight-complex="bold"/>
    </style:style>
    <style:style style:name="ch5" style:family="chart" style:data-style-name="N1">
      <style:chart-properties chart:display-label="false" chart:logarithmic="false" chart:minimum="0" chart:maximum="20000" chart:reverse-direction="false" text:line-break="false" loext:try-staggering-first="false" chart:link-data-style-to-source="false" chart:axis-position="0" chart:tick-mark-position="at-axis"/>
      <style:graphic-properties svg:stroke-width="0.071cm"/>
      <style:text-properties fo:color="#000000" style:text-position="0% 100%" fo:font-family="Arial" fo:font-size="10pt" style:font-size-asian="10pt" style:font-family-generic-complex="swiss" style:font-size-complex="10pt"/>
    </style:style>
    <style:style style:name="ch6" style:family="chart">
      <style:chart-properties style:rotation-angle="90"/>
      <style:text-properties fo:color="#000000" style:text-position="0% 100%" fo:font-family="Arial" fo:font-size="18pt" fo:font-weight="bold" style:font-size-asian="18pt" style:font-weight-asian="bold" style:font-family-generic-complex="swiss" style:font-size-complex="18pt" style:font-weight-complex="bold"/>
    </style:style>
    <style:style style:name="ch7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0000" draw:fill-color="#000000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8.686cm" svg:height="18.389cm" xlink:href=".." xlink:type="simple" chart:class="chart:scatter" chart:style-name="ch1">
        <chart:plot-area chart:style-name="ch2" table:cell-range-address="ReloadedLength.A20:ReloadedLength.A27 ReloadedLength.A1:ReloadedLength.A1 ReloadedLength.G20:ReloadedLength.G27 ReloadedLength.R20:ReloadedLength.R27" chart:data-source-has-labels="row" svg:x="1.794cm" svg:y="0.502cm" svg:width="16.268cm" svg:height="16.191cm">
          <chartooo:coordinate-region svg:x="1.794cm" svg:y="0.502cm" svg:width="16.268cm" svg:height="16.191cm"/>
          <chart:axis chart:dimension="x" chart:name="primary-x" chart:style-name="ch3">
            <chart:title svg:x="8.962cm" svg:y="17.442cm" chart:style-name="ch4">
              <text:p>Strain</text:p>
            </chart:title>
          </chart:axis>
          <chart:axis chart:dimension="y" chart:name="primary-y" chart:style-name="ch5">
            <chart:title svg:x="0.223cm" svg:y="9.363cm" chart:style-name="ch6">
              <text:p>Load (lbs)</text:p>
            </chart:title>
          </chart:axis>
          <chart:series chart:style-name="ch7" chart:values-cell-range-address="ReloadedLength.G20:ReloadedLength.G27" chart:label-cell-address="ReloadedLength.A1:ReloadedLength.A1" chart:class="chart:scatter">
            <chart:domain table:cell-range-address="ReloadedLength.A20:ReloadedLength.A27"/>
            <chart:data-point chart:repeated="8"/>
          </chart:series>
          <chart:series chart:style-name="ch7" chart:values-cell-range-address="ReloadedLength.R20:ReloadedLength.R27" chart:label-cell-address="ReloadedLength.A1:ReloadedLength.A1" chart:class="chart:scatter">
            <chart:domain table:cell-range-address="ReloadedLength.L20:ReloadedLength.L27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
Temp</text:p>
                <draw:g>
                  <svg:desc>ReloadedLength.A1:ReloadedLength.A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Reference
Temp</text:p>
                <draw:g>
                  <svg:desc>ReloadedLength.A1:ReloadedLength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">
                <text:p>-0.2</text:p>
                <draw:g>
                  <svg:desc>ReloadedLength.A20:ReloadedLength.A27</svg:desc>
                </draw:g>
              </table:table-cell>
              <table:table-cell office:value-type="float" office:value="-9067.02823936">
                <text:p>-9067.02823936</text:p>
                <draw:g>
                  <svg:desc>ReloadedLength.G20:ReloadedLength.G27</svg:desc>
                </draw:g>
              </table:table-cell>
              <table:table-cell office:value-type="float" office:value="-0.2">
                <text:p>-0.2</text:p>
                <draw:g>
                  <svg:desc>ReloadedLength.L20:ReloadedLength.L27</svg:desc>
                </draw:g>
              </table:table-cell>
              <table:table-cell office:value-type="float" office:value="-14730.9508063472">
                <text:p>-14730.9508063472</text:p>
                <draw:g>
                  <svg:desc>ReloadedLength.R20:ReloadedLength.R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">
                <text:p>-0.1</text:p>
              </table:table-cell>
              <table:table-cell office:value-type="float" office:value="-4678.36060416">
                <text:p>-4678.36060416</text:p>
              </table:table-cell>
              <table:table-cell office:value-type="float" office:value="-0.1">
                <text:p>-0.1</text:p>
              </table:table-cell>
              <table:table-cell office:value-type="float" office:value="-11522.2648261179">
                <text:p>-11522.2648261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7267.10225974387">
                <text:p>-7267.10225974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4543.25688704">
                <text:p>4543.25688704</text:p>
              </table:table-cell>
              <table:table-cell office:value-type="float" office:value="0.1">
                <text:p>0.1</text:p>
              </table:table-cell>
              <table:table-cell office:value-type="float" office:value="-2550.83841235292">
                <text:p>-2550.83841235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8649.82708224">
                <text:p>8649.82708224</text:p>
              </table:table-cell>
              <table:table-cell office:value-type="float" office:value="0.2">
                <text:p>0.2</text:p>
              </table:table-cell>
              <table:table-cell office:value-type="float" office:value="2164.36512228697">
                <text:p>2164.36512228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12141.34132224">
                <text:p>12141.34132224</text:p>
              </table:table-cell>
              <table:table-cell office:value-type="float" office:value="0.3">
                <text:p>0.3</text:p>
              </table:table-cell>
              <table:table-cell office:value-type="float" office:value="6539.56046176786">
                <text:p>6539.56046176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14962.64405504">
                <text:p>14962.64405504</text:p>
              </table:table-cell>
              <table:table-cell office:value-type="float" office:value="0.4">
                <text:p>0.4</text:p>
              </table:table-cell>
              <table:table-cell office:value-type="float" office:value="10359.0134350418">
                <text:p>10359.01343504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7181.79344">
                <text:p>17181.79344</text:p>
              </table:table-cell>
              <table:table-cell office:value-type="float" office:value="0.5">
                <text:p>0.5</text:p>
              </table:table-cell>
              <table:table-cell office:value-type="float" office:value="13530.2035824209">
                <text:p>13530.203582420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125">
      <style:chart-properties chart:display-label="false" chart:logarithmic="false" chart:minimum="0" chart:maximum="0.5" chart:reverse-direction="false" text:line-break="false" loext:try-staggering-first="false" chart:link-data-style-to-source="false" chart:axis-position="0" chart:tick-mark-position="at-axis"/>
      <style:graphic-properties svg:stroke-width="0.071cm"/>
      <style:text-properties fo:color="#000000" style:text-position="0% 100%" fo:font-family="Arial" fo:font-size="10pt" style:font-family-asian="Calibri" style:font-size-asian="10pt" style:font-family-generic-complex="swiss" style:font-size-complex="10pt"/>
    </style:style>
    <style:style style:name="ch4" style:family="chart" style:data-style-name="N1">
      <style:chart-properties chart:display-label="false" chart:logarithmic="false" chart:minimum="0" chart:maximum="20000" chart:reverse-direction="false" text:line-break="false" loext:try-staggering-first="false" chart:link-data-style-to-source="false" chart:axis-position="0" chart:tick-mark-position="at-axis"/>
      <style:graphic-properties svg:stroke-width="0.071cm"/>
      <style:text-properties fo:color="#000000" style:text-position="0% 100%" fo:font-family="Arial" fo:font-size="10pt" style:font-size-asian="10pt" style:font-family-generic-complex="swiss" style:font-size-complex="10pt"/>
    </style:style>
    <style:style style:name="ch5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0000" draw:fill-color="#000000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8.449cm" svg:height="18.389cm" xlink:href=".." xlink:type="simple" chart:class="chart:scatter" chart:style-name="ch1">
        <chart:plot-area chart:style-name="ch2" table:cell-range-address="'Reload-1'.A20:'Reload-1'.A27 'Reload-1'.A1:'Reload-1'.A1 'Reload-1'.G20:'Reload-1'.G27" chart:data-source-has-labels="row" svg:x="1.699cm" svg:y="0.502cm" svg:width="16.133cm" svg:height="16.191cm">
          <chartooo:coordinate-region svg:x="1.699cm" svg:y="0.502cm" svg:width="16.133cm" svg:height="16.191cm"/>
          <chart:axis chart:dimension="x" chart:name="primary-x" chart:style-name="ch3"/>
          <chart:axis chart:dimension="y" chart:name="primary-y" chart:style-name="ch4"/>
          <chart:series chart:style-name="ch5" chart:values-cell-range-address="'Reload-1'.G20:'Reload-1'.G27" chart:label-cell-address="'Reload-1'.A1:'Reload-1'.A1" chart:class="chart:scatter">
            <chart:domain table:cell-range-address="'Reload-1'.A20:'Reload-1'.A27"/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
Temp</text:p>
                <draw:g>
                  <svg:desc>'Reload-1'.A1:'Reload-1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">
                <text:p>-0.2</text:p>
                <draw:g>
                  <svg:desc>'Reload-1'.A20:'Reload-1'.A27</svg:desc>
                </draw:g>
              </table:table-cell>
              <table:table-cell office:value-type="float" office:value="-9067.02823936">
                <text:p>-9067.02823936</text:p>
                <draw:g>
                  <svg:desc>'Reload-1'.G20:'Reload-1'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">
                <text:p>-0.1</text:p>
              </table:table-cell>
              <table:table-cell office:value-type="float" office:value="-4678.36060416">
                <text:p>-4678.36060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4543.25688704">
                <text:p>4543.25688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8649.82708224">
                <text:p>8649.82708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12141.34132224">
                <text:p>12141.34132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14962.64405504">
                <text:p>14962.64405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7181.79344">
                <text:p>17181.793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125">
      <style:chart-properties chart:display-label="false" chart:logarithmic="false" chart:minimum="0" chart:maximum="0.5" chart:reverse-direction="false" text:line-break="false" loext:try-staggering-first="false" chart:link-data-style-to-source="false" chart:axis-position="0" chart:tick-mark-position="at-axis"/>
      <style:graphic-properties svg:stroke-width="0.071cm"/>
      <style:text-properties fo:color="#000000" style:text-position="0% 100%" fo:font-family="Arial" fo:font-size="10pt" style:font-family-asian="Calibri" style:font-size-asian="10pt" style:font-family-generic-complex="swiss" style:font-size-complex="10pt"/>
    </style:style>
    <style:style style:name="ch4" style:family="chart">
      <style:chart-properties style:rotation-angle="0"/>
      <style:text-properties fo:color="#000000" style:text-position="0% 100%" fo:font-family="Arial" fo:font-size="18pt" fo:font-weight="bold" style:font-size-asian="18pt" style:font-weight-asian="bold" style:font-family-generic-complex="swiss" style:font-size-complex="18pt" style:font-weight-complex="bold"/>
    </style:style>
    <style:style style:name="ch5" style:family="chart" style:data-style-name="N1">
      <style:chart-properties chart:display-label="false" chart:logarithmic="false" chart:minimum="0" chart:maximum="10000" chart:reverse-direction="false" text:line-break="false" loext:try-staggering-first="false" chart:link-data-style-to-source="false" chart:axis-position="0" chart:tick-mark-position="at-axis"/>
      <style:graphic-properties svg:stroke-width="0.071cm"/>
      <style:text-properties fo:color="#000000" style:text-position="0% 100%" fo:font-family="Arial" fo:font-size="10pt" style:font-size-asian="10pt" style:font-family-generic-complex="swiss" style:font-size-complex="10pt"/>
    </style:style>
    <style:style style:name="ch6" style:family="chart">
      <style:chart-properties style:rotation-angle="90"/>
      <style:text-properties fo:color="#000000" style:text-position="0% 100%" fo:font-family="Arial" fo:font-size="18pt" fo:font-weight="bold" style:font-size-asian="18pt" style:font-weight-asian="bold" style:font-family-generic-complex="swiss" style:font-size-complex="18pt" style:font-weight-complex="bold"/>
    </style:style>
    <style:style style:name="ch7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0000" draw:fill-color="#000000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8.556cm" svg:height="18.283cm" xlink:href=".." xlink:type="simple" chart:class="chart:scatter" chart:style-name="ch1">
        <chart:plot-area chart:style-name="ch2" table:cell-range-address="InitialPolynomial.A17:InitialPolynomial.A24 InitialPolynomial.A1:InitialPolynomial.A1 InitialPolynomial.C17:InitialPolynomial.C24" chart:data-source-has-labels="row" svg:x="1.334cm" svg:y="0.499cm" svg:width="16.555cm" svg:height="16.443cm">
          <chartooo:coordinate-region svg:x="1.334cm" svg:y="0.499cm" svg:width="16.555cm" svg:height="16.443cm"/>
          <chart:axis chart:dimension="x" chart:name="primary-x" chart:style-name="ch3">
            <chart:title svg:x="8.751cm" svg:y="17.347cm" chart:style-name="ch4">
              <text:p>Strain</text:p>
            </chart:title>
          </chart:axis>
          <chart:axis chart:dimension="y" chart:name="primary-y" chart:style-name="ch5">
            <chart:title svg:x="0.221cm" svg:y="7.471cm" chart:style-name="ch6">
              <text:p>Load (lbs)</text:p>
            </chart:title>
          </chart:axis>
          <chart:series chart:style-name="ch7" chart:values-cell-range-address="InitialPolynomial.C17:InitialPolynomial.C24" chart:label-cell-address="InitialPolynomial.A1:InitialPolynomial.A1" chart:class="chart:scatter">
            <chart:domain table:cell-range-address="InitialPolynomial.A17:InitialPolynomial.A24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
Temp</text:p>
                <draw:g>
                  <svg:desc>InitialPolynomial.A1:InitialPolynomial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9999999999999">
                <text:p>-0.19999999999999</text:p>
                <draw:g>
                  <svg:desc>InitialPolynomial.A17:InitialPolynomial.A24</svg:desc>
                </draw:g>
              </table:table-cell>
              <table:table-cell office:value-type="float" office:value="-8244.36396799949">
                <text:p>-8244.36396799949</text:p>
                <draw:g>
                  <svg:desc>InitialPolynomial.C17:InitialPolynomial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">
                <text:p>-0.1</text:p>
              </table:table-cell>
              <table:table-cell office:value-type="float" office:value="-3643.847584">
                <text:p>-3643.847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99200722162641E-015">
                <text:p>-9.99200722162641E-015</text:p>
              </table:table-cell>
              <table:table-cell office:value-type="float" office:value="-0.000000000321596787600246">
                <text:p>-0.000000000321596787600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999999999998">
                <text:p>0.09999999999998</text:p>
              </table:table-cell>
              <table:table-cell office:value-type="float" office:value="2844.0811839995">
                <text:p>2844.0811839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999999999997">
                <text:p>0.19999999999997</text:p>
              </table:table-cell>
              <table:table-cell office:value-type="float" office:value="5036.58156799943">
                <text:p>5036.58156799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999999999996">
                <text:p>0.29999999999996</text:p>
              </table:table-cell>
              <table:table-cell office:value-type="float" office:value="6716.96995199941">
                <text:p>6716.96995199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999999999995">
                <text:p>0.39999999999995</text:p>
              </table:table-cell>
              <table:table-cell office:value-type="float" office:value="8015.99833599943">
                <text:p>8015.99833599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999999999994">
                <text:p>0.49999999999994</text:p>
              </table:table-cell>
              <table:table-cell office:value-type="float" office:value="9055.70191999943">
                <text:p>9055.701919999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125">
      <style:chart-properties chart:display-label="false" chart:logarithmic="false" chart:minimum="0" chart:maximum="0.5" chart:reverse-direction="false" text:line-break="false" loext:try-staggering-first="false" chart:link-data-style-to-source="false" chart:axis-position="0" chart:tick-mark-position="at-axis"/>
      <style:graphic-properties svg:stroke-width="0.071cm"/>
      <style:text-properties fo:color="#000000" style:text-position="0% 100%" fo:font-family="Arial" fo:font-size="10pt" style:font-family-asian="Calibri" style:font-size-asian="10pt" style:font-family-generic-complex="swiss" style:font-size-complex="10pt"/>
    </style:style>
    <style:style style:name="ch4" style:family="chart">
      <style:chart-properties style:rotation-angle="0"/>
      <style:text-properties fo:color="#000000" style:text-position="0% 100%" fo:font-family="Arial" fo:font-size="18pt" fo:font-weight="bold" style:font-size-asian="18pt" style:font-weight-asian="bold" style:font-family-generic-complex="swiss" style:font-size-complex="18pt" style:font-weight-complex="bold"/>
    </style:style>
    <style:style style:name="ch5" style:family="chart" style:data-style-name="N1">
      <style:chart-properties chart:display-label="false" chart:logarithmic="false" chart:minimum="0" chart:maximum="10000" chart:reverse-direction="false" text:line-break="false" loext:try-staggering-first="false" chart:link-data-style-to-source="false" chart:axis-position="0" chart:tick-mark-position="at-axis"/>
      <style:graphic-properties svg:stroke-width="0.071cm"/>
      <style:text-properties fo:color="#000000" style:text-position="0% 100%" fo:font-family="Arial" fo:font-size="10pt" style:font-size-asian="10pt" style:font-family-generic-complex="swiss" style:font-size-complex="10pt"/>
    </style:style>
    <style:style style:name="ch6" style:family="chart">
      <style:chart-properties style:rotation-angle="90"/>
      <style:text-properties fo:color="#000000" style:text-position="0% 100%" fo:font-family="Arial" fo:font-size="18pt" fo:font-weight="bold" style:font-size-asian="18pt" style:font-weight-asian="bold" style:font-family-generic-complex="swiss" style:font-size-complex="18pt" style:font-weight-complex="bold"/>
    </style:style>
    <style:style style:name="ch7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0000" draw:fill-color="#000000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000000" draw:fill-color="#000000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8.556cm" svg:height="18.283cm" xlink:href=".." xlink:type="simple" chart:class="chart:scatter" chart:style-name="ch1">
        <chart:plot-area chart:style-name="ch2" table:cell-range-address="TemperatureShift.A17:TemperatureShift.A24 TemperatureShift.A1:TemperatureShift.A1 TemperatureShift.C17:TemperatureShift.C24 TemperatureShift.F17:TemperatureShift.F24" chart:data-source-has-labels="row" svg:x="1.334cm" svg:y="0.499cm" svg:width="16.555cm" svg:height="16.443cm">
          <chartooo:coordinate-region svg:x="1.334cm" svg:y="0.499cm" svg:width="16.555cm" svg:height="16.443cm"/>
          <chart:axis chart:dimension="x" chart:name="primary-x" chart:style-name="ch3">
            <chart:title svg:x="8.751cm" svg:y="17.347cm" chart:style-name="ch4">
              <text:p>Strain</text:p>
            </chart:title>
          </chart:axis>
          <chart:axis chart:dimension="y" chart:name="primary-y" chart:style-name="ch5">
            <chart:title svg:x="0.221cm" svg:y="7.471cm" chart:style-name="ch6">
              <text:p>Load (lbs)</text:p>
            </chart:title>
          </chart:axis>
          <chart:series chart:style-name="ch7" chart:values-cell-range-address="TemperatureShift.C17:TemperatureShift.C24" chart:label-cell-address="TemperatureShift.A1:TemperatureShift.A1" chart:class="chart:scatter">
            <chart:domain table:cell-range-address="TemperatureShift.A17:TemperatureShift.A24"/>
            <chart:data-point chart:repeated="8"/>
          </chart:series>
          <chart:series chart:style-name="ch8" chart:values-cell-range-address="TemperatureShift.F17:TemperatureShift.F24" chart:label-cell-address="TemperatureShift.A1:TemperatureShift.A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
Temp</text:p>
                <draw:g>
                  <svg:desc>TemperatureShift.A1:TemperatureShift.A1</svg:desc>
                </draw:g>
              </table:table-cell>
              <table:table-cell office:value-type="string">
                <text:p>Reference
Temp</text:p>
                <draw:g>
                  <svg:desc>TemperatureShift.A1:TemperatureShif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9999999999999">
                <text:p>-0.19999999999999</text:p>
                <draw:g>
                  <svg:desc>TemperatureShift.A17:TemperatureShift.A24</svg:desc>
                </draw:g>
              </table:table-cell>
              <table:table-cell office:value-type="float" office:value="-8244.36396799949">
                <text:p>-8244.36396799949</text:p>
                <draw:g>
                  <svg:desc>TemperatureShift.C17:TemperatureShift.C24</svg:desc>
                </draw:g>
              </table:table-cell>
              <table:table-cell office:value-type="float" office:value="-14119.7339979566">
                <text:p>-14119.7339979566</text:p>
                <draw:g>
                  <svg:desc>TemperatureShift.F17:TemperatureShift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">
                <text:p>-0.1</text:p>
              </table:table-cell>
              <table:table-cell office:value-type="float" office:value="-3643.847584">
                <text:p>-3643.847584</text:p>
              </table:table-cell>
              <table:table-cell office:value-type="float" office:value="-8367.88730830569">
                <text:p>-8367.88730830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99200722162641E-015">
                <text:p>-9.99200722162641E-015</text:p>
              </table:table-cell>
              <table:table-cell office:value-type="float" office:value="-0.000000000321596787600246">
                <text:p>-0.000000000321596787600246</text:p>
              </table:table-cell>
              <table:table-cell office:value-type="float" office:value="-3742.410591493">
                <text:p>-3742.410591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999999999998">
                <text:p>0.09999999999998</text:p>
              </table:table-cell>
              <table:table-cell office:value-type="float" office:value="2844.0811839995">
                <text:p>2844.0811839995</text:p>
              </table:table-cell>
              <table:table-cell office:value-type="float" office:value="-77.475444318525">
                <text:p>-77.475444318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999999999997">
                <text:p>0.19999999999997</text:p>
              </table:table-cell>
              <table:table-cell office:value-type="float" office:value="5036.58156799943">
                <text:p>5036.58156799943</text:p>
              </table:table-cell>
              <table:table-cell office:value-type="float" office:value="2784.02973641768">
                <text:p>2784.02973641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999999999996">
                <text:p>0.29999999999996</text:p>
              </table:table-cell>
              <table:table-cell office:value-type="float" office:value="6716.96995199941">
                <text:p>6716.96995199941</text:p>
              </table:table-cell>
              <table:table-cell office:value-type="float" office:value="4990.49975391557">
                <text:p>4990.49975391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999999999995">
                <text:p>0.39999999999995</text:p>
              </table:table-cell>
              <table:table-cell office:value-type="float" office:value="8015.99833599943">
                <text:p>8015.99833599943</text:p>
              </table:table-cell>
              <table:table-cell office:value-type="float" office:value="6681.61261137511">
                <text:p>6681.61261137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999999999994">
                <text:p>0.49999999999994</text:p>
              </table:table-cell>
              <table:table-cell office:value-type="float" office:value="9055.70191999943">
                <text:p>9055.70191999943</text:p>
              </table:table-cell>
              <table:table-cell office:value-type="float" office:value="7988.32951199626">
                <text:p>7988.329511996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316cm" draw:distance="0.237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125">
      <style:chart-properties chart:display-label="false" chart:logarithmic="false" chart:minimum="0" chart:maximum="0.5" chart:reverse-direction="false" text:line-break="false" loext:try-staggering-first="false" chart:link-data-style-to-source="false" chart:axis-position="0" chart:tick-mark-position="at-axis"/>
      <style:graphic-properties svg:stroke-width="0.071cm"/>
      <style:text-properties fo:color="#000000" style:text-position="0% 100%" fo:font-family="Arial" fo:font-size="10pt" style:font-family-asian="Calibri" style:font-size-asian="10pt" style:font-family-generic-complex="swiss" style:font-size-complex="10pt"/>
    </style:style>
    <style:style style:name="ch4" style:family="chart">
      <style:chart-properties style:rotation-angle="0"/>
      <style:text-properties fo:color="#000000" style:text-position="0% 100%" fo:font-family="Arial" fo:font-size="18pt" fo:font-weight="bold" style:font-size-asian="18pt" style:font-weight-asian="bold" style:font-family-generic-complex="swiss" style:font-size-complex="18pt" style:font-weight-complex="bold"/>
    </style:style>
    <style:style style:name="ch5" style:family="chart" style:data-style-name="N1">
      <style:chart-properties chart:display-label="false" chart:logarithmic="false" chart:minimum="0" chart:maximum="10000" chart:reverse-direction="false" text:line-break="false" loext:try-staggering-first="false" chart:link-data-style-to-source="false" chart:axis-position="0" chart:tick-mark-position="at-axis"/>
      <style:graphic-properties svg:stroke-width="0.071cm"/>
      <style:text-properties fo:color="#000000" style:text-position="0% 100%" fo:font-family="Arial" fo:font-size="10pt" style:font-size-asian="10pt" style:font-family-generic-complex="swiss" style:font-size-complex="10pt"/>
    </style:style>
    <style:style style:name="ch6" style:family="chart">
      <style:chart-properties style:rotation-angle="90"/>
      <style:text-properties fo:color="#000000" style:text-position="0% 100%" fo:font-family="Arial" fo:font-size="18pt" fo:font-weight="bold" style:font-size-asian="18pt" style:font-weight-asian="bold" style:font-family-generic-complex="swiss" style:font-size-complex="18pt" style:font-weight-complex="bold"/>
    </style:style>
    <style:style style:name="ch7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0000" draw:fill-color="#000000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9cm" svg:stroke-color="#000000" draw:fill-color="#000000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8.556cm" svg:height="18.283cm" xlink:href=".." xlink:type="simple" chart:class="chart:scatter" chart:style-name="ch1">
        <chart:plot-area chart:style-name="ch2" table:cell-range-address="Stretch.A17:Stretch.A24 Stretch.A1:Stretch.A1 Stretch.C17:Stretch.C24 Stretch.B12:Stretch.C12" chart:data-source-has-labels="row" svg:x="1.334cm" svg:y="0.499cm" svg:width="16.555cm" svg:height="16.443cm">
          <chartooo:coordinate-region svg:x="1.334cm" svg:y="0.499cm" svg:width="16.555cm" svg:height="16.443cm"/>
          <chart:axis chart:dimension="x" chart:name="primary-x" chart:style-name="ch3">
            <chart:title svg:x="8.751cm" svg:y="17.347cm" chart:style-name="ch4">
              <text:p>Strain</text:p>
            </chart:title>
          </chart:axis>
          <chart:axis chart:dimension="y" chart:name="primary-y" chart:style-name="ch5">
            <chart:title svg:x="0.221cm" svg:y="7.471cm" chart:style-name="ch6">
              <text:p>Load (lbs)</text:p>
            </chart:title>
          </chart:axis>
          <chart:series chart:style-name="ch7" chart:values-cell-range-address="Stretch.C17:Stretch.C24" chart:label-cell-address="Stretch.A1:Stretch.A1" chart:class="chart:scatter">
            <chart:domain table:cell-range-address="Stretch.A17:Stretch.A24"/>
            <chart:data-point chart:repeated="8"/>
          </chart:series>
          <chart:series chart:style-name="ch8" chart:values-cell-range-address="Stretch.B12:Stretch.C12" chart:label-cell-address="Stretch.A1:Stretch.A1" chart:class="chart:scatter">
            <chart:domain table:cell-range-address="Stretch.B11:Stretch.C11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
Temp</text:p>
                <draw:g>
                  <svg:desc>Stretch.A1:Stretch.A1</svg:desc>
                </draw:g>
              </table:table-cell>
              <table:table-cell office:value-type="string">
                <text:p>Row 11</text:p>
              </table:table-cell>
              <table:table-cell office:value-type="string">
                <text:p>Reference
Temp</text:p>
                <draw:g>
                  <svg:desc>Stretch.A1:Stretch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9999999999999">
                <text:p>-0.19999999999999</text:p>
                <draw:g>
                  <svg:desc>Stretch.A17:Stretch.A24</svg:desc>
                </draw:g>
              </table:table-cell>
              <table:table-cell office:value-type="float" office:value="-8244.36396799949">
                <text:p>-8244.36396799949</text:p>
                <draw:g>
                  <svg:desc>Stretch.C17:Stretch.C24</svg:desc>
                </draw:g>
              </table:table-cell>
              <table:table-cell office:value-type="float" office:value="0.19068910035793">
                <text:p>0.19068910035793</text:p>
                <draw:g>
                  <svg:desc>Stretch.B11:Stretch.C11</svg:desc>
                </draw:g>
              </table:table-cell>
              <table:table-cell office:value-type="float" office:value="0">
                <text:p>0</text:p>
                <draw:g>
                  <svg:desc>Stretch.B12:Stretch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">
                <text:p>-0.1</text:p>
              </table:table-cell>
              <table:table-cell office:value-type="float" office:value="-3643.847584">
                <text:p>-3643.847584</text:p>
              </table:table-cell>
              <table:table-cell office:value-type="float" office:value="0.35">
                <text:p>0.35</text:p>
              </table:table-cell>
              <table:table-cell office:value-type="float" office:value="7406.3">
                <text:p>740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99200722162641E-015">
                <text:p>-9.99200722162641E-015</text:p>
              </table:table-cell>
              <table:table-cell office:value-type="float" office:value="-0.000000000321596787600246">
                <text:p>-0.00000000032159678760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999999999998">
                <text:p>0.09999999999998</text:p>
              </table:table-cell>
              <table:table-cell office:value-type="float" office:value="2844.0811839995">
                <text:p>2844.081183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999999999997">
                <text:p>0.19999999999997</text:p>
              </table:table-cell>
              <table:table-cell office:value-type="float" office:value="5036.58156799943">
                <text:p>5036.58156799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999999999996">
                <text:p>0.29999999999996</text:p>
              </table:table-cell>
              <table:table-cell office:value-type="float" office:value="6716.96995199941">
                <text:p>6716.96995199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999999999995">
                <text:p>0.39999999999995</text:p>
              </table:table-cell>
              <table:table-cell office:value-type="float" office:value="8015.99833599943">
                <text:p>8015.99833599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999999999994">
                <text:p>0.49999999999994</text:p>
              </table:table-cell>
              <table:table-cell office:value-type="float" office:value="9055.70191999943">
                <text:p>9055.70191999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316cm" draw:distance="0.237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125">
      <style:chart-properties chart:display-label="false" chart:logarithmic="false" chart:minimum="0" chart:maximum="0.5" chart:reverse-direction="false" text:line-break="false" loext:try-staggering-first="false" chart:link-data-style-to-source="false" chart:axis-position="0" chart:tick-mark-position="at-axis"/>
      <style:graphic-properties svg:stroke-width="0.071cm"/>
      <style:text-properties fo:color="#000000" style:text-position="0% 100%" fo:font-family="Arial" fo:font-size="10pt" style:font-family-asian="Calibri" style:font-size-asian="10pt" style:font-family-generic-complex="swiss" style:font-size-complex="10pt"/>
    </style:style>
    <style:style style:name="ch4" style:family="chart">
      <style:chart-properties style:rotation-angle="0"/>
      <style:text-properties fo:color="#000000" style:text-position="0% 100%" fo:font-family="Arial" fo:font-size="18pt" fo:font-weight="bold" style:font-size-asian="18pt" style:font-weight-asian="bold" style:font-family-generic-complex="swiss" style:font-size-complex="18pt" style:font-weight-complex="bold"/>
    </style:style>
    <style:style style:name="ch5" style:family="chart" style:data-style-name="N1">
      <style:chart-properties chart:display-label="false" chart:logarithmic="false" chart:minimum="0" chart:maximum="10000" chart:reverse-direction="false" text:line-break="false" loext:try-staggering-first="false" chart:link-data-style-to-source="false" chart:axis-position="0" chart:tick-mark-position="at-axis"/>
      <style:graphic-properties svg:stroke-width="0.071cm"/>
      <style:text-properties fo:color="#000000" style:text-position="0% 100%" fo:font-family="Arial" fo:font-size="10pt" style:font-size-asian="10pt" style:font-family-generic-complex="swiss" style:font-size-complex="10pt"/>
    </style:style>
    <style:style style:name="ch6" style:family="chart">
      <style:chart-properties style:rotation-angle="90"/>
      <style:text-properties fo:color="#000000" style:text-position="0% 100%" fo:font-family="Arial" fo:font-size="18pt" fo:font-weight="bold" style:font-size-asian="18pt" style:font-weight-asian="bold" style:font-family-generic-complex="swiss" style:font-size-complex="18pt" style:font-weight-complex="bold"/>
    </style:style>
    <style:style style:name="ch7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000000" draw:fill-color="#000000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8.556cm" svg:height="18.283cm" xlink:href=".." xlink:type="simple" chart:class="chart:scatter" chart:style-name="ch1">
        <chart:plot-area chart:style-name="ch2" table:cell-range-address="'Stretch-Creep'.A17:'Stretch-Creep'.A24 'Stretch-Creep'.A1:'Stretch-Creep'.A1 'Stretch-Creep'.C17:'Stretch-Creep'.C24 'Stretch-Creep'.F17:'Stretch-Creep'.F24" chart:data-source-has-labels="row" svg:x="1.334cm" svg:y="0.499cm" svg:width="16.555cm" svg:height="16.443cm">
          <chartooo:coordinate-region svg:x="1.334cm" svg:y="0.499cm" svg:width="16.555cm" svg:height="16.443cm"/>
          <chart:axis chart:dimension="x" chart:name="primary-x" chart:style-name="ch3">
            <chart:title svg:x="8.751cm" svg:y="17.347cm" chart:style-name="ch4">
              <text:p>Strain</text:p>
            </chart:title>
          </chart:axis>
          <chart:axis chart:dimension="y" chart:name="primary-y" chart:style-name="ch5">
            <chart:title svg:x="0.221cm" svg:y="7.471cm" chart:style-name="ch6">
              <text:p>Load (lbs)</text:p>
            </chart:title>
          </chart:axis>
          <chart:series chart:style-name="ch7" chart:values-cell-range-address="'Stretch-Creep'.C17:'Stretch-Creep'.C24" chart:label-cell-address="'Stretch-Creep'.A1:'Stretch-Creep'.A1" chart:class="chart:scatter">
            <chart:domain table:cell-range-address="'Stretch-Creep'.A17:'Stretch-Creep'.A24"/>
            <chart:data-point chart:repeated="8"/>
          </chart:series>
          <chart:series chart:style-name="ch7" chart:values-cell-range-address="'Stretch-Creep'.F17:'Stretch-Creep'.F24" chart:label-cell-address="'Stretch-Creep'.A1:'Stretch-Creep'.A1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
Temp</text:p>
                <draw:g>
                  <svg:desc>'Stretch-Creep'.A1:'Stretch-Creep'.A1</svg:desc>
                </draw:g>
              </table:table-cell>
              <table:table-cell office:value-type="string">
                <text:p>Reference
Temp</text:p>
                <draw:g>
                  <svg:desc>'Stretch-Creep'.A1:'Stretch-Creep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9999999999999">
                <text:p>-0.19999999999999</text:p>
                <draw:g>
                  <svg:desc>'Stretch-Creep'.A17:'Stretch-Creep'.A24</svg:desc>
                </draw:g>
              </table:table-cell>
              <table:table-cell office:value-type="float" office:value="-8244.36396799949">
                <text:p>-8244.36396799949</text:p>
                <draw:g>
                  <svg:desc>'Stretch-Creep'.C17:'Stretch-Creep'.C24</svg:desc>
                </draw:g>
              </table:table-cell>
              <table:table-cell office:value-type="float" office:value="-6020.40319999961">
                <text:p>-6020.40319999961</text:p>
                <draw:g>
                  <svg:desc>'Stretch-Creep'.F17:'Stretch-Creep'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">
                <text:p>-0.1</text:p>
              </table:table-cell>
              <table:table-cell office:value-type="float" office:value="-3643.847584">
                <text:p>-3643.847584</text:p>
              </table:table-cell>
              <table:table-cell office:value-type="float" office:value="-2568.1872">
                <text:p>-2568.1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99200722162641E-015">
                <text:p>-9.99200722162641E-015</text:p>
              </table:table-cell>
              <table:table-cell office:value-type="float" office:value="-0.000000000321596787600246">
                <text:p>-0.000000000321596787600246</text:p>
              </table:table-cell>
              <table:table-cell office:value-type="float" office:value="-0.000000000217745821373686">
                <text:p>-0.000000000217745821373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999999999998">
                <text:p>0.09999999999998</text:p>
              </table:table-cell>
              <table:table-cell office:value-type="float" office:value="2844.0811839995">
                <text:p>2844.0811839995</text:p>
              </table:table-cell>
              <table:table-cell office:value-type="float" office:value="1841.06079999969">
                <text:p>1841.06079999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999999999997">
                <text:p>0.19999999999997</text:p>
              </table:table-cell>
              <table:table-cell office:value-type="float" office:value="5036.58156799943">
                <text:p>5036.58156799943</text:p>
              </table:table-cell>
              <table:table-cell office:value-type="float" office:value="3103.18079999969">
                <text:p>3103.18079999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999999999996">
                <text:p>0.29999999999996</text:p>
              </table:table-cell>
              <table:table-cell office:value-type="float" office:value="6716.96995199941">
                <text:p>6716.96995199941</text:p>
              </table:table-cell>
              <table:table-cell office:value-type="float" office:value="3925.82879999974">
                <text:p>3925.828799999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999999999995">
                <text:p>0.39999999999995</text:p>
              </table:table-cell>
              <table:table-cell office:value-type="float" office:value="8015.99833599943">
                <text:p>8015.99833599943</text:p>
              </table:table-cell>
              <table:table-cell office:value-type="float" office:value="4439.7567999998">
                <text:p>4439.756799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999999999994">
                <text:p>0.49999999999994</text:p>
              </table:table-cell>
              <table:table-cell office:value-type="float" office:value="9055.70191999943">
                <text:p>9055.70191999943</text:p>
              </table:table-cell>
              <table:table-cell office:value-type="float" office:value="4766.99999999984">
                <text:p>4766.999999999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125">
      <style:chart-properties chart:display-label="false" chart:logarithmic="false" chart:minimum="0" chart:maximum="0.5" chart:reverse-direction="false" text:line-break="false" loext:try-staggering-first="false" chart:link-data-style-to-source="false" chart:axis-position="0" chart:tick-mark-position="at-axis"/>
      <style:graphic-properties svg:stroke-width="0.071cm"/>
      <style:text-properties fo:color="#000000" style:text-position="0% 100%" fo:font-family="Arial" fo:font-size="10pt" style:font-family-asian="Calibri" style:font-size-asian="10pt" style:font-family-generic-complex="swiss" style:font-size-complex="10pt"/>
    </style:style>
    <style:style style:name="ch4" style:family="chart">
      <style:chart-properties style:rotation-angle="0"/>
      <style:text-properties fo:color="#000000" style:text-position="0% 100%" fo:font-family="Arial" fo:font-size="18pt" fo:font-weight="bold" style:font-size-asian="18pt" style:font-weight-asian="bold" style:font-family-generic-complex="swiss" style:font-size-complex="18pt" style:font-weight-complex="bold"/>
    </style:style>
    <style:style style:name="ch5" style:family="chart" style:data-style-name="N1">
      <style:chart-properties chart:display-label="false" chart:logarithmic="false" chart:minimum="0" chart:maximum="10000" chart:reverse-direction="false" text:line-break="false" loext:try-staggering-first="false" chart:link-data-style-to-source="false" chart:axis-position="0" chart:tick-mark-position="at-axis"/>
      <style:graphic-properties svg:stroke-width="0.071cm"/>
      <style:text-properties fo:color="#000000" style:text-position="0% 100%" fo:font-family="Arial" fo:font-size="10pt" style:font-size-asian="10pt" style:font-family-generic-complex="swiss" style:font-size-complex="10pt"/>
    </style:style>
    <style:style style:name="ch6" style:family="chart">
      <style:chart-properties style:rotation-angle="90"/>
      <style:text-properties fo:color="#000000" style:text-position="0% 100%" fo:font-family="Arial" fo:font-size="18pt" fo:font-weight="bold" style:font-size-asian="18pt" style:font-weight-asian="bold" style:font-family-generic-complex="swiss" style:font-size-complex="18pt" style:font-weight-complex="bold"/>
    </style:style>
    <style:style style:name="ch7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000000" draw:fill-color="#000000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8.556cm" svg:height="18.283cm" xlink:href=".." xlink:type="simple" chart:class="chart:scatter" chart:style-name="ch1">
        <chart:plot-area chart:style-name="ch2" table:cell-range-address="'Stretch-Load'.A17:'Stretch-Load'.A24 'Stretch-Load'.A1:'Stretch-Load'.A1 'Stretch-Load'.C17:'Stretch-Load'.C24" chart:data-source-has-labels="row" svg:x="1.334cm" svg:y="0.499cm" svg:width="16.555cm" svg:height="16.443cm">
          <chartooo:coordinate-region svg:x="1.334cm" svg:y="0.499cm" svg:width="16.555cm" svg:height="16.443cm"/>
          <chart:axis chart:dimension="x" chart:name="primary-x" chart:style-name="ch3">
            <chart:title svg:x="8.751cm" svg:y="17.347cm" chart:style-name="ch4">
              <text:p>Strain</text:p>
            </chart:title>
          </chart:axis>
          <chart:axis chart:dimension="y" chart:name="primary-y" chart:style-name="ch5">
            <chart:title svg:x="0.221cm" svg:y="7.471cm" chart:style-name="ch6">
              <text:p>Load (lbs)</text:p>
            </chart:title>
          </chart:axis>
          <chart:series chart:style-name="ch7" chart:values-cell-range-address="'Stretch-Load'.C17:'Stretch-Load'.C24" chart:label-cell-address="'Stretch-Load'.A1:'Stretch-Load'.A1" chart:class="chart:scatter">
            <chart:domain table:cell-range-address="'Stretch-Load'.A17:'Stretch-Load'.A24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
Temp</text:p>
                <draw:g>
                  <svg:desc>'Stretch-Load'.A1:'Stretch-Load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9999999999999">
                <text:p>-0.19999999999999</text:p>
                <draw:g>
                  <svg:desc>'Stretch-Load'.A17:'Stretch-Load'.A24</svg:desc>
                </draw:g>
              </table:table-cell>
              <table:table-cell office:value-type="float" office:value="-8244.36396799949">
                <text:p>-8244.36396799949</text:p>
                <draw:g>
                  <svg:desc>'Stretch-Load'.C17:'Stretch-Load'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">
                <text:p>-0.1</text:p>
              </table:table-cell>
              <table:table-cell office:value-type="float" office:value="-3643.847584">
                <text:p>-3643.847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99200722162641E-015">
                <text:p>-9.99200722162641E-015</text:p>
              </table:table-cell>
              <table:table-cell office:value-type="float" office:value="-0.000000000321596787600246">
                <text:p>-0.000000000321596787600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999999999998">
                <text:p>0.09999999999998</text:p>
              </table:table-cell>
              <table:table-cell office:value-type="float" office:value="2844.0811839995">
                <text:p>2844.0811839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999999999997">
                <text:p>0.19999999999997</text:p>
              </table:table-cell>
              <table:table-cell office:value-type="float" office:value="5036.58156799943">
                <text:p>5036.58156799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999999999996">
                <text:p>0.29999999999996</text:p>
              </table:table-cell>
              <table:table-cell office:value-type="float" office:value="6716.96995199941">
                <text:p>6716.96995199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999999999995">
                <text:p>0.39999999999995</text:p>
              </table:table-cell>
              <table:table-cell office:value-type="float" office:value="8015.99833599943">
                <text:p>8015.99833599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999999999994">
                <text:p>0.49999999999994</text:p>
              </table:table-cell>
              <table:table-cell office:value-type="float" office:value="9055.70191999943">
                <text:p>9055.701919999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Arial" fo:font-size="18pt" style:font-size-asian="18pt" style:font-family-generic-complex="swiss" style:font-size-complex="18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125">
      <style:chart-properties chart:display-label="false" chart:logarithmic="false" chart:minimum="0" chart:maximum="0.5" chart:reverse-direction="false" text:line-break="false" loext:try-staggering-first="false" chart:link-data-style-to-source="false" chart:axis-position="0" chart:tick-mark-position="at-axis"/>
      <style:graphic-properties svg:stroke-width="0.071cm"/>
      <style:text-properties fo:color="#000000" style:text-position="0% 100%" fo:font-family="Arial" fo:font-size="10pt" style:font-family-asian="Calibri" style:font-size-asian="10pt" style:font-family-generic-complex="swiss" style:font-size-complex="10pt"/>
    </style:style>
    <style:style style:name="ch5" style:family="chart">
      <style:chart-properties style:rotation-angle="0"/>
      <style:text-properties fo:color="#000000" style:text-position="0% 100%" fo:font-family="Arial" fo:font-size="18pt" fo:font-weight="bold" style:font-size-asian="18pt" style:font-weight-asian="bold" style:font-family-generic-complex="swiss" style:font-size-complex="18pt" style:font-weight-complex="bold"/>
    </style:style>
    <style:style style:name="ch6" style:family="chart" style:data-style-name="N1">
      <style:chart-properties chart:display-label="false" chart:logarithmic="false" chart:minimum="0" chart:maximum="20000" chart:reverse-direction="false" text:line-break="false" loext:try-staggering-first="false" chart:link-data-style-to-source="false" chart:axis-position="0" chart:tick-mark-position="at-axis"/>
      <style:graphic-properties svg:stroke-width="0.071cm"/>
      <style:text-properties fo:color="#000000" style:text-position="0% 100%" fo:font-family="Arial" fo:font-size="10pt" style:font-size-asian="10pt" style:font-family-generic-complex="swiss" style:font-size-complex="10pt"/>
    </style:style>
    <style:style style:name="ch7" style:family="chart">
      <style:chart-properties style:rotation-angle="90"/>
      <style:text-properties fo:color="#000000" style:text-position="0% 100%" fo:font-family="Arial" fo:font-size="18pt" fo:font-weight="bold" style:font-size-asian="18pt" style:font-weight-asian="bold" style:font-family-generic-complex="swiss" style:font-size-complex="18pt" style:font-weight-complex="bold"/>
    </style:style>
    <style:style style:name="ch8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0000" draw:fill-color="#000000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449cm" svg:height="18.389cm" xlink:href=".." xlink:type="simple" chart:class="chart:scatter" chart:style-name="ch1">
        <chart:legend svg:x="3.175cm" svg:y="2.489cm" style:legend-expansion="custom" chartooo:width="3.325cm" chartooo:height="3.697cm" style:legend-expansion-aspect-ratio="0.899377873951853" chart:style-name="ch2"/>
        <chart:plot-area chart:style-name="ch3" table:cell-range-address="Components.A20:Components.A27 Components.A1:Components.A1 Components.E20:Components.G27" chart:data-source-has-labels="row" svg:x="1.449cm" svg:y="0.502cm" svg:width="16.384cm" svg:height="16.191cm">
          <chartooo:coordinate-region svg:x="1.449cm" svg:y="0.502cm" svg:width="16.384cm" svg:height="16.191cm"/>
          <chart:axis chart:dimension="x" chart:name="primary-x" chart:style-name="ch4">
            <chart:title svg:x="8.848cm" svg:y="17.442cm" chart:style-name="ch5">
              <text:p>Strain</text:p>
            </chart:title>
          </chart:axis>
          <chart:axis chart:dimension="y" chart:name="primary-y" chart:style-name="ch6">
            <chart:title svg:x="0.22cm" svg:y="7.515cm" chart:style-name="ch7">
              <text:p>Load (lbs)</text:p>
            </chart:title>
          </chart:axis>
          <chart:series chart:style-name="ch8" chart:values-cell-range-address="Components.E20:Components.E27" chart:label-cell-address="Components.A1:Components.A1" chart:class="chart:scatter">
            <chart:domain table:cell-range-address="Components.A20:Components.A27"/>
            <chart:data-point chart:repeated="8"/>
          </chart:series>
          <chart:series chart:style-name="ch9" chart:values-cell-range-address="Components.F20:Components.F27" chart:label-cell-address="Components.A1:Components.A1" chart:class="chart:scatter">
            <chart:data-point chart:repeated="8"/>
          </chart:series>
          <chart:series chart:style-name="ch10" chart:values-cell-range-address="Components.G20:Components.G27" chart:label-cell-address="Components.A1:Components.A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
Temp</text:p>
                <draw:g>
                  <svg:desc>Components.A1:Components.A1</svg:desc>
                </draw:g>
              </table:table-cell>
              <table:table-cell office:value-type="string">
                <text:p>Reference
Temp</text:p>
                <draw:g>
                  <svg:desc>Components.A1:Components.A1</svg:desc>
                </draw:g>
              </table:table-cell>
              <table:table-cell office:value-type="string">
                <text:p>Reference
Temp</text:p>
                <draw:g>
                  <svg:desc>Components.A1:Component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">
                <text:p>-0.2</text:p>
                <draw:g>
                  <svg:desc>Components.A20:Components.A27</svg:desc>
                </draw:g>
              </table:table-cell>
              <table:table-cell office:value-type="float" office:value="-2477.2942208">
                <text:p>-2477.2942208</text:p>
                <draw:g>
                  <svg:desc>Components.E20:Components.E27</svg:desc>
                </draw:g>
              </table:table-cell>
              <table:table-cell office:value-type="float" office:value="-6589.73401856">
                <text:p>-6589.73401856</text:p>
                <draw:g>
                  <svg:desc>Components.F20:Components.F27</svg:desc>
                </draw:g>
              </table:table-cell>
              <table:table-cell office:value-type="float" office:value="-9067.02823936">
                <text:p>-9067.02823936</text:p>
                <draw:g>
                  <svg:desc>Components.G20:Components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">
                <text:p>-0.1</text:p>
              </table:table-cell>
              <table:table-cell office:value-type="float" office:value="-1387.6462784">
                <text:p>-1387.6462784</text:p>
              </table:table-cell>
              <table:table-cell office:value-type="float" office:value="-3290.71432576">
                <text:p>-3290.71432576</text:p>
              </table:table-cell>
              <table:table-cell office:value-type="float" office:value="-4678.36060416">
                <text:p>-4678.36060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451.5418752">
                <text:p>1451.5418752</text:p>
              </table:table-cell>
              <table:table-cell office:value-type="float" office:value="3091.71501184">
                <text:p>3091.71501184</text:p>
              </table:table-cell>
              <table:table-cell office:value-type="float" office:value="4543.25688704">
                <text:p>4543.25688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2802.611008">
                <text:p>2802.611008</text:p>
              </table:table-cell>
              <table:table-cell office:value-type="float" office:value="5847.21607424">
                <text:p>5847.21607424</text:p>
              </table:table-cell>
              <table:table-cell office:value-type="float" office:value="8649.82708224">
                <text:p>8649.82708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3958.5734592">
                <text:p>3958.5734592</text:p>
              </table:table-cell>
              <table:table-cell office:value-type="float" office:value="8182.76786304">
                <text:p>8182.76786304</text:p>
              </table:table-cell>
              <table:table-cell office:value-type="float" office:value="12141.34132224">
                <text:p>12141.34132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4894.5296896">
                <text:p>4894.5296896</text:p>
              </table:table-cell>
              <table:table-cell office:value-type="float" office:value="10068.11436544">
                <text:p>10068.11436544</text:p>
              </table:table-cell>
              <table:table-cell office:value-type="float" office:value="14962.64405504">
                <text:p>14962.64405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5655.31456">
                <text:p>5655.31456</text:p>
              </table:table-cell>
              <table:table-cell office:value-type="float" office:value="11526.47888">
                <text:p>11526.47888</text:p>
              </table:table-cell>
              <table:table-cell office:value-type="float" office:value="17181.79344">
                <text:p>17181.7934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Arial" fo:font-size="18pt" style:font-size-asian="18pt" style:font-family-generic-complex="swiss" style:font-size-complex="18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125">
      <style:chart-properties chart:display-label="false" chart:logarithmic="false" chart:minimum="0" chart:maximum="0.5" chart:reverse-direction="false" text:line-break="false" loext:try-staggering-first="false" chart:link-data-style-to-source="false" chart:axis-position="0" chart:tick-mark-position="at-axis"/>
      <style:graphic-properties svg:stroke-width="0.071cm"/>
      <style:text-properties fo:color="#000000" style:text-position="0% 100%" fo:font-family="Arial" fo:font-size="10pt" style:font-family-asian="Calibri" style:font-size-asian="10pt" style:font-family-generic-complex="swiss" style:font-size-complex="10pt"/>
    </style:style>
    <style:style style:name="ch5" style:family="chart">
      <style:chart-properties style:rotation-angle="0"/>
      <style:text-properties fo:color="#000000" style:text-position="0% 100%" fo:font-family="Arial" fo:font-size="18pt" fo:font-weight="bold" style:font-size-asian="18pt" style:font-weight-asian="bold" style:font-family-generic-complex="swiss" style:font-size-complex="18pt" style:font-weight-complex="bold"/>
    </style:style>
    <style:style style:name="ch6" style:family="chart" style:data-style-name="N1">
      <style:chart-properties chart:display-label="false" chart:logarithmic="false" chart:minimum="0" chart:maximum="20000" chart:reverse-direction="false" text:line-break="false" loext:try-staggering-first="false" chart:link-data-style-to-source="false" chart:axis-position="0" chart:tick-mark-position="at-axis"/>
      <style:graphic-properties svg:stroke-width="0.071cm"/>
      <style:text-properties fo:color="#000000" style:text-position="0% 100%" fo:font-family="Arial" fo:font-size="10pt" style:font-size-asian="10pt" style:font-family-generic-complex="swiss" style:font-size-complex="10pt"/>
    </style:style>
    <style:style style:name="ch7" style:family="chart">
      <style:chart-properties style:rotation-angle="90"/>
      <style:text-properties fo:color="#000000" style:text-position="0% 100%" fo:font-family="Arial" fo:font-size="18pt" fo:font-weight="bold" style:font-size-asian="18pt" style:font-weight-asian="bold" style:font-family-generic-complex="swiss" style:font-size-complex="18pt" style:font-weight-complex="bold"/>
    </style:style>
    <style:style style:name="ch8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0000" draw:fill-color="#000000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449cm" svg:height="18.389cm" xlink:href=".." xlink:type="simple" chart:class="chart:scatter" chart:style-name="ch1">
        <chart:legend svg:x="2.926cm" svg:y="0.854cm" style:legend-expansion="custom" chartooo:width="3.325cm" chartooo:height="3.697cm" style:legend-expansion-aspect-ratio="0.899377873951853" chart:style-name="ch2"/>
        <chart:plot-area chart:style-name="ch3" table:cell-range-address="'ComponentStretch-1'.A20:'ComponentStretch-1'.A27 'ComponentStretch-1'.A1:'ComponentStretch-1'.A1 'ComponentStretch-1'.E20:'ComponentStretch-1'.G27" chart:data-source-has-labels="row" svg:x="1.449cm" svg:y="0.502cm" svg:width="16.384cm" svg:height="16.191cm">
          <chartooo:coordinate-region svg:x="1.449cm" svg:y="0.502cm" svg:width="16.384cm" svg:height="16.191cm"/>
          <chart:axis chart:dimension="x" chart:name="primary-x" chart:style-name="ch4">
            <chart:title svg:x="8.848cm" svg:y="17.442cm" chart:style-name="ch5">
              <text:p>Strain</text:p>
            </chart:title>
          </chart:axis>
          <chart:axis chart:dimension="y" chart:name="primary-y" chart:style-name="ch6">
            <chart:title svg:x="0.22cm" svg:y="7.515cm" chart:style-name="ch7">
              <text:p>Load (lbs)</text:p>
            </chart:title>
          </chart:axis>
          <chart:series chart:style-name="ch8" chart:values-cell-range-address="'ComponentStretch-1'.E20:'ComponentStretch-1'.E27" chart:label-cell-address="'ComponentStretch-1'.A1:'ComponentStretch-1'.A1" chart:class="chart:scatter">
            <chart:domain table:cell-range-address="'ComponentStretch-1'.A20:'ComponentStretch-1'.A27"/>
            <chart:data-point chart:repeated="8"/>
          </chart:series>
          <chart:series chart:style-name="ch9" chart:values-cell-range-address="'ComponentStretch-1'.F20:'ComponentStretch-1'.F27" chart:label-cell-address="'ComponentStretch-1'.A1:'ComponentStretch-1'.A1" chart:class="chart:scatter">
            <chart:data-point chart:repeated="8"/>
          </chart:series>
          <chart:series chart:style-name="ch10" chart:values-cell-range-address="'ComponentStretch-1'.G20:'ComponentStretch-1'.G27" chart:label-cell-address="'ComponentStretch-1'.A1:'ComponentStretch-1'.A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
Temp</text:p>
                <draw:g>
                  <svg:desc>'ComponentStretch-1'.A1:'ComponentStretch-1'.A1</svg:desc>
                </draw:g>
              </table:table-cell>
              <table:table-cell office:value-type="string">
                <text:p>Reference
Temp</text:p>
                <draw:g>
                  <svg:desc>'ComponentStretch-1'.A1:'ComponentStretch-1'.A1</svg:desc>
                </draw:g>
              </table:table-cell>
              <table:table-cell office:value-type="string">
                <text:p>Reference
Temp</text:p>
                <draw:g>
                  <svg:desc>'ComponentStretch-1'.A1:'ComponentStretch-1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">
                <text:p>-0.2</text:p>
                <draw:g>
                  <svg:desc>'ComponentStretch-1'.A20:'ComponentStretch-1'.A27</svg:desc>
                </draw:g>
              </table:table-cell>
              <table:table-cell office:value-type="float" office:value="-2477.2942208">
                <text:p>-2477.2942208</text:p>
                <draw:g>
                  <svg:desc>'ComponentStretch-1'.E20:'ComponentStretch-1'.E27</svg:desc>
                </draw:g>
              </table:table-cell>
              <table:table-cell office:value-type="float" office:value="-6589.73401856">
                <text:p>-6589.73401856</text:p>
                <draw:g>
                  <svg:desc>'ComponentStretch-1'.F20:'ComponentStretch-1'.F27</svg:desc>
                </draw:g>
              </table:table-cell>
              <table:table-cell office:value-type="float" office:value="-9067.02823936">
                <text:p>-9067.02823936</text:p>
                <draw:g>
                  <svg:desc>'ComponentStretch-1'.G20:'ComponentStretch-1'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">
                <text:p>-0.1</text:p>
              </table:table-cell>
              <table:table-cell office:value-type="float" office:value="-1387.6462784">
                <text:p>-1387.6462784</text:p>
              </table:table-cell>
              <table:table-cell office:value-type="float" office:value="-3290.71432576">
                <text:p>-3290.71432576</text:p>
              </table:table-cell>
              <table:table-cell office:value-type="float" office:value="-4678.36060416">
                <text:p>-4678.36060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451.5418752">
                <text:p>1451.5418752</text:p>
              </table:table-cell>
              <table:table-cell office:value-type="float" office:value="3091.71501184">
                <text:p>3091.71501184</text:p>
              </table:table-cell>
              <table:table-cell office:value-type="float" office:value="4543.25688704">
                <text:p>4543.25688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2802.611008">
                <text:p>2802.611008</text:p>
              </table:table-cell>
              <table:table-cell office:value-type="float" office:value="5847.21607424">
                <text:p>5847.21607424</text:p>
              </table:table-cell>
              <table:table-cell office:value-type="float" office:value="8649.82708224">
                <text:p>8649.82708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3958.5734592">
                <text:p>3958.5734592</text:p>
              </table:table-cell>
              <table:table-cell office:value-type="float" office:value="8182.76786304">
                <text:p>8182.76786304</text:p>
              </table:table-cell>
              <table:table-cell office:value-type="float" office:value="12141.34132224">
                <text:p>12141.34132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4894.5296896">
                <text:p>4894.5296896</text:p>
              </table:table-cell>
              <table:table-cell office:value-type="float" office:value="10068.11436544">
                <text:p>10068.11436544</text:p>
              </table:table-cell>
              <table:table-cell office:value-type="float" office:value="14962.64405504">
                <text:p>14962.64405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5655.31456">
                <text:p>5655.31456</text:p>
              </table:table-cell>
              <table:table-cell office:value-type="float" office:value="11526.47888">
                <text:p>11526.47888</text:p>
              </table:table-cell>
              <table:table-cell office:value-type="float" office:value="17181.79344">
                <text:p>17181.793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Arial" fo:font-size="18pt" style:font-size-asian="18pt" style:font-family-generic-complex="swiss" style:font-size-complex="18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125">
      <style:chart-properties chart:display-label="false" chart:logarithmic="false" chart:minimum="0" chart:maximum="0.5" chart:reverse-direction="false" text:line-break="false" loext:try-staggering-first="false" chart:link-data-style-to-source="false" chart:axis-position="0" chart:tick-mark-position="at-axis"/>
      <style:graphic-properties svg:stroke-width="0.071cm"/>
      <style:text-properties fo:color="#000000" style:text-position="0% 100%" fo:font-family="Arial" fo:font-size="10pt" style:font-family-asian="Calibri" style:font-size-asian="10pt" style:font-family-generic-complex="swiss" style:font-size-complex="10pt"/>
    </style:style>
    <style:style style:name="ch5" style:family="chart">
      <style:chart-properties style:rotation-angle="0"/>
      <style:text-properties fo:color="#000000" style:text-position="0% 100%" fo:font-family="Arial" fo:font-size="18pt" fo:font-weight="bold" style:font-size-asian="18pt" style:font-weight-asian="bold" style:font-family-generic-complex="swiss" style:font-size-complex="18pt" style:font-weight-complex="bold"/>
    </style:style>
    <style:style style:name="ch6" style:family="chart" style:data-style-name="N1">
      <style:chart-properties chart:display-label="false" chart:logarithmic="false" chart:minimum="0" chart:maximum="20000" chart:reverse-direction="false" text:line-break="false" loext:try-staggering-first="false" chart:link-data-style-to-source="false" chart:axis-position="0" chart:tick-mark-position="at-axis"/>
      <style:graphic-properties svg:stroke-width="0.071cm"/>
      <style:text-properties fo:color="#000000" style:text-position="0% 100%" fo:font-family="Arial" fo:font-size="10pt" style:font-size-asian="10pt" style:font-family-generic-complex="swiss" style:font-size-complex="10pt"/>
    </style:style>
    <style:style style:name="ch7" style:family="chart">
      <style:chart-properties style:rotation-angle="90"/>
      <style:text-properties fo:color="#000000" style:text-position="0% 100%" fo:font-family="Arial" fo:font-size="18pt" fo:font-weight="bold" style:font-size-asian="18pt" style:font-weight-asian="bold" style:font-family-generic-complex="swiss" style:font-size-complex="18pt" style:font-weight-complex="bold"/>
    </style:style>
    <style:style style:name="ch8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0000" draw:fill-color="#000000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449cm" svg:height="18.389cm" xlink:href=".." xlink:type="simple" chart:class="chart:scatter" chart:style-name="ch1">
        <chart:legend svg:x="2.926cm" svg:y="0.854cm" style:legend-expansion="custom" chartooo:width="3.325cm" chartooo:height="3.697cm" style:legend-expansion-aspect-ratio="0.899377873951853" chart:style-name="ch2"/>
        <chart:plot-area chart:style-name="ch3" table:cell-range-address="'ComponentStretch-2'.A20:'ComponentStretch-2'.A27 'ComponentStretch-2'.A1:'ComponentStretch-2'.A1 'ComponentStretch-2'.E20:'ComponentStretch-2'.G27" chart:data-source-has-labels="row" svg:x="1.449cm" svg:y="0.502cm" svg:width="16.384cm" svg:height="16.191cm">
          <chartooo:coordinate-region svg:x="1.449cm" svg:y="0.502cm" svg:width="16.384cm" svg:height="16.191cm"/>
          <chart:axis chart:dimension="x" chart:name="primary-x" chart:style-name="ch4">
            <chart:title svg:x="8.848cm" svg:y="17.442cm" chart:style-name="ch5">
              <text:p>Strain</text:p>
            </chart:title>
          </chart:axis>
          <chart:axis chart:dimension="y" chart:name="primary-y" chart:style-name="ch6">
            <chart:title svg:x="0.22cm" svg:y="7.515cm" chart:style-name="ch7">
              <text:p>Load (lbs)</text:p>
            </chart:title>
          </chart:axis>
          <chart:series chart:style-name="ch8" chart:values-cell-range-address="'ComponentStretch-2'.E20:'ComponentStretch-2'.E27" chart:label-cell-address="'ComponentStretch-2'.A1:'ComponentStretch-2'.A1" chart:class="chart:scatter">
            <chart:domain table:cell-range-address="'ComponentStretch-2'.A20:'ComponentStretch-2'.A27"/>
            <chart:data-point chart:repeated="8"/>
          </chart:series>
          <chart:series chart:style-name="ch9" chart:values-cell-range-address="'ComponentStretch-2'.F20:'ComponentStretch-2'.F27" chart:label-cell-address="'ComponentStretch-2'.A1:'ComponentStretch-2'.A1" chart:class="chart:scatter">
            <chart:data-point chart:repeated="8"/>
          </chart:series>
          <chart:series chart:style-name="ch10" chart:values-cell-range-address="'ComponentStretch-2'.G20:'ComponentStretch-2'.G27" chart:label-cell-address="'ComponentStretch-2'.A1:'ComponentStretch-2'.A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
Temp</text:p>
                <draw:g>
                  <svg:desc>'ComponentStretch-2'.A1:'ComponentStretch-2'.A1</svg:desc>
                </draw:g>
              </table:table-cell>
              <table:table-cell office:value-type="string">
                <text:p>Reference
Temp</text:p>
                <draw:g>
                  <svg:desc>'ComponentStretch-2'.A1:'ComponentStretch-2'.A1</svg:desc>
                </draw:g>
              </table:table-cell>
              <table:table-cell office:value-type="string">
                <text:p>Reference
Temp</text:p>
                <draw:g>
                  <svg:desc>'ComponentStretch-2'.A1:'ComponentStretch-2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">
                <text:p>-0.2</text:p>
                <draw:g>
                  <svg:desc>'ComponentStretch-2'.A20:'ComponentStretch-2'.A27</svg:desc>
                </draw:g>
              </table:table-cell>
              <table:table-cell office:value-type="float" office:value="-2954.90764040159">
                <text:p>-2954.90764040159</text:p>
                <draw:g>
                  <svg:desc>'ComponentStretch-2'.E20:'ComponentStretch-2'.E27</svg:desc>
                </draw:g>
              </table:table-cell>
              <table:table-cell office:value-type="float" office:value="-11776.0431659456">
                <text:p>-11776.0431659456</text:p>
                <draw:g>
                  <svg:desc>'ComponentStretch-2'.F20:'ComponentStretch-2'.F27</svg:desc>
                </draw:g>
              </table:table-cell>
              <table:table-cell office:value-type="float" office:value="-14730.9508063472">
                <text:p>-14730.9508063472</text:p>
                <draw:g>
                  <svg:desc>'ComponentStretch-2'.G20:'ComponentStretch-2'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">
                <text:p>-0.1</text:p>
              </table:table-cell>
              <table:table-cell office:value-type="float" office:value="-2397.77764180968">
                <text:p>-2397.77764180968</text:p>
              </table:table-cell>
              <table:table-cell office:value-type="float" office:value="-9124.48718430826">
                <text:p>-9124.48718430826</text:p>
              </table:table-cell>
              <table:table-cell office:value-type="float" office:value="-11522.2648261179">
                <text:p>-11522.2648261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1269.41199790884">
                <text:p>-1269.41199790884</text:p>
              </table:table-cell>
              <table:table-cell office:value-type="float" office:value="-5997.69026183503">
                <text:p>-5997.69026183503</text:p>
              </table:table-cell>
              <table:table-cell office:value-type="float" office:value="-7267.10225974387">
                <text:p>-7267.10225974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32.711929380935">
                <text:p>132.711929380935</text:p>
              </table:table-cell>
              <table:table-cell office:value-type="float" office:value="-2683.55034173385">
                <text:p>-2683.55034173385</text:p>
              </table:table-cell>
              <table:table-cell office:value-type="float" office:value="-2550.83841235292">
                <text:p>-2550.83841235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580.85117813963">
                <text:p>1580.85117813963</text:p>
              </table:table-cell>
              <table:table-cell office:value-type="float" office:value="583.513944147336">
                <text:p>583.513944147336</text:p>
              </table:table-cell>
              <table:table-cell office:value-type="float" office:value="2164.36512228697">
                <text:p>2164.36512228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2916.99718644726">
                <text:p>2916.99718644726</text:p>
              </table:table-cell>
              <table:table-cell office:value-type="float" office:value="3622.5632753206">
                <text:p>3622.5632753206</text:p>
              </table:table-cell>
              <table:table-cell office:value-type="float" office:value="6539.56046176786">
                <text:p>6539.56046176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4052.87579238382">
                <text:p>4052.87579238382</text:p>
              </table:table-cell>
              <table:table-cell office:value-type="float" office:value="6306.137642658">
                <text:p>6306.137642658</text:p>
              </table:table-cell>
              <table:table-cell office:value-type="float" office:value="10359.0134350418">
                <text:p>10359.01343504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969.9472340293">
                <text:p>4969.9472340293</text:p>
              </table:table-cell>
              <table:table-cell office:value-type="float" office:value="8560.25634839161">
                <text:p>8560.25634839161</text:p>
              </table:table-cell>
              <table:table-cell office:value-type="float" office:value="13530.2035824209">
                <text:p>13530.203582420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